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61">
      <style:table-cell-properties fo:background-color="#ffff99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12" style:family="table-cell" style:parent-style-name="Default">
      <style:table-cell-properties fo:background-color="#ffff99"/>
    </style:style>
    <style:style style:name="ce13" style:family="table-cell" style:parent-style-name="Default" style:data-style-name="N61">
      <style:table-cell-properties fo:background-color="#ffff99"/>
    </style:style>
    <style:style style:name="ce14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Mag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13"/>
        <table:table-column table:style-name="co1" table:number-columns-repeated="3" table:default-cell-style-name="ce14"/>
        <table:table-column table:style-name="co1" table:default-cell-style-name="ce13"/>
        <table:table-column table:style-name="co1" table:number-columns-repeated="2" table:default-cell-style-name="ce14"/>
        <table:table-column table:style-name="co1" table:default-cell-style-name="ce13"/>
        <table:table-column table:style-name="co1" table:number-columns-repeated="4" table:default-cell-style-name="ce14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3"/>
        <table:table-column table:style-name="co1" table:number-columns-repeated="7" table:default-cell-style-name="ce14"/>
        <table:table-column table:style-name="co1" table:default-cell-style-name="ce13"/>
        <table:table-column table:style-name="co1" table:number-columns-repeated="3" table:default-cell-style-name="ce14"/>
        <table:table-column table:style-name="co1" table:default-cell-style-name="ce12"/>
        <table:table-column table:style-name="co1" table:number-columns-repeated="15" table:default-cell-style-name="Default"/>
        <table:table-row table:style-name="ro1">
          <table:table-cell table:style-name="ce8" office:value-type="string" calcext:value-type="string" table:number-columns-spanned="2" table:number-rows-spanned="4">
            <text:p>All calculated numbers remain in formula form.</text:p>
          </table:table-cell>
          <table:covered-table-cell/>
          <table:table-cell table:style-name="Default" office:value-type="float" office:value="1" calcext:value-type="float">
            <text:p>1</text:p>
          </table:table-cell>
          <table:table-cell table:formula="of:=SUM([.C1]+1)" office:value-type="float" office:value="2" calcext:value-type="float">
            <text:p>2</text:p>
          </table:table-cell>
          <table:table-cell table:formula="of:=SUM([.D1]+1)" office:value-type="float" office:value="3" calcext:value-type="float">
            <text:p>3</text:p>
          </table:table-cell>
          <table:table-cell table:formula="of:=SUM([.E1]+1)" office:value-type="float" office:value="4" calcext:value-type="float">
            <text:p>4</text:p>
          </table:table-cell>
          <table:table-cell table:style-name="Default" table:formula="of:=SUM([.F1]+1)" office:value-type="float" office:value="5" calcext:value-type="float">
            <text:p>5</text:p>
          </table:table-cell>
          <table:table-cell table:formula="of:=SUM([.G1]+1)" office:value-type="float" office:value="6" calcext:value-type="float">
            <text:p>6</text:p>
          </table:table-cell>
          <table:table-cell table:formula="of:=SUM([.H1]+1)" office:value-type="float" office:value="7" calcext:value-type="float">
            <text:p>7</text:p>
          </table:table-cell>
          <table:table-cell table:style-name="Default" table:formula="of:=SUM([.I1]+1)" office:value-type="float" office:value="8" calcext:value-type="float">
            <text:p>8</text:p>
          </table:table-cell>
          <table:table-cell table:formula="of:=SUM([.J1]+1)" office:value-type="float" office:value="9" calcext:value-type="float">
            <text:p>9</text:p>
          </table:table-cell>
          <table:table-cell table:formula="of:=SUM([.K1]+1)" office:value-type="float" office:value="10" calcext:value-type="float">
            <text:p>10</text:p>
          </table:table-cell>
          <table:table-cell table:formula="of:=SUM([.L1]+1)" office:value-type="float" office:value="11" calcext:value-type="float">
            <text:p>11</text:p>
          </table:table-cell>
          <table:table-cell table:formula="of:=SUM([.M1]+1)" office:value-type="float" office:value="12" calcext:value-type="float">
            <text:p>12</text:p>
          </table:table-cell>
          <table:table-cell table:style-name="Default" table:formula="of:=SUM([.N1]+1)" office:value-type="float" office:value="13" calcext:value-type="float">
            <text:p>13</text:p>
          </table:table-cell>
          <table:table-cell table:style-name="Default" table:formula="of:=SUM([.O1]+1)" office:value-type="float" office:value="14" calcext:value-type="float">
            <text:p>14</text:p>
          </table:table-cell>
          <table:table-cell table:style-name="Default" table:formula="of:=SUM([.P1]+1)" office:value-type="float" office:value="15" calcext:value-type="float">
            <text:p>15</text:p>
          </table:table-cell>
          <table:table-cell table:style-name="Default" table:formula="of:=SUM([.Q1]+1)" office:value-type="float" office:value="16" calcext:value-type="float">
            <text:p>16</text:p>
          </table:table-cell>
          <table:table-cell table:style-name="Default" table:formula="of:=SUM([.R1]+1)" office:value-type="float" office:value="17" calcext:value-type="float">
            <text:p>17</text:p>
          </table:table-cell>
          <table:table-cell table:style-name="Default" table:formula="of:=SUM([.S1]+1)" office:value-type="float" office:value="18" calcext:value-type="float">
            <text:p>18</text:p>
          </table:table-cell>
          <table:table-cell table:style-name="Default" table:formula="of:=SUM([.T1]+1)" office:value-type="float" office:value="19" calcext:value-type="float">
            <text:p>19</text:p>
          </table:table-cell>
          <table:table-cell table:style-name="Default" table:formula="of:=SUM([.U1]+1)" office:value-type="float" office:value="20" calcext:value-type="float">
            <text:p>20</text:p>
          </table:table-cell>
          <table:table-cell table:style-name="Default" table:formula="of:=SUM([.V1]+1)" office:value-type="float" office:value="21" calcext:value-type="float">
            <text:p>21</text:p>
          </table:table-cell>
          <table:table-cell table:style-name="Default" table:formula="of:=SUM([.W1]+1)" office:value-type="float" office:value="22" calcext:value-type="float">
            <text:p>22</text:p>
          </table:table-cell>
          <table:table-cell table:style-name="Default" table:formula="of:=SUM([.X1]+1)" office:value-type="float" office:value="23" calcext:value-type="float">
            <text:p>23</text:p>
          </table:table-cell>
          <table:table-cell table:style-name="Default" table:formula="of:=SUM([.Y1]+1)" office:value-type="float" office:value="24" calcext:value-type="float">
            <text:p>24</text:p>
          </table:table-cell>
          <table:table-cell table:style-name="Default" table:formula="of:=SUM([.Z1]+1)" office:value-type="float" office:value="25" calcext:value-type="float">
            <text:p>25</text:p>
          </table:table-cell>
          <table:table-cell table:style-name="Default" table:formula="of:=SUM([.AA1]+1)" office:value-type="float" office:value="26" calcext:value-type="float">
            <text:p>26</text:p>
          </table:table-cell>
          <table:table-cell table:style-name="Default" table:formula="of:=SUM([.AB1]+1)" office:value-type="float" office:value="27" calcext:value-type="float">
            <text:p>27</text:p>
          </table:table-cell>
          <table:table-cell table:style-name="Default" table:formula="of:=SUM([.AC1]+1)" office:value-type="float" office:value="28" calcext:value-type="float">
            <text:p>28</text:p>
          </table:table-cell>
          <table:table-cell table:style-name="Default" table:formula="of:=SUM([.AD1]+1)" office:value-type="float" office:value="29" calcext:value-type="float">
            <text:p>29</text:p>
          </table:table-cell>
          <table:table-cell table:style-name="Default" table:formula="of:=SUM([.AE1]+1)" office:value-type="float" office:value="30" calcext:value-type="float">
            <text:p>30</text:p>
          </table:table-cell>
          <table:table-cell table:style-name="Default" table:formula="of:=SUM([.AF1]+1)" office:value-type="float" office:value="31" calcext:value-type="float">
            <text:p>31</text:p>
          </table:table-cell>
          <table:table-cell table:style-name="Default" table:formula="of:=SUM([.AG1]+1)" office:value-type="float" office:value="32" calcext:value-type="float">
            <text:p>32</text:p>
          </table:table-cell>
          <table:table-cell table:style-name="Default" table:formula="of:=SUM([.AH1]+1)" office:value-type="float" office:value="33" calcext:value-type="float">
            <text:p>33</text:p>
          </table:table-cell>
          <table:table-cell table:style-name="Default" table:formula="of:=SUM([.AI1]+1)" office:value-type="float" office:value="34" calcext:value-type="float">
            <text:p>34</text:p>
          </table:table-cell>
          <table:table-cell table:style-name="Default" table:formula="of:=SUM([.AJ1]+1)" office:value-type="float" office:value="35" calcext:value-type="float">
            <text:p>35</text:p>
          </table:table-cell>
          <table:table-cell table:style-name="Default" table:formula="of:=SUM([.AK1]+1)" office:value-type="float" office:value="36" calcext:value-type="float">
            <text:p>36</text:p>
          </table:table-cell>
          <table:table-cell table:style-name="Default" table:formula="of:=SUM([.AL1]+1)" office:value-type="float" office:value="37" calcext:value-type="float">
            <text:p>37</text:p>
          </table:table-cell>
          <table:table-cell table:style-name="Default" table:formula="of:=SUM([.AM1]+1)" office:value-type="float" office:value="38" calcext:value-type="float">
            <text:p>38</text:p>
          </table:table-cell>
          <table:table-cell table:style-name="Default" table:formula="of:=SUM([.AN1]+1)" office:value-type="float" office:value="39" calcext:value-type="float">
            <text:p>39</text:p>
          </table:table-cell>
          <table:table-cell table:style-name="Default" table:formula="of:=SUM([.AO1]+1)" office:value-type="float" office:value="40" calcext:value-type="float">
            <text:p>40</text:p>
          </table:table-cell>
          <table:table-cell table:style-name="Default" table:formula="of:=SUM([.AP1]+1)" office:value-type="float" office:value="41" calcext:value-type="float">
            <text:p>41</text:p>
          </table:table-cell>
          <table:table-cell table:formula="of:=SUM([.AQ1]+1)" office:value-type="float" office:value="42" calcext:value-type="float">
            <text:p>42</text:p>
          </table:table-cell>
          <table:table-cell table:formula="of:=SUM([.AR1]+1)" office:value-type="float" office:value="43" calcext:value-type="float">
            <text:p>43</text:p>
          </table:table-cell>
          <table:table-cell table:formula="of:=SUM([.AS1]+1)" office:value-type="float" office:value="44" calcext:value-type="float">
            <text:p>44</text:p>
          </table:table-cell>
          <table:table-cell table:formula="of:=SUM([.AT1]+1)" office:value-type="float" office:value="45" calcext:value-type="float">
            <text:p>45</text:p>
          </table:table-cell>
          <table:table-cell table:formula="of:=SUM([.AU1]+1)" office:value-type="float" office:value="46" calcext:value-type="float">
            <text:p>46</text:p>
          </table:table-cell>
          <table:table-cell table:formula="of:=SUM([.AV1]+1)" office:value-type="float" office:value="47" calcext:value-type="float">
            <text:p>47</text:p>
          </table:table-cell>
          <table:table-cell table:formula="of:=SUM([.AW1]+1)" office:value-type="float" office:value="48" calcext:value-type="float">
            <text:p>48</text:p>
          </table:table-cell>
          <table:table-cell table:formula="of:=SUM([.AX1]+1)" office:value-type="float" office:value="49" calcext:value-type="float">
            <text:p>49</text:p>
          </table:table-cell>
          <table:table-cell table:formula="of:=SUM([.AY1]+1)" office:value-type="float" office:value="50" calcext:value-type="float">
            <text:p>50</text:p>
          </table:table-cell>
          <table:table-cell table:formula="of:=SUM([.AZ1]+1)" office:value-type="float" office:value="51" calcext:value-type="float">
            <text:p>51</text:p>
          </table:table-cell>
          <table:table-cell table:formula="of:=SUM([.BA1]+1)" office:value-type="float" office:value="52" calcext:value-type="float">
            <text:p>52</text:p>
          </table:table-cell>
          <table:table-cell table:formula="of:=SUM([.BB1]+1)" office:value-type="float" office:value="53" calcext:value-type="float">
            <text:p>53</text:p>
          </table:table-cell>
          <table:table-cell table:formula="of:=SUM([.BC1]+1)" office:value-type="float" office:value="54" calcext:value-type="float">
            <text:p>54</text:p>
          </table:table-cell>
          <table:table-cell table:formula="of:=SUM([.BD1]+1)" office:value-type="float" office:value="55" calcext:value-type="float">
            <text:p>55</text:p>
          </table:table-cell>
          <table:table-cell table:formula="of:=SUM([.BE1]+1)" office:value-type="float" office:value="56" calcext:value-type="float">
            <text:p>56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Voice Point 1</text:p>
          </table:table-cell>
          <table:table-cell table:number-columns-repeated="3"/>
          <table:table-cell table:style-name="Default" office:value-type="string" calcext:value-type="string">
            <text:p>Voice Point 2</text:p>
          </table:table-cell>
          <table:table-cell table:number-columns-repeated="2"/>
          <table:table-cell table:style-name="Default" office:value-type="string" calcext:value-type="string">
            <text:p>Voice Point 3</text:p>
          </table:table-cell>
          <table:table-cell table:number-columns-repeated="4"/>
          <table:table-cell table:style-name="Default" office:value-type="string" calcext:value-type="string">
            <text:p>Voice Point 4</text:p>
          </table:table-cell>
          <table:table-cell table:style-name="Default" table:number-columns-repeated="3"/>
          <table:table-cell table:style-name="Default" office:value-type="string" calcext:value-type="string">
            <text:p>Voice Point 5</text:p>
          </table:table-cell>
          <table:table-cell table:style-name="Default" table:number-columns-repeated="2"/>
          <table:table-cell table:style-name="Default" office:value-type="string" calcext:value-type="string">
            <text:p>Voice Point 6</text:p>
          </table:table-cell>
          <table:table-cell table:style-name="Default" table:number-columns-repeated="4"/>
          <table:table-cell table:style-name="Default" office:value-type="string" calcext:value-type="string">
            <text:p>Voice Point 7</text:p>
          </table:table-cell>
          <table:table-cell table:style-name="Default" table:number-columns-repeated="3"/>
          <table:table-cell table:style-name="Default" office:value-type="string" calcext:value-type="string">
            <text:p>Voice Point 8</text:p>
          </table:table-cell>
          <table:table-cell table:style-name="Default" table:number-columns-repeated="2"/>
          <table:table-cell table:style-name="Default" office:value-type="string" calcext:value-type="string">
            <text:p>Voice Point 9</text:p>
          </table:table-cell>
          <table:table-cell table:style-name="Default" table:number-columns-repeated="4"/>
          <table:table-cell table:style-name="Default" office:value-type="string" calcext:value-type="string">
            <text:p>Voice Point 10</text:p>
          </table:table-cell>
          <table:table-cell table:style-name="Default" table:number-columns-repeated="3"/>
          <table:table-cell table:style-name="Default" office:value-type="string" calcext:value-type="string">
            <text:p>Voice Point 11</text:p>
          </table:table-cell>
          <table:table-cell table:number-columns-repeated="2"/>
          <table:table-cell office:value-type="string" calcext:value-type="string">
            <text:p>Voice Point 12</text:p>
          </table:table-cell>
          <table:table-cell table:number-columns-repeated="4"/>
          <table:table-cell office:value-type="string" calcext:value-type="string">
            <text:p>Voice Point 13</text:p>
          </table:table-cell>
          <table:table-cell table:number-columns-repeated="3"/>
          <table:table-cell office:value-type="string" calcext:value-type="string">
            <text:p>Voice Point 14</text:p>
          </table:table-cell>
          <table:table-cell table:number-columns-repeated="2"/>
          <table:table-cell office:value-type="string" calcext:value-type="string">
            <text:p>Voice Point 15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2" table:number-rows-spanned="1">
            <text:p>Octave 2</text:p>
          </table:table-cell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table-cell table:style-name="ce10" office:value-type="string" calcext:value-type="string" table:number-columns-spanned="12" table:number-rows-spanned="1">
            <text:p>Octave 3</text:p>
          </table:table-cell>
          <table:covered-table-cell table:number-columns-repeated="11" table:style-name="Default"/>
          <table:table-cell table:style-name="ce10" office:value-type="string" calcext:value-type="string" table:number-columns-spanned="12" table:number-rows-spanned="1">
            <text:p>Octave 4</text:p>
          </table:table-cell>
          <table:covered-table-cell table:number-columns-repeated="11" table:style-name="Default"/>
          <table:table-cell table:style-name="ce10" office:value-type="string" calcext:value-type="string" table:number-columns-spanned="12" table:number-rows-spanned="1">
            <text:p>Octave 5</text:p>
          </table:table-cell>
          <table:covered-table-cell table:number-columns-repeated="4" table:style-name="Default"/>
          <table:covered-table-cell table:number-columns-repeated="7"/>
          <table:table-cell table:style-name="ce10" office:value-type="string" calcext:value-type="string" table:number-columns-spanned="8" table:number-rows-spanned="1">
            <text:p>Octave 6</text:p>
          </table:table-cell>
          <table:covered-table-cell table:number-columns-repeated="7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#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#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corded numbers</text:p>
          </table:table-cell>
          <table:covered-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62991755789904" calcext:value-type="float">
            <text:p>0.062991755789904</text:p>
          </table:table-cell>
          <table:table-cell table:formula="of:=[.O5]+([.$S5]-[.$O5])/4" office:value-type="float" office:value="0.085936601809292" calcext:value-type="float">
            <text:p>0.085936601809292</text:p>
          </table:table-cell>
          <table:table-cell table:formula="of:=[.P5]+([.$S5]-[.$O5])/4" office:value-type="float" office:value="0.10888144782868" calcext:value-type="float">
            <text:p>0.10888144782868</text:p>
          </table:table-cell>
          <table:table-cell table:formula="of:=[.Q5]+([.$S5]-[.$O5])/4" office:value-type="float" office:value="0.131826293848068" calcext:value-type="float">
            <text:p>0.131826293848068</text:p>
          </table:table-cell>
          <table:table-cell table:style-name="ce12" office:value-type="float" office:value="0.154771139867456" calcext:value-type="float">
            <text:p>0.154771139867456</text:p>
          </table:table-cell>
          <table:table-cell table:formula="of:=[.S5]+([.$V5]-[.$S5])/3" office:value-type="float" office:value="0.12277756636354" calcext:value-type="float">
            <text:p>0.12277756636354</text:p>
          </table:table-cell>
          <table:table-cell table:formula="of:=[.T5]+([.$V5]-[.$S5])/3" office:value-type="float" office:value="0.0907839928596246" calcext:value-type="float">
            <text:p>0.090783992859625</text:p>
          </table:table-cell>
          <table:table-cell table:style-name="ce12" office:value-type="float" office:value="0.0587904193557089" calcext:value-type="float">
            <text:p>0.058790419355709</text:p>
          </table:table-cell>
          <table:table-cell table:formula="of:=[.V5]+([.$AA5]-[.$V5])/5" office:value-type="float" office:value="0.0574510938121237" calcext:value-type="float">
            <text:p>0.057451093812124</text:p>
          </table:table-cell>
          <table:table-cell table:formula="of:=[.W5]+([.$AA5]-[.$V5])/5" office:value-type="float" office:value="0.0561117682685384" calcext:value-type="float">
            <text:p>0.056111768268538</text:p>
          </table:table-cell>
          <table:table-cell table:formula="of:=[.X5]+([.$AA5]-[.$V5])/5" office:value-type="float" office:value="0.0547724427249532" calcext:value-type="float">
            <text:p>0.054772442724953</text:p>
          </table:table-cell>
          <table:table-cell table:formula="of:=[.Y5]+([.$AA5]-[.$V5])/5" office:value-type="float" office:value="0.0534331171813679" calcext:value-type="float">
            <text:p>0.053433117181368</text:p>
          </table:table-cell>
          <table:table-cell office:value-type="float" office:value="0.0520937916377827" calcext:value-type="float">
            <text:p>0.052093791637783</text:p>
          </table:table-cell>
          <table:table-cell table:formula="of:=[.AA5]+([.$AE5]-[.$AA5])/4" office:value-type="float" office:value="0.0462382264820848" calcext:value-type="float">
            <text:p>0.046238226482085</text:p>
          </table:table-cell>
          <table:table-cell table:formula="of:=[.AB5]+([.$AE5]-[.$AA5])/4" office:value-type="float" office:value="0.0403826613263869" calcext:value-type="float">
            <text:p>0.040382661326387</text:p>
          </table:table-cell>
          <table:table-cell table:formula="of:=[.AC5]+([.$AE5]-[.$AA5])/4" office:value-type="float" office:value="0.0345270961706889" calcext:value-type="float">
            <text:p>0.034527096170689</text:p>
          </table:table-cell>
          <table:table-cell table:style-name="ce12" office:value-type="float" office:value="0.028671531014991" calcext:value-type="float">
            <text:p>0.028671531014991</text:p>
          </table:table-cell>
          <table:table-cell table:formula="of:=[.AE5]+([.$AH5]-[.$AE5])/3" office:value-type="float" office:value="0.0393549219918432" calcext:value-type="float">
            <text:p>0.039354921991843</text:p>
          </table:table-cell>
          <table:table-cell table:formula="of:=[.AF5]+([.$AH5]-[.$AE5])/3" office:value-type="float" office:value="0.0500383129686955" calcext:value-type="float">
            <text:p>0.050038312968696</text:p>
          </table:table-cell>
          <table:table-cell table:style-name="ce12" office:value-type="float" office:value="0.0607217039455477" calcext:value-type="float">
            <text:p>0.060721703945548</text:p>
          </table:table-cell>
          <table:table-cell table:formula="of:=[.AH5]+([.$AM5]-[.$AH5])/5" office:value-type="float" office:value="0.0612922944475365" calcext:value-type="float">
            <text:p>0.061292294447537</text:p>
          </table:table-cell>
          <table:table-cell table:formula="of:=[.AI5]+([.$AM5]-[.$AH5])/5" office:value-type="float" office:value="0.0618628849495253" calcext:value-type="float">
            <text:p>0.061862884949525</text:p>
          </table:table-cell>
          <table:table-cell table:formula="of:=[.AJ5]+([.$AM5]-[.$AH5])/5" office:value-type="float" office:value="0.0624334754515141" calcext:value-type="float">
            <text:p>0.062433475451514</text:p>
          </table:table-cell>
          <table:table-cell table:formula="of:=[.AK5]+([.$AM5]-[.$AH5])/5" office:value-type="float" office:value="0.0630040659535029" calcext:value-type="float">
            <text:p>0.063004065953503</text:p>
          </table:table-cell>
          <table:table-cell table:style-name="ce12" office:value-type="float" office:value="0.0635746564554917" calcext:value-type="float">
            <text:p>0.063574656455492</text:p>
          </table:table-cell>
          <table:table-cell table:formula="of:=[.AM5]+([.$AQ5]-[.$AM5])/4" office:value-type="float" office:value="0.0554518395193705" calcext:value-type="float">
            <text:p>0.055451839519371</text:p>
          </table:table-cell>
          <table:table-cell table:formula="of:=[.AN5]+([.$AQ5]-[.$AM5])/4" office:value-type="float" office:value="0.0473290225832493" calcext:value-type="float">
            <text:p>0.047329022583249</text:p>
          </table:table-cell>
          <table:table-cell table:formula="of:=[.AO5]+([.$AQ5]-[.$AM5])/4" office:value-type="float" office:value="0.0392062056471281" calcext:value-type="float">
            <text:p>0.039206205647128</text:p>
          </table:table-cell>
          <table:table-cell office:value-type="float" office:value="0.0310833887110069" calcext:value-type="float">
            <text:p>0.031083388711007</text:p>
          </table:table-cell>
          <table:table-cell table:style-name="ce14" table:formula="of:=[.AQ5]+([.$AT5]-[.$AQ5])/3" office:value-type="float" office:value="0.0351358157643086" calcext:value-type="float">
            <text:p>0.035135815764309</text:p>
          </table:table-cell>
          <table:table-cell table:style-name="ce14" table:formula="of:=[.AR5]+([.$AT5]-[.$AQ5])/3" office:value-type="float" office:value="0.0391882428176102" calcext:value-type="float">
            <text:p>0.03918824281761</text:p>
          </table:table-cell>
          <table:table-cell table:style-name="ce12" office:value-type="float" office:value="0.0432406698709119" calcext:value-type="float">
            <text:p>0.043240669870912</text:p>
          </table:table-cell>
          <table:table-cell table:style-name="ce14" table:formula="of:=[.AT5]+([.$AY5]-[.$AT5])/5" office:value-type="float" office:value="0.0381871957480312" calcext:value-type="float">
            <text:p>0.038187195748031</text:p>
          </table:table-cell>
          <table:table-cell table:style-name="ce14" table:formula="of:=[.AU5]+([.$AY5]-[.$AT5])/5" office:value-type="float" office:value="0.0331337216251505" calcext:value-type="float">
            <text:p>0.033133721625151</text:p>
          </table:table-cell>
          <table:table-cell table:style-name="ce14" table:formula="of:=[.AV5]+([.$AY5]-[.$AT5])/5" office:value-type="float" office:value="0.0280802475022697" calcext:value-type="float">
            <text:p>0.02808024750227</text:p>
          </table:table-cell>
          <table:table-cell table:style-name="ce14" table:formula="of:=[.AW5]+([.$AY5]-[.$AT5])/5" office:value-type="float" office:value="0.023026773379389" calcext:value-type="float">
            <text:p>0.023026773379389</text:p>
          </table:table-cell>
          <table:table-cell table:style-name="ce12" office:value-type="float" office:value="0.0179732992565083" calcext:value-type="float">
            <text:p>0.017973299256508</text:p>
          </table:table-cell>
          <table:table-cell table:style-name="ce14" table:formula="of:=[.AY5]+([.$BC5]-[.$AY5])/4" office:value-type="float" office:value="0.0167415608453742" calcext:value-type="float">
            <text:p>0.016741560845374</text:p>
          </table:table-cell>
          <table:table-cell table:style-name="ce14" table:formula="of:=[.AZ5]+([.$BC5]-[.$AY5])/4" office:value-type="float" office:value="0.0155098224342401" calcext:value-type="float">
            <text:p>0.01550982243424</text:p>
          </table:table-cell>
          <table:table-cell table:style-name="ce14" table:formula="of:=[.BA5]+([.$BC5]-[.$AY5])/4" office:value-type="float" office:value="0.014278084023106" calcext:value-type="float">
            <text:p>0.014278084023106</text:p>
          </table:table-cell>
          <table:table-cell table:style-name="ce12" office:value-type="float" office:value="0.0130463456119719" calcext:value-type="float">
            <text:p>0.013046345611972</text:p>
          </table:table-cell>
          <table:table-cell table:style-name="ce14" table:formula="of:=[.BC5]+([.$BF5]-[.$BC5])/3" office:value-type="float" office:value="0.0109938580165129" calcext:value-type="float">
            <text:p>0.010993858016513</text:p>
          </table:table-cell>
          <table:table-cell table:style-name="ce14" table:formula="of:=[.BD5]+([.$BF5]-[.$BC5])/3" office:value-type="float" office:value="0.00894137042105399" calcext:value-type="float">
            <text:p>0.008941370421054</text:p>
          </table:table-cell>
          <table:table-cell table:style-name="ce12" office:value-type="float" office:value="0.00688888282559504" calcext:value-type="float">
            <text:p>0.00688888282559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202707172662452" calcext:value-type="float">
            <text:p>0.020270717266245</text:p>
          </table:table-cell>
          <table:table-cell table:formula="of:=[.O6]+([.$S6]-[.$O6])/4" office:value-type="float" office:value="0.0197692174962941" calcext:value-type="float">
            <text:p>0.019769217496294</text:p>
          </table:table-cell>
          <table:table-cell table:formula="of:=[.P6]+([.$S6]-[.$O6])/4" office:value-type="float" office:value="0.0192677177263429" calcext:value-type="float">
            <text:p>0.019267717726343</text:p>
          </table:table-cell>
          <table:table-cell table:formula="of:=[.Q6]+([.$S6]-[.$O6])/4" office:value-type="float" office:value="0.0187662179563917" calcext:value-type="float">
            <text:p>0.018766217956392</text:p>
          </table:table-cell>
          <table:table-cell table:style-name="ce12" office:value-type="float" office:value="0.0182647181864406" calcext:value-type="float">
            <text:p>0.018264718186441</text:p>
          </table:table-cell>
          <table:table-cell table:formula="of:=[.S6]+([.$V6]-[.$S6])/3" office:value-type="float" office:value="0.0133882608824292" calcext:value-type="float">
            <text:p>0.013388260882429</text:p>
          </table:table-cell>
          <table:table-cell table:formula="of:=[.T6]+([.$V6]-[.$S6])/3" office:value-type="float" office:value="0.00851180357841785" calcext:value-type="float">
            <text:p>0.008511803578418</text:p>
          </table:table-cell>
          <table:table-cell table:style-name="ce12" office:value-type="float" office:value="0.00363534627440648" calcext:value-type="float">
            <text:p>0.003635346274406</text:p>
          </table:table-cell>
          <table:table-cell table:formula="of:=[.V6]+([.$AA6]-[.$V6])/5" office:value-type="float" office:value="0.00509043743917666" calcext:value-type="float">
            <text:p>0.005090437439177</text:p>
          </table:table-cell>
          <table:table-cell table:formula="of:=[.W6]+([.$AA6]-[.$V6])/5" office:value-type="float" office:value="0.00654552860394685" calcext:value-type="float">
            <text:p>0.006545528603947</text:p>
          </table:table-cell>
          <table:table-cell table:formula="of:=[.X6]+([.$AA6]-[.$V6])/5" office:value-type="float" office:value="0.00800061976871703" calcext:value-type="float">
            <text:p>0.008000619768717</text:p>
          </table:table-cell>
          <table:table-cell table:formula="of:=[.Y6]+([.$AA6]-[.$V6])/5" office:value-type="float" office:value="0.00945571093348721" calcext:value-type="float">
            <text:p>0.009455710933487</text:p>
          </table:table-cell>
          <table:table-cell office:value-type="float" office:value="0.0109108020982574" calcext:value-type="float">
            <text:p>0.010910802098257</text:p>
          </table:table-cell>
          <table:table-cell table:formula="of:=[.AA6]+([.$AE6]-[.$AA6])/4" office:value-type="float" office:value="0.00992393044389872" calcext:value-type="float">
            <text:p>0.009923930443899</text:p>
          </table:table-cell>
          <table:table-cell table:formula="of:=[.AB6]+([.$AE6]-[.$AA6])/4" office:value-type="float" office:value="0.00893705878954005" calcext:value-type="float">
            <text:p>0.00893705878954</text:p>
          </table:table-cell>
          <table:table-cell table:formula="of:=[.AC6]+([.$AE6]-[.$AA6])/4" office:value-type="float" office:value="0.00795018713518137" calcext:value-type="float">
            <text:p>0.007950187135181</text:p>
          </table:table-cell>
          <table:table-cell table:style-name="ce12" office:value-type="float" office:value="0.00696331548082269" calcext:value-type="float">
            <text:p>0.006963315480823</text:p>
          </table:table-cell>
          <table:table-cell table:formula="of:=[.AE6]+([.$AH6]-[.$AE6])/3" office:value-type="float" office:value="0.00878207096510149" calcext:value-type="float">
            <text:p>0.008782070965102</text:p>
          </table:table-cell>
          <table:table-cell table:formula="of:=[.AF6]+([.$AH6]-[.$AE6])/3" office:value-type="float" office:value="0.0106008264493803" calcext:value-type="float">
            <text:p>0.01060082644938</text:p>
          </table:table-cell>
          <table:table-cell table:style-name="ce12" office:value-type="float" office:value="0.0124195819336591" calcext:value-type="float">
            <text:p>0.012419581933659</text:p>
          </table:table-cell>
          <table:table-cell table:formula="of:=[.AH6]+([.$AM6]-[.$AH6])/5" office:value-type="float" office:value="0.0116981901856279" calcext:value-type="float">
            <text:p>0.011698190185628</text:p>
          </table:table-cell>
          <table:table-cell table:formula="of:=[.AI6]+([.$AM6]-[.$AH6])/5" office:value-type="float" office:value="0.0109767984375968" calcext:value-type="float">
            <text:p>0.010976798437597</text:p>
          </table:table-cell>
          <table:table-cell table:formula="of:=[.AJ6]+([.$AM6]-[.$AH6])/5" office:value-type="float" office:value="0.0102554066895656" calcext:value-type="float">
            <text:p>0.010255406689566</text:p>
          </table:table-cell>
          <table:table-cell table:formula="of:=[.AK6]+([.$AM6]-[.$AH6])/5" office:value-type="float" office:value="0.00953401494153446" calcext:value-type="float">
            <text:p>0.009534014941534</text:p>
          </table:table-cell>
          <table:table-cell table:style-name="ce12" office:value-type="float" office:value="0.0088126231935033" calcext:value-type="float">
            <text:p>0.008812623193503</text:p>
          </table:table-cell>
          <table:table-cell table:formula="of:=[.AM6]+([.$AQ6]-[.$AM6])/4" office:value-type="float" office:value="0.00885078707483404" calcext:value-type="float">
            <text:p>0.008850787074834</text:p>
          </table:table-cell>
          <table:table-cell table:formula="of:=[.AN6]+([.$AQ6]-[.$AM6])/4" office:value-type="float" office:value="0.00888895095616478" calcext:value-type="float">
            <text:p>0.008888950956165</text:p>
          </table:table-cell>
          <table:table-cell table:formula="of:=[.AO6]+([.$AQ6]-[.$AM6])/4" office:value-type="float" office:value="0.00892711483749552" calcext:value-type="float">
            <text:p>0.008927114837496</text:p>
          </table:table-cell>
          <table:table-cell office:value-type="float" office:value="0.00896527871882626" calcext:value-type="float">
            <text:p>0.008965278718826</text:p>
          </table:table-cell>
          <table:table-cell table:style-name="ce14" table:formula="of:=[.AQ6]+([.$AT6]-[.$AQ6])/3" office:value-type="float" office:value="0.00606743882388306" calcext:value-type="float">
            <text:p>0.006067438823883</text:p>
          </table:table-cell>
          <table:table-cell table:style-name="ce14" table:formula="of:=[.AR6]+([.$AT6]-[.$AQ6])/3" office:value-type="float" office:value="0.00316959892893986" calcext:value-type="float">
            <text:p>0.00316959892894</text:p>
          </table:table-cell>
          <table:table-cell table:style-name="ce12" office:value-type="float" office:value="0.000271759033996655" calcext:value-type="float">
            <text:p>0.000271759033997</text:p>
          </table:table-cell>
          <table:table-cell table:style-name="ce14" table:formula="of:=[.AT6]+([.$AY6]-[.$AT6])/5" office:value-type="float" office:value="0.000250968461843551" calcext:value-type="float">
            <text:p>0.000250968461844</text:p>
          </table:table-cell>
          <table:table-cell table:style-name="ce14" table:formula="of:=[.AU6]+([.$AY6]-[.$AT6])/5" office:value-type="float" office:value="0.000230177889690447" calcext:value-type="float">
            <text:p>0.00023017788969</text:p>
          </table:table-cell>
          <table:table-cell table:style-name="ce14" table:formula="of:=[.AV6]+([.$AY6]-[.$AT6])/5" office:value-type="float" office:value="0.000209387317537343" calcext:value-type="float">
            <text:p>0.000209387317537</text:p>
          </table:table-cell>
          <table:table-cell table:style-name="ce14" table:formula="of:=[.AW6]+([.$AY6]-[.$AT6])/5" office:value-type="float" office:value="0.000188596745384239" calcext:value-type="float">
            <text:p>0.000188596745384</text:p>
          </table:table-cell>
          <table:table-cell table:style-name="ce12" office:value-type="float" office:value="0.000167806173231135" calcext:value-type="float">
            <text:p>0.000167806173231</text:p>
          </table:table-cell>
          <table:table-cell table:style-name="ce14" table:formula="of:=[.AY6]+([.$BC6]-[.$AY6])/4" office:value-type="float" office:value="0.000130613466833289" calcext:value-type="float">
            <text:p>0.000130613466833</text:p>
          </table:table-cell>
          <table:table-cell table:style-name="ce14" table:formula="of:=[.AZ6]+([.$BC6]-[.$AY6])/4" office:value-type="float" office:value="0.0000934207604354432" calcext:value-type="float">
            <text:p>9.34207604354432E-05</text:p>
          </table:table-cell>
          <table:table-cell table:style-name="ce14" table:formula="of:=[.BA6]+([.$BC6]-[.$AY6])/4" office:value-type="float" office:value="0.0000562280540375972" calcext:value-type="float">
            <text:p>5.62280540375972E-05</text:p>
          </table:table-cell>
          <table:table-cell table:style-name="ce13" office:value-type="float" office:value="0.0000190353476397513" calcext:value-type="float">
            <text:p>1.90E-05</text:p>
          </table:table-cell>
          <table:table-cell table:style-name="ce14" table:formula="of:=[.BC6]+([.$BF6]-[.$BC6])/3" office:value-type="float" office:value="0.00015923437461002" calcext:value-type="float">
            <text:p>0.00015923437461</text:p>
          </table:table-cell>
          <table:table-cell table:style-name="ce14" table:formula="of:=[.BD6]+([.$BF6]-[.$BC6])/3" office:value-type="float" office:value="0.000299433401580289" calcext:value-type="float">
            <text:p>0.00029943340158</text:p>
          </table:table-cell>
          <table:table-cell table:style-name="ce12" office:value-type="float" office:value="0.000439632428550558" calcext:value-type="float">
            <text:p>0.00043963242855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212761663533826" calcext:value-type="float">
            <text:p>0.021276166353383</text:p>
          </table:table-cell>
          <table:table-cell table:formula="of:=[.O7]+([.$S7]-[.$O7])/4" office:value-type="float" office:value="0.0210453705895088" calcext:value-type="float">
            <text:p>0.021045370589509</text:p>
          </table:table-cell>
          <table:table-cell table:formula="of:=[.P7]+([.$S7]-[.$O7])/4" office:value-type="float" office:value="0.020814574825635" calcext:value-type="float">
            <text:p>0.020814574825635</text:p>
          </table:table-cell>
          <table:table-cell table:formula="of:=[.Q7]+([.$S7]-[.$O7])/4" office:value-type="float" office:value="0.0205837790617613" calcext:value-type="float">
            <text:p>0.020583779061761</text:p>
          </table:table-cell>
          <table:table-cell table:style-name="ce12" office:value-type="float" office:value="0.0203529832978875" calcext:value-type="float">
            <text:p>0.020352983297888</text:p>
          </table:table-cell>
          <table:table-cell table:formula="of:=[.S7]+([.$V7]-[.$S7])/3" office:value-type="float" office:value="0.02954863223096" calcext:value-type="float">
            <text:p>0.02954863223096</text:p>
          </table:table-cell>
          <table:table-cell table:formula="of:=[.T7]+([.$V7]-[.$S7])/3" office:value-type="float" office:value="0.0387442811640325" calcext:value-type="float">
            <text:p>0.038744281164033</text:p>
          </table:table-cell>
          <table:table-cell table:style-name="ce12" office:value-type="float" office:value="0.047939930097105" calcext:value-type="float">
            <text:p>0.047939930097105</text:p>
          </table:table-cell>
          <table:table-cell table:formula="of:=[.V7]+([.$AA7]-[.$V7])/5" office:value-type="float" office:value="0.03953581809175" calcext:value-type="float">
            <text:p>0.03953581809175</text:p>
          </table:table-cell>
          <table:table-cell table:formula="of:=[.W7]+([.$AA7]-[.$V7])/5" office:value-type="float" office:value="0.031131706086395" calcext:value-type="float">
            <text:p>0.031131706086395</text:p>
          </table:table-cell>
          <table:table-cell table:formula="of:=[.X7]+([.$AA7]-[.$V7])/5" office:value-type="float" office:value="0.02272759408104" calcext:value-type="float">
            <text:p>0.02272759408104</text:p>
          </table:table-cell>
          <table:table-cell table:formula="of:=[.Y7]+([.$AA7]-[.$V7])/5" office:value-type="float" office:value="0.0143234820756851" calcext:value-type="float">
            <text:p>0.014323482075685</text:p>
          </table:table-cell>
          <table:table-cell office:value-type="float" office:value="0.00591937007033007" calcext:value-type="float">
            <text:p>0.00591937007033</text:p>
          </table:table-cell>
          <table:table-cell table:formula="of:=[.AA7]+([.$AE7]-[.$AA7])/4" office:value-type="float" office:value="0.0115165461620994" calcext:value-type="float">
            <text:p>0.0115165461621</text:p>
          </table:table-cell>
          <table:table-cell table:formula="of:=[.AB7]+([.$AE7]-[.$AA7])/4" office:value-type="float" office:value="0.0171137222538688" calcext:value-type="float">
            <text:p>0.017113722253869</text:p>
          </table:table-cell>
          <table:table-cell table:formula="of:=[.AC7]+([.$AE7]-[.$AA7])/4" office:value-type="float" office:value="0.0227108983456381" calcext:value-type="float">
            <text:p>0.022710898345638</text:p>
          </table:table-cell>
          <table:table-cell table:style-name="ce12" office:value-type="float" office:value="0.0283080744374075" calcext:value-type="float">
            <text:p>0.028308074437408</text:p>
          </table:table-cell>
          <table:table-cell table:formula="of:=[.AE7]+([.$AH7]-[.$AE7])/3" office:value-type="float" office:value="0.0189447743254239" calcext:value-type="float">
            <text:p>0.018944774325424</text:p>
          </table:table-cell>
          <table:table-cell table:formula="of:=[.AF7]+([.$AH7]-[.$AE7])/3" office:value-type="float" office:value="0.00958147421344039" calcext:value-type="float">
            <text:p>0.00958147421344</text:p>
          </table:table-cell>
          <table:table-cell table:style-name="ce12" office:value-type="float" office:value="0.000218174101456831" calcext:value-type="float">
            <text:p>0.000218174101457</text:p>
          </table:table-cell>
          <table:table-cell table:formula="of:=[.AH7]+([.$AM7]-[.$AH7])/5" office:value-type="float" office:value="0.00446243750163857" calcext:value-type="float">
            <text:p>0.004462437501639</text:p>
          </table:table-cell>
          <table:table-cell table:formula="of:=[.AI7]+([.$AM7]-[.$AH7])/5" office:value-type="float" office:value="0.0087067009018203" calcext:value-type="float">
            <text:p>0.00870670090182</text:p>
          </table:table-cell>
          <table:table-cell table:formula="of:=[.AJ7]+([.$AM7]-[.$AH7])/5" office:value-type="float" office:value="0.012950964302002" calcext:value-type="float">
            <text:p>0.012950964302002</text:p>
          </table:table-cell>
          <table:table-cell table:formula="of:=[.AK7]+([.$AM7]-[.$AH7])/5" office:value-type="float" office:value="0.0171952277021838" calcext:value-type="float">
            <text:p>0.017195227702184</text:p>
          </table:table-cell>
          <table:table-cell table:style-name="ce12" office:value-type="float" office:value="0.0214394911023655" calcext:value-type="float">
            <text:p>0.021439491102366</text:p>
          </table:table-cell>
          <table:table-cell table:formula="of:=[.AM7]+([.$AQ7]-[.$AM7])/4" office:value-type="float" office:value="0.0199288377713824" calcext:value-type="float">
            <text:p>0.019928837771382</text:p>
          </table:table-cell>
          <table:table-cell table:formula="of:=[.AN7]+([.$AQ7]-[.$AM7])/4" office:value-type="float" office:value="0.0184181844403993" calcext:value-type="float">
            <text:p>0.018418184440399</text:p>
          </table:table-cell>
          <table:table-cell table:formula="of:=[.AO7]+([.$AQ7]-[.$AM7])/4" office:value-type="float" office:value="0.0169075311094162" calcext:value-type="float">
            <text:p>0.016907531109416</text:p>
          </table:table-cell>
          <table:table-cell office:value-type="float" office:value="0.0153968777784331" calcext:value-type="float">
            <text:p>0.015396877778433</text:p>
          </table:table-cell>
          <table:table-cell table:style-name="ce14" table:formula="of:=[.AQ7]+([.$AT7]-[.$AQ7])/3" office:value-type="float" office:value="0.010336059175077" calcext:value-type="float">
            <text:p>0.010336059175077</text:p>
          </table:table-cell>
          <table:table-cell table:style-name="ce14" table:formula="of:=[.AR7]+([.$AT7]-[.$AQ7])/3" office:value-type="float" office:value="0.00527524057172096" calcext:value-type="float">
            <text:p>0.005275240571721</text:p>
          </table:table-cell>
          <table:table-cell table:style-name="ce12" office:value-type="float" office:value="0.000214421968364889" calcext:value-type="float">
            <text:p>0.000214421968365</text:p>
          </table:table-cell>
          <table:table-cell table:style-name="ce14" table:formula="of:=[.AT7]+([.$AY7]-[.$AT7])/5" office:value-type="float" office:value="0.00024687085697386" calcext:value-type="float">
            <text:p>0.000246870856974</text:p>
          </table:table-cell>
          <table:table-cell table:style-name="ce14" table:formula="of:=[.AU7]+([.$AY7]-[.$AT7])/5" office:value-type="float" office:value="0.000279319745582832" calcext:value-type="float">
            <text:p>0.000279319745583</text:p>
          </table:table-cell>
          <table:table-cell table:style-name="ce14" table:formula="of:=[.AV7]+([.$AY7]-[.$AT7])/5" office:value-type="float" office:value="0.000311768634191803" calcext:value-type="float">
            <text:p>0.000311768634192</text:p>
          </table:table-cell>
          <table:table-cell table:style-name="ce14" table:formula="of:=[.AW7]+([.$AY7]-[.$AT7])/5" office:value-type="float" office:value="0.000344217522800775" calcext:value-type="float">
            <text:p>0.000344217522801</text:p>
          </table:table-cell>
          <table:table-cell table:style-name="ce12" office:value-type="float" office:value="0.000376666411409746" calcext:value-type="float">
            <text:p>0.00037666641141</text:p>
          </table:table-cell>
          <table:table-cell table:style-name="ce14" table:formula="of:=[.AY7]+([.$BC7]-[.$AY7])/4" office:value-type="float" office:value="0.000336942125757791" calcext:value-type="float">
            <text:p>0.000336942125758</text:p>
          </table:table-cell>
          <table:table-cell table:style-name="ce14" table:formula="of:=[.AZ7]+([.$BC7]-[.$AY7])/4" office:value-type="float" office:value="0.000297217840105835" calcext:value-type="float">
            <text:p>0.000297217840106</text:p>
          </table:table-cell>
          <table:table-cell table:style-name="ce14" table:formula="of:=[.BA7]+([.$BC7]-[.$AY7])/4" office:value-type="float" office:value="0.00025749355445388" calcext:value-type="float">
            <text:p>0.000257493554454</text:p>
          </table:table-cell>
          <table:table-cell table:style-name="ce12" office:value-type="float" office:value="0.000217769268801925" calcext:value-type="float">
            <text:p>0.000217769268802</text:p>
          </table:table-cell>
          <table:table-cell table:style-name="ce14" table:formula="of:=[.BC7]+([.$BF7]-[.$BC7])/3" office:value-type="float" office:value="0.000269383502990756" calcext:value-type="float">
            <text:p>0.000269383502991</text:p>
          </table:table-cell>
          <table:table-cell table:style-name="ce14" table:formula="of:=[.BD7]+([.$BF7]-[.$BC7])/3" office:value-type="float" office:value="0.000320997737179587" calcext:value-type="float">
            <text:p>0.00032099773718</text:p>
          </table:table-cell>
          <table:table-cell table:style-name="ce12" office:value-type="float" office:value="0.000372611971368418" calcext:value-type="float">
            <text:p>0.00037261197136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296264914801324" calcext:value-type="float">
            <text:p>0.002962649148013</text:p>
          </table:table-cell>
          <table:table-cell table:formula="of:=[.O8]+([.$S8]-[.$O8])/4" office:value-type="float" office:value="0.00266077264484262" calcext:value-type="float">
            <text:p>0.002660772644843</text:p>
          </table:table-cell>
          <table:table-cell table:formula="of:=[.P8]+([.$S8]-[.$O8])/4" office:value-type="float" office:value="0.002358896141672" calcext:value-type="float">
            <text:p>0.002358896141672</text:p>
          </table:table-cell>
          <table:table-cell table:formula="of:=[.Q8]+([.$S8]-[.$O8])/4" office:value-type="float" office:value="0.00205701963850137" calcext:value-type="float">
            <text:p>0.002057019638501</text:p>
          </table:table-cell>
          <table:table-cell table:style-name="ce12" office:value-type="float" office:value="0.00175514313533075" calcext:value-type="float">
            <text:p>0.001755143135331</text:p>
          </table:table-cell>
          <table:table-cell table:formula="of:=[.S8]+([.$V8]-[.$S8])/3" office:value-type="float" office:value="0.0046144896078322" calcext:value-type="float">
            <text:p>0.004614489607832</text:p>
          </table:table-cell>
          <table:table-cell table:formula="of:=[.T8]+([.$V8]-[.$S8])/3" office:value-type="float" office:value="0.00747383608033365" calcext:value-type="float">
            <text:p>0.007473836080334</text:p>
          </table:table-cell>
          <table:table-cell table:style-name="ce12" office:value-type="float" office:value="0.0103331825528351" calcext:value-type="float">
            <text:p>0.010333182552835</text:p>
          </table:table-cell>
          <table:table-cell table:formula="of:=[.V8]+([.$AA8]-[.$V8])/5" office:value-type="float" office:value="0.00879417885029373" calcext:value-type="float">
            <text:p>0.008794178850294</text:p>
          </table:table-cell>
          <table:table-cell table:formula="of:=[.W8]+([.$AA8]-[.$V8])/5" office:value-type="float" office:value="0.00725517514775237" calcext:value-type="float">
            <text:p>0.007255175147752</text:p>
          </table:table-cell>
          <table:table-cell table:formula="of:=[.X8]+([.$AA8]-[.$V8])/5" office:value-type="float" office:value="0.005716171445211" calcext:value-type="float">
            <text:p>0.005716171445211</text:p>
          </table:table-cell>
          <table:table-cell table:formula="of:=[.Y8]+([.$AA8]-[.$V8])/5" office:value-type="float" office:value="0.00417716774266964" calcext:value-type="float">
            <text:p>0.00417716774267</text:p>
          </table:table-cell>
          <table:table-cell office:value-type="float" office:value="0.00263816404012827" calcext:value-type="float">
            <text:p>0.002638164040128</text:p>
          </table:table-cell>
          <table:table-cell table:formula="of:=[.AA8]+([.$AE8]-[.$AA8])/4" office:value-type="float" office:value="0.00433923618865585" calcext:value-type="float">
            <text:p>0.004339236188656</text:p>
          </table:table-cell>
          <table:table-cell table:formula="of:=[.AB8]+([.$AE8]-[.$AA8])/4" office:value-type="float" office:value="0.00604030833718344" calcext:value-type="float">
            <text:p>0.006040308337183</text:p>
          </table:table-cell>
          <table:table-cell table:formula="of:=[.AC8]+([.$AE8]-[.$AA8])/4" office:value-type="float" office:value="0.00774138048571102" calcext:value-type="float">
            <text:p>0.007741380485711</text:p>
          </table:table-cell>
          <table:table-cell table:style-name="ce12" office:value-type="float" office:value="0.00944245263423861" calcext:value-type="float">
            <text:p>0.009442452634239</text:p>
          </table:table-cell>
          <table:table-cell table:formula="of:=[.AE8]+([.$AH8]-[.$AE8])/3" office:value-type="float" office:value="0.00630669541165746" calcext:value-type="float">
            <text:p>0.006306695411657</text:p>
          </table:table-cell>
          <table:table-cell table:formula="of:=[.AF8]+([.$AH8]-[.$AE8])/3" office:value-type="float" office:value="0.0031709381890763" calcext:value-type="float">
            <text:p>0.003170938189076</text:p>
          </table:table-cell>
          <table:table-cell table:style-name="ce13" office:value-type="float" office:value="0.0000351809664951506" calcext:value-type="float">
            <text:p>3.52E-05</text:p>
          </table:table-cell>
          <table:table-cell table:formula="of:=[.AH8]+([.$AM8]-[.$AH8])/5" office:value-type="float" office:value="0.00212042287892752" calcext:value-type="float">
            <text:p>0.002120422878928</text:p>
          </table:table-cell>
          <table:table-cell table:formula="of:=[.AI8]+([.$AM8]-[.$AH8])/5" office:value-type="float" office:value="0.00420566479135989" calcext:value-type="float">
            <text:p>0.00420566479136</text:p>
          </table:table-cell>
          <table:table-cell table:formula="of:=[.AJ8]+([.$AM8]-[.$AH8])/5" office:value-type="float" office:value="0.00629090670379226" calcext:value-type="float">
            <text:p>0.006290906703792</text:p>
          </table:table-cell>
          <table:table-cell table:formula="of:=[.AK8]+([.$AM8]-[.$AH8])/5" office:value-type="float" office:value="0.00837614861622463" calcext:value-type="float">
            <text:p>0.008376148616225</text:p>
          </table:table-cell>
          <table:table-cell table:style-name="ce12" office:value-type="float" office:value="0.010461390528657" calcext:value-type="float">
            <text:p>0.010461390528657</text:p>
          </table:table-cell>
          <table:table-cell table:formula="of:=[.AM8]+([.$AQ8]-[.$AM8])/4" office:value-type="float" office:value="0.00891233593481469" calcext:value-type="float">
            <text:p>0.008912335934815</text:p>
          </table:table-cell>
          <table:table-cell table:formula="of:=[.AN8]+([.$AQ8]-[.$AM8])/4" office:value-type="float" office:value="0.00736328134097237" calcext:value-type="float">
            <text:p>0.007363281340972</text:p>
          </table:table-cell>
          <table:table-cell table:formula="of:=[.AO8]+([.$AQ8]-[.$AM8])/4" office:value-type="float" office:value="0.00581422674713006" calcext:value-type="float">
            <text:p>0.00581422674713</text:p>
          </table:table-cell>
          <table:table-cell office:value-type="float" office:value="0.00426517215328774" calcext:value-type="float">
            <text:p>0.004265172153288</text:p>
          </table:table-cell>
          <table:table-cell table:style-name="ce14" table:formula="of:=[.AQ8]+([.$AT8]-[.$AQ8])/3" office:value-type="float" office:value="0.00286159983640438" calcext:value-type="float">
            <text:p>0.002861599836404</text:p>
          </table:table-cell>
          <table:table-cell table:style-name="ce14" table:formula="of:=[.AR8]+([.$AT8]-[.$AQ8])/3" office:value-type="float" office:value="0.00145802751952101" calcext:value-type="float">
            <text:p>0.001458027519521</text:p>
          </table:table-cell>
          <table:table-cell table:style-name="ce13" office:value-type="float" office:value="0.0000544552026376483" calcext:value-type="float">
            <text:p>5.45E-05</text:p>
          </table:table-cell>
          <table:table-cell table:style-name="ce14" table:formula="of:=[.AT8]+([.$AY8]-[.$AT8])/5" office:value-type="float" office:value="0.000143206741098922" calcext:value-type="float">
            <text:p>0.000143206741099</text:p>
          </table:table-cell>
          <table:table-cell table:style-name="ce14" table:formula="of:=[.AU8]+([.$AY8]-[.$AT8])/5" office:value-type="float" office:value="0.000231958279560197" calcext:value-type="float">
            <text:p>0.00023195827956</text:p>
          </table:table-cell>
          <table:table-cell table:style-name="ce14" table:formula="of:=[.AV8]+([.$AY8]-[.$AT8])/5" office:value-type="float" office:value="0.000320709818021471" calcext:value-type="float">
            <text:p>0.000320709818021</text:p>
          </table:table-cell>
          <table:table-cell table:style-name="ce14" table:formula="of:=[.AW8]+([.$AY8]-[.$AT8])/5" office:value-type="float" office:value="0.000409461356482745" calcext:value-type="float">
            <text:p>0.000409461356483</text:p>
          </table:table-cell>
          <table:table-cell table:style-name="ce12" office:value-type="float" office:value="0.000498212894944019" calcext:value-type="float">
            <text:p>0.000498212894944</text:p>
          </table:table-cell>
          <table:table-cell table:style-name="ce14" table:formula="of:=[.AY8]+([.$BC8]-[.$AY8])/4" office:value-type="float" office:value="0.0003739998523486" calcext:value-type="float">
            <text:p>0.000373999852349</text:p>
          </table:table-cell>
          <table:table-cell table:style-name="ce14" table:formula="of:=[.AZ8]+([.$BC8]-[.$AY8])/4" office:value-type="float" office:value="0.000249786809753182" calcext:value-type="float">
            <text:p>0.000249786809753</text:p>
          </table:table-cell>
          <table:table-cell table:style-name="ce14" table:formula="of:=[.BA8]+([.$BC8]-[.$AY8])/4" office:value-type="float" office:value="0.000125573767157763" calcext:value-type="float">
            <text:p>0.000125573767158</text:p>
          </table:table-cell>
          <table:table-cell table:style-name="ce13" office:value-type="float" office:value="0.00000136072456234426" calcext:value-type="float">
            <text:p>1.36E-06</text:p>
          </table:table-cell>
          <table:table-cell table:style-name="ce14" table:formula="of:=[.BC8]+([.$BF8]-[.$BC8])/3" office:value-type="float" office:value="0.0000202927572361596" calcext:value-type="float">
            <text:p>2.02927572361596E-05</text:p>
          </table:table-cell>
          <table:table-cell table:style-name="ce14" table:formula="of:=[.BD8]+([.$BF8]-[.$BC8])/3" office:value-type="float" office:value="0.000039224789909975" calcext:value-type="float">
            <text:p>3.9224789909975E-05</text:p>
          </table:table-cell>
          <table:table-cell table:style-name="ce13" office:value-type="float" office:value="0.0000581568225837903" calcext:value-type="float">
            <text:p>5.82E-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147732832759655" calcext:value-type="float">
            <text:p>0.014773283275966</text:p>
          </table:table-cell>
          <table:table-cell table:formula="of:=[.O9]+([.$S9]-[.$O9])/4" office:value-type="float" office:value="0.0140903644295091" calcext:value-type="float">
            <text:p>0.014090364429509</text:p>
          </table:table-cell>
          <table:table-cell table:formula="of:=[.P9]+([.$S9]-[.$O9])/4" office:value-type="float" office:value="0.0134074455830528" calcext:value-type="float">
            <text:p>0.013407445583053</text:p>
          </table:table-cell>
          <table:table-cell table:formula="of:=[.Q9]+([.$S9]-[.$O9])/4" office:value-type="float" office:value="0.0127245267365964" calcext:value-type="float">
            <text:p>0.012724526736596</text:p>
          </table:table-cell>
          <table:table-cell table:style-name="ce12" office:value-type="float" office:value="0.01204160789014" calcext:value-type="float">
            <text:p>0.01204160789014</text:p>
          </table:table-cell>
          <table:table-cell table:formula="of:=[.S9]+([.$V9]-[.$S9])/3" office:value-type="float" office:value="0.0133381223185425" calcext:value-type="float">
            <text:p>0.013338122318543</text:p>
          </table:table-cell>
          <table:table-cell table:formula="of:=[.T9]+([.$V9]-[.$S9])/3" office:value-type="float" office:value="0.0146346367469451" calcext:value-type="float">
            <text:p>0.014634636746945</text:p>
          </table:table-cell>
          <table:table-cell table:style-name="ce12" office:value-type="float" office:value="0.0159311511753476" calcext:value-type="float">
            <text:p>0.015931151175348</text:p>
          </table:table-cell>
          <table:table-cell table:formula="of:=[.V9]+([.$AA9]-[.$V9])/5" office:value-type="float" office:value="0.0163953009326928" calcext:value-type="float">
            <text:p>0.016395300932693</text:p>
          </table:table-cell>
          <table:table-cell table:formula="of:=[.W9]+([.$AA9]-[.$V9])/5" office:value-type="float" office:value="0.016859450690038" calcext:value-type="float">
            <text:p>0.016859450690038</text:p>
          </table:table-cell>
          <table:table-cell table:formula="of:=[.X9]+([.$AA9]-[.$V9])/5" office:value-type="float" office:value="0.0173236004473833" calcext:value-type="float">
            <text:p>0.017323600447383</text:p>
          </table:table-cell>
          <table:table-cell table:formula="of:=[.Y9]+([.$AA9]-[.$V9])/5" office:value-type="float" office:value="0.0177877502047285" calcext:value-type="float">
            <text:p>0.017787750204729</text:p>
          </table:table-cell>
          <table:table-cell office:value-type="float" office:value="0.0182518999620737" calcext:value-type="float">
            <text:p>0.018251899962074</text:p>
          </table:table-cell>
          <table:table-cell table:formula="of:=[.AA9]+([.$AE9]-[.$AA9])/4" office:value-type="float" office:value="0.0144338999234346" calcext:value-type="float">
            <text:p>0.014433899923435</text:p>
          </table:table-cell>
          <table:table-cell table:formula="of:=[.AB9]+([.$AE9]-[.$AA9])/4" office:value-type="float" office:value="0.0106158998847954" calcext:value-type="float">
            <text:p>0.010615899884796</text:p>
          </table:table-cell>
          <table:table-cell table:formula="of:=[.AC9]+([.$AE9]-[.$AA9])/4" office:value-type="float" office:value="0.00679789984615629" calcext:value-type="float">
            <text:p>0.006797899846156</text:p>
          </table:table-cell>
          <table:table-cell table:style-name="ce12" office:value-type="float" office:value="0.00297989980751716" calcext:value-type="float">
            <text:p>0.002979899807517</text:p>
          </table:table-cell>
          <table:table-cell table:formula="of:=[.AE9]+([.$AH9]-[.$AE9])/3" office:value-type="float" office:value="0.0020840399306446" calcext:value-type="float">
            <text:p>0.002084039930645</text:p>
          </table:table-cell>
          <table:table-cell table:formula="of:=[.AF9]+([.$AH9]-[.$AE9])/3" office:value-type="float" office:value="0.00118818005377204" calcext:value-type="float">
            <text:p>0.001188180053772</text:p>
          </table:table-cell>
          <table:table-cell table:style-name="ce12" office:value-type="float" office:value="0.000292320176899472" calcext:value-type="float">
            <text:p>0.000292320176899</text:p>
          </table:table-cell>
          <table:table-cell table:formula="of:=[.AH9]+([.$AM9]-[.$AH9])/5" office:value-type="float" office:value="0.00113237743534905" calcext:value-type="float">
            <text:p>0.001132377435349</text:p>
          </table:table-cell>
          <table:table-cell table:formula="of:=[.AI9]+([.$AM9]-[.$AH9])/5" office:value-type="float" office:value="0.00197243469379862" calcext:value-type="float">
            <text:p>0.001972434693799</text:p>
          </table:table-cell>
          <table:table-cell table:formula="of:=[.AJ9]+([.$AM9]-[.$AH9])/5" office:value-type="float" office:value="0.0028124919522482" calcext:value-type="float">
            <text:p>0.002812491952248</text:p>
          </table:table-cell>
          <table:table-cell table:formula="of:=[.AK9]+([.$AM9]-[.$AH9])/5" office:value-type="float" office:value="0.00365254921069777" calcext:value-type="float">
            <text:p>0.003652549210698</text:p>
          </table:table-cell>
          <table:table-cell table:style-name="ce12" office:value-type="float" office:value="0.00449260646914735" calcext:value-type="float">
            <text:p>0.004492606469147</text:p>
          </table:table-cell>
          <table:table-cell table:formula="of:=[.AM9]+([.$AQ9]-[.$AM9])/4" office:value-type="float" office:value="0.00375016446172129" calcext:value-type="float">
            <text:p>0.003750164461721</text:p>
          </table:table-cell>
          <table:table-cell table:formula="of:=[.AN9]+([.$AQ9]-[.$AM9])/4" office:value-type="float" office:value="0.00300772245429523" calcext:value-type="float">
            <text:p>0.003007722454295</text:p>
          </table:table-cell>
          <table:table-cell table:formula="of:=[.AO9]+([.$AQ9]-[.$AM9])/4" office:value-type="float" office:value="0.00226528044686918" calcext:value-type="float">
            <text:p>0.002265280446869</text:p>
          </table:table-cell>
          <table:table-cell office:value-type="float" office:value="0.00152283843944312" calcext:value-type="float">
            <text:p>0.001522838439443</text:p>
          </table:table-cell>
          <table:table-cell table:style-name="ce14" table:formula="of:=[.AQ9]+([.$AT9]-[.$AQ9])/3" office:value-type="float" office:value="0.00105200936854706" calcext:value-type="float">
            <text:p>0.001052009368547</text:p>
          </table:table-cell>
          <table:table-cell table:style-name="ce14" table:formula="of:=[.AR9]+([.$AT9]-[.$AQ9])/3" office:value-type="float" office:value="0.000581180297651009" calcext:value-type="float">
            <text:p>0.000581180297651</text:p>
          </table:table-cell>
          <table:table-cell table:style-name="ce12" office:value-type="float" office:value="0.000110351226754953" calcext:value-type="float">
            <text:p>0.000110351226755</text:p>
          </table:table-cell>
          <table:table-cell table:style-name="ce14" table:formula="of:=[.AT9]+([.$AY9]-[.$AT9])/5" office:value-type="float" office:value="0.000424991408713704" calcext:value-type="float">
            <text:p>0.000424991408714</text:p>
          </table:table-cell>
          <table:table-cell table:style-name="ce14" table:formula="of:=[.AU9]+([.$AY9]-[.$AT9])/5" office:value-type="float" office:value="0.000739631590672456" calcext:value-type="float">
            <text:p>0.000739631590672</text:p>
          </table:table-cell>
          <table:table-cell table:style-name="ce14" table:formula="of:=[.AV9]+([.$AY9]-[.$AT9])/5" office:value-type="float" office:value="0.00105427177263121" calcext:value-type="float">
            <text:p>0.001054271772631</text:p>
          </table:table-cell>
          <table:table-cell table:style-name="ce14" table:formula="of:=[.AW9]+([.$AY9]-[.$AT9])/5" office:value-type="float" office:value="0.00136891195458996" calcext:value-type="float">
            <text:p>0.00136891195459</text:p>
          </table:table-cell>
          <table:table-cell table:style-name="ce12" office:value-type="float" office:value="0.00168355213654871" calcext:value-type="float">
            <text:p>0.001683552136549</text:p>
          </table:table-cell>
          <table:table-cell table:style-name="ce14" table:formula="of:=[.AY9]+([.$BC9]-[.$AY9])/4" office:value-type="float" office:value="0.00126271555992814" calcext:value-type="float">
            <text:p>0.001262715559928</text:p>
          </table:table-cell>
          <table:table-cell table:style-name="ce14" table:formula="of:=[.AZ9]+([.$BC9]-[.$AY9])/4" office:value-type="float" office:value="0.000841878983307572" calcext:value-type="float">
            <text:p>0.000841878983308</text:p>
          </table:table-cell>
          <table:table-cell table:style-name="ce14" table:formula="of:=[.BA9]+([.$BC9]-[.$AY9])/4" office:value-type="float" office:value="0.000421042406687003" calcext:value-type="float">
            <text:p>0.000421042406687</text:p>
          </table:table-cell>
          <table:table-cell table:style-name="ce13" office:value-type="float" office:value="0.000000205830066433707" calcext:value-type="float">
            <text:p>2.06E-07</text:p>
          </table:table-cell>
          <table:table-cell table:style-name="ce14" table:formula="of:=[.BC9]+([.$BF9]-[.$BC9])/3" office:value-type="float" office:value="0.00000362932988096074" calcext:value-type="float">
            <text:p>3.62932988096074E-06</text:p>
          </table:table-cell>
          <table:table-cell table:style-name="ce14" table:formula="of:=[.BD9]+([.$BF9]-[.$BC9])/3" office:value-type="float" office:value="0.00000705282969548777" calcext:value-type="float">
            <text:p>7.05282969548777E-06</text:p>
          </table:table-cell>
          <table:table-cell table:style-name="ce13" office:value-type="float" office:value="0.0000104763295100148" calcext:value-type="float">
            <text:p>1.05E-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12" office:value-type="float" office:value="0.00180932957016685" calcext:value-type="float">
            <text:p>0.001809329570167</text:p>
          </table:table-cell>
          <table:table-cell table:formula="of:=[.O10]+([.$S10]-[.$O10])/4" office:value-type="float" office:value="0.00143839822115656" calcext:value-type="float">
            <text:p>0.001438398221157</text:p>
          </table:table-cell>
          <table:table-cell table:formula="of:=[.P10]+([.$S10]-[.$O10])/4" office:value-type="float" office:value="0.00106746687214626" calcext:value-type="float">
            <text:p>0.001067466872146</text:p>
          </table:table-cell>
          <table:table-cell table:formula="of:=[.Q10]+([.$S10]-[.$O10])/4" office:value-type="float" office:value="0.000696535523135966" calcext:value-type="float">
            <text:p>0.000696535523136</text:p>
          </table:table-cell>
          <table:table-cell table:style-name="ce12" office:value-type="float" office:value="0.000325604174125672" calcext:value-type="float">
            <text:p>0.000325604174126</text:p>
          </table:table-cell>
          <table:table-cell table:formula="of:=[.S10]+([.$V10]-[.$S10])/3" office:value-type="float" office:value="0.00741124585052945" calcext:value-type="float">
            <text:p>0.007411245850529</text:p>
          </table:table-cell>
          <table:table-cell table:formula="of:=[.T10]+([.$V10]-[.$S10])/3" office:value-type="float" office:value="0.0144968875269332" calcext:value-type="float">
            <text:p>0.014496887526933</text:p>
          </table:table-cell>
          <table:table-cell table:style-name="ce12" office:value-type="float" office:value="0.021582529203337" calcext:value-type="float">
            <text:p>0.021582529203337</text:p>
          </table:table-cell>
          <table:table-cell table:formula="of:=[.V10]+([.$AA10]-[.$V10])/5" office:value-type="float" office:value="0.0182448677018262" calcext:value-type="float">
            <text:p>0.018244867701826</text:p>
          </table:table-cell>
          <table:table-cell table:formula="of:=[.W10]+([.$AA10]-[.$V10])/5" office:value-type="float" office:value="0.0149072062003155" calcext:value-type="float">
            <text:p>0.014907206200316</text:p>
          </table:table-cell>
          <table:table-cell table:formula="of:=[.X10]+([.$AA10]-[.$V10])/5" office:value-type="float" office:value="0.0115695446988047" calcext:value-type="float">
            <text:p>0.011569544698805</text:p>
          </table:table-cell>
          <table:table-cell table:formula="of:=[.Y10]+([.$AA10]-[.$V10])/5" office:value-type="float" office:value="0.00823188319729398" calcext:value-type="float">
            <text:p>0.008231883197294</text:p>
          </table:table-cell>
          <table:table-cell office:value-type="float" office:value="0.00489422169578322" calcext:value-type="float">
            <text:p>0.004894221695783</text:p>
          </table:table-cell>
          <table:table-cell table:formula="of:=[.AA10]+([.$AE10]-[.$AA10])/4" office:value-type="float" office:value="0.00389106310465905" calcext:value-type="float">
            <text:p>0.003891063104659</text:p>
          </table:table-cell>
          <table:table-cell table:formula="of:=[.AB10]+([.$AE10]-[.$AA10])/4" office:value-type="float" office:value="0.00288790451353487" calcext:value-type="float">
            <text:p>0.002887904513535</text:p>
          </table:table-cell>
          <table:table-cell table:formula="of:=[.AC10]+([.$AE10]-[.$AA10])/4" office:value-type="float" office:value="0.0018847459224107" calcext:value-type="float">
            <text:p>0.001884745922411</text:p>
          </table:table-cell>
          <table:table-cell table:style-name="ce12" office:value-type="float" office:value="0.000881587331286523" calcext:value-type="float">
            <text:p>0.000881587331287</text:p>
          </table:table-cell>
          <table:table-cell table:formula="of:=[.AE10]+([.$AH10]-[.$AE10])/3" office:value-type="float" office:value="0.000671680175272468" calcext:value-type="float">
            <text:p>0.000671680175272</text:p>
          </table:table-cell>
          <table:table-cell table:formula="of:=[.AF10]+([.$AH10]-[.$AE10])/3" office:value-type="float" office:value="0.000461773019258414" calcext:value-type="float">
            <text:p>0.000461773019258</text:p>
          </table:table-cell>
          <table:table-cell table:style-name="ce12" office:value-type="float" office:value="0.000251865863244359" calcext:value-type="float">
            <text:p>0.000251865863244</text:p>
          </table:table-cell>
          <table:table-cell table:formula="of:=[.AH10]+([.$AM10]-[.$AH10])/5" office:value-type="float" office:value="0.000941641322437373" calcext:value-type="float">
            <text:p>0.000941641322437</text:p>
          </table:table-cell>
          <table:table-cell table:formula="of:=[.AI10]+([.$AM10]-[.$AH10])/5" office:value-type="float" office:value="0.00163141678163039" calcext:value-type="float">
            <text:p>0.00163141678163</text:p>
          </table:table-cell>
          <table:table-cell table:formula="of:=[.AJ10]+([.$AM10]-[.$AH10])/5" office:value-type="float" office:value="0.0023211922408234" calcext:value-type="float">
            <text:p>0.002321192240823</text:p>
          </table:table-cell>
          <table:table-cell table:formula="of:=[.AK10]+([.$AM10]-[.$AH10])/5" office:value-type="float" office:value="0.00301096770001642" calcext:value-type="float">
            <text:p>0.003010967700016</text:p>
          </table:table-cell>
          <table:table-cell table:style-name="ce12" office:value-type="float" office:value="0.00370074315920943" calcext:value-type="float">
            <text:p>0.003700743159209</text:p>
          </table:table-cell>
          <table:table-cell table:formula="of:=[.AM10]+([.$AQ10]-[.$AM10])/4" office:value-type="float" office:value="0.00284324841858983" calcext:value-type="float">
            <text:p>0.00284324841859</text:p>
          </table:table-cell>
          <table:table-cell table:formula="of:=[.AN10]+([.$AQ10]-[.$AM10])/4" office:value-type="float" office:value="0.00198575367797023" calcext:value-type="float">
            <text:p>0.00198575367797</text:p>
          </table:table-cell>
          <table:table-cell table:formula="of:=[.AO10]+([.$AQ10]-[.$AM10])/4" office:value-type="float" office:value="0.00112825893735063" calcext:value-type="float">
            <text:p>0.001128258937351</text:p>
          </table:table-cell>
          <table:table-cell office:value-type="float" office:value="0.000270764196731035" calcext:value-type="float">
            <text:p>0.000270764196731</text:p>
          </table:table-cell>
          <table:table-cell table:style-name="ce14" table:formula="of:=[.AQ10]+([.$AT10]-[.$AQ10])/3" office:value-type="float" office:value="0.000183950871984581" calcext:value-type="float">
            <text:p>0.000183950871985</text:p>
          </table:table-cell>
          <table:table-cell table:style-name="ce14" table:formula="of:=[.AR10]+([.$AT10]-[.$AQ10])/3" office:value-type="float" office:value="0.0000971375472381276" calcext:value-type="float">
            <text:p>9.71375472381276E-05</text:p>
          </table:table-cell>
          <table:table-cell table:style-name="ce13" office:value-type="float" office:value="0.0000103242224916739" calcext:value-type="float">
            <text:p>1.03E-05</text:p>
          </table:table-cell>
          <table:table-cell table:style-name="ce14" table:formula="of:=[.AT10]+([.$AY10]-[.$AT10])/5" office:value-type="float" office:value="0.00000831245214350294" calcext:value-type="float">
            <text:p>8.31245214350294E-06</text:p>
          </table:table-cell>
          <table:table-cell table:style-name="ce14" table:formula="of:=[.AU10]+([.$AY10]-[.$AT10])/5" office:value-type="float" office:value="0.00000630068179533198" calcext:value-type="float">
            <text:p>6.30068179533198E-06</text:p>
          </table:table-cell>
          <table:table-cell table:style-name="ce14" table:formula="of:=[.AV10]+([.$AY10]-[.$AT10])/5" office:value-type="float" office:value="0.00000428891144716102" calcext:value-type="float">
            <text:p>4.28891144716102E-06</text:p>
          </table:table-cell>
          <table:table-cell table:style-name="ce14" table:formula="of:=[.AW10]+([.$AY10]-[.$AT10])/5" office:value-type="float" office:value="0.00000227714109899005" calcext:value-type="float">
            <text:p>2.27714109899005E-06</text:p>
          </table:table-cell>
          <table:table-cell table:style-name="ce13" office:value-type="float" office:value="0.000000265370750819091" calcext:value-type="float">
            <text:p>2.65E-07</text:p>
          </table:table-cell>
          <table:table-cell table:style-name="ce14" table:formula="of:=[.AY10]+([.$BC10]-[.$AY10])/4" office:value-type="float" office:value="0.000000232730754912748" calcext:value-type="float">
            <text:p>2.32730754912748E-07</text:p>
          </table:table-cell>
          <table:table-cell table:style-name="ce14" table:formula="of:=[.AZ10]+([.$BC10]-[.$AY10])/4" office:value-type="float" office:value="0.000000200090759006405" calcext:value-type="float">
            <text:p>2.00090759006405E-07</text:p>
          </table:table-cell>
          <table:table-cell table:style-name="ce14" table:formula="of:=[.BA10]+([.$BC10]-[.$AY10])/4" office:value-type="float" office:value="0.000000167450763100061" calcext:value-type="float">
            <text:p>1.67450763100061E-07</text:p>
          </table:table-cell>
          <table:table-cell table:style-name="ce13" office:value-type="float" office:value="0.000000134810767193718" calcext:value-type="float">
            <text:p>1.35E-07</text:p>
          </table:table-cell>
          <table:table-cell table:style-name="ce14" table:formula="of:=[.BC10]+([.$BF10]-[.$BC10])/3" office:value-type="float" office:value="0.00000018683887266788" calcext:value-type="float">
            <text:p>1.8683887266788E-07</text:p>
          </table:table-cell>
          <table:table-cell table:style-name="ce14" table:formula="of:=[.BD10]+([.$BF10]-[.$BC10])/3" office:value-type="float" office:value="0.000000238866978142043" calcext:value-type="float">
            <text:p>2.38866978142043E-07</text:p>
          </table:table-cell>
          <table:table-cell table:style-name="ce13" office:value-type="float" office:value="0.000000290895083616205" calcext:value-type="float">
            <text:p>2.91E-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162561284850959" calcext:value-type="float">
            <text:p>0.00162561284851</text:p>
          </table:table-cell>
          <table:table-cell table:formula="of:=[.O11]+([.$S11]-[.$O11])/4" office:value-type="float" office:value="0.00154372531996205" calcext:value-type="float">
            <text:p>0.001543725319962</text:p>
          </table:table-cell>
          <table:table-cell table:formula="of:=[.P11]+([.$S11]-[.$O11])/4" office:value-type="float" office:value="0.00146183779141452" calcext:value-type="float">
            <text:p>0.001461837791415</text:p>
          </table:table-cell>
          <table:table-cell table:formula="of:=[.Q11]+([.$S11]-[.$O11])/4" office:value-type="float" office:value="0.00137995026286698" calcext:value-type="float">
            <text:p>0.001379950262867</text:p>
          </table:table-cell>
          <table:table-cell table:style-name="ce12" office:value-type="float" office:value="0.00129806273431944" calcext:value-type="float">
            <text:p>0.001298062734319</text:p>
          </table:table-cell>
          <table:table-cell table:formula="of:=[.S11]+([.$V11]-[.$S11])/3" office:value-type="float" office:value="0.00243113099541607" calcext:value-type="float">
            <text:p>0.002431130995416</text:p>
          </table:table-cell>
          <table:table-cell table:formula="of:=[.T11]+([.$V11]-[.$S11])/3" office:value-type="float" office:value="0.0035641992565127" calcext:value-type="float">
            <text:p>0.003564199256513</text:p>
          </table:table-cell>
          <table:table-cell table:style-name="ce12" office:value-type="float" office:value="0.00469726751760933" calcext:value-type="float">
            <text:p>0.004697267517609</text:p>
          </table:table-cell>
          <table:table-cell table:formula="of:=[.V11]+([.$AA11]-[.$V11])/5" office:value-type="float" office:value="0.00417892312303726" calcext:value-type="float">
            <text:p>0.004178923123037</text:p>
          </table:table-cell>
          <table:table-cell table:formula="of:=[.W11]+([.$AA11]-[.$V11])/5" office:value-type="float" office:value="0.00366057872846519" calcext:value-type="float">
            <text:p>0.003660578728465</text:p>
          </table:table-cell>
          <table:table-cell table:formula="of:=[.X11]+([.$AA11]-[.$V11])/5" office:value-type="float" office:value="0.00314223433389313" calcext:value-type="float">
            <text:p>0.003142234333893</text:p>
          </table:table-cell>
          <table:table-cell table:formula="of:=[.Y11]+([.$AA11]-[.$V11])/5" office:value-type="float" office:value="0.00262388993932106" calcext:value-type="float">
            <text:p>0.002623889939321</text:p>
          </table:table-cell>
          <table:table-cell office:value-type="float" office:value="0.00210554554474899" calcext:value-type="float">
            <text:p>0.002105545544749</text:p>
          </table:table-cell>
          <table:table-cell table:formula="of:=[.AA11]+([.$AE11]-[.$AA11])/4" office:value-type="float" office:value="0.00205382584742838" calcext:value-type="float">
            <text:p>0.002053825847428</text:p>
          </table:table-cell>
          <table:table-cell table:formula="of:=[.AB11]+([.$AE11]-[.$AA11])/4" office:value-type="float" office:value="0.00200210615010777" calcext:value-type="float">
            <text:p>0.002002106150108</text:p>
          </table:table-cell>
          <table:table-cell table:formula="of:=[.AC11]+([.$AE11]-[.$AA11])/4" office:value-type="float" office:value="0.00195038645278717" calcext:value-type="float">
            <text:p>0.001950386452787</text:p>
          </table:table-cell>
          <table:table-cell table:style-name="ce12" office:value-type="float" office:value="0.00189866675546656" calcext:value-type="float">
            <text:p>0.001898666755467</text:p>
          </table:table-cell>
          <table:table-cell table:formula="of:=[.AE11]+([.$AH11]-[.$AE11])/3" office:value-type="float" office:value="0.00144426358986797" calcext:value-type="float">
            <text:p>0.001444263589868</text:p>
          </table:table-cell>
          <table:table-cell table:formula="of:=[.AF11]+([.$AH11]-[.$AE11])/3" office:value-type="float" office:value="0.000989860424269371" calcext:value-type="float">
            <text:p>0.000989860424269</text:p>
          </table:table-cell>
          <table:table-cell table:style-name="ce12" office:value-type="float" office:value="0.000535457258670776" calcext:value-type="float">
            <text:p>0.000535457258671</text:p>
          </table:table-cell>
          <table:table-cell table:formula="of:=[.AH11]+([.$AM11]-[.$AH11])/5" office:value-type="float" office:value="0.000749463247916655" calcext:value-type="float">
            <text:p>0.000749463247917</text:p>
          </table:table-cell>
          <table:table-cell table:formula="of:=[.AI11]+([.$AM11]-[.$AH11])/5" office:value-type="float" office:value="0.000963469237162533" calcext:value-type="float">
            <text:p>0.000963469237163</text:p>
          </table:table-cell>
          <table:table-cell table:formula="of:=[.AJ11]+([.$AM11]-[.$AH11])/5" office:value-type="float" office:value="0.00117747522640841" calcext:value-type="float">
            <text:p>0.001177475226408</text:p>
          </table:table-cell>
          <table:table-cell table:formula="of:=[.AK11]+([.$AM11]-[.$AH11])/5" office:value-type="float" office:value="0.00139148121565429" calcext:value-type="float">
            <text:p>0.001391481215654</text:p>
          </table:table-cell>
          <table:table-cell table:style-name="ce12" office:value-type="float" office:value="0.00160548720490017" calcext:value-type="float">
            <text:p>0.0016054872049</text:p>
          </table:table-cell>
          <table:table-cell table:formula="of:=[.AM11]+([.$AQ11]-[.$AM11])/4" office:value-type="float" office:value="0.00123469647212891" calcext:value-type="float">
            <text:p>0.001234696472129</text:p>
          </table:table-cell>
          <table:table-cell table:formula="of:=[.AN11]+([.$AQ11]-[.$AM11])/4" office:value-type="float" office:value="0.000863905739357652" calcext:value-type="float">
            <text:p>0.000863905739358</text:p>
          </table:table-cell>
          <table:table-cell table:formula="of:=[.AO11]+([.$AQ11]-[.$AM11])/4" office:value-type="float" office:value="0.000493115006586394" calcext:value-type="float">
            <text:p>0.000493115006586</text:p>
          </table:table-cell>
          <table:table-cell office:value-type="float" office:value="0.000122324273815135" calcext:value-type="float">
            <text:p>0.000122324273815</text:p>
          </table:table-cell>
          <table:table-cell table:style-name="ce14" table:formula="of:=[.AQ11]+([.$AT11]-[.$AQ11])/3" office:value-type="float" office:value="0.000081668730273516" calcext:value-type="float">
            <text:p>8.1668730273516E-05</text:p>
          </table:table-cell>
          <table:table-cell table:style-name="ce14" table:formula="of:=[.AR11]+([.$AT11]-[.$AQ11])/3" office:value-type="float" office:value="0.0000410131867318971" calcext:value-type="float">
            <text:p>4.10131867318971E-05</text:p>
          </table:table-cell>
          <table:table-cell table:style-name="ce13" office:value-type="float" office:value="0.000000357643190278101" calcext:value-type="float">
            <text:p>3.58E-07</text:p>
          </table:table-cell>
          <table:table-cell table:style-name="ce14" table:formula="of:=[.AT11]+([.$AY11]-[.$AT11])/5" office:value-type="float" office:value="0.000000324021714099145" calcext:value-type="float">
            <text:p>3.24021714099145E-07</text:p>
          </table:table-cell>
          <table:table-cell table:style-name="ce14" table:formula="of:=[.AU11]+([.$AY11]-[.$AT11])/5" office:value-type="float" office:value="0.00000029040023792019" calcext:value-type="float">
            <text:p>2.9040023792019E-07</text:p>
          </table:table-cell>
          <table:table-cell table:style-name="ce14" table:formula="of:=[.AV11]+([.$AY11]-[.$AT11])/5" office:value-type="float" office:value="0.000000256778761741234" calcext:value-type="float">
            <text:p>2.56778761741234E-07</text:p>
          </table:table-cell>
          <table:table-cell table:style-name="ce14" table:formula="of:=[.AW11]+([.$AY11]-[.$AT11])/5" office:value-type="float" office:value="0.000000223157285562279" calcext:value-type="float">
            <text:p>2.23157285562279E-07</text:p>
          </table:table-cell>
          <table:table-cell table:style-name="ce13" office:value-type="float" office:value="0.000000189535809383323" calcext:value-type="float">
            <text:p>1.90E-07</text:p>
          </table:table-cell>
          <table:table-cell table:style-name="ce14" table:formula="of:=[.AY11]+([.$BF11]-[.$AY11])/7" office:value-type="float" office:value="0.000000182534249560175" calcext:value-type="float">
            <text:p>1.82534249560175E-07</text:p>
          </table:table-cell>
          <table:table-cell table:style-name="ce14" table:formula="of:=[.AZ11]+([.$BF11]-[.$AY11])/7" office:value-type="float" office:value="0.000000175532689737027" calcext:value-type="float">
            <text:p>1.75532689737027E-07</text:p>
          </table:table-cell>
          <table:table-cell table:style-name="ce14" table:formula="of:=[.BA11]+([.$BF11]-[.$AY11])/7" office:value-type="float" office:value="0.000000168531129913879" calcext:value-type="float">
            <text:p>1.68531129913879E-07</text:p>
          </table:table-cell>
          <table:table-cell table:style-name="ce14" table:formula="of:=[.BB11]+([.$BF11]-[.$AY11])/7" office:value-type="float" office:value="0.00000016152957009073" calcext:value-type="float">
            <text:p>1.6152957009073E-07</text:p>
          </table:table-cell>
          <table:table-cell table:style-name="ce14" table:formula="of:=[.BC11]+([.$BF11]-[.$AY11])/7" office:value-type="float" office:value="0.000000154528010267582" calcext:value-type="float">
            <text:p>1.54528010267582E-07</text:p>
          </table:table-cell>
          <table:table-cell table:style-name="ce14" table:formula="of:=[.BD11]+([.$BF11]-[.$AY11])/7" office:value-type="float" office:value="0.000000147526450444434" calcext:value-type="float">
            <text:p>1.47526450444434E-07</text:p>
          </table:table-cell>
          <table:table-cell table:style-name="ce13" office:value-type="float" office:value="0.000000140524890621286" calcext:value-type="float">
            <text:p>1.41E-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0598167010898384" calcext:value-type="float">
            <text:p>0.000598167010898</text:p>
          </table:table-cell>
          <table:table-cell table:formula="of:=[.O12]+([.$S12]-[.$O12])/4" office:value-type="float" office:value="0.00122763648352577" calcext:value-type="float">
            <text:p>0.001227636483526</text:p>
          </table:table-cell>
          <table:table-cell table:formula="of:=[.P12]+([.$S12]-[.$O12])/4" office:value-type="float" office:value="0.00185710595615315" calcext:value-type="float">
            <text:p>0.001857105956153</text:p>
          </table:table-cell>
          <table:table-cell table:formula="of:=[.Q12]+([.$S12]-[.$O12])/4" office:value-type="float" office:value="0.00248657542878054" calcext:value-type="float">
            <text:p>0.002486575428781</text:p>
          </table:table-cell>
          <table:table-cell table:style-name="ce12" office:value-type="float" office:value="0.00311604490140792" calcext:value-type="float">
            <text:p>0.003116044901408</text:p>
          </table:table-cell>
          <table:table-cell table:formula="of:=[.S12]+([.$V12]-[.$S12])/3" office:value-type="float" office:value="0.00676803095483798" calcext:value-type="float">
            <text:p>0.006768030954838</text:p>
          </table:table-cell>
          <table:table-cell table:formula="of:=[.T12]+([.$V12]-[.$S12])/3" office:value-type="float" office:value="0.010420017008268" calcext:value-type="float">
            <text:p>0.010420017008268</text:p>
          </table:table-cell>
          <table:table-cell table:style-name="ce12" office:value-type="float" office:value="0.0140720030616981" calcext:value-type="float">
            <text:p>0.014072003061698</text:p>
          </table:table-cell>
          <table:table-cell table:formula="of:=[.V12]+([.$AA12]-[.$V12])/5" office:value-type="float" office:value="0.0113844829160019" calcext:value-type="float">
            <text:p>0.011384482916002</text:p>
          </table:table-cell>
          <table:table-cell table:formula="of:=[.W12]+([.$AA12]-[.$V12])/5" office:value-type="float" office:value="0.00869696277030573" calcext:value-type="float">
            <text:p>0.008696962770306</text:p>
          </table:table-cell>
          <table:table-cell table:formula="of:=[.X12]+([.$AA12]-[.$V12])/5" office:value-type="float" office:value="0.00600944262460954" calcext:value-type="float">
            <text:p>0.00600944262461</text:p>
          </table:table-cell>
          <table:table-cell table:formula="of:=[.Y12]+([.$AA12]-[.$V12])/5" office:value-type="float" office:value="0.00332192247891335" calcext:value-type="float">
            <text:p>0.003321922478913</text:p>
          </table:table-cell>
          <table:table-cell office:value-type="float" office:value="0.000634402333217168" calcext:value-type="float">
            <text:p>0.000634402333217</text:p>
          </table:table-cell>
          <table:table-cell table:formula="of:=[.AA12]+([.$AE12]-[.$AA12])/4" office:value-type="float" office:value="0.001525031213111" calcext:value-type="float">
            <text:p>0.001525031213111</text:p>
          </table:table-cell>
          <table:table-cell table:formula="of:=[.AB12]+([.$AE12]-[.$AA12])/4" office:value-type="float" office:value="0.00241566009300483" calcext:value-type="float">
            <text:p>0.002415660093005</text:p>
          </table:table-cell>
          <table:table-cell table:formula="of:=[.AC12]+([.$AE12]-[.$AA12])/4" office:value-type="float" office:value="0.00330628897289867" calcext:value-type="float">
            <text:p>0.003306288972899</text:p>
          </table:table-cell>
          <table:table-cell table:style-name="ce12" office:value-type="float" office:value="0.0041969178527925" calcext:value-type="float">
            <text:p>0.004196917852793</text:p>
          </table:table-cell>
          <table:table-cell table:formula="of:=[.AE12]+([.$AH12]-[.$AE12])/3" office:value-type="float" office:value="0.00304082717363492" calcext:value-type="float">
            <text:p>0.003040827173635</text:p>
          </table:table-cell>
          <table:table-cell table:formula="of:=[.AF12]+([.$AH12]-[.$AE12])/3" office:value-type="float" office:value="0.00188473649447733" calcext:value-type="float">
            <text:p>0.001884736494477</text:p>
          </table:table-cell>
          <table:table-cell table:style-name="ce12" office:value-type="float" office:value="0.000728645815319751" calcext:value-type="float">
            <text:p>0.00072864581532</text:p>
          </table:table-cell>
          <table:table-cell table:formula="of:=[.AH12]+([.$AM12]-[.$AH12])/5" office:value-type="float" office:value="0.000784976637051223" calcext:value-type="float">
            <text:p>0.000784976637051</text:p>
          </table:table-cell>
          <table:table-cell table:formula="of:=[.AI12]+([.$AM12]-[.$AH12])/5" office:value-type="float" office:value="0.000841307458782695" calcext:value-type="float">
            <text:p>0.000841307458783</text:p>
          </table:table-cell>
          <table:table-cell table:formula="of:=[.AJ12]+([.$AM12]-[.$AH12])/5" office:value-type="float" office:value="0.000897638280514166" calcext:value-type="float">
            <text:p>0.000897638280514</text:p>
          </table:table-cell>
          <table:table-cell table:formula="of:=[.AK12]+([.$AM12]-[.$AH12])/5" office:value-type="float" office:value="0.000953969102245638" calcext:value-type="float">
            <text:p>0.000953969102246</text:p>
          </table:table-cell>
          <table:table-cell table:style-name="ce12" office:value-type="float" office:value="0.00101029992397711" calcext:value-type="float">
            <text:p>0.001010299923977</text:p>
          </table:table-cell>
          <table:table-cell table:formula="of:=[.AM12]+([.$AQ12]-[.$AM12])/4" office:value-type="float" office:value="0.000854574010753793" calcext:value-type="float">
            <text:p>0.000854574010754</text:p>
          </table:table-cell>
          <table:table-cell table:formula="of:=[.AN12]+([.$AQ12]-[.$AM12])/4" office:value-type="float" office:value="0.000698848097530477" calcext:value-type="float">
            <text:p>0.00069884809753</text:p>
          </table:table-cell>
          <table:table-cell table:formula="of:=[.AO12]+([.$AQ12]-[.$AM12])/4" office:value-type="float" office:value="0.00054312218430716" calcext:value-type="float">
            <text:p>0.000543122184307</text:p>
          </table:table-cell>
          <table:table-cell office:value-type="float" office:value="0.000387396271083843" calcext:value-type="float">
            <text:p>0.000387396271084</text:p>
          </table:table-cell>
          <table:table-cell table:style-name="ce14" table:formula="of:=[.AQ12]+([.$AT12]-[.$AQ12])/3" office:value-type="float" office:value="0.000258334899378227" calcext:value-type="float">
            <text:p>0.000258334899378</text:p>
          </table:table-cell>
          <table:table-cell table:style-name="ce14" table:formula="of:=[.AR12]+([.$AT12]-[.$AQ12])/3" office:value-type="float" office:value="0.00012927352767261" calcext:value-type="float">
            <text:p>0.000129273527673</text:p>
          </table:table-cell>
          <table:table-cell table:style-name="ce13" office:value-type="float" office:value="0.000000212155966993907" calcext:value-type="float">
            <text:p>2.12E-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0400313666034733" calcext:value-type="float">
            <text:p>0.000400313666035</text:p>
          </table:table-cell>
          <table:table-cell table:formula="of:=[.O13]+([.$S13]-[.$O13])/4" office:value-type="float" office:value="0.000517456153791915" calcext:value-type="float">
            <text:p>0.000517456153792</text:p>
          </table:table-cell>
          <table:table-cell table:formula="of:=[.P13]+([.$S13]-[.$O13])/4" office:value-type="float" office:value="0.000634598641549097" calcext:value-type="float">
            <text:p>0.000634598641549</text:p>
          </table:table-cell>
          <table:table-cell table:formula="of:=[.Q13]+([.$S13]-[.$O13])/4" office:value-type="float" office:value="0.000751741129306278" calcext:value-type="float">
            <text:p>0.000751741129306</text:p>
          </table:table-cell>
          <table:table-cell table:style-name="ce12" office:value-type="float" office:value="0.00086888361706346" calcext:value-type="float">
            <text:p>0.000868883617063</text:p>
          </table:table-cell>
          <table:table-cell table:formula="of:=[.S13]+([.$V13]-[.$S13])/3" office:value-type="float" office:value="0.000854890527487707" calcext:value-type="float">
            <text:p>0.000854890527488</text:p>
          </table:table-cell>
          <table:table-cell table:formula="of:=[.T13]+([.$V13]-[.$S13])/3" office:value-type="float" office:value="0.000840897437911953" calcext:value-type="float">
            <text:p>0.000840897437912</text:p>
          </table:table-cell>
          <table:table-cell table:style-name="ce12" office:value-type="float" office:value="0.0008269043483362" calcext:value-type="float">
            <text:p>0.000826904348336</text:p>
          </table:table-cell>
          <table:table-cell table:formula="of:=[.V13]+([.$AA13]-[.$V13])/5" office:value-type="float" office:value="0.000790700491227261" calcext:value-type="float">
            <text:p>0.000790700491227</text:p>
          </table:table-cell>
          <table:table-cell table:formula="of:=[.W13]+([.$AA13]-[.$V13])/5" office:value-type="float" office:value="0.000754496634118321" calcext:value-type="float">
            <text:p>0.000754496634118</text:p>
          </table:table-cell>
          <table:table-cell table:formula="of:=[.X13]+([.$AA13]-[.$V13])/5" office:value-type="float" office:value="0.000718292777009382" calcext:value-type="float">
            <text:p>0.000718292777009</text:p>
          </table:table-cell>
          <table:table-cell table:formula="of:=[.Y13]+([.$AA13]-[.$V13])/5" office:value-type="float" office:value="0.000682088919900442" calcext:value-type="float">
            <text:p>0.0006820889199</text:p>
          </table:table-cell>
          <table:table-cell office:value-type="float" office:value="0.000645885062791503" calcext:value-type="float">
            <text:p>0.000645885062792</text:p>
          </table:table-cell>
          <table:table-cell table:formula="of:=[.AA13]+([.$AE13]-[.$AA13])/4" office:value-type="float" office:value="0.000624787979583323" calcext:value-type="float">
            <text:p>0.000624787979583</text:p>
          </table:table-cell>
          <table:table-cell table:formula="of:=[.AB13]+([.$AE13]-[.$AA13])/4" office:value-type="float" office:value="0.000603690896375142" calcext:value-type="float">
            <text:p>0.000603690896375</text:p>
          </table:table-cell>
          <table:table-cell table:formula="of:=[.AC13]+([.$AE13]-[.$AA13])/4" office:value-type="float" office:value="0.000582593813166962" calcext:value-type="float">
            <text:p>0.000582593813167</text:p>
          </table:table-cell>
          <table:table-cell table:style-name="ce12" office:value-type="float" office:value="0.000561496729958781" calcext:value-type="float">
            <text:p>0.000561496729959</text:p>
          </table:table-cell>
          <table:table-cell table:formula="of:=[.AE13]+([.$AH13]-[.$AE13])/3" office:value-type="float" office:value="0.000808955803171207" calcext:value-type="float">
            <text:p>0.000808955803171</text:p>
          </table:table-cell>
          <table:table-cell table:formula="of:=[.AF13]+([.$AH13]-[.$AE13])/3" office:value-type="float" office:value="0.00105641487638363" calcext:value-type="float">
            <text:p>0.001056414876384</text:p>
          </table:table-cell>
          <table:table-cell table:style-name="ce12" office:value-type="float" office:value="0.00130387394959606" calcext:value-type="float">
            <text:p>0.001303873949596</text:p>
          </table:table-cell>
          <table:table-cell table:formula="of:=[.AH13]+([.$AM13]-[.$AH13])/5" office:value-type="float" office:value="0.00122158053767202" calcext:value-type="float">
            <text:p>0.001221580537672</text:p>
          </table:table-cell>
          <table:table-cell table:formula="of:=[.AI13]+([.$AM13]-[.$AH13])/5" office:value-type="float" office:value="0.00113928712574798" calcext:value-type="float">
            <text:p>0.001139287125748</text:p>
          </table:table-cell>
          <table:table-cell table:formula="of:=[.AJ13]+([.$AM13]-[.$AH13])/5" office:value-type="float" office:value="0.00105699371382394" calcext:value-type="float">
            <text:p>0.001056993713824</text:p>
          </table:table-cell>
          <table:table-cell table:formula="of:=[.AK13]+([.$AM13]-[.$AH13])/5" office:value-type="float" office:value="0.000974700301899894" calcext:value-type="float">
            <text:p>0.0009747003019</text:p>
          </table:table-cell>
          <table:table-cell table:style-name="ce12" office:value-type="float" office:value="0.000892406889975852" calcext:value-type="float">
            <text:p>0.000892406889976</text:p>
          </table:table-cell>
          <table:table-cell table:formula="of:=[.AM13]+([.$AQ13]-[.$AM13])/4" office:value-type="float" office:value="0.000747571228963857" calcext:value-type="float">
            <text:p>0.000747571228964</text:p>
          </table:table-cell>
          <table:table-cell table:formula="of:=[.AN13]+([.$AQ13]-[.$AM13])/4" office:value-type="float" office:value="0.000602735567951863" calcext:value-type="float">
            <text:p>0.000602735567952</text:p>
          </table:table-cell>
          <table:table-cell table:formula="of:=[.AO13]+([.$AQ13]-[.$AM13])/4" office:value-type="float" office:value="0.000457899906939868" calcext:value-type="float">
            <text:p>0.00045789990694</text:p>
          </table:table-cell>
          <table:table-cell office:value-type="float" office:value="0.000313064245927874" calcext:value-type="float">
            <text:p>0.000313064245928</text:p>
          </table:table-cell>
          <table:table-cell table:style-name="ce14" table:formula="of:=[.AQ13]+([.$AT13]-[.$AQ13])/3" office:value-type="float" office:value="0.000208783960946019" calcext:value-type="float">
            <text:p>0.000208783960946</text:p>
          </table:table-cell>
          <table:table-cell table:style-name="ce14" table:formula="of:=[.AR13]+([.$AT13]-[.$AQ13])/3" office:value-type="float" office:value="0.000104503675964163" calcext:value-type="float">
            <text:p>0.000104503675964</text:p>
          </table:table-cell>
          <table:table-cell table:style-name="ce13" office:value-type="float" office:value="0.000000223390982307601" calcext:value-type="float">
            <text:p>2.23E-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000084555276451579" calcext:value-type="float">
            <text:p>8.46E-05</text:p>
          </table:table-cell>
          <table:table-cell table:formula="of:=[.O14]+([.$S14]-[.$O14])/4" office:value-type="float" office:value="0.000266155922135797" calcext:value-type="float">
            <text:p>0.000266155922136</text:p>
          </table:table-cell>
          <table:table-cell table:formula="of:=[.P14]+([.$S14]-[.$O14])/4" office:value-type="float" office:value="0.000447756567820016" calcext:value-type="float">
            <text:p>0.00044775656782</text:p>
          </table:table-cell>
          <table:table-cell table:formula="of:=[.Q14]+([.$S14]-[.$O14])/4" office:value-type="float" office:value="0.000629357213504234" calcext:value-type="float">
            <text:p>0.000629357213504</text:p>
          </table:table-cell>
          <table:table-cell table:style-name="ce12" office:value-type="float" office:value="0.000810957859188452" calcext:value-type="float">
            <text:p>0.000810957859188</text:p>
          </table:table-cell>
          <table:table-cell table:formula="of:=[.S14]+([.$V14]-[.$S14])/3" office:value-type="float" office:value="0.000698691192430707" calcext:value-type="float">
            <text:p>0.000698691192431</text:p>
          </table:table-cell>
          <table:table-cell table:formula="of:=[.T14]+([.$V14]-[.$S14])/3" office:value-type="float" office:value="0.000586424525672962" calcext:value-type="float">
            <text:p>0.000586424525673</text:p>
          </table:table-cell>
          <table:table-cell table:style-name="ce12" office:value-type="float" office:value="0.000474157858915217" calcext:value-type="float">
            <text:p>0.000474157858915</text:p>
          </table:table-cell>
          <table:table-cell table:formula="of:=[.V14]+([.$AA14]-[.$V14])/5" office:value-type="float" office:value="0.000937227143107904" calcext:value-type="float">
            <text:p>0.000937227143108</text:p>
          </table:table-cell>
          <table:table-cell table:formula="of:=[.W14]+([.$AA14]-[.$V14])/5" office:value-type="float" office:value="0.00140029642730059" calcext:value-type="float">
            <text:p>0.001400296427301</text:p>
          </table:table-cell>
          <table:table-cell table:formula="of:=[.X14]+([.$AA14]-[.$V14])/5" office:value-type="float" office:value="0.00186336571149328" calcext:value-type="float">
            <text:p>0.001863365711493</text:p>
          </table:table-cell>
          <table:table-cell table:formula="of:=[.Y14]+([.$AA14]-[.$V14])/5" office:value-type="float" office:value="0.00232643499568596" calcext:value-type="float">
            <text:p>0.002326434995686</text:p>
          </table:table-cell>
          <table:table-cell office:value-type="float" office:value="0.00278950427987865" calcext:value-type="float">
            <text:p>0.002789504279879</text:p>
          </table:table-cell>
          <table:table-cell table:formula="of:=[.AA14]+([.$AE14]-[.$AA14])/4" office:value-type="float" office:value="0.00236889421162494" calcext:value-type="float">
            <text:p>0.002368894211625</text:p>
          </table:table-cell>
          <table:table-cell table:formula="of:=[.AB14]+([.$AE14]-[.$AA14])/4" office:value-type="float" office:value="0.00194828414337123" calcext:value-type="float">
            <text:p>0.001948284143371</text:p>
          </table:table-cell>
          <table:table-cell table:formula="of:=[.AC14]+([.$AE14]-[.$AA14])/4" office:value-type="float" office:value="0.00152767407511752" calcext:value-type="float">
            <text:p>0.001527674075118</text:p>
          </table:table-cell>
          <table:table-cell table:style-name="ce12" office:value-type="float" office:value="0.00110706400686381" calcext:value-type="float">
            <text:p>0.001107064006864</text:p>
          </table:table-cell>
          <table:table-cell table:formula="of:=[.AE14]+([.$AH14]-[.$AE14])/3" office:value-type="float" office:value="0.000787916813961155" calcext:value-type="float">
            <text:p>0.000787916813961</text:p>
          </table:table-cell>
          <table:table-cell table:formula="of:=[.AF14]+([.$AH14]-[.$AE14])/3" office:value-type="float" office:value="0.000468769621058501" calcext:value-type="float">
            <text:p>0.000468769621059</text:p>
          </table:table-cell>
          <table:table-cell table:style-name="ce12" office:value-type="float" office:value="0.000149622428155846" calcext:value-type="float">
            <text:p>0.000149622428156</text:p>
          </table:table-cell>
          <table:table-cell table:formula="of:=[.AH14]+([.$AM14]-[.$AH14])/5" office:value-type="float" office:value="0.000125120003005109" calcext:value-type="float">
            <text:p>0.000125120003005</text:p>
          </table:table-cell>
          <table:table-cell table:formula="of:=[.AI14]+([.$AM14]-[.$AH14])/5" office:value-type="float" office:value="0.000100617577854371" calcext:value-type="float">
            <text:p>0.000100617577854</text:p>
          </table:table-cell>
          <table:table-cell table:formula="of:=[.AJ14]+([.$AM14]-[.$AH14])/5" office:value-type="float" office:value="0.0000761151527036338" calcext:value-type="float">
            <text:p>7.61151527036338E-05</text:p>
          </table:table-cell>
          <table:table-cell table:formula="of:=[.AK14]+([.$AM14]-[.$AH14])/5" office:value-type="float" office:value="0.0000516127275528964" calcext:value-type="float">
            <text:p>5.16127275528964E-05</text:p>
          </table:table-cell>
          <table:table-cell office:value-type="float" office:value="0.000027110302402159" calcext:value-type="float">
            <text:p>2.71E-05</text:p>
          </table:table-cell>
          <table:table-cell table:formula="of:=[.AM14]+([.$AQ14]-[.$AM14])/4" office:value-type="float" office:value="0.000070201776769746" calcext:value-type="float">
            <text:p>7.0201776769746E-05</text:p>
          </table:table-cell>
          <table:table-cell table:formula="of:=[.AN14]+([.$AQ14]-[.$AM14])/4" office:value-type="float" office:value="0.000113293251137333" calcext:value-type="float">
            <text:p>0.000113293251137</text:p>
          </table:table-cell>
          <table:table-cell table:formula="of:=[.AO14]+([.$AQ14]-[.$AM14])/4" office:value-type="float" office:value="0.00015638472550492" calcext:value-type="float">
            <text:p>0.000156384725505</text:p>
          </table:table-cell>
          <table:table-cell office:value-type="float" office:value="0.000199476199872507" calcext:value-type="float">
            <text:p>0.000199476199873</text:p>
          </table:table-cell>
          <table:table-cell table:style-name="ce14" table:formula="of:=[.AQ14]+([.$AT14]-[.$AQ14])/3" office:value-type="float" office:value="0.000133026161913574" calcext:value-type="float">
            <text:p>0.000133026161914</text:p>
          </table:table-cell>
          <table:table-cell table:style-name="ce14" table:formula="of:=[.AR14]+([.$AT14]-[.$AQ14])/3" office:value-type="float" office:value="0.0000665761239546408" calcext:value-type="float">
            <text:p>6.65761239546408E-05</text:p>
          </table:table-cell>
          <table:table-cell table:style-name="ce13" office:value-type="float" office:value="0.000000126085995707665" calcext:value-type="float">
            <text:p>1.26E-07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float" office:value="0.000117411542723786" calcext:value-type="float">
            <text:p>1.17E-04</text:p>
          </table:table-cell>
          <table:table-cell table:formula="of:=[.O15]+([.$S15]-[.$O15])/4" office:value-type="float" office:value="0.000133601662229289" calcext:value-type="float">
            <text:p>0.000133601662229</text:p>
          </table:table-cell>
          <table:table-cell table:formula="of:=[.P15]+([.$S15]-[.$O15])/4" office:value-type="float" office:value="0.000149791781734793" calcext:value-type="float">
            <text:p>0.000149791781735</text:p>
          </table:table-cell>
          <table:table-cell table:formula="of:=[.Q15]+([.$S15]-[.$O15])/4" office:value-type="float" office:value="0.000165981901240296" calcext:value-type="float">
            <text:p>0.00016598190124</text:p>
          </table:table-cell>
          <table:table-cell table:style-name="ce12" office:value-type="float" office:value="0.000182172020745799" calcext:value-type="float">
            <text:p>0.000182172020746</text:p>
          </table:table-cell>
          <table:table-cell table:formula="of:=[.S15]+([.$V15]-[.$S15])/3" office:value-type="float" office:value="0.000195097626494458" calcext:value-type="float">
            <text:p>0.000195097626494</text:p>
          </table:table-cell>
          <table:table-cell table:formula="of:=[.T15]+([.$V15]-[.$S15])/3" office:value-type="float" office:value="0.000208023232243117" calcext:value-type="float">
            <text:p>0.000208023232243</text:p>
          </table:table-cell>
          <table:table-cell table:style-name="ce12" office:value-type="float" office:value="0.000220948837991776" calcext:value-type="float">
            <text:p>0.000220948837992</text:p>
          </table:table-cell>
          <table:table-cell table:formula="of:=[.V15]+([.$AA15]-[.$V15])/5" office:value-type="float" office:value="0.000331420243761674" calcext:value-type="float">
            <text:p>0.000331420243762</text:p>
          </table:table-cell>
          <table:table-cell table:formula="of:=[.W15]+([.$AA15]-[.$V15])/5" office:value-type="float" office:value="0.000441891649531573" calcext:value-type="float">
            <text:p>0.000441891649532</text:p>
          </table:table-cell>
          <table:table-cell table:formula="of:=[.X15]+([.$AA15]-[.$V15])/5" office:value-type="float" office:value="0.000552363055301471" calcext:value-type="float">
            <text:p>0.000552363055301</text:p>
          </table:table-cell>
          <table:table-cell table:formula="of:=[.Y15]+([.$AA15]-[.$V15])/5" office:value-type="float" office:value="0.00066283446107137" calcext:value-type="float">
            <text:p>0.000662834461071</text:p>
          </table:table-cell>
          <table:table-cell office:value-type="float" office:value="0.000773305866841268" calcext:value-type="float">
            <text:p>0.000773305866841</text:p>
          </table:table-cell>
          <table:table-cell table:formula="of:=[.AA15]+([.$AE15]-[.$AA15])/4" office:value-type="float" office:value="0.000637234112562767" calcext:value-type="float">
            <text:p>0.000637234112563</text:p>
          </table:table-cell>
          <table:table-cell table:formula="of:=[.AB15]+([.$AE15]-[.$AA15])/4" office:value-type="float" office:value="0.000501162358284266" calcext:value-type="float">
            <text:p>0.000501162358284</text:p>
          </table:table-cell>
          <table:table-cell table:formula="of:=[.AC15]+([.$AE15]-[.$AA15])/4" office:value-type="float" office:value="0.000365090604005764" calcext:value-type="float">
            <text:p>0.000365090604006</text:p>
          </table:table-cell>
          <table:table-cell table:style-name="ce12" office:value-type="float" office:value="0.000229018849727263" calcext:value-type="float">
            <text:p>0.000229018849727</text:p>
          </table:table-cell>
          <table:table-cell table:formula="of:=[.AE15]+([.$AH15]-[.$AE15])/3" office:value-type="float" office:value="0.00034800493085911" calcext:value-type="float">
            <text:p>0.000348004930859</text:p>
          </table:table-cell>
          <table:table-cell table:formula="of:=[.AF15]+([.$AH15]-[.$AE15])/3" office:value-type="float" office:value="0.000466991011990956" calcext:value-type="float">
            <text:p>0.000466991011991</text:p>
          </table:table-cell>
          <table:table-cell table:style-name="ce12" office:value-type="float" office:value="0.000585977093122803" calcext:value-type="float">
            <text:p>0.000585977093123</text:p>
          </table:table-cell>
          <table:table-cell table:formula="of:=[.AH15]+([.$AM15]-[.$AH15])/5" office:value-type="float" office:value="0.000715101577608722" calcext:value-type="float">
            <text:p>0.000715101577609</text:p>
          </table:table-cell>
          <table:table-cell table:formula="of:=[.AI15]+([.$AM15]-[.$AH15])/5" office:value-type="float" office:value="0.000844226062094642" calcext:value-type="float">
            <text:p>0.000844226062095</text:p>
          </table:table-cell>
          <table:table-cell table:formula="of:=[.AJ15]+([.$AM15]-[.$AH15])/5" office:value-type="float" office:value="0.000973350546580561" calcext:value-type="float">
            <text:p>0.000973350546581</text:p>
          </table:table-cell>
          <table:table-cell table:formula="of:=[.AK15]+([.$AM15]-[.$AH15])/5" office:value-type="float" office:value="0.00110247503106648" calcext:value-type="float">
            <text:p>0.001102475031066</text:p>
          </table:table-cell>
          <table:table-cell table:style-name="ce12" office:value-type="float" office:value="0.0012315995155524" calcext:value-type="float">
            <text:p>0.001231599515552</text:p>
          </table:table-cell>
          <table:table-cell table:formula="of:=[.AM15]+([.$AQ15]-[.$AM15])/4" office:value-type="float" office:value="0.00095035336069709" calcext:value-type="float">
            <text:p>0.000950353360697</text:p>
          </table:table-cell>
          <table:table-cell table:formula="of:=[.AN15]+([.$AQ15]-[.$AM15])/4" office:value-type="float" office:value="0.000669107205841781" calcext:value-type="float">
            <text:p>0.000669107205842</text:p>
          </table:table-cell>
          <table:table-cell table:formula="of:=[.AO15]+([.$AQ15]-[.$AM15])/4" office:value-type="float" office:value="0.000387861050986471" calcext:value-type="float">
            <text:p>0.000387861050986</text:p>
          </table:table-cell>
          <table:table-cell office:value-type="float" office:value="0.000106614896131162" calcext:value-type="float">
            <text:p>0.00010661489613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105609768023653" calcext:value-type="float">
            <text:p>0.001056097680237</text:p>
          </table:table-cell>
          <table:table-cell table:formula="of:=[.O16]+([.$S16]-[.$O16])/4" office:value-type="float" office:value="0.000832116934450737" calcext:value-type="float">
            <text:p>0.000832116934451</text:p>
          </table:table-cell>
          <table:table-cell table:formula="of:=[.P16]+([.$S16]-[.$O16])/4" office:value-type="float" office:value="0.000608136188664943" calcext:value-type="float">
            <text:p>0.000608136188665</text:p>
          </table:table-cell>
          <table:table-cell table:formula="of:=[.Q16]+([.$S16]-[.$O16])/4" office:value-type="float" office:value="0.00038415544287915" calcext:value-type="float">
            <text:p>0.000384155442879</text:p>
          </table:table-cell>
          <table:table-cell table:style-name="ce12" office:value-type="float" office:value="0.000160174697093357" calcext:value-type="float">
            <text:p>0.000160174697093</text:p>
          </table:table-cell>
          <table:table-cell table:formula="of:=[.S16]+([.$V16]-[.$S16])/3" office:value-type="float" office:value="0.000151934591928456" calcext:value-type="float">
            <text:p>0.000151934591928</text:p>
          </table:table-cell>
          <table:table-cell table:formula="of:=[.T16]+([.$V16]-[.$S16])/3" office:value-type="float" office:value="0.000143694486763555" calcext:value-type="float">
            <text:p>0.000143694486764</text:p>
          </table:table-cell>
          <table:table-cell table:style-name="ce12" office:value-type="float" office:value="0.000135454381598654" calcext:value-type="float">
            <text:p>0.000135454381599</text:p>
          </table:table-cell>
          <table:table-cell table:formula="of:=[.V16]+([.$AA16]-[.$V16])/5" office:value-type="float" office:value="0.000160362976320204" calcext:value-type="float">
            <text:p>0.00016036297632</text:p>
          </table:table-cell>
          <table:table-cell table:formula="of:=[.W16]+([.$AA16]-[.$V16])/5" office:value-type="float" office:value="0.000185271571041755" calcext:value-type="float">
            <text:p>0.000185271571042</text:p>
          </table:table-cell>
          <table:table-cell table:formula="of:=[.X16]+([.$AA16]-[.$V16])/5" office:value-type="float" office:value="0.000210180165763305" calcext:value-type="float">
            <text:p>0.000210180165763</text:p>
          </table:table-cell>
          <table:table-cell table:formula="of:=[.Y16]+([.$AA16]-[.$V16])/5" office:value-type="float" office:value="0.000235088760484856" calcext:value-type="float">
            <text:p>0.000235088760485</text:p>
          </table:table-cell>
          <table:table-cell office:value-type="float" office:value="0.000259997355206406" calcext:value-type="float">
            <text:p>0.000259997355206</text:p>
          </table:table-cell>
          <table:table-cell table:formula="of:=[.AA16]+([.$AE16]-[.$AA16])/4" office:value-type="float" office:value="0.000232514877823458" calcext:value-type="float">
            <text:p>0.000232514877823</text:p>
          </table:table-cell>
          <table:table-cell table:formula="of:=[.AB16]+([.$AE16]-[.$AA16])/4" office:value-type="float" office:value="0.00020503240044051" calcext:value-type="float">
            <text:p>0.000205032400441</text:p>
          </table:table-cell>
          <table:table-cell table:formula="of:=[.AC16]+([.$AE16]-[.$AA16])/4" office:value-type="float" office:value="0.000177549923057563" calcext:value-type="float">
            <text:p>0.000177549923058</text:p>
          </table:table-cell>
          <table:table-cell table:style-name="ce12" office:value-type="float" office:value="0.000150067445674615" calcext:value-type="float">
            <text:p>0.000150067445675</text:p>
          </table:table-cell>
          <table:table-cell table:formula="of:=[.AE16]+([.$AH16]-[.$AE16])/3" office:value-type="float" office:value="0.000184730333748549" calcext:value-type="float">
            <text:p>0.000184730333749</text:p>
          </table:table-cell>
          <table:table-cell table:formula="of:=[.AF16]+([.$AH16]-[.$AE16])/3" office:value-type="float" office:value="0.000219393221822482" calcext:value-type="float">
            <text:p>0.000219393221822</text:p>
          </table:table-cell>
          <table:table-cell table:style-name="ce12" office:value-type="float" office:value="0.000254056109896416" calcext:value-type="float">
            <text:p>0.000254056109896</text:p>
          </table:table-cell>
          <table:table-cell table:formula="of:=[.AH16]+([.$AM16]-[.$AH16])/5" office:value-type="float" office:value="0.00033286514501787" calcext:value-type="float">
            <text:p>0.000332865145018</text:p>
          </table:table-cell>
          <table:table-cell table:formula="of:=[.AI16]+([.$AM16]-[.$AH16])/5" office:value-type="float" office:value="0.000411674180139324" calcext:value-type="float">
            <text:p>0.000411674180139</text:p>
          </table:table-cell>
          <table:table-cell table:formula="of:=[.AJ16]+([.$AM16]-[.$AH16])/5" office:value-type="float" office:value="0.000490483215260779" calcext:value-type="float">
            <text:p>0.000490483215261</text:p>
          </table:table-cell>
          <table:table-cell table:formula="of:=[.AK16]+([.$AM16]-[.$AH16])/5" office:value-type="float" office:value="0.000569292250382233" calcext:value-type="float">
            <text:p>0.000569292250382</text:p>
          </table:table-cell>
          <table:table-cell table:style-name="ce12" office:value-type="float" office:value="0.000648101285503687" calcext:value-type="float">
            <text:p>0.000648101285504</text:p>
          </table:table-cell>
          <table:table-cell table:formula="of:=[.AM16]+([.$AQ16]-[.$AM16])/4" office:value-type="float" office:value="0.000524354958418426" calcext:value-type="float">
            <text:p>0.000524354958418</text:p>
          </table:table-cell>
          <table:table-cell table:formula="of:=[.AN16]+([.$AQ16]-[.$AM16])/4" office:value-type="float" office:value="0.000400608631333165" calcext:value-type="float">
            <text:p>0.000400608631333</text:p>
          </table:table-cell>
          <table:table-cell table:formula="of:=[.AO16]+([.$AQ16]-[.$AM16])/4" office:value-type="float" office:value="0.000276862304247903" calcext:value-type="float">
            <text:p>0.000276862304248</text:p>
          </table:table-cell>
          <table:table-cell office:value-type="float" office:value="0.000153115977162642" calcext:value-type="float">
            <text:p>0.00015311597716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0622246898129145" calcext:value-type="float">
            <text:p>0.000622246898129</text:p>
          </table:table-cell>
          <table:table-cell table:formula="of:=[.O17]+([.$S17]-[.$O17])/4" office:value-type="float" office:value="0.000486099283871279" calcext:value-type="float">
            <text:p>0.000486099283871</text:p>
          </table:table-cell>
          <table:table-cell table:formula="of:=[.P17]+([.$S17]-[.$O17])/4" office:value-type="float" office:value="0.000349951669613413" calcext:value-type="float">
            <text:p>0.000349951669613</text:p>
          </table:table-cell>
          <table:table-cell table:formula="of:=[.Q17]+([.$S17]-[.$O17])/4" office:value-type="float" office:value="0.000213804055355547" calcext:value-type="float">
            <text:p>0.000213804055356</text:p>
          </table:table-cell>
          <table:table-cell office:value-type="float" office:value="0.0000776564410976803" calcext:value-type="float">
            <text:p>7.77E-05</text:p>
          </table:table-cell>
          <table:table-cell table:formula="of:=[.S17]+([.$V17]-[.$S17])/3" office:value-type="float" office:value="0.000138859778494864" calcext:value-type="float">
            <text:p>0.000138859778495</text:p>
          </table:table-cell>
          <table:table-cell table:formula="of:=[.T17]+([.$V17]-[.$S17])/3" office:value-type="float" office:value="0.000200063115892048" calcext:value-type="float">
            <text:p>0.000200063115892</text:p>
          </table:table-cell>
          <table:table-cell table:style-name="ce12" office:value-type="float" office:value="0.000261266453289232" calcext:value-type="float">
            <text:p>0.000261266453289</text:p>
          </table:table-cell>
          <table:table-cell table:formula="of:=[.V17]+([.$AA17]-[.$V17])/5" office:value-type="float" office:value="0.000397645222538237" calcext:value-type="float">
            <text:p>0.000397645222538</text:p>
          </table:table-cell>
          <table:table-cell table:formula="of:=[.W17]+([.$AA17]-[.$V17])/5" office:value-type="float" office:value="0.000534023991787242" calcext:value-type="float">
            <text:p>0.000534023991787</text:p>
          </table:table-cell>
          <table:table-cell table:formula="of:=[.X17]+([.$AA17]-[.$V17])/5" office:value-type="float" office:value="0.000670402761036246" calcext:value-type="float">
            <text:p>0.000670402761036</text:p>
          </table:table-cell>
          <table:table-cell table:formula="of:=[.Y17]+([.$AA17]-[.$V17])/5" office:value-type="float" office:value="0.000806781530285251" calcext:value-type="float">
            <text:p>0.000806781530285</text:p>
          </table:table-cell>
          <table:table-cell office:value-type="float" office:value="0.000943160299534256" calcext:value-type="float">
            <text:p>0.000943160299534</text:p>
          </table:table-cell>
          <table:table-cell table:formula="of:=[.AA17]+([.$AE17]-[.$AA17])/4" office:value-type="float" office:value="0.000832780923960636" calcext:value-type="float">
            <text:p>0.000832780923961</text:p>
          </table:table-cell>
          <table:table-cell table:formula="of:=[.AB17]+([.$AE17]-[.$AA17])/4" office:value-type="float" office:value="0.000722401548387016" calcext:value-type="float">
            <text:p>0.000722401548387</text:p>
          </table:table-cell>
          <table:table-cell table:formula="of:=[.AC17]+([.$AE17]-[.$AA17])/4" office:value-type="float" office:value="0.000612022172813397" calcext:value-type="float">
            <text:p>0.000612022172813</text:p>
          </table:table-cell>
          <table:table-cell table:style-name="ce12" office:value-type="float" office:value="0.000501642797239777" calcext:value-type="float">
            <text:p>0.00050164279724</text:p>
          </table:table-cell>
          <table:table-cell table:formula="of:=[.AE17]+([.$AH17]-[.$AE17])/3" office:value-type="float" office:value="0.000398118616253531" calcext:value-type="float">
            <text:p>0.000398118616254</text:p>
          </table:table-cell>
          <table:table-cell table:formula="of:=[.AF17]+([.$AH17]-[.$AE17])/3" office:value-type="float" office:value="0.000294594435267285" calcext:value-type="float">
            <text:p>0.000294594435267</text:p>
          </table:table-cell>
          <table:table-cell table:style-name="ce12" office:value-type="float" office:value="0.000191070254281039" calcext:value-type="float">
            <text:p>0.000191070254281</text:p>
          </table:table-cell>
          <table:table-cell table:formula="of:=[.AH17]+([.$AM17]-[.$AH17])/5" office:value-type="float" office:value="0.000214607252057068" calcext:value-type="float">
            <text:p>0.000214607252057</text:p>
          </table:table-cell>
          <table:table-cell table:formula="of:=[.AI17]+([.$AM17]-[.$AH17])/5" office:value-type="float" office:value="0.000238144249833097" calcext:value-type="float">
            <text:p>0.000238144249833</text:p>
          </table:table-cell>
          <table:table-cell table:formula="of:=[.AJ17]+([.$AM17]-[.$AH17])/5" office:value-type="float" office:value="0.000261681247609125" calcext:value-type="float">
            <text:p>0.000261681247609</text:p>
          </table:table-cell>
          <table:table-cell table:formula="of:=[.AK17]+([.$AM17]-[.$AH17])/5" office:value-type="float" office:value="0.000285218245385154" calcext:value-type="float">
            <text:p>0.000285218245385</text:p>
          </table:table-cell>
          <table:table-cell table:style-name="ce12" office:value-type="float" office:value="0.000308755243161183" calcext:value-type="float">
            <text:p>0.000308755243161</text:p>
          </table:table-cell>
          <table:table-cell table:formula="of:=[.AM17]+([.$AQ17]-[.$AM17])/4" office:value-type="float" office:value="0.000269790686926543" calcext:value-type="float">
            <text:p>0.000269790686927</text:p>
          </table:table-cell>
          <table:table-cell table:formula="of:=[.AN17]+([.$AQ17]-[.$AM17])/4" office:value-type="float" office:value="0.000230826130691904" calcext:value-type="float">
            <text:p>0.000230826130692</text:p>
          </table:table-cell>
          <table:table-cell table:formula="of:=[.AO17]+([.$AQ17]-[.$AM17])/4" office:value-type="float" office:value="0.000191861574457264" calcext:value-type="float">
            <text:p>0.000191861574457</text:p>
          </table:table-cell>
          <table:table-cell office:value-type="float" office:value="0.000152897018222625" calcext:value-type="float">
            <text:p>0.00015289701822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12" office:value-type="float" office:value="0.000194050620686702" calcext:value-type="float">
            <text:p>0.000194050620687</text:p>
          </table:table-cell>
          <table:table-cell table:formula="of:=[.O18]+([.$S18]-[.$O18])/4" office:value-type="float" office:value="0.000158938705770074" calcext:value-type="float">
            <text:p>0.00015893870577</text:p>
          </table:table-cell>
          <table:table-cell table:formula="of:=[.P18]+([.$S18]-[.$O18])/4" office:value-type="float" office:value="0.000123826790853446" calcext:value-type="float">
            <text:p>0.000123826790853</text:p>
          </table:table-cell>
          <table:table-cell table:formula="of:=[.Q18]+([.$S18]-[.$O18])/4" office:value-type="float" office:value="0.0000887148759368179" calcext:value-type="float">
            <text:p>8.87148759368179E-05</text:p>
          </table:table-cell>
          <table:table-cell office:value-type="float" office:value="0.0000536029610201899" calcext:value-type="float">
            <text:p>5.36E-05</text:p>
          </table:table-cell>
          <table:table-cell table:formula="of:=[.S18]+([.$V18]-[.$S18])/3" office:value-type="float" office:value="0.00012304762248491" calcext:value-type="float">
            <text:p>0.000123047622485</text:p>
          </table:table-cell>
          <table:table-cell table:formula="of:=[.T18]+([.$V18]-[.$S18])/3" office:value-type="float" office:value="0.000192492283949629" calcext:value-type="float">
            <text:p>0.00019249228395</text:p>
          </table:table-cell>
          <table:table-cell table:style-name="ce12" office:value-type="float" office:value="0.000261936945414349" calcext:value-type="float">
            <text:p>0.000261936945414</text:p>
          </table:table-cell>
          <table:table-cell table:formula="of:=[.V18]+([.$AA18]-[.$V18])/5" office:value-type="float" office:value="0.000257214299515783" calcext:value-type="float">
            <text:p>0.000257214299516</text:p>
          </table:table-cell>
          <table:table-cell table:formula="of:=[.W18]+([.$AA18]-[.$V18])/5" office:value-type="float" office:value="0.000252491653617217" calcext:value-type="float">
            <text:p>0.000252491653617</text:p>
          </table:table-cell>
          <table:table-cell table:formula="of:=[.X18]+([.$AA18]-[.$V18])/5" office:value-type="float" office:value="0.000247769007718651" calcext:value-type="float">
            <text:p>0.000247769007719</text:p>
          </table:table-cell>
          <table:table-cell table:formula="of:=[.Y18]+([.$AA18]-[.$V18])/5" office:value-type="float" office:value="0.000243046361820085" calcext:value-type="float">
            <text:p>0.00024304636182</text:p>
          </table:table-cell>
          <table:table-cell office:value-type="float" office:value="0.000238323715921519" calcext:value-type="float">
            <text:p>0.000238323715922</text:p>
          </table:table-cell>
          <table:table-cell table:formula="of:=[.AA18]+([.$AE18]-[.$AA18])/4" office:value-type="float" office:value="0.000235842024753783" calcext:value-type="float">
            <text:p>0.000235842024754</text:p>
          </table:table-cell>
          <table:table-cell table:formula="of:=[.AB18]+([.$AE18]-[.$AA18])/4" office:value-type="float" office:value="0.000233360333586046" calcext:value-type="float">
            <text:p>0.000233360333586</text:p>
          </table:table-cell>
          <table:table-cell table:formula="of:=[.AC18]+([.$AE18]-[.$AA18])/4" office:value-type="float" office:value="0.00023087864241831" calcext:value-type="float">
            <text:p>0.000230878642418</text:p>
          </table:table-cell>
          <table:table-cell table:style-name="ce12" office:value-type="float" office:value="0.000228396951250574" calcext:value-type="float">
            <text:p>0.000228396951251</text:p>
          </table:table-cell>
          <table:table-cell table:formula="of:=[.AE18]+([.$AH18]-[.$AE18])/3" office:value-type="float" office:value="0.000152306271864545" calcext:value-type="float">
            <text:p>0.000152306271865</text:p>
          </table:table-cell>
          <table:table-cell table:formula="of:=[.AF18]+([.$AH18]-[.$AE18])/3" office:value-type="float" office:value="0.0000762155924785156" calcext:value-type="float">
            <text:p>7.62155924785156E-05</text:p>
          </table:table-cell>
          <table:table-cell table:style-name="ce13" office:value-type="float" office:value="0.000000124913092486494" calcext:value-type="float">
            <text:p>1.25E-07</text:p>
          </table:table-cell>
          <table:table-cell table:formula="of:=[.AH18]+([.$AM18]-[.$AH18])/5" office:value-type="float" office:value="0.0000175390790137318" calcext:value-type="float">
            <text:p>1.75390790137318E-05</text:p>
          </table:table-cell>
          <table:table-cell table:formula="of:=[.AI18]+([.$AM18]-[.$AH18])/5" office:value-type="float" office:value="0.0000349532449349771" calcext:value-type="float">
            <text:p>3.49532449349771E-05</text:p>
          </table:table-cell>
          <table:table-cell table:formula="of:=[.AJ18]+([.$AM18]-[.$AH18])/5" office:value-type="float" office:value="0.0000523674108562225" calcext:value-type="float">
            <text:p>5.23674108562225E-05</text:p>
          </table:table-cell>
          <table:table-cell table:formula="of:=[.AK18]+([.$AM18]-[.$AH18])/5" office:value-type="float" office:value="0.0000697815767774678" calcext:value-type="float">
            <text:p>6.97815767774678E-05</text:p>
          </table:table-cell>
          <table:table-cell office:value-type="float" office:value="0.0000871957426987131" calcext:value-type="float">
            <text:p>8.72E-05</text:p>
          </table:table-cell>
          <table:table-cell table:formula="of:=[.AM18]+([.$AQ18]-[.$AM18])/4" office:value-type="float" office:value="0.000136852130450615" calcext:value-type="float">
            <text:p>0.000136852130451</text:p>
          </table:table-cell>
          <table:table-cell table:formula="of:=[.AN18]+([.$AQ18]-[.$AM18])/4" office:value-type="float" office:value="0.000186508518202517" calcext:value-type="float">
            <text:p>0.000186508518203</text:p>
          </table:table-cell>
          <table:table-cell table:formula="of:=[.AO18]+([.$AQ18]-[.$AM18])/4" office:value-type="float" office:value="0.000236164905954419" calcext:value-type="float">
            <text:p>0.000236164905954</text:p>
          </table:table-cell>
          <table:table-cell office:value-type="float" office:value="0.000285821293706321" calcext:value-type="float">
            <text:p>0.0002858212937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 office:value-type="float" office:value="0.000475867926026281" calcext:value-type="float">
            <text:p>0.000475867926026</text:p>
          </table:table-cell>
          <table:table-cell table:formula="of:=[.O19]+([.$S19]-[.$O19])/4" office:value-type="float" office:value="0.000369715893326261" calcext:value-type="float">
            <text:p>0.000369715893326</text:p>
          </table:table-cell>
          <table:table-cell table:formula="of:=[.P19]+([.$S19]-[.$O19])/4" office:value-type="float" office:value="0.000263563860626241" calcext:value-type="float">
            <text:p>0.000263563860626</text:p>
          </table:table-cell>
          <table:table-cell table:formula="of:=[.Q19]+([.$S19]-[.$O19])/4" office:value-type="float" office:value="0.000157411827926221" calcext:value-type="float">
            <text:p>0.000157411827926</text:p>
          </table:table-cell>
          <table:table-cell office:value-type="float" office:value="0.0000512597952262011" calcext:value-type="float">
            <text:p>5.13E-05</text:p>
          </table:table-cell>
          <table:table-cell table:formula="of:=[.S19]+([.$V19]-[.$S19])/3" office:value-type="float" office:value="0.0000680937427624964" calcext:value-type="float">
            <text:p>6.80937427624964E-05</text:p>
          </table:table-cell>
          <table:table-cell table:formula="of:=[.T19]+([.$V19]-[.$S19])/3" office:value-type="float" office:value="0.0000849276902987917" calcext:value-type="float">
            <text:p>8.49276902987917E-05</text:p>
          </table:table-cell>
          <table:table-cell table:style-name="ce12" office:value-type="float" office:value="0.000101761637835087" calcext:value-type="float">
            <text:p>0.000101761637835</text:p>
          </table:table-cell>
          <table:table-cell table:formula="of:=[.V19]+([.$AA19]-[.$V19])/5" office:value-type="float" office:value="0.000141310969999133" calcext:value-type="float">
            <text:p>0.000141310969999</text:p>
          </table:table-cell>
          <table:table-cell table:formula="of:=[.W19]+([.$AA19]-[.$V19])/5" office:value-type="float" office:value="0.00018086030216318" calcext:value-type="float">
            <text:p>0.000180860302163</text:p>
          </table:table-cell>
          <table:table-cell table:formula="of:=[.X19]+([.$AA19]-[.$V19])/5" office:value-type="float" office:value="0.000220409634327226" calcext:value-type="float">
            <text:p>0.000220409634327</text:p>
          </table:table-cell>
          <table:table-cell table:formula="of:=[.Y19]+([.$AA19]-[.$V19])/5" office:value-type="float" office:value="0.000259958966491273" calcext:value-type="float">
            <text:p>0.000259958966491</text:p>
          </table:table-cell>
          <table:table-cell office:value-type="float" office:value="0.000299508298655319" calcext:value-type="float">
            <text:p>0.000299508298655</text:p>
          </table:table-cell>
          <table:table-cell table:formula="of:=[.AA19]+([.$AE19]-[.$AA19])/4" office:value-type="float" office:value="0.000233226043955938" calcext:value-type="float">
            <text:p>0.000233226043956</text:p>
          </table:table-cell>
          <table:table-cell table:formula="of:=[.AB19]+([.$AE19]-[.$AA19])/4" office:value-type="float" office:value="0.000166943789256556" calcext:value-type="float">
            <text:p>0.000166943789257</text:p>
          </table:table-cell>
          <table:table-cell table:formula="of:=[.AC19]+([.$AE19]-[.$AA19])/4" office:value-type="float" office:value="0.000100661534557175" calcext:value-type="float">
            <text:p>0.000100661534557</text:p>
          </table:table-cell>
          <table:table-cell office:value-type="float" office:value="0.0000343792798577933" calcext:value-type="float">
            <text:p>3.44E-05</text:p>
          </table:table-cell>
          <table:table-cell table:formula="of:=[.AE19]+([.$AH19]-[.$AE19])/3" office:value-type="float" office:value="0.0000229843071979439" calcext:value-type="float">
            <text:p>2.29843071979439E-05</text:p>
          </table:table-cell>
          <table:table-cell table:formula="of:=[.AF19]+([.$AH19]-[.$AE19])/3" office:value-type="float" office:value="0.0000115893345380944" calcext:value-type="float">
            <text:p>1.15893345380944E-05</text:p>
          </table:table-cell>
          <table:table-cell table:style-name="ce13" office:value-type="float" office:value="0.000000194361878245008" calcext:value-type="float">
            <text:p>1.94E-07</text:p>
          </table:table-cell>
          <table:table-cell table:formula="of:=[.AH19]+([.$AM19]-[.$AH19])/5" office:value-type="float" office:value="0.0000508915809017432" calcext:value-type="float">
            <text:p>5.08915809017432E-05</text:p>
          </table:table-cell>
          <table:table-cell table:formula="of:=[.AI19]+([.$AM19]-[.$AH19])/5" office:value-type="float" office:value="0.000101588799925241" calcext:value-type="float">
            <text:p>0.000101588799925</text:p>
          </table:table-cell>
          <table:table-cell table:formula="of:=[.AJ19]+([.$AM19]-[.$AH19])/5" office:value-type="float" office:value="0.00015228601894874" calcext:value-type="float">
            <text:p>0.000152286018949</text:p>
          </table:table-cell>
          <table:table-cell table:formula="of:=[.AK19]+([.$AM19]-[.$AH19])/5" office:value-type="float" office:value="0.000202983237972238" calcext:value-type="float">
            <text:p>0.000202983237972</text:p>
          </table:table-cell>
          <table:table-cell table:style-name="ce12" office:value-type="float" office:value="0.000253680456995736" calcext:value-type="float">
            <text:p>0.000253680456996</text:p>
          </table:table-cell>
          <table:table-cell table:formula="of:=[.AM19]+([.$AQ19]-[.$AM19])/4" office:value-type="float" office:value="0.00021602736481487" calcext:value-type="float">
            <text:p>0.000216027364815</text:p>
          </table:table-cell>
          <table:table-cell table:formula="of:=[.AN19]+([.$AQ19]-[.$AM19])/4" office:value-type="float" office:value="0.000178374272634005" calcext:value-type="float">
            <text:p>0.000178374272634</text:p>
          </table:table-cell>
          <table:table-cell table:formula="of:=[.AO19]+([.$AQ19]-[.$AM19])/4" office:value-type="float" office:value="0.00014072118045314" calcext:value-type="float">
            <text:p>0.000140721180453</text:p>
          </table:table-cell>
          <table:table-cell office:value-type="float" office:value="0.000103068088272274" calcext:value-type="float">
            <text:p>0.000103068088272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ce12" office:value-type="float" office:value="0.000627816291780545" calcext:value-type="float">
            <text:p>0.000627816291781</text:p>
          </table:table-cell>
          <table:table-cell table:formula="of:=[.O20]+([.$S20]-[.$O20])/4" office:value-type="float" office:value="0.000485557545549111" calcext:value-type="float">
            <text:p>0.000485557545549</text:p>
          </table:table-cell>
          <table:table-cell table:formula="of:=[.P20]+([.$S20]-[.$O20])/4" office:value-type="float" office:value="0.000343298799317677" calcext:value-type="float">
            <text:p>0.000343298799318</text:p>
          </table:table-cell>
          <table:table-cell table:formula="of:=[.Q20]+([.$S20]-[.$O20])/4" office:value-type="float" office:value="0.000201040053086244" calcext:value-type="float">
            <text:p>0.000201040053086</text:p>
          </table:table-cell>
          <table:table-cell office:value-type="float" office:value="0.0000587813068548099" calcext:value-type="float">
            <text:p>5.88E-05</text:p>
          </table:table-cell>
          <table:table-cell table:formula="of:=[.S20]+([.$V20]-[.$S20])/3" office:value-type="float" office:value="0.0000768653653112873" calcext:value-type="float">
            <text:p>7.68653653112873E-05</text:p>
          </table:table-cell>
          <table:table-cell table:formula="of:=[.T20]+([.$V20]-[.$S20])/3" office:value-type="float" office:value="0.0000949494237677646" calcext:value-type="float">
            <text:p>9.49494237677646E-05</text:p>
          </table:table-cell>
          <table:table-cell table:style-name="ce12" office:value-type="float" office:value="0.000113033482224242" calcext:value-type="float">
            <text:p>0.000113033482224</text:p>
          </table:table-cell>
          <table:table-cell table:formula="of:=[.V20]+([.$AA20]-[.$V20])/5" office:value-type="float" office:value="0.000133028190388606" calcext:value-type="float">
            <text:p>0.000133028190389</text:p>
          </table:table-cell>
          <table:table-cell table:formula="of:=[.W20]+([.$AA20]-[.$V20])/5" office:value-type="float" office:value="0.000153022898552969" calcext:value-type="float">
            <text:p>0.000153022898553</text:p>
          </table:table-cell>
          <table:table-cell table:formula="of:=[.X20]+([.$AA20]-[.$V20])/5" office:value-type="float" office:value="0.000173017606717333" calcext:value-type="float">
            <text:p>0.000173017606717</text:p>
          </table:table-cell>
          <table:table-cell table:formula="of:=[.Y20]+([.$AA20]-[.$V20])/5" office:value-type="float" office:value="0.000193012314881696" calcext:value-type="float">
            <text:p>0.000193012314882</text:p>
          </table:table-cell>
          <table:table-cell office:value-type="float" office:value="0.00021300702304606" calcext:value-type="float">
            <text:p>0.000213007023046</text:p>
          </table:table-cell>
          <table:table-cell table:formula="of:=[.AA20]+([.$AE20]-[.$AA20])/4" office:value-type="float" office:value="0.000166134685862787" calcext:value-type="float">
            <text:p>0.000166134685863</text:p>
          </table:table-cell>
          <table:table-cell table:formula="of:=[.AB20]+([.$AE20]-[.$AA20])/4" office:value-type="float" office:value="0.000119262348679513" calcext:value-type="float">
            <text:p>0.00011926234868</text:p>
          </table:table-cell>
          <table:table-cell table:formula="of:=[.AC20]+([.$AE20]-[.$AA20])/4" office:value-type="float" office:value="0.0000723900114962399" calcext:value-type="float">
            <text:p>7.23900114962399E-05</text:p>
          </table:table-cell>
          <table:table-cell office:value-type="float" office:value="0.0000255176743129665" calcext:value-type="float">
            <text:p>2.55E-05</text:p>
          </table:table-cell>
          <table:table-cell table:formula="of:=[.AE20]+([.$AH20]-[.$AE20])/3" office:value-type="float" office:value="0.0000170622012695299" calcext:value-type="float">
            <text:p>1.70622012695299E-05</text:p>
          </table:table-cell>
          <table:table-cell table:formula="of:=[.AF20]+([.$AH20]-[.$AE20])/3" office:value-type="float" office:value="0.00000860672822609327" calcext:value-type="float">
            <text:p>8.60672822609327E-06</text:p>
          </table:table-cell>
          <table:table-cell table:style-name="ce13" office:value-type="float" office:value="0.000000151255182656647" calcext:value-type="float">
            <text:p>1.51E-07</text:p>
          </table:table-cell>
          <table:table-cell table:formula="of:=[.AH20]+([.$AM20]-[.$AH20])/5" office:value-type="float" office:value="0.0000964627584646405" calcext:value-type="float">
            <text:p>9.64627584646405E-05</text:p>
          </table:table-cell>
          <table:table-cell table:formula="of:=[.AI20]+([.$AM20]-[.$AH20])/5" office:value-type="float" office:value="0.000192774261746624" calcext:value-type="float">
            <text:p>0.000192774261747</text:p>
          </table:table-cell>
          <table:table-cell table:formula="of:=[.AJ20]+([.$AM20]-[.$AH20])/5" office:value-type="float" office:value="0.000289085765028608" calcext:value-type="float">
            <text:p>0.000289085765029</text:p>
          </table:table-cell>
          <table:table-cell table:formula="of:=[.AK20]+([.$AM20]-[.$AH20])/5" office:value-type="float" office:value="0.000385397268310592" calcext:value-type="float">
            <text:p>0.000385397268311</text:p>
          </table:table-cell>
          <table:table-cell table:style-name="ce12" office:value-type="float" office:value="0.000481708771592576" calcext:value-type="float">
            <text:p>0.000481708771593</text:p>
          </table:table-cell>
          <table:table-cell table:formula="of:=[.AM20]+([.$AQ20]-[.$AM20])/4" office:value-type="float" office:value="0.000540857725593373" calcext:value-type="float">
            <text:p>0.000540857725593</text:p>
          </table:table-cell>
          <table:table-cell table:formula="of:=[.AN20]+([.$AQ20]-[.$AM20])/4" office:value-type="float" office:value="0.00060000667959417" calcext:value-type="float">
            <text:p>0.000600006679594</text:p>
          </table:table-cell>
          <table:table-cell table:formula="of:=[.AO20]+([.$AQ20]-[.$AM20])/4" office:value-type="float" office:value="0.000659155633594966" calcext:value-type="float">
            <text:p>0.000659155633595</text:p>
          </table:table-cell>
          <table:table-cell office:value-type="float" office:value="0.000718304587595763" calcext:value-type="float">
            <text:p>0.00071830458759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2" office:value-type="float" office:value="0.000360415673007607" calcext:value-type="float">
            <text:p>0.000360415673008</text:p>
          </table:table-cell>
          <table:table-cell table:formula="of:=[.O21]+([.$S21]-[.$O21])/4" office:value-type="float" office:value="0.000284783085241441" calcext:value-type="float">
            <text:p>0.000284783085241</text:p>
          </table:table-cell>
          <table:table-cell table:formula="of:=[.P21]+([.$S21]-[.$O21])/4" office:value-type="float" office:value="0.000209150497475274" calcext:value-type="float">
            <text:p>0.000209150497475</text:p>
          </table:table-cell>
          <table:table-cell table:formula="of:=[.Q21]+([.$S21]-[.$O21])/4" office:value-type="float" office:value="0.000133517909709108" calcext:value-type="float">
            <text:p>0.000133517909709</text:p>
          </table:table-cell>
          <table:table-cell office:value-type="float" office:value="0.0000578853219429412" calcext:value-type="float">
            <text:p>5.79E-05</text:p>
          </table:table-cell>
          <table:table-cell table:formula="of:=[.S21]+([.$V21]-[.$S21])/3" office:value-type="float" office:value="0.0000969550957310238" calcext:value-type="float">
            <text:p>9.69550957310238E-05</text:p>
          </table:table-cell>
          <table:table-cell table:formula="of:=[.T21]+([.$V21]-[.$S21])/3" office:value-type="float" office:value="0.000136024869519106" calcext:value-type="float">
            <text:p>0.000136024869519</text:p>
          </table:table-cell>
          <table:table-cell table:style-name="ce12" office:value-type="float" office:value="0.000175094643307189" calcext:value-type="float">
            <text:p>0.000175094643307</text:p>
          </table:table-cell>
          <table:table-cell table:formula="of:=[.V21]+([.$AA21]-[.$V21])/5" office:value-type="float" office:value="0.000157179507239235" calcext:value-type="float">
            <text:p>0.000157179507239</text:p>
          </table:table-cell>
          <table:table-cell table:formula="of:=[.W21]+([.$AA21]-[.$V21])/5" office:value-type="float" office:value="0.000139264371171281" calcext:value-type="float">
            <text:p>0.000139264371171</text:p>
          </table:table-cell>
          <table:table-cell table:formula="of:=[.X21]+([.$AA21]-[.$V21])/5" office:value-type="float" office:value="0.000121349235103327" calcext:value-type="float">
            <text:p>0.000121349235103</text:p>
          </table:table-cell>
          <table:table-cell table:formula="of:=[.Y21]+([.$AA21]-[.$V21])/5" office:value-type="float" office:value="0.000103434099035373" calcext:value-type="float">
            <text:p>0.000103434099035</text:p>
          </table:table-cell>
          <table:table-cell table:style-name="ce13" office:value-type="float" office:value="0.0000855189629674193" calcext:value-type="float">
            <text:p>8.55E-05</text:p>
          </table:table-cell>
          <table:table-cell table:formula="of:=[.AA21]+([.$AE21]-[.$AA21])/4" office:value-type="float" office:value="0.0000890336617005584" calcext:value-type="float">
            <text:p>8.90336617005584E-05</text:p>
          </table:table-cell>
          <table:table-cell table:formula="of:=[.AB21]+([.$AE21]-[.$AA21])/4" office:value-type="float" office:value="0.0000925483604336975" calcext:value-type="float">
            <text:p>9.25483604336975E-05</text:p>
          </table:table-cell>
          <table:table-cell table:formula="of:=[.AC21]+([.$AE21]-[.$AA21])/4" office:value-type="float" office:value="0.0000960630591668366" calcext:value-type="float">
            <text:p>9.60630591668366E-05</text:p>
          </table:table-cell>
          <table:table-cell office:value-type="float" office:value="0.0000995777578999757" calcext:value-type="float">
            <text:p>9.96E-05</text:p>
          </table:table-cell>
          <table:table-cell table:formula="of:=[.AE21]+([.$AH21]-[.$AE21])/3" office:value-type="float" office:value="0.0000664362124177334" calcext:value-type="float">
            <text:p>6.64362124177334E-05</text:p>
          </table:table-cell>
          <table:table-cell table:formula="of:=[.AF21]+([.$AH21]-[.$AE21])/3" office:value-type="float" office:value="0.0000332946669354912" calcext:value-type="float">
            <text:p>3.32946669354912E-05</text:p>
          </table:table-cell>
          <table:table-cell table:style-name="ce13" office:value-type="float" office:value="0.000000153121453248893" calcext:value-type="float">
            <text:p>1.53E-07</text:p>
          </table:table-cell>
          <table:table-cell table:formula="of:=[.AH21]+([.$AM21]-[.$AH21])/5" office:value-type="float" office:value="0.0000299964314057093" calcext:value-type="float">
            <text:p>2.99964314057093E-05</text:p>
          </table:table-cell>
          <table:table-cell table:formula="of:=[.AI21]+([.$AM21]-[.$AH21])/5" office:value-type="float" office:value="0.0000598397413581697" calcext:value-type="float">
            <text:p>5.98397413581697E-05</text:p>
          </table:table-cell>
          <table:table-cell table:formula="of:=[.AJ21]+([.$AM21]-[.$AH21])/5" office:value-type="float" office:value="0.0000896830513106302" calcext:value-type="float">
            <text:p>8.96830513106302E-05</text:p>
          </table:table-cell>
          <table:table-cell table:formula="of:=[.AK21]+([.$AM21]-[.$AH21])/5" office:value-type="float" office:value="0.000119526361263091" calcext:value-type="float">
            <text:p>0.000119526361263</text:p>
          </table:table-cell>
          <table:table-cell table:style-name="ce12" office:value-type="float" office:value="0.000149369671215551" calcext:value-type="float">
            <text:p>0.000149369671216</text:p>
          </table:table-cell>
          <table:table-cell table:formula="of:=[.AM21]+([.$AQ21]-[.$AM21])/4" office:value-type="float" office:value="0.000281897239805032" calcext:value-type="float">
            <text:p>0.000281897239805</text:p>
          </table:table-cell>
          <table:table-cell table:formula="of:=[.AN21]+([.$AQ21]-[.$AM21])/4" office:value-type="float" office:value="0.000414424808394512" calcext:value-type="float">
            <text:p>0.000414424808395</text:p>
          </table:table-cell>
          <table:table-cell table:formula="of:=[.AO21]+([.$AQ21]-[.$AM21])/4" office:value-type="float" office:value="0.000546952376983993" calcext:value-type="float">
            <text:p>0.000546952376984</text:p>
          </table:table-cell>
          <table:table-cell office:value-type="float" office:value="0.000679479945573473" calcext:value-type="float">
            <text:p>0.000679479945573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2" office:value-type="float" office:value="0.000188837299263604" calcext:value-type="float">
            <text:p>0.000188837299264</text:p>
          </table:table-cell>
          <table:table-cell table:formula="of:=[.O22]+([.$S22]-[.$O22])/4" office:value-type="float" office:value="0.000148264244096609" calcext:value-type="float">
            <text:p>0.000148264244097</text:p>
          </table:table-cell>
          <table:table-cell table:formula="of:=[.P22]+([.$S22]-[.$O22])/4" office:value-type="float" office:value="0.000107691188929614" calcext:value-type="float">
            <text:p>0.00010769118893</text:p>
          </table:table-cell>
          <table:table-cell table:formula="of:=[.Q22]+([.$S22]-[.$O22])/4" office:value-type="float" office:value="0.0000671181337626196" calcext:value-type="float">
            <text:p>6.71181337626196E-05</text:p>
          </table:table-cell>
          <table:table-cell office:value-type="float" office:value="0.0000265450785956248" calcext:value-type="float">
            <text:p>2.65E-05</text:p>
          </table:table-cell>
          <table:table-cell table:formula="of:=[.S22]+([.$V22]-[.$S22])/3" office:value-type="float" office:value="0.0000353605219503431" calcext:value-type="float">
            <text:p>3.53605219503431E-05</text:p>
          </table:table-cell>
          <table:table-cell table:formula="of:=[.T22]+([.$V22]-[.$S22])/3" office:value-type="float" office:value="0.0000441759653050614" calcext:value-type="float">
            <text:p>4.41759653050614E-05</text:p>
          </table:table-cell>
          <table:table-cell office:value-type="float" office:value="0.0000529914086597797" calcext:value-type="float">
            <text:p>5.30E-05</text:p>
          </table:table-cell>
          <table:table-cell table:formula="of:=[.V22]+([.$AA22]-[.$V22])/5" office:value-type="float" office:value="0.0000664642674772218" calcext:value-type="float">
            <text:p>6.64642674772218E-05</text:p>
          </table:table-cell>
          <table:table-cell table:formula="of:=[.W22]+([.$AA22]-[.$V22])/5" office:value-type="float" office:value="0.0000799371262946638" calcext:value-type="float">
            <text:p>7.99371262946638E-05</text:p>
          </table:table-cell>
          <table:table-cell table:formula="of:=[.X22]+([.$AA22]-[.$V22])/5" office:value-type="float" office:value="0.0000934099851121059" calcext:value-type="float">
            <text:p>9.34099851121059E-05</text:p>
          </table:table-cell>
          <table:table-cell table:formula="of:=[.Y22]+([.$AA22]-[.$V22])/5" office:value-type="float" office:value="0.000106882843929548" calcext:value-type="float">
            <text:p>0.00010688284393</text:p>
          </table:table-cell>
          <table:table-cell office:value-type="float" office:value="0.00012035570274699" calcext:value-type="float">
            <text:p>0.000120355702747</text:p>
          </table:table-cell>
          <table:table-cell table:formula="of:=[.AA22]+([.$AE22]-[.$AA22])/4" office:value-type="float" office:value="0.00010612689055128" calcext:value-type="float">
            <text:p>0.000106126890551</text:p>
          </table:table-cell>
          <table:table-cell table:formula="of:=[.AB22]+([.$AE22]-[.$AA22])/4" office:value-type="float" office:value="0.000091898078355569" calcext:value-type="float">
            <text:p>9.1898078355569E-05</text:p>
          </table:table-cell>
          <table:table-cell table:formula="of:=[.AC22]+([.$AE22]-[.$AA22])/4" office:value-type="float" office:value="0.0000776692661598585" calcext:value-type="float">
            <text:p>7.76692661598585E-05</text:p>
          </table:table-cell>
          <table:table-cell office:value-type="float" office:value="0.000063440453964148" calcext:value-type="float">
            <text:p>6.34E-05</text:p>
          </table:table-cell>
          <table:table-cell table:formula="of:=[.AE22]+([.$AH22]-[.$AE22])/3" office:value-type="float" office:value="0.0000423271824941252" calcext:value-type="float">
            <text:p>4.23271824941252E-05</text:p>
          </table:table-cell>
          <table:table-cell table:formula="of:=[.AF22]+([.$AH22]-[.$AE22])/3" office:value-type="float" office:value="0.0000212139110241023" calcext:value-type="float">
            <text:p>2.12139110241023E-05</text:p>
          </table:table-cell>
          <table:table-cell table:style-name="ce13" office:value-type="float" office:value="0.000000100639554079461" calcext:value-type="float">
            <text:p>1.01E-07</text:p>
          </table:table-cell>
          <table:table-cell table:formula="of:=[.AH22]+([.$AM22]-[.$AH22])/5" office:value-type="float" office:value="0.00000269649685729589" calcext:value-type="float">
            <text:p>2.69649685729589E-06</text:p>
          </table:table-cell>
          <table:table-cell table:formula="of:=[.AI22]+([.$AM22]-[.$AH22])/5" office:value-type="float" office:value="0.00000529235416051232" calcext:value-type="float">
            <text:p>5.29235416051232E-06</text:p>
          </table:table-cell>
          <table:table-cell table:formula="of:=[.AJ22]+([.$AM22]-[.$AH22])/5" office:value-type="float" office:value="0.00000788821146372874" calcext:value-type="float">
            <text:p>7.88821146372874E-06</text:p>
          </table:table-cell>
          <table:table-cell table:formula="of:=[.AK22]+([.$AM22]-[.$AH22])/5" office:value-type="float" office:value="0.0000104840687669452" calcext:value-type="float">
            <text:p>1.04840687669452E-05</text:p>
          </table:table-cell>
          <table:table-cell office:value-type="float" office:value="0.0000130799260701616" calcext:value-type="float">
            <text:p>1.31E-05</text:p>
          </table:table-cell>
          <table:table-cell table:formula="of:=[.AM22]+([.$AQ22]-[.$AM22])/4" office:value-type="float" office:value="0.000303831912350591" calcext:value-type="float">
            <text:p>0.000303831912351</text:p>
          </table:table-cell>
          <table:table-cell table:formula="of:=[.AN22]+([.$AQ22]-[.$AM22])/4" office:value-type="float" office:value="0.000594583898631021" calcext:value-type="float">
            <text:p>0.000594583898631</text:p>
          </table:table-cell>
          <table:table-cell table:formula="of:=[.AO22]+([.$AQ22]-[.$AM22])/4" office:value-type="float" office:value="0.00088533588491145" calcext:value-type="float">
            <text:p>0.000885335884911</text:p>
          </table:table-cell>
          <table:table-cell office:value-type="float" office:value="0.00117608787119188" calcext:value-type="float">
            <text:p>0.00117608787119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office:value-type="float" office:value="0.000298769045796602" calcext:value-type="float">
            <text:p>0.000298769045797</text:p>
          </table:table-cell>
          <table:table-cell table:formula="of:=[.O23]+([.$S23]-[.$O23])/4" office:value-type="float" office:value="0.000236293813705428" calcext:value-type="float">
            <text:p>0.000236293813705</text:p>
          </table:table-cell>
          <table:table-cell table:formula="of:=[.P23]+([.$S23]-[.$O23])/4" office:value-type="float" office:value="0.000173818581614253" calcext:value-type="float">
            <text:p>0.000173818581614</text:p>
          </table:table-cell>
          <table:table-cell table:formula="of:=[.Q23]+([.$S23]-[.$O23])/4" office:value-type="float" office:value="0.000111343349523079" calcext:value-type="float">
            <text:p>0.000111343349523</text:p>
          </table:table-cell>
          <table:table-cell office:value-type="float" office:value="0.0000488681174319049" calcext:value-type="float">
            <text:p>4.89E-05</text:p>
          </table:table-cell>
          <table:table-cell table:formula="of:=[.S23]+([.$V23]-[.$S23])/3" office:value-type="float" office:value="0.0000989720598780363" calcext:value-type="float">
            <text:p>9.89720598780363E-05</text:p>
          </table:table-cell>
          <table:table-cell table:formula="of:=[.T23]+([.$V23]-[.$S23])/3" office:value-type="float" office:value="0.000149076002324168" calcext:value-type="float">
            <text:p>0.000149076002324</text:p>
          </table:table-cell>
          <table:table-cell table:style-name="ce12" office:value-type="float" office:value="0.000199179944770299" calcext:value-type="float">
            <text:p>0.00019917994477</text:p>
          </table:table-cell>
          <table:table-cell table:formula="of:=[.V23]+([.$AA23]-[.$V23])/5" office:value-type="float" office:value="0.000174240636597624" calcext:value-type="float">
            <text:p>0.000174240636598</text:p>
          </table:table-cell>
          <table:table-cell table:formula="of:=[.W23]+([.$AA23]-[.$V23])/5" office:value-type="float" office:value="0.000149301328424948" calcext:value-type="float">
            <text:p>0.000149301328425</text:p>
          </table:table-cell>
          <table:table-cell table:formula="of:=[.X23]+([.$AA23]-[.$V23])/5" office:value-type="float" office:value="0.000124362020252273" calcext:value-type="float">
            <text:p>0.000124362020252</text:p>
          </table:table-cell>
          <table:table-cell table:formula="of:=[.Y23]+([.$AA23]-[.$V23])/5" office:value-type="float" office:value="0.0000994227120795972" calcext:value-type="float">
            <text:p>9.94227120795972E-05</text:p>
          </table:table-cell>
          <table:table-cell table:style-name="ce13" office:value-type="float" office:value="0.0000744834039069217" calcext:value-type="float">
            <text:p>7.45E-05</text:p>
          </table:table-cell>
          <table:table-cell table:formula="of:=[.AA23]+([.$AE23]-[.$AA23])/4" office:value-type="float" office:value="0.0000972969278353373" calcext:value-type="float">
            <text:p>9.72969278353373E-05</text:p>
          </table:table-cell>
          <table:table-cell table:formula="of:=[.AB23]+([.$AE23]-[.$AA23])/4" office:value-type="float" office:value="0.000120110451763753" calcext:value-type="float">
            <text:p>0.000120110451764</text:p>
          </table:table-cell>
          <table:table-cell table:formula="of:=[.AC23]+([.$AE23]-[.$AA23])/4" office:value-type="float" office:value="0.000142923975692168" calcext:value-type="float">
            <text:p>0.000142923975692</text:p>
          </table:table-cell>
          <table:table-cell table:style-name="ce12" office:value-type="float" office:value="0.000165737499620584" calcext:value-type="float">
            <text:p>0.000165737499621</text:p>
          </table:table-cell>
          <table:table-cell table:formula="of:=[.AE23]+([.$AH23]-[.$AE23])/3" office:value-type="float" office:value="0.00011051121953366" calcext:value-type="float">
            <text:p>0.000110511219534</text:p>
          </table:table-cell>
          <table:table-cell table:formula="of:=[.AF23]+([.$AH23]-[.$AE23])/3" office:value-type="float" office:value="0.0000552849394467358" calcext:value-type="float">
            <text:p>5.52849394467358E-05</text:p>
          </table:table-cell>
          <table:table-cell table:style-name="ce13" office:value-type="float" office:value="0.000000058659359811683" calcext:value-type="float">
            <text:p>5.87E-08</text:p>
          </table:table-cell>
          <table:table-cell table:formula="of:=[.AH23]+([.$AM23]-[.$AH23])/5" office:value-type="float" office:value="0.000000181412412165277" calcext:value-type="float">
            <text:p>1.81412412165277E-07</text:p>
          </table:table-cell>
          <table:table-cell table:formula="of:=[.AI23]+([.$AM23]-[.$AH23])/5" office:value-type="float" office:value="0.000000304165464518872" calcext:value-type="float">
            <text:p>3.04165464518872E-07</text:p>
          </table:table-cell>
          <table:table-cell table:formula="of:=[.AJ23]+([.$AM23]-[.$AH23])/5" office:value-type="float" office:value="0.000000426918516872466" calcext:value-type="float">
            <text:p>4.26918516872466E-07</text:p>
          </table:table-cell>
          <table:table-cell table:formula="of:=[.AK23]+([.$AM23]-[.$AH23])/5" office:value-type="float" office:value="0.000000549671569226061" calcext:value-type="float">
            <text:p>5.49671569226061E-07</text:p>
          </table:table-cell>
          <table:table-cell office:value-type="float" office:value="0.000000672424621579655" calcext:value-type="float">
            <text:p>6.72E-07</text:p>
          </table:table-cell>
          <table:table-cell table:formula="of:=[.AM23]+([.$AQ23]-[.$AM23])/4" office:value-type="float" office:value="0.0000175790400413744" calcext:value-type="float">
            <text:p>1.75790400413744E-05</text:p>
          </table:table-cell>
          <table:table-cell table:formula="of:=[.AN23]+([.$AQ23]-[.$AM23])/4" office:value-type="float" office:value="0.0000344856554611691" calcext:value-type="float">
            <text:p>3.44856554611691E-05</text:p>
          </table:table-cell>
          <table:table-cell table:formula="of:=[.AO23]+([.$AQ23]-[.$AM23])/4" office:value-type="float" office:value="0.0000513922708809639" calcext:value-type="float">
            <text:p>5.13922708809639E-05</text:p>
          </table:table-cell>
          <table:table-cell table:style-name="ce13" office:value-type="float" office:value="0.0000682988863007586" calcext:value-type="float">
            <text:p>6.83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12" office:value-type="float" office:value="0.000177957580537615" calcext:value-type="float">
            <text:p>0.000177957580538</text:p>
          </table:table-cell>
          <table:table-cell table:formula="of:=[.O24]+([.$S24]-[.$O24])/4" office:value-type="float" office:value="0.000136041431678291" calcext:value-type="float">
            <text:p>0.000136041431678</text:p>
          </table:table-cell>
          <table:table-cell table:formula="of:=[.P24]+([.$S24]-[.$O24])/4" office:value-type="float" office:value="0.0000941252828189666" calcext:value-type="float">
            <text:p>9.41252828189666E-05</text:p>
          </table:table-cell>
          <table:table-cell table:formula="of:=[.Q24]+([.$S24]-[.$O24])/4" office:value-type="float" office:value="0.0000522091339596423" calcext:value-type="float">
            <text:p>5.22091339596423E-05</text:p>
          </table:table-cell>
          <table:table-cell office:value-type="float" office:value="0.0000102929851003181" calcext:value-type="float">
            <text:p>1.03E-05</text:p>
          </table:table-cell>
          <table:table-cell table:formula="of:=[.S24]+([.$V24]-[.$S24])/3" office:value-type="float" office:value="0.0000661470663094781" calcext:value-type="float">
            <text:p>6.61470663094781E-05</text:p>
          </table:table-cell>
          <table:table-cell table:formula="of:=[.T24]+([.$V24]-[.$S24])/3" office:value-type="float" office:value="0.000122001147518638" calcext:value-type="float">
            <text:p>0.000122001147519</text:p>
          </table:table-cell>
          <table:table-cell table:style-name="ce12" office:value-type="float" office:value="0.000177855228727798" calcext:value-type="float">
            <text:p>0.000177855228728</text:p>
          </table:table-cell>
          <table:table-cell table:formula="of:=[.V24]+([.$AA24]-[.$V24])/5" office:value-type="float" office:value="0.000154652054882745" calcext:value-type="float">
            <text:p>0.000154652054883</text:p>
          </table:table-cell>
          <table:table-cell table:formula="of:=[.W24]+([.$AA24]-[.$V24])/5" office:value-type="float" office:value="0.000131448881037691" calcext:value-type="float">
            <text:p>0.000131448881038</text:p>
          </table:table-cell>
          <table:table-cell table:formula="of:=[.X24]+([.$AA24]-[.$V24])/5" office:value-type="float" office:value="0.000108245707192638" calcext:value-type="float">
            <text:p>0.000108245707193</text:p>
          </table:table-cell>
          <table:table-cell table:formula="of:=[.Y24]+([.$AA24]-[.$V24])/5" office:value-type="float" office:value="0.0000850425333475846" calcext:value-type="float">
            <text:p>8.50425333475846E-05</text:p>
          </table:table-cell>
          <table:table-cell table:style-name="ce13" office:value-type="float" office:value="0.0000618393595025312" calcext:value-type="float">
            <text:p>6.18E-05</text:p>
          </table:table-cell>
          <table:table-cell table:formula="of:=[.AA24]+([.$AE24]-[.$AA24])/4" office:value-type="float" office:value="0.0000700417607737255" calcext:value-type="float">
            <text:p>7.00417607737255E-05</text:p>
          </table:table-cell>
          <table:table-cell table:formula="of:=[.AB24]+([.$AE24]-[.$AA24])/4" office:value-type="float" office:value="0.0000782441620449198" calcext:value-type="float">
            <text:p>7.82441620449198E-05</text:p>
          </table:table-cell>
          <table:table-cell table:formula="of:=[.AC24]+([.$AE24]-[.$AA24])/4" office:value-type="float" office:value="0.0000864465633161142" calcext:value-type="float">
            <text:p>8.64465633161142E-05</text:p>
          </table:table-cell>
          <table:table-cell office:value-type="float" office:value="0.0000946489645873085" calcext:value-type="float">
            <text:p>9.46E-05</text:p>
          </table:table-cell>
          <table:table-cell table:formula="of:=[.AE24]+([.$AH24]-[.$AE24])/3" office:value-type="float" office:value="0.0000631271089661178" calcext:value-type="float">
            <text:p>6.31271089661178E-05</text:p>
          </table:table-cell>
          <table:table-cell table:formula="of:=[.AF24]+([.$AH24]-[.$AE24])/3" office:value-type="float" office:value="0.000031605253344927" calcext:value-type="float">
            <text:p>3.1605253344927E-05</text:p>
          </table:table-cell>
          <table:table-cell table:style-name="ce13" office:value-type="float" office:value="0.0000000833977237363242" calcext:value-type="float">
            <text:p>8.34E-08</text:p>
          </table:table-cell>
          <table:table-cell table:formula="of:=[.AH24]+([.$AM24]-[.$AH24])/5" office:value-type="float" office:value="0.0000056898175029347" calcext:value-type="float">
            <text:p>5.6898175029347E-06</text:p>
          </table:table-cell>
          <table:table-cell table:formula="of:=[.AI24]+([.$AM24]-[.$AH24])/5" office:value-type="float" office:value="0.0000112962372821331" calcext:value-type="float">
            <text:p>1.12962372821331E-05</text:p>
          </table:table-cell>
          <table:table-cell table:formula="of:=[.AJ24]+([.$AM24]-[.$AH24])/5" office:value-type="float" office:value="0.0000169026570613314" calcext:value-type="float">
            <text:p>1.69026570613314E-05</text:p>
          </table:table-cell>
          <table:table-cell table:formula="of:=[.AK24]+([.$AM24]-[.$AH24])/5" office:value-type="float" office:value="0.0000225090768405298" calcext:value-type="float">
            <text:p>2.25090768405298E-05</text:p>
          </table:table-cell>
          <table:table-cell office:value-type="float" office:value="0.0000281154966197282" calcext:value-type="float">
            <text:p>2.81E-05</text:p>
          </table:table-cell>
          <table:table-cell table:formula="of:=[.AM24]+([.$AQ24]-[.$AM24])/4" office:value-type="float" office:value="0.0000539147334899181" calcext:value-type="float">
            <text:p>5.39147334899181E-05</text:p>
          </table:table-cell>
          <table:table-cell table:formula="of:=[.AN24]+([.$AQ24]-[.$AM24])/4" office:value-type="float" office:value="0.0000797139703601081" calcext:value-type="float">
            <text:p>7.97139703601081E-05</text:p>
          </table:table-cell>
          <table:table-cell table:formula="of:=[.AO24]+([.$AQ24]-[.$AM24])/4" office:value-type="float" office:value="0.000105513207230298" calcext:value-type="float">
            <text:p>0.00010551320723</text:p>
          </table:table-cell>
          <table:table-cell office:value-type="float" office:value="0.000131312444100488" calcext:value-type="float">
            <text:p>0.000131312444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12" office:value-type="float" office:value="0.000283650278662802" calcext:value-type="float">
            <text:p>0.000283650278663</text:p>
          </table:table-cell>
          <table:table-cell table:formula="of:=[.O25]+([.$S25]-[.$O25])/4" office:value-type="float" office:value="0.000233767899409241" calcext:value-type="float">
            <text:p>0.000233767899409</text:p>
          </table:table-cell>
          <table:table-cell table:formula="of:=[.P25]+([.$S25]-[.$O25])/4" office:value-type="float" office:value="0.000183885520155679" calcext:value-type="float">
            <text:p>0.000183885520156</text:p>
          </table:table-cell>
          <table:table-cell table:formula="of:=[.Q25]+([.$S25]-[.$O25])/4" office:value-type="float" office:value="0.000134003140902118" calcext:value-type="float">
            <text:p>0.000134003140902</text:p>
          </table:table-cell>
          <table:table-cell office:value-type="float" office:value="0.0000841207616485568" calcext:value-type="float">
            <text:p>8.41E-05</text:p>
          </table:table-cell>
          <table:table-cell table:formula="of:=[.S25]+([.$V25]-[.$S25])/3" office:value-type="float" office:value="0.0000833898114730551" calcext:value-type="float">
            <text:p>8.33898114730551E-05</text:p>
          </table:table-cell>
          <table:table-cell table:formula="of:=[.T25]+([.$V25]-[.$S25])/3" office:value-type="float" office:value="0.0000826588612975533" calcext:value-type="float">
            <text:p>8.26588612975533E-05</text:p>
          </table:table-cell>
          <table:table-cell office:value-type="float" office:value="0.0000819279111220516" calcext:value-type="float">
            <text:p>8.19E-05</text:p>
          </table:table-cell>
          <table:table-cell table:formula="of:=[.V25]+([.$AA25]-[.$V25])/5" office:value-type="float" office:value="0.0000742124949488999" calcext:value-type="float">
            <text:p>7.42124949488999E-05</text:p>
          </table:table-cell>
          <table:table-cell table:formula="of:=[.W25]+([.$AA25]-[.$V25])/5" office:value-type="float" office:value="0.0000664970787757482" calcext:value-type="float">
            <text:p>6.64970787757482E-05</text:p>
          </table:table-cell>
          <table:table-cell table:formula="of:=[.X25]+([.$AA25]-[.$V25])/5" office:value-type="float" office:value="0.0000587816626025965" calcext:value-type="float">
            <text:p>5.87816626025965E-05</text:p>
          </table:table-cell>
          <table:table-cell table:formula="of:=[.Y25]+([.$AA25]-[.$V25])/5" office:value-type="float" office:value="0.0000510662464294447" calcext:value-type="float">
            <text:p>5.10662464294447E-05</text:p>
          </table:table-cell>
          <table:table-cell table:style-name="ce13" office:value-type="float" office:value="0.000043350830256293" calcext:value-type="float">
            <text:p>4.34E-05</text:p>
          </table:table-cell>
          <table:table-cell table:formula="of:=[.AA25]+([.$AE25]-[.$AA25])/4" office:value-type="float" office:value="0.0000452112252106508" calcext:value-type="float">
            <text:p>4.52112252106508E-05</text:p>
          </table:table-cell>
          <table:table-cell table:formula="of:=[.AB25]+([.$AE25]-[.$AA25])/4" office:value-type="float" office:value="0.0000470716201650086" calcext:value-type="float">
            <text:p>4.70716201650086E-05</text:p>
          </table:table-cell>
          <table:table-cell table:formula="of:=[.AC25]+([.$AE25]-[.$AA25])/4" office:value-type="float" office:value="0.0000489320151193664" calcext:value-type="float">
            <text:p>4.89320151193664E-05</text:p>
          </table:table-cell>
          <table:table-cell office:value-type="float" office:value="0.0000507924100737242" calcext:value-type="float">
            <text:p>5.08E-05</text:p>
          </table:table-cell>
          <table:table-cell table:formula="of:=[.AE25]+([.$AM25]-[.$AE25])/8" office:value-type="float" office:value="0.0000446722633003033" calcext:value-type="float">
            <text:p>4.46722633003033E-05</text:p>
          </table:table-cell>
          <table:table-cell table:formula="of:=[.AF25]+([.$AM25]-[.$AE25])/8" office:value-type="float" office:value="0.0000385521165268824" calcext:value-type="float">
            <text:p>3.85521165268824E-05</text:p>
          </table:table-cell>
          <table:table-cell table:formula="of:=[.AG25]+([.$AM25]-[.$AE25])/8" office:value-type="float" office:value="0.0000324319697534616" calcext:value-type="float">
            <text:p>3.24319697534616E-05</text:p>
          </table:table-cell>
          <table:table-cell table:formula="of:=[.AH25]+([.$AM25]-[.$AE25])/8" office:value-type="float" office:value="0.0000263118229800407" calcext:value-type="float">
            <text:p>2.63118229800407E-05</text:p>
          </table:table-cell>
          <table:table-cell table:formula="of:=[.AI25]+([.$AM25]-[.$AE25])/8" office:value-type="float" office:value="0.0000201916762066198" calcext:value-type="float">
            <text:p>2.01916762066198E-05</text:p>
          </table:table-cell>
          <table:table-cell table:formula="of:=[.AJ25]+([.$AM25]-[.$AE25])/8" office:value-type="float" office:value="0.0000140715294331989" calcext:value-type="float">
            <text:p>1.40715294331989E-05</text:p>
          </table:table-cell>
          <table:table-cell table:formula="of:=[.AK25]+([.$AM25]-[.$AE25])/8" office:value-type="float" office:value="0.00000795138265977806" calcext:value-type="float">
            <text:p>7.95138265977806E-06</text:p>
          </table:table-cell>
          <table:table-cell office:value-type="float" office:value="0.00000183123588635718" calcext:value-type="float">
            <text:p>1.83E-06</text:p>
          </table:table-cell>
          <table:table-cell table:formula="of:=[.AM25]+([.$AQ25]-[.$AM25])/4" office:value-type="float" office:value="0.0000480227080304659" calcext:value-type="float">
            <text:p>4.80227080304659E-05</text:p>
          </table:table-cell>
          <table:table-cell table:formula="of:=[.AN25]+([.$AQ25]-[.$AM25])/4" office:value-type="float" office:value="0.0000942141801745746" calcext:value-type="float">
            <text:p>9.42141801745746E-05</text:p>
          </table:table-cell>
          <table:table-cell table:formula="of:=[.AO25]+([.$AQ25]-[.$AM25])/4" office:value-type="float" office:value="0.000140405652318683" calcext:value-type="float">
            <text:p>0.000140405652319</text:p>
          </table:table-cell>
          <table:table-cell office:value-type="float" office:value="0.000186597124462792" calcext:value-type="float">
            <text:p>0.00018659712446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office:value-type="float" office:value="0.000218267148196714" calcext:value-type="float">
            <text:p>0.000218267148197</text:p>
          </table:table-cell>
          <table:table-cell table:formula="of:=[.O26]+([.$S26]-[.$O26])/4" office:value-type="float" office:value="0.000170878091708466" calcext:value-type="float">
            <text:p>0.000170878091708</text:p>
          </table:table-cell>
          <table:table-cell table:formula="of:=[.P26]+([.$S26]-[.$O26])/4" office:value-type="float" office:value="0.000123489035220218" calcext:value-type="float">
            <text:p>0.00012348903522</text:p>
          </table:table-cell>
          <table:table-cell table:formula="of:=[.Q26]+([.$S26]-[.$O26])/4" office:value-type="float" office:value="0.0000760999787319705" calcext:value-type="float">
            <text:p>7.60999787319705E-05</text:p>
          </table:table-cell>
          <table:table-cell office:value-type="float" office:value="0.0000287109222437227" calcext:value-type="float">
            <text:p>2.87E-05</text:p>
          </table:table-cell>
          <table:table-cell table:formula="of:=[.S26]+([.$V26]-[.$S26])/3" office:value-type="float" office:value="0.0000450831141090274" calcext:value-type="float">
            <text:p>4.50831141090274E-05</text:p>
          </table:table-cell>
          <table:table-cell table:formula="of:=[.T26]+([.$V26]-[.$S26])/3" office:value-type="float" office:value="0.0000614553059743322" calcext:value-type="float">
            <text:p>6.14553059743322E-05</text:p>
          </table:table-cell>
          <table:table-cell office:value-type="float" office:value="0.0000778274978396369" calcext:value-type="float">
            <text:p>7.78E-05</text:p>
          </table:table-cell>
          <table:table-cell table:formula="of:=[.V26]+([.$AA26]-[.$V26])/5" office:value-type="float" office:value="0.000119799660350645" calcext:value-type="float">
            <text:p>0.000119799660351</text:p>
          </table:table-cell>
          <table:table-cell table:formula="of:=[.W26]+([.$AA26]-[.$V26])/5" office:value-type="float" office:value="0.000161771822861654" calcext:value-type="float">
            <text:p>0.000161771822862</text:p>
          </table:table-cell>
          <table:table-cell table:formula="of:=[.X26]+([.$AA26]-[.$V26])/5" office:value-type="float" office:value="0.000203743985372662" calcext:value-type="float">
            <text:p>0.000203743985373</text:p>
          </table:table-cell>
          <table:table-cell table:formula="of:=[.Y26]+([.$AA26]-[.$V26])/5" office:value-type="float" office:value="0.000245716147883671" calcext:value-type="float">
            <text:p>0.000245716147884</text:p>
          </table:table-cell>
          <table:table-cell office:value-type="float" office:value="0.000287688310394679" calcext:value-type="float">
            <text:p>0.000287688310395</text:p>
          </table:table-cell>
          <table:table-cell table:formula="of:=[.AA26]+([.$AE26]-[.$AA26])/4" office:value-type="float" office:value="0.000221507772785178" calcext:value-type="float">
            <text:p>0.000221507772785</text:p>
          </table:table-cell>
          <table:table-cell table:formula="of:=[.AB26]+([.$AE26]-[.$AA26])/4" office:value-type="float" office:value="0.000155327235175677" calcext:value-type="float">
            <text:p>0.000155327235176</text:p>
          </table:table-cell>
          <table:table-cell table:formula="of:=[.AC26]+([.$AE26]-[.$AA26])/4" office:value-type="float" office:value="0.0000891466975661763" calcext:value-type="float">
            <text:p>8.91466975661763E-05</text:p>
          </table:table-cell>
          <table:table-cell office:value-type="float" office:value="0.0000229661599566753" calcext:value-type="float">
            <text:p>2.30E-05</text:p>
          </table:table-cell>
          <table:table-cell table:formula="of:=[.AE26]+([.$AM26]-[.$AE26])/8" office:value-type="float" office:value="0.0000386150778265684" calcext:value-type="float">
            <text:p>3.86150778265684E-05</text:p>
          </table:table-cell>
          <table:table-cell table:formula="of:=[.AF26]+([.$AM26]-[.$AE26])/8" office:value-type="float" office:value="0.0000542639956964615" calcext:value-type="float">
            <text:p>5.42639956964615E-05</text:p>
          </table:table-cell>
          <table:table-cell table:formula="of:=[.AG26]+([.$AM26]-[.$AE26])/8" office:value-type="float" office:value="0.0000699129135663546" calcext:value-type="float">
            <text:p>6.99129135663546E-05</text:p>
          </table:table-cell>
          <table:table-cell table:formula="of:=[.AH26]+([.$AM26]-[.$AE26])/8" office:value-type="float" office:value="0.0000855618314362476" calcext:value-type="float">
            <text:p>8.55618314362476E-05</text:p>
          </table:table-cell>
          <table:table-cell table:formula="of:=[.AI26]+([.$AM26]-[.$AE26])/8" office:value-type="float" office:value="0.000101210749306141" calcext:value-type="float">
            <text:p>0.000101210749306</text:p>
          </table:table-cell>
          <table:table-cell table:formula="of:=[.AJ26]+([.$AM26]-[.$AE26])/8" office:value-type="float" office:value="0.000116859667176034" calcext:value-type="float">
            <text:p>0.000116859667176</text:p>
          </table:table-cell>
          <table:table-cell table:formula="of:=[.AK26]+([.$AM26]-[.$AE26])/8" office:value-type="float" office:value="0.000132508585045927" calcext:value-type="float">
            <text:p>0.000132508585046</text:p>
          </table:table-cell>
          <table:table-cell table:style-name="ce12" office:value-type="float" office:value="0.00014815750291582" calcext:value-type="float">
            <text:p>0.000148157502916</text:p>
          </table:table-cell>
          <table:table-cell table:formula="of:=[.AM26]+([.$AQ26]-[.$AM26])/4" office:value-type="float" office:value="0.000293202833373577" calcext:value-type="float">
            <text:p>0.000293202833374</text:p>
          </table:table-cell>
          <table:table-cell table:formula="of:=[.AN26]+([.$AQ26]-[.$AM26])/4" office:value-type="float" office:value="0.000438248163831334" calcext:value-type="float">
            <text:p>0.000438248163831</text:p>
          </table:table-cell>
          <table:table-cell table:formula="of:=[.AO26]+([.$AQ26]-[.$AM26])/4" office:value-type="float" office:value="0.000583293494289091" calcext:value-type="float">
            <text:p>0.000583293494289</text:p>
          </table:table-cell>
          <table:table-cell office:value-type="float" office:value="0.000728338824746848" calcext:value-type="float">
            <text:p>0.000728338824747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2" office:value-type="float" office:value="0.000243648886707557" calcext:value-type="float">
            <text:p>0.000243648886708</text:p>
          </table:table-cell>
          <table:table-cell table:formula="of:=[.O27]+([.$S27]-[.$O27])/4" office:value-type="float" office:value="0.000192973229962051" calcext:value-type="float">
            <text:p>0.000192973229962</text:p>
          </table:table-cell>
          <table:table-cell table:formula="of:=[.P27]+([.$S27]-[.$O27])/4" office:value-type="float" office:value="0.000142297573216544" calcext:value-type="float">
            <text:p>0.000142297573217</text:p>
          </table:table-cell>
          <table:table-cell table:formula="of:=[.Q27]+([.$S27]-[.$O27])/4" office:value-type="float" office:value="0.0000916219164710378" calcext:value-type="float">
            <text:p>9.16219164710378E-05</text:p>
          </table:table-cell>
          <table:table-cell office:value-type="float" office:value="0.0000409462597255314" calcext:value-type="float">
            <text:p>4.09E-05</text:p>
          </table:table-cell>
          <table:table-cell table:formula="of:=[.S27]+([.$V27]-[.$S27])/3" office:value-type="float" office:value="0.0000424961675376354" calcext:value-type="float">
            <text:p>4.24961675376354E-05</text:p>
          </table:table-cell>
          <table:table-cell table:formula="of:=[.T27]+([.$V27]-[.$S27])/3" office:value-type="float" office:value="0.0000440460753497394" calcext:value-type="float">
            <text:p>4.40460753497394E-05</text:p>
          </table:table-cell>
          <table:table-cell office:value-type="float" office:value="0.0000455959831618434" calcext:value-type="float">
            <text:p>4.56E-05</text:p>
          </table:table-cell>
          <table:table-cell table:formula="of:=[.V27]+([.$AA27]-[.$V27])/5" office:value-type="float" office:value="0.0000424827814356044" calcext:value-type="float">
            <text:p>4.24827814356044E-05</text:p>
          </table:table-cell>
          <table:table-cell table:formula="of:=[.W27]+([.$AA27]-[.$V27])/5" office:value-type="float" office:value="0.0000393695797093653" calcext:value-type="float">
            <text:p>3.93695797093653E-05</text:p>
          </table:table-cell>
          <table:table-cell table:formula="of:=[.X27]+([.$AA27]-[.$V27])/5" office:value-type="float" office:value="0.0000362563779831263" calcext:value-type="float">
            <text:p>3.62563779831263E-05</text:p>
          </table:table-cell>
          <table:table-cell table:formula="of:=[.Y27]+([.$AA27]-[.$V27])/5" office:value-type="float" office:value="0.0000331431762568872" calcext:value-type="float">
            <text:p>3.31431762568872E-05</text:p>
          </table:table-cell>
          <table:table-cell table:style-name="ce13" office:value-type="float" office:value="0.0000300299745306482" calcext:value-type="float">
            <text:p>3.00E-05</text:p>
          </table:table-cell>
          <table:table-cell table:formula="of:=[.AA27]+([.$AE27]-[.$AA27])/4" office:value-type="float" office:value="0.0000341419268279418" calcext:value-type="float">
            <text:p>3.41419268279418E-05</text:p>
          </table:table-cell>
          <table:table-cell table:formula="of:=[.AB27]+([.$AE27]-[.$AA27])/4" office:value-type="float" office:value="0.0000382538791252354" calcext:value-type="float">
            <text:p>3.82538791252354E-05</text:p>
          </table:table-cell>
          <table:table-cell table:formula="of:=[.AC27]+([.$AE27]-[.$AA27])/4" office:value-type="float" office:value="0.000042365831422529" calcext:value-type="float">
            <text:p>4.2365831422529E-05</text:p>
          </table:table-cell>
          <table:table-cell office:value-type="float" office:value="0.0000464777837198226" calcext:value-type="float">
            <text:p>4.65E-05</text:p>
          </table:table-cell>
          <table:table-cell table:formula="of:=[.AE27]+([.$AM27]-[.$AE27])/8" office:value-type="float" office:value="0.0000849295177101364" calcext:value-type="float">
            <text:p>8.49295177101364E-05</text:p>
          </table:table-cell>
          <table:table-cell table:formula="of:=[.AF27]+([.$AM27]-[.$AE27])/8" office:value-type="float" office:value="0.00012338125170045" calcext:value-type="float">
            <text:p>0.0001233812517</text:p>
          </table:table-cell>
          <table:table-cell table:formula="of:=[.AG27]+([.$AM27]-[.$AE27])/8" office:value-type="float" office:value="0.000161832985690764" calcext:value-type="float">
            <text:p>0.000161832985691</text:p>
          </table:table-cell>
          <table:table-cell table:formula="of:=[.AH27]+([.$AM27]-[.$AE27])/8" office:value-type="float" office:value="0.000200284719681078" calcext:value-type="float">
            <text:p>0.000200284719681</text:p>
          </table:table-cell>
          <table:table-cell table:formula="of:=[.AI27]+([.$AM27]-[.$AE27])/8" office:value-type="float" office:value="0.000238736453671392" calcext:value-type="float">
            <text:p>0.000238736453671</text:p>
          </table:table-cell>
          <table:table-cell table:formula="of:=[.AJ27]+([.$AM27]-[.$AE27])/8" office:value-type="float" office:value="0.000277188187661705" calcext:value-type="float">
            <text:p>0.000277188187662</text:p>
          </table:table-cell>
          <table:table-cell table:formula="of:=[.AK27]+([.$AM27]-[.$AE27])/8" office:value-type="float" office:value="0.000315639921652019" calcext:value-type="float">
            <text:p>0.000315639921652</text:p>
          </table:table-cell>
          <table:table-cell table:style-name="ce12" office:value-type="float" office:value="0.000354091655642333" calcext:value-type="float">
            <text:p>0.000354091655642</text:p>
          </table:table-cell>
          <table:table-cell table:formula="of:=[.AM27]+([.$AQ27]-[.$AM27])/4" office:value-type="float" office:value="0.000382380271895867" calcext:value-type="float">
            <text:p>0.000382380271896</text:p>
          </table:table-cell>
          <table:table-cell table:formula="of:=[.AN27]+([.$AQ27]-[.$AM27])/4" office:value-type="float" office:value="0.000410668888149401" calcext:value-type="float">
            <text:p>0.000410668888149</text:p>
          </table:table-cell>
          <table:table-cell table:formula="of:=[.AO27]+([.$AQ27]-[.$AM27])/4" office:value-type="float" office:value="0.000438957504402935" calcext:value-type="float">
            <text:p>0.000438957504403</text:p>
          </table:table-cell>
          <table:table-cell office:value-type="float" office:value="0.000467246120656469" calcext:value-type="float">
            <text:p>0.00046724612065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2" office:value-type="float" office:value="0.000146760273311123" calcext:value-type="float">
            <text:p>0.000146760273311</text:p>
          </table:table-cell>
          <table:table-cell table:formula="of:=[.O28]+([.$S28]-[.$O28])/4" office:value-type="float" office:value="0.000112802585173111" calcext:value-type="float">
            <text:p>0.000112802585173</text:p>
          </table:table-cell>
          <table:table-cell table:formula="of:=[.P28]+([.$S28]-[.$O28])/4" office:value-type="float" office:value="0.0000788448970350992" calcext:value-type="float">
            <text:p>7.88448970350992E-05</text:p>
          </table:table-cell>
          <table:table-cell table:formula="of:=[.Q28]+([.$S28]-[.$O28])/4" office:value-type="float" office:value="0.0000448872088970873" calcext:value-type="float">
            <text:p>4.48872088970873E-05</text:p>
          </table:table-cell>
          <table:table-cell office:value-type="float" office:value="0.0000109295207590754" calcext:value-type="float">
            <text:p>1.09E-05</text:p>
          </table:table-cell>
          <table:table-cell table:formula="of:=[.S28]+([.$V28]-[.$S28])/3" office:value-type="float" office:value="0.0000204508585374731" calcext:value-type="float">
            <text:p>2.04508585374731E-05</text:p>
          </table:table-cell>
          <table:table-cell table:formula="of:=[.T28]+([.$V28]-[.$S28])/3" office:value-type="float" office:value="0.0000299721963158709" calcext:value-type="float">
            <text:p>2.99721963158709E-05</text:p>
          </table:table-cell>
          <table:table-cell office:value-type="float" office:value="0.0000394935340942686" calcext:value-type="float">
            <text:p>3.95E-05</text:p>
          </table:table-cell>
          <table:table-cell table:formula="of:=[.V28]+([.$AA28]-[.$V28])/5" office:value-type="float" office:value="0.0000802202447389865" calcext:value-type="float">
            <text:p>8.02202447389865E-05</text:p>
          </table:table-cell>
          <table:table-cell table:formula="of:=[.W28]+([.$AA28]-[.$V28])/5" office:value-type="float" office:value="0.000120946955383704" calcext:value-type="float">
            <text:p>0.000120946955384</text:p>
          </table:table-cell>
          <table:table-cell table:formula="of:=[.X28]+([.$AA28]-[.$V28])/5" office:value-type="float" office:value="0.000161673666028422" calcext:value-type="float">
            <text:p>0.000161673666028</text:p>
          </table:table-cell>
          <table:table-cell table:formula="of:=[.Y28]+([.$AA28]-[.$V28])/5" office:value-type="float" office:value="0.00020240037667314" calcext:value-type="float">
            <text:p>0.000202400376673</text:p>
          </table:table-cell>
          <table:table-cell office:value-type="float" office:value="0.000243127087317858" calcext:value-type="float">
            <text:p>0.000243127087318</text:p>
          </table:table-cell>
          <table:table-cell table:formula="of:=[.AA28]+([.$AE28]-[.$AA28])/4" office:value-type="float" office:value="0.000205961772882185" calcext:value-type="float">
            <text:p>0.000205961772882</text:p>
          </table:table-cell>
          <table:table-cell table:formula="of:=[.AB28]+([.$AE28]-[.$AA28])/4" office:value-type="float" office:value="0.000168796458446512" calcext:value-type="float">
            <text:p>0.000168796458447</text:p>
          </table:table-cell>
          <table:table-cell table:formula="of:=[.AC28]+([.$AE28]-[.$AA28])/4" office:value-type="float" office:value="0.000131631144010839" calcext:value-type="float">
            <text:p>0.000131631144011</text:p>
          </table:table-cell>
          <table:table-cell office:value-type="float" office:value="0.0000944658295751661" calcext:value-type="float">
            <text:p>9.45E-05</text:p>
          </table:table-cell>
          <table:table-cell table:formula="of:=[.AE28]+([.$AM28]-[.$AE28])/8" office:value-type="float" office:value="0.000126950082958959" calcext:value-type="float">
            <text:p>0.000126950082959</text:p>
          </table:table-cell>
          <table:table-cell table:formula="of:=[.AF28]+([.$AM28]-[.$AE28])/8" office:value-type="float" office:value="0.000159434336342751" calcext:value-type="float">
            <text:p>0.000159434336343</text:p>
          </table:table-cell>
          <table:table-cell table:formula="of:=[.AG28]+([.$AM28]-[.$AE28])/8" office:value-type="float" office:value="0.000191918589726544" calcext:value-type="float">
            <text:p>0.000191918589727</text:p>
          </table:table-cell>
          <table:table-cell table:formula="of:=[.AH28]+([.$AM28]-[.$AE28])/8" office:value-type="float" office:value="0.000224402843110336" calcext:value-type="float">
            <text:p>0.00022440284311</text:p>
          </table:table-cell>
          <table:table-cell table:formula="of:=[.AI28]+([.$AM28]-[.$AE28])/8" office:value-type="float" office:value="0.000256887096494128" calcext:value-type="float">
            <text:p>0.000256887096494</text:p>
          </table:table-cell>
          <table:table-cell table:formula="of:=[.AJ28]+([.$AM28]-[.$AE28])/8" office:value-type="float" office:value="0.000289371349877921" calcext:value-type="float">
            <text:p>0.000289371349878</text:p>
          </table:table-cell>
          <table:table-cell table:formula="of:=[.AK28]+([.$AM28]-[.$AE28])/8" office:value-type="float" office:value="0.000321855603261713" calcext:value-type="float">
            <text:p>0.000321855603262</text:p>
          </table:table-cell>
          <table:table-cell table:style-name="ce12" office:value-type="float" office:value="0.000354339856645506" calcext:value-type="float">
            <text:p>0.000354339856646</text:p>
          </table:table-cell>
          <table:table-cell table:formula="of:=[.AM28]+([.$AQ28]-[.$AM28])/4" office:value-type="float" office:value="0.000389082134674452" calcext:value-type="float">
            <text:p>0.000389082134674</text:p>
          </table:table-cell>
          <table:table-cell table:formula="of:=[.AN28]+([.$AQ28]-[.$AM28])/4" office:value-type="float" office:value="0.000423824412703399" calcext:value-type="float">
            <text:p>0.000423824412703</text:p>
          </table:table-cell>
          <table:table-cell table:formula="of:=[.AO28]+([.$AQ28]-[.$AM28])/4" office:value-type="float" office:value="0.000458566690732345" calcext:value-type="float">
            <text:p>0.000458566690732</text:p>
          </table:table-cell>
          <table:table-cell office:value-type="float" office:value="0.000493308968761292" calcext:value-type="float">
            <text:p>0.000493308968761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145726138076063" calcext:value-type="float">
            <text:p>1.46E-04</text:p>
          </table:table-cell>
          <table:table-cell table:formula="of:=[.O29]+([.$S29]-[.$O29])/4" office:value-type="float" office:value="0.00011095104086796" calcext:value-type="float">
            <text:p>0.000110951040868</text:p>
          </table:table-cell>
          <table:table-cell table:formula="of:=[.P29]+([.$S29]-[.$O29])/4" office:value-type="float" office:value="0.0000761759436598571" calcext:value-type="float">
            <text:p>7.61759436598571E-05</text:p>
          </table:table-cell>
          <table:table-cell table:formula="of:=[.Q29]+([.$S29]-[.$O29])/4" office:value-type="float" office:value="0.0000414008464517542" calcext:value-type="float">
            <text:p>4.14008464517542E-05</text:p>
          </table:table-cell>
          <table:table-cell office:value-type="float" office:value="0.0000066257492436513" calcext:value-type="float">
            <text:p>6.63E-06</text:p>
          </table:table-cell>
          <table:table-cell table:formula="of:=[.S29]+([.$V29]-[.$S29])/3" office:value-type="float" office:value="0.00000737898183588333" calcext:value-type="float">
            <text:p>7.37898183588333E-06</text:p>
          </table:table-cell>
          <table:table-cell table:formula="of:=[.T29]+([.$V29]-[.$S29])/3" office:value-type="float" office:value="0.00000813221442811535" calcext:value-type="float">
            <text:p>8.13221442811535E-06</text:p>
          </table:table-cell>
          <table:table-cell office:value-type="float" office:value="0.00000888544702034738" calcext:value-type="float">
            <text:p>8.89E-06</text:p>
          </table:table-cell>
          <table:table-cell table:formula="of:=[.V29]+([.$AA29]-[.$V29])/5" office:value-type="float" office:value="0.0000406033221686883" calcext:value-type="float">
            <text:p>4.06033221686883E-05</text:p>
          </table:table-cell>
          <table:table-cell table:formula="of:=[.W29]+([.$AA29]-[.$V29])/5" office:value-type="float" office:value="0.0000723211973170292" calcext:value-type="float">
            <text:p>7.23211973170292E-05</text:p>
          </table:table-cell>
          <table:table-cell table:formula="of:=[.X29]+([.$AA29]-[.$V29])/5" office:value-type="float" office:value="0.00010403907246537" calcext:value-type="float">
            <text:p>0.000104039072465</text:p>
          </table:table-cell>
          <table:table-cell table:formula="of:=[.Y29]+([.$AA29]-[.$V29])/5" office:value-type="float" office:value="0.000135756947613711" calcext:value-type="float">
            <text:p>0.000135756947614</text:p>
          </table:table-cell>
          <table:table-cell office:value-type="float" office:value="0.000167474822762052" calcext:value-type="float">
            <text:p>0.000167474822762</text:p>
          </table:table-cell>
          <table:table-cell table:formula="of:=[.AA29]+([.$AE29]-[.$AA29])/4" office:value-type="float" office:value="0.000143017340442761" calcext:value-type="float">
            <text:p>0.000143017340443</text:p>
          </table:table-cell>
          <table:table-cell table:formula="of:=[.AB29]+([.$AE29]-[.$AA29])/4" office:value-type="float" office:value="0.000118559858123469" calcext:value-type="float">
            <text:p>0.000118559858123</text:p>
          </table:table-cell>
          <table:table-cell table:formula="of:=[.AC29]+([.$AE29]-[.$AA29])/4" office:value-type="float" office:value="0.0000941023758041777" calcext:value-type="float">
            <text:p>9.41023758041777E-05</text:p>
          </table:table-cell>
          <table:table-cell office:value-type="float" office:value="0.0000696448934848862" calcext:value-type="float">
            <text:p>6.96E-05</text:p>
          </table:table-cell>
          <table:table-cell table:formula="of:=[.AE29]+([.$AM29]-[.$AE29])/8" office:value-type="float" office:value="0.0000746142034518658" calcext:value-type="float">
            <text:p>7.46142034518658E-05</text:p>
          </table:table-cell>
          <table:table-cell table:formula="of:=[.AF29]+([.$AM29]-[.$AE29])/8" office:value-type="float" office:value="0.0000795835134188454" calcext:value-type="float">
            <text:p>7.95835134188454E-05</text:p>
          </table:table-cell>
          <table:table-cell table:formula="of:=[.AG29]+([.$AM29]-[.$AE29])/8" office:value-type="float" office:value="0.000084552823385825" calcext:value-type="float">
            <text:p>8.4552823385825E-05</text:p>
          </table:table-cell>
          <table:table-cell table:formula="of:=[.AH29]+([.$AM29]-[.$AE29])/8" office:value-type="float" office:value="0.0000895221333528046" calcext:value-type="float">
            <text:p>8.95221333528046E-05</text:p>
          </table:table-cell>
          <table:table-cell table:formula="of:=[.AI29]+([.$AM29]-[.$AE29])/8" office:value-type="float" office:value="0.0000944914433197842" calcext:value-type="float">
            <text:p>9.44914433197842E-05</text:p>
          </table:table-cell>
          <table:table-cell table:formula="of:=[.AJ29]+([.$AM29]-[.$AE29])/8" office:value-type="float" office:value="0.0000994607532867638" calcext:value-type="float">
            <text:p>9.94607532867638E-05</text:p>
          </table:table-cell>
          <table:table-cell table:formula="of:=[.AK29]+([.$AM29]-[.$AE29])/8" office:value-type="float" office:value="0.000104430063253743" calcext:value-type="float">
            <text:p>0.000104430063254</text:p>
          </table:table-cell>
          <table:table-cell table:style-name="ce12" office:value-type="float" office:value="0.000109399373220723" calcext:value-type="float">
            <text:p>0.000109399373221</text:p>
          </table:table-cell>
          <table:table-cell table:formula="of:=[.AM29]+([.$AQ29]-[.$AM29])/4" office:value-type="float" office:value="0.0000831822974997422" calcext:value-type="float">
            <text:p>8.31822974997422E-05</text:p>
          </table:table-cell>
          <table:table-cell table:formula="of:=[.AN29]+([.$AQ29]-[.$AM29])/4" office:value-type="float" office:value="0.0000569652217787614" calcext:value-type="float">
            <text:p>5.69652217787614E-05</text:p>
          </table:table-cell>
          <table:table-cell table:formula="of:=[.AO29]+([.$AQ29]-[.$AM29])/4" office:value-type="float" office:value="0.0000307481460577806" calcext:value-type="float">
            <text:p>3.07481460577806E-05</text:p>
          </table:table-cell>
          <table:table-cell table:style-name="ce13" office:value-type="float" office:value="0.00000453107033679982" calcext:value-type="float">
            <text:p>4.53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float" office:value="0.0000361392588885357" calcext:value-type="float">
            <text:p>3.61E-05</text:p>
          </table:table-cell>
          <table:table-cell table:formula="of:=[.O30]+([.$S30]-[.$O30])/4" office:value-type="float" office:value="0.000029700033371966" calcext:value-type="float">
            <text:p>2.9700033371966E-05</text:p>
          </table:table-cell>
          <table:table-cell table:formula="of:=[.P30]+([.$S30]-[.$O30])/4" office:value-type="float" office:value="0.0000232608078553963" calcext:value-type="float">
            <text:p>2.32608078553963E-05</text:p>
          </table:table-cell>
          <table:table-cell table:formula="of:=[.Q30]+([.$S30]-[.$O30])/4" office:value-type="float" office:value="0.0000168215823388267" calcext:value-type="float">
            <text:p>1.68215823388267E-05</text:p>
          </table:table-cell>
          <table:table-cell office:value-type="float" office:value="0.000010382356822257" calcext:value-type="float">
            <text:p>1.04E-05</text:p>
          </table:table-cell>
          <table:table-cell table:formula="of:=[.S30]+([.$V30]-[.$S30])/3" office:value-type="float" office:value="0.00000934365925683454" calcext:value-type="float">
            <text:p>9.34365925683454E-06</text:p>
          </table:table-cell>
          <table:table-cell table:formula="of:=[.T30]+([.$V30]-[.$S30])/3" office:value-type="float" office:value="0.00000830496169141209" calcext:value-type="float">
            <text:p>8.30496169141209E-06</text:p>
          </table:table-cell>
          <table:table-cell office:value-type="float" office:value="0.00000726626412598963" calcext:value-type="float">
            <text:p>7.27E-06</text:p>
          </table:table-cell>
          <table:table-cell table:formula="of:=[.V30]+([.$AA30]-[.$V30])/5" office:value-type="float" office:value="0.0000348143339914377" calcext:value-type="float">
            <text:p>3.48143339914377E-05</text:p>
          </table:table-cell>
          <table:table-cell table:formula="of:=[.W30]+([.$AA30]-[.$V30])/5" office:value-type="float" office:value="0.0000623624038568858" calcext:value-type="float">
            <text:p>6.23624038568858E-05</text:p>
          </table:table-cell>
          <table:table-cell table:formula="of:=[.X30]+([.$AA30]-[.$V30])/5" office:value-type="float" office:value="0.0000899104737223339" calcext:value-type="float">
            <text:p>8.99104737223339E-05</text:p>
          </table:table-cell>
          <table:table-cell table:formula="of:=[.Y30]+([.$AA30]-[.$V30])/5" office:value-type="float" office:value="0.000117458543587782" calcext:value-type="float">
            <text:p>0.000117458543588</text:p>
          </table:table-cell>
          <table:table-cell office:value-type="float" office:value="0.00014500661345323" calcext:value-type="float">
            <text:p>0.000145006613453</text:p>
          </table:table-cell>
          <table:table-cell table:formula="of:=[.AA30]+([.$AE30]-[.$AA30])/4" office:value-type="float" office:value="0.000123252358328875" calcext:value-type="float">
            <text:p>0.000123252358329</text:p>
          </table:table-cell>
          <table:table-cell table:formula="of:=[.AB30]+([.$AE30]-[.$AA30])/4" office:value-type="float" office:value="0.000101498103204519" calcext:value-type="float">
            <text:p>0.000101498103205</text:p>
          </table:table-cell>
          <table:table-cell table:formula="of:=[.AC30]+([.$AE30]-[.$AA30])/4" office:value-type="float" office:value="0.0000797438480801637" calcext:value-type="float">
            <text:p>7.97438480801637E-05</text:p>
          </table:table-cell>
          <table:table-cell office:value-type="float" office:value="0.0000579895929558083" calcext:value-type="float">
            <text:p>5.80E-05</text:p>
          </table:table-cell>
          <table:table-cell table:formula="of:=[.AE30]+([.$AM30]-[.$AE30])/8" office:value-type="float" office:value="0.0000531959278229759" calcext:value-type="float">
            <text:p>5.31959278229759E-05</text:p>
          </table:table-cell>
          <table:table-cell table:formula="of:=[.AF30]+([.$AM30]-[.$AE30])/8" office:value-type="float" office:value="0.0000484022626901434" calcext:value-type="float">
            <text:p>4.84022626901434E-05</text:p>
          </table:table-cell>
          <table:table-cell table:formula="of:=[.AG30]+([.$AM30]-[.$AE30])/8" office:value-type="float" office:value="0.000043608597557311" calcext:value-type="float">
            <text:p>4.3608597557311E-05</text:p>
          </table:table-cell>
          <table:table-cell table:formula="of:=[.AH30]+([.$AM30]-[.$AE30])/8" office:value-type="float" office:value="0.0000388149324244785" calcext:value-type="float">
            <text:p>3.88149324244785E-05</text:p>
          </table:table-cell>
          <table:table-cell table:formula="of:=[.AI30]+([.$AM30]-[.$AE30])/8" office:value-type="float" office:value="0.0000340212672916461" calcext:value-type="float">
            <text:p>3.40212672916461E-05</text:p>
          </table:table-cell>
          <table:table-cell table:formula="of:=[.AJ30]+([.$AM30]-[.$AE30])/8" office:value-type="float" office:value="0.0000292276021588137" calcext:value-type="float">
            <text:p>2.92276021588137E-05</text:p>
          </table:table-cell>
          <table:table-cell table:formula="of:=[.AK30]+([.$AM30]-[.$AE30])/8" office:value-type="float" office:value="0.0000244339370259812" calcext:value-type="float">
            <text:p>2.44339370259812E-05</text:p>
          </table:table-cell>
          <table:table-cell office:value-type="float" office:value="0.0000196402718931488" calcext:value-type="float">
            <text:p>1.96E-05</text:p>
          </table:table-cell>
          <table:table-cell table:formula="of:=[.AM30]+([.$AQ30]-[.$AM30])/4" office:value-type="float" office:value="0.0000148280644899358" calcext:value-type="float">
            <text:p>1.48280644899358E-05</text:p>
          </table:table-cell>
          <table:table-cell table:formula="of:=[.AN30]+([.$AQ30]-[.$AM30])/4" office:value-type="float" office:value="0.0000100158570867229" calcext:value-type="float">
            <text:p>1.00158570867229E-05</text:p>
          </table:table-cell>
          <table:table-cell table:formula="of:=[.AO30]+([.$AQ30]-[.$AM30])/4" office:value-type="float" office:value="0.00000520364968350995" calcext:value-type="float">
            <text:p>5.20364968350995E-06</text:p>
          </table:table-cell>
          <table:table-cell table:style-name="ce13" office:value-type="float" office:value="0.000000391442280297" calcext:value-type="float">
            <text:p>3.91E-0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float" office:value="0.0000276827150175782" calcext:value-type="float">
            <text:p>2.77E-05</text:p>
          </table:table-cell>
          <table:table-cell table:formula="of:=[.O31]+([.$S31]-[.$O31])/4" office:value-type="float" office:value="0.0000215775624507195" calcext:value-type="float">
            <text:p>2.15775624507195E-05</text:p>
          </table:table-cell>
          <table:table-cell table:formula="of:=[.P31]+([.$S31]-[.$O31])/4" office:value-type="float" office:value="0.0000154724098838608" calcext:value-type="float">
            <text:p>1.54724098838608E-05</text:p>
          </table:table-cell>
          <table:table-cell table:formula="of:=[.Q31]+([.$S31]-[.$O31])/4" office:value-type="float" office:value="0.00000936725731700204" calcext:value-type="float">
            <text:p>9.36725731700204E-06</text:p>
          </table:table-cell>
          <table:table-cell office:value-type="float" office:value="0.00000326210475014332" calcext:value-type="float">
            <text:p>3.26E-06</text:p>
          </table:table-cell>
          <table:table-cell table:formula="of:=[.S31]+([.$V31]-[.$S31])/3" office:value-type="float" office:value="0.0000048095415701359" calcext:value-type="float">
            <text:p>4.8095415701359E-06</text:p>
          </table:table-cell>
          <table:table-cell table:formula="of:=[.T31]+([.$V31]-[.$S31])/3" office:value-type="float" office:value="0.00000635697839012848" calcext:value-type="float">
            <text:p>6.35697839012848E-06</text:p>
          </table:table-cell>
          <table:table-cell office:value-type="float" office:value="0.00000790441521012106" calcext:value-type="float">
            <text:p>7.90E-06</text:p>
          </table:table-cell>
          <table:table-cell table:formula="of:=[.V31]+([.$AA31]-[.$V31])/5" office:value-type="float" office:value="0.0000132090001439778" calcext:value-type="float">
            <text:p>1.32090001439778E-05</text:p>
          </table:table-cell>
          <table:table-cell table:formula="of:=[.W31]+([.$AA31]-[.$V31])/5" office:value-type="float" office:value="0.0000185135850778345" calcext:value-type="float">
            <text:p>1.85135850778345E-05</text:p>
          </table:table-cell>
          <table:table-cell table:formula="of:=[.X31]+([.$AA31]-[.$V31])/5" office:value-type="float" office:value="0.0000238181700116912" calcext:value-type="float">
            <text:p>2.38181700116912E-05</text:p>
          </table:table-cell>
          <table:table-cell table:formula="of:=[.Y31]+([.$AA31]-[.$V31])/5" office:value-type="float" office:value="0.0000291227549455479" calcext:value-type="float">
            <text:p>2.91227549455479E-05</text:p>
          </table:table-cell>
          <table:table-cell table:style-name="ce13" office:value-type="float" office:value="0.0000344273398794046" calcext:value-type="float">
            <text:p>3.44E-05</text:p>
          </table:table-cell>
          <table:table-cell table:formula="of:=[.AA31]+([.$AE31]-[.$AA31])/4" office:value-type="float" office:value="0.0000622743073331262" calcext:value-type="float">
            <text:p>6.22743073331262E-05</text:p>
          </table:table-cell>
          <table:table-cell table:formula="of:=[.AB31]+([.$AE31]-[.$AA31])/4" office:value-type="float" office:value="0.0000901212747868478" calcext:value-type="float">
            <text:p>9.01212747868478E-05</text:p>
          </table:table-cell>
          <table:table-cell table:formula="of:=[.AC31]+([.$AE31]-[.$AA31])/4" office:value-type="float" office:value="0.000117968242240569" calcext:value-type="float">
            <text:p>0.000117968242241</text:p>
          </table:table-cell>
          <table:table-cell table:style-name="ce12" office:value-type="float" office:value="0.000145815209694291" calcext:value-type="float">
            <text:p>0.000145815209694</text:p>
          </table:table-cell>
          <table:table-cell table:formula="of:=[.AE31]+([.$AM31]-[.$AE31])/8" office:value-type="float" office:value="0.000129314838918516" calcext:value-type="float">
            <text:p>0.000129314838919</text:p>
          </table:table-cell>
          <table:table-cell table:formula="of:=[.AF31]+([.$AM31]-[.$AE31])/8" office:value-type="float" office:value="0.000112814468142741" calcext:value-type="float">
            <text:p>0.000112814468143</text:p>
          </table:table-cell>
          <table:table-cell table:formula="of:=[.AG31]+([.$AM31]-[.$AE31])/8" office:value-type="float" office:value="0.0000963140973669661" calcext:value-type="float">
            <text:p>9.63140973669661E-05</text:p>
          </table:table-cell>
          <table:table-cell table:formula="of:=[.AH31]+([.$AM31]-[.$AE31])/8" office:value-type="float" office:value="0.0000798137265911912" calcext:value-type="float">
            <text:p>7.98137265911912E-05</text:p>
          </table:table-cell>
          <table:table-cell table:formula="of:=[.AI31]+([.$AM31]-[.$AE31])/8" office:value-type="float" office:value="0.0000633133558154162" calcext:value-type="float">
            <text:p>6.33133558154162E-05</text:p>
          </table:table-cell>
          <table:table-cell table:formula="of:=[.AJ31]+([.$AM31]-[.$AE31])/8" office:value-type="float" office:value="0.0000468129850396413" calcext:value-type="float">
            <text:p>4.68129850396413E-05</text:p>
          </table:table-cell>
          <table:table-cell table:formula="of:=[.AK31]+([.$AM31]-[.$AE31])/8" office:value-type="float" office:value="0.0000303126142638663" calcext:value-type="float">
            <text:p>3.03126142638663E-05</text:p>
          </table:table-cell>
          <table:table-cell office:value-type="float" office:value="0.0000138122434880913" calcext:value-type="float">
            <text:p>1.38E-05</text:p>
          </table:table-cell>
          <table:table-cell table:formula="of:=[.AM31]+([.$AQ31]-[.$AM31])/4" office:value-type="float" office:value="0.0000104083231066186" calcext:value-type="float">
            <text:p>1.04083231066186E-05</text:p>
          </table:table-cell>
          <table:table-cell table:formula="of:=[.AN31]+([.$AQ31]-[.$AM31])/4" office:value-type="float" office:value="0.00000700440272514584" calcext:value-type="float">
            <text:p>7.00440272514584E-06</text:p>
          </table:table-cell>
          <table:table-cell table:formula="of:=[.AO31]+([.$AQ31]-[.$AM31])/4" office:value-type="float" office:value="0.00000360048234367311" calcext:value-type="float">
            <text:p>3.60048234367311E-06</text:p>
          </table:table-cell>
          <table:table-cell table:style-name="ce13" office:value-type="float" office:value="0.00000019656196220038" calcext:value-type="float">
            <text:p>1.97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818283045839479" calcext:value-type="float">
            <text:p>8.18E-05</text:p>
          </table:table-cell>
          <table:table-cell table:formula="of:=[.O32]+([.$S32]-[.$O32])/4" office:value-type="float" office:value="0.0000637136164174088" calcext:value-type="float">
            <text:p>6.37136164174088E-05</text:p>
          </table:table-cell>
          <table:table-cell table:formula="of:=[.P32]+([.$S32]-[.$O32])/4" office:value-type="float" office:value="0.0000455989282508697" calcext:value-type="float">
            <text:p>4.55989282508697E-05</text:p>
          </table:table-cell>
          <table:table-cell table:formula="of:=[.Q32]+([.$S32]-[.$O32])/4" office:value-type="float" office:value="0.0000274842400843305" calcext:value-type="float">
            <text:p>2.74842400843305E-05</text:p>
          </table:table-cell>
          <table:table-cell office:value-type="float" office:value="0.00000936955191779143" calcext:value-type="float">
            <text:p>9.37E-06</text:p>
          </table:table-cell>
          <table:table-cell table:formula="of:=[.S32]+([.$V32]-[.$S32])/3" office:value-type="float" office:value="0.00000793778751288528" calcext:value-type="float">
            <text:p>7.93778751288528E-06</text:p>
          </table:table-cell>
          <table:table-cell table:formula="of:=[.T32]+([.$V32]-[.$S32])/3" office:value-type="float" office:value="0.00000650602310797913" calcext:value-type="float">
            <text:p>6.50602310797913E-06</text:p>
          </table:table-cell>
          <table:table-cell office:value-type="float" office:value="0.00000507425870307298" calcext:value-type="float">
            <text:p>5.07E-06</text:p>
          </table:table-cell>
          <table:table-cell table:formula="of:=[.V32]+([.$AA32]-[.$V32])/5" office:value-type="float" office:value="0.0000159727966622426" calcext:value-type="float">
            <text:p>1.59727966622426E-05</text:p>
          </table:table-cell>
          <table:table-cell table:formula="of:=[.W32]+([.$AA32]-[.$V32])/5" office:value-type="float" office:value="0.0000268713346214123" calcext:value-type="float">
            <text:p>2.68713346214123E-05</text:p>
          </table:table-cell>
          <table:table-cell table:formula="of:=[.X32]+([.$AA32]-[.$V32])/5" office:value-type="float" office:value="0.000037769872580582" calcext:value-type="float">
            <text:p>3.7769872580582E-05</text:p>
          </table:table-cell>
          <table:table-cell table:formula="of:=[.Y32]+([.$AA32]-[.$V32])/5" office:value-type="float" office:value="0.0000486684105397516" calcext:value-type="float">
            <text:p>4.86684105397516E-05</text:p>
          </table:table-cell>
          <table:table-cell table:style-name="ce13" office:value-type="float" office:value="0.0000595669484989213" calcext:value-type="float">
            <text:p>5.96E-05</text:p>
          </table:table-cell>
          <table:table-cell table:formula="of:=[.AA32]+([.$AE32]-[.$AA32])/4" office:value-type="float" office:value="0.0000545998553248528" calcext:value-type="float">
            <text:p>5.45998553248528E-05</text:p>
          </table:table-cell>
          <table:table-cell table:formula="of:=[.AB32]+([.$AE32]-[.$AA32])/4" office:value-type="float" office:value="0.0000496327621507843" calcext:value-type="float">
            <text:p>4.96327621507843E-05</text:p>
          </table:table-cell>
          <table:table-cell table:formula="of:=[.AC32]+([.$AE32]-[.$AA32])/4" office:value-type="float" office:value="0.0000446656689767158" calcext:value-type="float">
            <text:p>4.46656689767158E-05</text:p>
          </table:table-cell>
          <table:table-cell office:value-type="float" office:value="0.0000396985758026473" calcext:value-type="float">
            <text:p>3.97E-05</text:p>
          </table:table-cell>
          <table:table-cell table:formula="of:=[.AE32]+([.$AM32]-[.$AE32])/8" office:value-type="float" office:value="0.0000361866567977051" calcext:value-type="float">
            <text:p>3.61866567977051E-05</text:p>
          </table:table-cell>
          <table:table-cell table:formula="of:=[.AF32]+([.$AM32]-[.$AE32])/8" office:value-type="float" office:value="0.0000326747377927628" calcext:value-type="float">
            <text:p>3.26747377927628E-05</text:p>
          </table:table-cell>
          <table:table-cell table:formula="of:=[.AG32]+([.$AM32]-[.$AE32])/8" office:value-type="float" office:value="0.0000291628187878206" calcext:value-type="float">
            <text:p>2.91628187878206E-05</text:p>
          </table:table-cell>
          <table:table-cell table:formula="of:=[.AH32]+([.$AM32]-[.$AE32])/8" office:value-type="float" office:value="0.0000256508997828784" calcext:value-type="float">
            <text:p>2.56508997828784E-05</text:p>
          </table:table-cell>
          <table:table-cell table:formula="of:=[.AI32]+([.$AM32]-[.$AE32])/8" office:value-type="float" office:value="0.0000221389807779362" calcext:value-type="float">
            <text:p>2.21389807779362E-05</text:p>
          </table:table-cell>
          <table:table-cell table:formula="of:=[.AJ32]+([.$AM32]-[.$AE32])/8" office:value-type="float" office:value="0.0000186270617729939" calcext:value-type="float">
            <text:p>1.86270617729939E-05</text:p>
          </table:table-cell>
          <table:table-cell table:formula="of:=[.AK32]+([.$AM32]-[.$AE32])/8" office:value-type="float" office:value="0.0000151151427680517" calcext:value-type="float">
            <text:p>1.51151427680517E-05</text:p>
          </table:table-cell>
          <table:table-cell office:value-type="float" office:value="0.0000116032237631095" calcext:value-type="float">
            <text:p>1.16E-05</text:p>
          </table:table-cell>
          <table:table-cell table:formula="of:=[.AM32]+([.$AQ32]-[.$AM32])/4" office:value-type="float" office:value="0.00000872419474727422" calcext:value-type="float">
            <text:p>8.72419474727422E-06</text:p>
          </table:table-cell>
          <table:table-cell table:formula="of:=[.AN32]+([.$AQ32]-[.$AM32])/4" office:value-type="float" office:value="0.00000584516573143894" calcext:value-type="float">
            <text:p>5.84516573143894E-06</text:p>
          </table:table-cell>
          <table:table-cell table:formula="of:=[.AO32]+([.$AQ32]-[.$AM32])/4" office:value-type="float" office:value="0.00000296613671560366" calcext:value-type="float">
            <text:p>2.96613671560366E-06</text:p>
          </table:table-cell>
          <table:table-cell table:style-name="ce13" office:value-type="float" office:value="0.0000000871076997683735" calcext:value-type="float">
            <text:p>8.71E-0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55081368394518" calcext:value-type="float">
            <text:p>2.55E-05</text:p>
          </table:table-cell>
          <table:table-cell table:formula="of:=[.O33]+([.$S33]-[.$O33])/4" office:value-type="float" office:value="0.0000224749263468907" calcext:value-type="float">
            <text:p>2.24749263468907E-05</text:p>
          </table:table-cell>
          <table:table-cell table:formula="of:=[.P33]+([.$S33]-[.$O33])/4" office:value-type="float" office:value="0.0000194417158543296" calcext:value-type="float">
            <text:p>1.94417158543296E-05</text:p>
          </table:table-cell>
          <table:table-cell table:formula="of:=[.Q33]+([.$S33]-[.$O33])/4" office:value-type="float" office:value="0.0000164085053617685" calcext:value-type="float">
            <text:p>1.64085053617685E-05</text:p>
          </table:table-cell>
          <table:table-cell office:value-type="float" office:value="0.0000133752948692074" calcext:value-type="float">
            <text:p>1.34E-05</text:p>
          </table:table-cell>
          <table:table-cell table:formula="of:=[.S33]+([.$V33]-[.$S33])/3" office:value-type="float" office:value="0.0000253945410052731" calcext:value-type="float">
            <text:p>2.53945410052731E-05</text:p>
          </table:table-cell>
          <table:table-cell table:formula="of:=[.T33]+([.$V33]-[.$S33])/3" office:value-type="float" office:value="0.0000374137871413389" calcext:value-type="float">
            <text:p>3.74137871413389E-05</text:p>
          </table:table-cell>
          <table:table-cell office:value-type="float" office:value="0.0000494330332774046" calcext:value-type="float">
            <text:p>4.94E-05</text:p>
          </table:table-cell>
          <table:table-cell table:formula="of:=[.V33]+([.$AA33]-[.$V33])/5" office:value-type="float" office:value="0.0000444143175380487" calcext:value-type="float">
            <text:p>4.44143175380487E-05</text:p>
          </table:table-cell>
          <table:table-cell table:formula="of:=[.W33]+([.$AA33]-[.$V33])/5" office:value-type="float" office:value="0.0000393956017986928" calcext:value-type="float">
            <text:p>3.93956017986928E-05</text:p>
          </table:table-cell>
          <table:table-cell table:formula="of:=[.X33]+([.$AA33]-[.$V33])/5" office:value-type="float" office:value="0.0000343768860593369" calcext:value-type="float">
            <text:p>3.43768860593369E-05</text:p>
          </table:table-cell>
          <table:table-cell table:formula="of:=[.Y33]+([.$AA33]-[.$V33])/5" office:value-type="float" office:value="0.000029358170319981" calcext:value-type="float">
            <text:p>2.9358170319981E-05</text:p>
          </table:table-cell>
          <table:table-cell table:style-name="ce13" office:value-type="float" office:value="0.0000243394545806251" calcext:value-type="float">
            <text:p>2.43E-05</text:p>
          </table:table-cell>
          <table:table-cell table:formula="of:=[.AA33]+([.$AE33]-[.$AA33])/4" office:value-type="float" office:value="0.0000752766522760788" calcext:value-type="float">
            <text:p>7.52766522760788E-05</text:p>
          </table:table-cell>
          <table:table-cell table:formula="of:=[.AB33]+([.$AE33]-[.$AA33])/4" office:value-type="float" office:value="0.000126213849971533" calcext:value-type="float">
            <text:p>0.000126213849972</text:p>
          </table:table-cell>
          <table:table-cell table:formula="of:=[.AC33]+([.$AE33]-[.$AA33])/4" office:value-type="float" office:value="0.000177151047666986" calcext:value-type="float">
            <text:p>0.000177151047667</text:p>
          </table:table-cell>
          <table:table-cell table:style-name="ce12" office:value-type="float" office:value="0.00022808824536244" calcext:value-type="float">
            <text:p>0.000228088245362</text:p>
          </table:table-cell>
          <table:table-cell table:formula="of:=[.AE33]+([.$AM33]-[.$AE33])/8" office:value-type="float" office:value="0.000199746900690836" calcext:value-type="float">
            <text:p>0.000199746900691</text:p>
          </table:table-cell>
          <table:table-cell table:formula="of:=[.AF33]+([.$AM33]-[.$AE33])/8" office:value-type="float" office:value="0.000171405556019233" calcext:value-type="float">
            <text:p>0.000171405556019</text:p>
          </table:table-cell>
          <table:table-cell table:formula="of:=[.AG33]+([.$AM33]-[.$AE33])/8" office:value-type="float" office:value="0.000143064211347629" calcext:value-type="float">
            <text:p>0.000143064211348</text:p>
          </table:table-cell>
          <table:table-cell table:formula="of:=[.AH33]+([.$AM33]-[.$AE33])/8" office:value-type="float" office:value="0.000114722866676026" calcext:value-type="float">
            <text:p>0.000114722866676</text:p>
          </table:table-cell>
          <table:table-cell table:formula="of:=[.AI33]+([.$AM33]-[.$AE33])/8" office:value-type="float" office:value="0.0000863815220044223" calcext:value-type="float">
            <text:p>8.63815220044223E-05</text:p>
          </table:table-cell>
          <table:table-cell table:formula="of:=[.AJ33]+([.$AM33]-[.$AE33])/8" office:value-type="float" office:value="0.0000580401773328187" calcext:value-type="float">
            <text:p>5.80401773328187E-05</text:p>
          </table:table-cell>
          <table:table-cell table:formula="of:=[.AK33]+([.$AM33]-[.$AE33])/8" office:value-type="float" office:value="0.0000296988326612152" calcext:value-type="float">
            <text:p>2.96988326612152E-05</text:p>
          </table:table-cell>
          <table:table-cell office:value-type="float" office:value="0.00000135748798961167" calcext:value-type="float">
            <text:p>1.36E-06</text:p>
          </table:table-cell>
          <table:table-cell table:formula="of:=[.AM33]+([.$AQ33]-[.$AM33])/4" office:value-type="float" office:value="0.0000011021371126836" calcext:value-type="float">
            <text:p>1.1021371126836E-06</text:p>
          </table:table-cell>
          <table:table-cell table:formula="of:=[.AN33]+([.$AQ33]-[.$AM33])/4" office:value-type="float" office:value="0.000000846786235755529" calcext:value-type="float">
            <text:p>8.46786235755529E-07</text:p>
          </table:table-cell>
          <table:table-cell table:formula="of:=[.AO33]+([.$AQ33]-[.$AM33])/4" office:value-type="float" office:value="0.000000591435358827459" calcext:value-type="float">
            <text:p>5.91435358827459E-07</text:p>
          </table:table-cell>
          <table:table-cell table:style-name="ce13" office:value-type="float" office:value="0.000000336084481899389" calcext:value-type="float">
            <text:p>3.36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784797154770555" calcext:value-type="float">
            <text:p>7.85E-05</text:p>
          </table:table-cell>
          <table:table-cell table:formula="of:=[.O34]+([.$S34]-[.$O34])/4" office:value-type="float" office:value="0.000063220821038034" calcext:value-type="float">
            <text:p>6.3220821038034E-05</text:p>
          </table:table-cell>
          <table:table-cell table:formula="of:=[.P34]+([.$S34]-[.$O34])/4" office:value-type="float" office:value="0.0000479619265990124" calcext:value-type="float">
            <text:p>4.79619265990124E-05</text:p>
          </table:table-cell>
          <table:table-cell table:formula="of:=[.Q34]+([.$S34]-[.$O34])/4" office:value-type="float" office:value="0.0000327030321599909" calcext:value-type="float">
            <text:p>3.27030321599909E-05</text:p>
          </table:table-cell>
          <table:table-cell office:value-type="float" office:value="0.0000174441377209693" calcext:value-type="float">
            <text:p>1.74E-05</text:p>
          </table:table-cell>
          <table:table-cell table:formula="of:=[.S34]+([.$V34]-[.$S34])/3" office:value-type="float" office:value="0.0000334273440999025" calcext:value-type="float">
            <text:p>3.34273440999025E-05</text:p>
          </table:table-cell>
          <table:table-cell table:formula="of:=[.T34]+([.$V34]-[.$S34])/3" office:value-type="float" office:value="0.0000494105504788358" calcext:value-type="float">
            <text:p>4.94105504788358E-05</text:p>
          </table:table-cell>
          <table:table-cell office:value-type="float" office:value="0.000065393756857769" calcext:value-type="float">
            <text:p>6.54E-05</text:p>
          </table:table-cell>
          <table:table-cell table:formula="of:=[.V34]+([.$AA34]-[.$V34])/5" office:value-type="float" office:value="0.0000587874866797434" calcext:value-type="float">
            <text:p>5.87874866797434E-05</text:p>
          </table:table-cell>
          <table:table-cell table:formula="of:=[.W34]+([.$AA34]-[.$V34])/5" office:value-type="float" office:value="0.0000521812165017178" calcext:value-type="float">
            <text:p>5.21812165017178E-05</text:p>
          </table:table-cell>
          <table:table-cell table:formula="of:=[.X34]+([.$AA34]-[.$V34])/5" office:value-type="float" office:value="0.0000455749463236923" calcext:value-type="float">
            <text:p>4.55749463236923E-05</text:p>
          </table:table-cell>
          <table:table-cell table:formula="of:=[.Y34]+([.$AA34]-[.$V34])/5" office:value-type="float" office:value="0.0000389686761456667" calcext:value-type="float">
            <text:p>3.89686761456667E-05</text:p>
          </table:table-cell>
          <table:table-cell table:style-name="ce13" office:value-type="float" office:value="0.0000323624059676411" calcext:value-type="float">
            <text:p>3.24E-05</text:p>
          </table:table-cell>
          <table:table-cell table:formula="of:=[.AA34]+([.$AE34]-[.$AA34])/4" office:value-type="float" office:value="0.0000625936456419413" calcext:value-type="float">
            <text:p>6.25936456419413E-05</text:p>
          </table:table-cell>
          <table:table-cell table:formula="of:=[.AB34]+([.$AE34]-[.$AA34])/4" office:value-type="float" office:value="0.0000928248853162416" calcext:value-type="float">
            <text:p>9.28248853162416E-05</text:p>
          </table:table-cell>
          <table:table-cell table:formula="of:=[.AC34]+([.$AE34]-[.$AA34])/4" office:value-type="float" office:value="0.000123056124990542" calcext:value-type="float">
            <text:p>0.000123056124991</text:p>
          </table:table-cell>
          <table:table-cell table:style-name="ce12" office:value-type="float" office:value="0.000153287364664842" calcext:value-type="float">
            <text:p>0.000153287364665</text:p>
          </table:table-cell>
          <table:table-cell table:formula="of:=[.AE34]+([.$AM34]-[.$AE34])/8" office:value-type="float" office:value="0.00013419433342545" calcext:value-type="float">
            <text:p>0.000134194333425</text:p>
          </table:table-cell>
          <table:table-cell table:formula="of:=[.AF34]+([.$AM34]-[.$AE34])/8" office:value-type="float" office:value="0.000115101302186058" calcext:value-type="float">
            <text:p>0.000115101302186</text:p>
          </table:table-cell>
          <table:table-cell table:formula="of:=[.AG34]+([.$AM34]-[.$AE34])/8" office:value-type="float" office:value="0.0000960082709466666" calcext:value-type="float">
            <text:p>9.60082709466666E-05</text:p>
          </table:table-cell>
          <table:table-cell table:formula="of:=[.AH34]+([.$AM34]-[.$AE34])/8" office:value-type="float" office:value="0.0000769152397072748" calcext:value-type="float">
            <text:p>7.69152397072748E-05</text:p>
          </table:table-cell>
          <table:table-cell table:formula="of:=[.AI34]+([.$AM34]-[.$AE34])/8" office:value-type="float" office:value="0.000057822208467883" calcext:value-type="float">
            <text:p>5.7822208467883E-05</text:p>
          </table:table-cell>
          <table:table-cell table:formula="of:=[.AJ34]+([.$AM34]-[.$AE34])/8" office:value-type="float" office:value="0.0000387291772284912" calcext:value-type="float">
            <text:p>3.87291772284912E-05</text:p>
          </table:table-cell>
          <table:table-cell table:formula="of:=[.AK34]+([.$AM34]-[.$AE34])/8" office:value-type="float" office:value="0.0000196361459890994" calcext:value-type="float">
            <text:p>1.96361459890994E-05</text:p>
          </table:table-cell>
          <table:table-cell office:value-type="float" office:value="0.000000543114749707641" calcext:value-type="float">
            <text:p>5.43E-07</text:p>
          </table:table-cell>
          <table:table-cell table:formula="of:=[.AM34]+([.$AQ34]-[.$AM34])/4" office:value-type="float" office:value="0.000000426750120507938" calcext:value-type="float">
            <text:p>4.26750120507938E-07</text:p>
          </table:table-cell>
          <table:table-cell table:formula="of:=[.AN34]+([.$AQ34]-[.$AM34])/4" office:value-type="float" office:value="0.000000310385491308235" calcext:value-type="float">
            <text:p>3.10385491308235E-07</text:p>
          </table:table-cell>
          <table:table-cell table:formula="of:=[.AO34]+([.$AQ34]-[.$AM34])/4" office:value-type="float" office:value="0.000000194020862108533" calcext:value-type="float">
            <text:p>1.94020862108533E-07</text:p>
          </table:table-cell>
          <table:table-cell table:style-name="ce13" office:value-type="float" office:value="0.0000000776562329088298" calcext:value-type="float">
            <text:p>7.77E-0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128823157740118" calcext:value-type="float">
            <text:p>1.29E-04</text:p>
          </table:table-cell>
          <table:table-cell table:formula="of:=[.O35]+([.$S35]-[.$O35])/4" office:value-type="float" office:value="0.000102453277051333" calcext:value-type="float">
            <text:p>0.000102453277051</text:p>
          </table:table-cell>
          <table:table-cell table:formula="of:=[.P35]+([.$S35]-[.$O35])/4" office:value-type="float" office:value="0.0000760833963625489" calcext:value-type="float">
            <text:p>7.60833963625489E-05</text:p>
          </table:table-cell>
          <table:table-cell table:formula="of:=[.Q35]+([.$S35]-[.$O35])/4" office:value-type="float" office:value="0.0000497135156737643" calcext:value-type="float">
            <text:p>4.97135156737643E-05</text:p>
          </table:table-cell>
          <table:table-cell office:value-type="float" office:value="0.0000233436349849798" calcext:value-type="float">
            <text:p>2.33E-05</text:p>
          </table:table-cell>
          <table:table-cell table:formula="of:=[.S35]+([.$V35]-[.$S35])/3" office:value-type="float" office:value="0.0000330031231730299" calcext:value-type="float">
            <text:p>3.30031231730299E-05</text:p>
          </table:table-cell>
          <table:table-cell table:formula="of:=[.T35]+([.$V35]-[.$S35])/3" office:value-type="float" office:value="0.0000426626113610801" calcext:value-type="float">
            <text:p>4.26626113610801E-05</text:p>
          </table:table-cell>
          <table:table-cell office:value-type="float" office:value="0.0000523220995491302" calcext:value-type="float">
            <text:p>5.23E-05</text:p>
          </table:table-cell>
          <table:table-cell table:formula="of:=[.V35]+([.$AA35]-[.$V35])/5" office:value-type="float" office:value="0.0000451979474448521" calcext:value-type="float">
            <text:p>4.51979474448521E-05</text:p>
          </table:table-cell>
          <table:table-cell table:formula="of:=[.W35]+([.$AA35]-[.$V35])/5" office:value-type="float" office:value="0.0000380737953405739" calcext:value-type="float">
            <text:p>3.80737953405739E-05</text:p>
          </table:table-cell>
          <table:table-cell table:formula="of:=[.X35]+([.$AA35]-[.$V35])/5" office:value-type="float" office:value="0.0000309496432362958" calcext:value-type="float">
            <text:p>3.09496432362958E-05</text:p>
          </table:table-cell>
          <table:table-cell table:formula="of:=[.Y35]+([.$AA35]-[.$V35])/5" office:value-type="float" office:value="0.0000238254911320176" calcext:value-type="float">
            <text:p>2.38254911320176E-05</text:p>
          </table:table-cell>
          <table:table-cell table:style-name="ce13" office:value-type="float" office:value="0.0000167013390277395" calcext:value-type="float">
            <text:p>1.67E-05</text:p>
          </table:table-cell>
          <table:table-cell table:formula="of:=[.AA35]+([.$AE35]-[.$AA35])/4" office:value-type="float" office:value="0.0000732729907237646" calcext:value-type="float">
            <text:p>7.32729907237646E-05</text:p>
          </table:table-cell>
          <table:table-cell table:formula="of:=[.AB35]+([.$AE35]-[.$AA35])/4" office:value-type="float" office:value="0.00012984464241979" calcext:value-type="float">
            <text:p>0.00012984464242</text:p>
          </table:table-cell>
          <table:table-cell table:formula="of:=[.AC35]+([.$AE35]-[.$AA35])/4" office:value-type="float" office:value="0.000186416294115815" calcext:value-type="float">
            <text:p>0.000186416294116</text:p>
          </table:table-cell>
          <table:table-cell table:style-name="ce12" office:value-type="float" office:value="0.00024298794581184" calcext:value-type="float">
            <text:p>0.000242987945812</text:p>
          </table:table-cell>
          <table:table-cell table:formula="of:=[.AE35]+([.$AM35]-[.$AE35])/8" office:value-type="float" office:value="0.000212670180884017" calcext:value-type="float">
            <text:p>0.000212670180884</text:p>
          </table:table-cell>
          <table:table-cell table:formula="of:=[.AF35]+([.$AM35]-[.$AE35])/8" office:value-type="float" office:value="0.000182352415956193" calcext:value-type="float">
            <text:p>0.000182352415956</text:p>
          </table:table-cell>
          <table:table-cell table:formula="of:=[.AG35]+([.$AM35]-[.$AE35])/8" office:value-type="float" office:value="0.00015203465102837" calcext:value-type="float">
            <text:p>0.000152034651028</text:p>
          </table:table-cell>
          <table:table-cell table:formula="of:=[.AH35]+([.$AM35]-[.$AE35])/8" office:value-type="float" office:value="0.000121716886100547" calcext:value-type="float">
            <text:p>0.000121716886101</text:p>
          </table:table-cell>
          <table:table-cell table:formula="of:=[.AI35]+([.$AM35]-[.$AE35])/8" office:value-type="float" office:value="0.0000913991211727237" calcext:value-type="float">
            <text:p>9.13991211727237E-05</text:p>
          </table:table-cell>
          <table:table-cell table:formula="of:=[.AJ35]+([.$AM35]-[.$AE35])/8" office:value-type="float" office:value="0.0000610813562449005" calcext:value-type="float">
            <text:p>6.10813562449005E-05</text:p>
          </table:table-cell>
          <table:table-cell table:formula="of:=[.AK35]+([.$AM35]-[.$AE35])/8" office:value-type="float" office:value="0.0000307635913170772" calcext:value-type="float">
            <text:p>3.07635913170772E-05</text:p>
          </table:table-cell>
          <table:table-cell office:value-type="float" office:value="0.000000445826389254004" calcext:value-type="float">
            <text:p>4.46E-07</text:p>
          </table:table-cell>
          <table:table-cell table:formula="of:=[.AM35]+([.$AQ35]-[.$AM35])/4" office:value-type="float" office:value="0.000000469813064640324" calcext:value-type="float">
            <text:p>4.69813064640324E-07</text:p>
          </table:table-cell>
          <table:table-cell table:formula="of:=[.AN35]+([.$AQ35]-[.$AM35])/4" office:value-type="float" office:value="0.000000493799740026644" calcext:value-type="float">
            <text:p>4.93799740026644E-07</text:p>
          </table:table-cell>
          <table:table-cell table:formula="of:=[.AO35]+([.$AQ35]-[.$AM35])/4" office:value-type="float" office:value="0.000000517786415412965" calcext:value-type="float">
            <text:p>5.17786415412965E-07</text:p>
          </table:table-cell>
          <table:table-cell table:style-name="ce13" office:value-type="float" office:value="0.000000541773090799285" calcext:value-type="float">
            <text:p>5.42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65106564697254" calcext:value-type="float">
            <text:p>2.65E-05</text:p>
          </table:table-cell>
          <table:table-cell table:formula="of:=[.O36]+([.$S36]-[.$O36])/4" office:value-type="float" office:value="0.0000270579580432935" calcext:value-type="float">
            <text:p>2.70579580432935E-05</text:p>
          </table:table-cell>
          <table:table-cell table:formula="of:=[.P36]+([.$S36]-[.$O36])/4" office:value-type="float" office:value="0.0000276052596168617" calcext:value-type="float">
            <text:p>2.76052596168617E-05</text:p>
          </table:table-cell>
          <table:table-cell table:formula="of:=[.Q36]+([.$S36]-[.$O36])/4" office:value-type="float" office:value="0.0000281525611904298" calcext:value-type="float">
            <text:p>2.81525611904298E-05</text:p>
          </table:table-cell>
          <table:table-cell office:value-type="float" office:value="0.000028699862763998" calcext:value-type="float">
            <text:p>2.87E-05</text:p>
          </table:table-cell>
          <table:table-cell table:formula="of:=[.S36]+([.$V36]-[.$S36])/3" office:value-type="float" office:value="0.0000440015355824709" calcext:value-type="float">
            <text:p>4.40015355824709E-05</text:p>
          </table:table-cell>
          <table:table-cell table:formula="of:=[.T36]+([.$V36]-[.$S36])/3" office:value-type="float" office:value="0.0000593032084009437" calcext:value-type="float">
            <text:p>5.93032084009437E-05</text:p>
          </table:table-cell>
          <table:table-cell office:value-type="float" office:value="0.0000746048812194166" calcext:value-type="float">
            <text:p>7.46E-05</text:p>
          </table:table-cell>
          <table:table-cell table:formula="of:=[.V36]+([.$AA36]-[.$V36])/5" office:value-type="float" office:value="0.0000688572381161114" calcext:value-type="float">
            <text:p>6.88572381161114E-05</text:p>
          </table:table-cell>
          <table:table-cell table:formula="of:=[.W36]+([.$AA36]-[.$V36])/5" office:value-type="float" office:value="0.0000631095950128062" calcext:value-type="float">
            <text:p>6.31095950128062E-05</text:p>
          </table:table-cell>
          <table:table-cell table:formula="of:=[.X36]+([.$AA36]-[.$V36])/5" office:value-type="float" office:value="0.000057361951909501" calcext:value-type="float">
            <text:p>5.7361951909501E-05</text:p>
          </table:table-cell>
          <table:table-cell table:formula="of:=[.Y36]+([.$AA36]-[.$V36])/5" office:value-type="float" office:value="0.0000516143088061958" calcext:value-type="float">
            <text:p>5.16143088061958E-05</text:p>
          </table:table-cell>
          <table:table-cell table:style-name="ce13" office:value-type="float" office:value="0.0000458666657028906" calcext:value-type="float">
            <text:p>4.59E-05</text:p>
          </table:table-cell>
          <table:table-cell table:formula="of:=[.AA36]+([.$AE36]-[.$AA36])/4" office:value-type="float" office:value="0.000122095457690758" calcext:value-type="float">
            <text:p>0.000122095457691</text:p>
          </table:table-cell>
          <table:table-cell table:formula="of:=[.AB36]+([.$AE36]-[.$AA36])/4" office:value-type="float" office:value="0.000198324249678626" calcext:value-type="float">
            <text:p>0.000198324249679</text:p>
          </table:table-cell>
          <table:table-cell table:formula="of:=[.AC36]+([.$AE36]-[.$AA36])/4" office:value-type="float" office:value="0.000274553041666494" calcext:value-type="float">
            <text:p>0.000274553041666</text:p>
          </table:table-cell>
          <table:table-cell table:style-name="ce12" office:value-type="float" office:value="0.000350781833654362" calcext:value-type="float">
            <text:p>0.000350781833654</text:p>
          </table:table-cell>
          <table:table-cell table:formula="of:=[.AE36]+([.$AM36]-[.$AE36])/8" office:value-type="float" office:value="0.000306967935822566" calcext:value-type="float">
            <text:p>0.000306967935823</text:p>
          </table:table-cell>
          <table:table-cell table:formula="of:=[.AF36]+([.$AM36]-[.$AE36])/8" office:value-type="float" office:value="0.000263154037990769" calcext:value-type="float">
            <text:p>0.000263154037991</text:p>
          </table:table-cell>
          <table:table-cell table:formula="of:=[.AG36]+([.$AM36]-[.$AE36])/8" office:value-type="float" office:value="0.000219340140158973" calcext:value-type="float">
            <text:p>0.000219340140159</text:p>
          </table:table-cell>
          <table:table-cell table:formula="of:=[.AH36]+([.$AM36]-[.$AE36])/8" office:value-type="float" office:value="0.000175526242327176" calcext:value-type="float">
            <text:p>0.000175526242327</text:p>
          </table:table-cell>
          <table:table-cell table:formula="of:=[.AI36]+([.$AM36]-[.$AE36])/8" office:value-type="float" office:value="0.00013171234449538" calcext:value-type="float">
            <text:p>0.000131712344495</text:p>
          </table:table-cell>
          <table:table-cell table:formula="of:=[.AJ36]+([.$AM36]-[.$AE36])/8" office:value-type="float" office:value="0.0000878984466635832" calcext:value-type="float">
            <text:p>8.78984466635832E-05</text:p>
          </table:table-cell>
          <table:table-cell table:formula="of:=[.AK36]+([.$AM36]-[.$AE36])/8" office:value-type="float" office:value="0.0000440845488317867" calcext:value-type="float">
            <text:p>4.40845488317867E-05</text:p>
          </table:table-cell>
          <table:table-cell office:value-type="float" office:value="0.000000270650999990195" calcext:value-type="float">
            <text:p>2.71E-07</text:p>
          </table:table-cell>
          <table:table-cell table:formula="of:=[.AM36]+([.$AQ36]-[.$AM36])/4" office:value-type="float" office:value="0.000000278671415465679" calcext:value-type="float">
            <text:p>2.78671415465679E-07</text:p>
          </table:table-cell>
          <table:table-cell table:formula="of:=[.AN36]+([.$AQ36]-[.$AM36])/4" office:value-type="float" office:value="0.000000286691830941164" calcext:value-type="float">
            <text:p>2.86691830941164E-07</text:p>
          </table:table-cell>
          <table:table-cell table:formula="of:=[.AO36]+([.$AQ36]-[.$AM36])/4" office:value-type="float" office:value="0.000000294712246416649" calcext:value-type="float">
            <text:p>2.94712246416649E-07</text:p>
          </table:table-cell>
          <table:table-cell table:style-name="ce13" office:value-type="float" office:value="0.000000302732661892133" calcext:value-type="float">
            <text:p>3.03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527791741848491" calcext:value-type="float">
            <text:p>5.28E-05</text:p>
          </table:table-cell>
          <table:table-cell table:formula="of:=[.O37]+([.$S37]-[.$O37])/4" office:value-type="float" office:value="0.0000443167840477687" calcext:value-type="float">
            <text:p>4.43167840477687E-05</text:p>
          </table:table-cell>
          <table:table-cell table:formula="of:=[.P37]+([.$S37]-[.$O37])/4" office:value-type="float" office:value="0.0000358543939106882" calcext:value-type="float">
            <text:p>3.58543939106882E-05</text:p>
          </table:table-cell>
          <table:table-cell table:formula="of:=[.Q37]+([.$S37]-[.$O37])/4" office:value-type="float" office:value="0.0000273920037736078" calcext:value-type="float">
            <text:p>2.73920037736078E-05</text:p>
          </table:table-cell>
          <table:table-cell office:value-type="float" office:value="0.0000189296136365274" calcext:value-type="float">
            <text:p>1.89E-05</text:p>
          </table:table-cell>
          <table:table-cell table:formula="of:=[.S37]+([.$V37]-[.$S37])/3" office:value-type="float" office:value="0.0000405329842222156" calcext:value-type="float">
            <text:p>4.05329842222156E-05</text:p>
          </table:table-cell>
          <table:table-cell table:formula="of:=[.T37]+([.$V37]-[.$S37])/3" office:value-type="float" office:value="0.0000621363548079039" calcext:value-type="float">
            <text:p>6.21363548079039E-05</text:p>
          </table:table-cell>
          <table:table-cell office:value-type="float" office:value="0.0000837397253935921" calcext:value-type="float">
            <text:p>8.37E-05</text:p>
          </table:table-cell>
          <table:table-cell table:formula="of:=[.V37]+([.$AA37]-[.$V37])/5" office:value-type="float" office:value="0.0000949645196603341" calcext:value-type="float">
            <text:p>9.49645196603341E-05</text:p>
          </table:table-cell>
          <table:table-cell table:formula="of:=[.W37]+([.$AA37]-[.$V37])/5" office:value-type="float" office:value="0.000106189313927076" calcext:value-type="float">
            <text:p>0.000106189313927</text:p>
          </table:table-cell>
          <table:table-cell table:formula="of:=[.X37]+([.$AA37]-[.$V37])/5" office:value-type="float" office:value="0.000117414108193818" calcext:value-type="float">
            <text:p>0.000117414108194</text:p>
          </table:table-cell>
          <table:table-cell table:formula="of:=[.Y37]+([.$AA37]-[.$V37])/5" office:value-type="float" office:value="0.00012863890246056" calcext:value-type="float">
            <text:p>0.000128638902461</text:p>
          </table:table-cell>
          <table:table-cell office:value-type="float" office:value="0.000139863696727302" calcext:value-type="float">
            <text:p>0.000139863696727</text:p>
          </table:table-cell>
          <table:table-cell table:formula="of:=[.AA37]+([.$AE37]-[.$AA37])/4" office:value-type="float" office:value="0.000125798758629753" calcext:value-type="float">
            <text:p>0.00012579875863</text:p>
          </table:table-cell>
          <table:table-cell table:formula="of:=[.AB37]+([.$AE37]-[.$AA37])/4" office:value-type="float" office:value="0.000111733820532204" calcext:value-type="float">
            <text:p>0.000111733820532</text:p>
          </table:table-cell>
          <table:table-cell table:formula="of:=[.AC37]+([.$AE37]-[.$AA37])/4" office:value-type="float" office:value="0.0000976688824346557" calcext:value-type="float">
            <text:p>9.76688824346557E-05</text:p>
          </table:table-cell>
          <table:table-cell office:value-type="float" office:value="0.0000836039443371069" calcext:value-type="float">
            <text:p>8.36E-05</text:p>
          </table:table-cell>
          <table:table-cell table:formula="of:=[.AE37]+([.$AM37]-[.$AE37])/8" office:value-type="float" office:value="0.0000732290609368604" calcext:value-type="float">
            <text:p>7.32290609368604E-05</text:p>
          </table:table-cell>
          <table:table-cell table:formula="of:=[.AF37]+([.$AM37]-[.$AE37])/8" office:value-type="float" office:value="0.0000628541775366139" calcext:value-type="float">
            <text:p>6.28541775366139E-05</text:p>
          </table:table-cell>
          <table:table-cell table:formula="of:=[.AG37]+([.$AM37]-[.$AE37])/8" office:value-type="float" office:value="0.0000524792941363674" calcext:value-type="float">
            <text:p>5.24792941363674E-05</text:p>
          </table:table-cell>
          <table:table-cell table:formula="of:=[.AH37]+([.$AM37]-[.$AE37])/8" office:value-type="float" office:value="0.0000421044107361209" calcext:value-type="float">
            <text:p>4.21044107361209E-05</text:p>
          </table:table-cell>
          <table:table-cell table:formula="of:=[.AI37]+([.$AM37]-[.$AE37])/8" office:value-type="float" office:value="0.0000317295273358744" calcext:value-type="float">
            <text:p>3.17295273358744E-05</text:p>
          </table:table-cell>
          <table:table-cell table:formula="of:=[.AJ37]+([.$AM37]-[.$AE37])/8" office:value-type="float" office:value="0.0000213546439356279" calcext:value-type="float">
            <text:p>2.13546439356279E-05</text:p>
          </table:table-cell>
          <table:table-cell table:formula="of:=[.AK37]+([.$AM37]-[.$AE37])/8" office:value-type="float" office:value="0.0000109797605353814" calcext:value-type="float">
            <text:p>1.09797605353814E-05</text:p>
          </table:table-cell>
          <table:table-cell office:value-type="float" office:value="0.000000604877135134913" calcext:value-type="float">
            <text:p>6.05E-07</text:p>
          </table:table-cell>
          <table:table-cell table:formula="of:=[.AM37]+([.$AQ37]-[.$AM37])/4" office:value-type="float" office:value="0.000000556290538964098" calcext:value-type="float">
            <text:p>5.56290538964098E-07</text:p>
          </table:table-cell>
          <table:table-cell table:formula="of:=[.AN37]+([.$AQ37]-[.$AM37])/4" office:value-type="float" office:value="0.000000507703942793283" calcext:value-type="float">
            <text:p>5.07703942793283E-07</text:p>
          </table:table-cell>
          <table:table-cell table:formula="of:=[.AO37]+([.$AQ37]-[.$AM37])/4" office:value-type="float" office:value="0.000000459117346622468" calcext:value-type="float">
            <text:p>4.59117346622468E-07</text:p>
          </table:table-cell>
          <table:table-cell table:style-name="ce13" office:value-type="float" office:value="0.000000410530750451653" calcext:value-type="float">
            <text:p>4.11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366966952752018" calcext:value-type="float">
            <text:p>3.67E-05</text:p>
          </table:table-cell>
          <table:table-cell table:formula="of:=[.O38]+([.$S38]-[.$O38])/4" office:value-type="float" office:value="0.0000301800555418777" calcext:value-type="float">
            <text:p>3.01800555418777E-05</text:p>
          </table:table-cell>
          <table:table-cell table:formula="of:=[.P38]+([.$S38]-[.$O38])/4" office:value-type="float" office:value="0.0000236634158085536" calcext:value-type="float">
            <text:p>2.36634158085536E-05</text:p>
          </table:table-cell>
          <table:table-cell table:formula="of:=[.Q38]+([.$S38]-[.$O38])/4" office:value-type="float" office:value="0.0000171467760752296" calcext:value-type="float">
            <text:p>1.71467760752296E-05</text:p>
          </table:table-cell>
          <table:table-cell office:value-type="float" office:value="0.0000106301363419055" calcext:value-type="float">
            <text:p>1.06E-05</text:p>
          </table:table-cell>
          <table:table-cell table:formula="of:=[.S38]+([.$V38]-[.$S38])/3" office:value-type="float" office:value="0.0000233107518442901" calcext:value-type="float">
            <text:p>2.33107518442901E-05</text:p>
          </table:table-cell>
          <table:table-cell table:formula="of:=[.T38]+([.$V38]-[.$S38])/3" office:value-type="float" office:value="0.0000359913673466747" calcext:value-type="float">
            <text:p>3.59913673466747E-05</text:p>
          </table:table-cell>
          <table:table-cell office:value-type="float" office:value="0.0000486719828490593" calcext:value-type="float">
            <text:p>4.87E-05</text:p>
          </table:table-cell>
          <table:table-cell table:formula="of:=[.V38]+([.$AA38]-[.$V38])/5" office:value-type="float" office:value="0.0000571849139381261" calcext:value-type="float">
            <text:p>5.71849139381261E-05</text:p>
          </table:table-cell>
          <table:table-cell table:formula="of:=[.W38]+([.$AA38]-[.$V38])/5" office:value-type="float" office:value="0.0000656978450271929" calcext:value-type="float">
            <text:p>6.56978450271929E-05</text:p>
          </table:table-cell>
          <table:table-cell table:formula="of:=[.X38]+([.$AA38]-[.$V38])/5" office:value-type="float" office:value="0.0000742107761162598" calcext:value-type="float">
            <text:p>7.42107761162598E-05</text:p>
          </table:table-cell>
          <table:table-cell table:formula="of:=[.Y38]+([.$AA38]-[.$V38])/5" office:value-type="float" office:value="0.0000827237072053266" calcext:value-type="float">
            <text:p>8.27237072053266E-05</text:p>
          </table:table-cell>
          <table:table-cell table:style-name="ce13" office:value-type="float" office:value="0.0000912366382943934" calcext:value-type="float">
            <text:p>9.12E-05</text:p>
          </table:table-cell>
          <table:table-cell table:formula="of:=[.AA38]+([.$AE38]-[.$AA38])/4" office:value-type="float" office:value="0.000093443212239702" calcext:value-type="float">
            <text:p>9.3443212239702E-05</text:p>
          </table:table-cell>
          <table:table-cell table:formula="of:=[.AB38]+([.$AE38]-[.$AA38])/4" office:value-type="float" office:value="0.0000956497861850107" calcext:value-type="float">
            <text:p>9.56497861850107E-05</text:p>
          </table:table-cell>
          <table:table-cell table:formula="of:=[.AC38]+([.$AE38]-[.$AA38])/4" office:value-type="float" office:value="0.0000978563601303193" calcext:value-type="float">
            <text:p>9.78563601303193E-05</text:p>
          </table:table-cell>
          <table:table-cell table:style-name="ce12" office:value-type="float" office:value="0.000100062934075628" calcext:value-type="float">
            <text:p>0.000100062934076</text:p>
          </table:table-cell>
          <table:table-cell table:formula="of:=[.AE38]+([.$AM38]-[.$AE38])/8" office:value-type="float" office:value="0.0000876074434559004" calcext:value-type="float">
            <text:p>8.76074434559004E-05</text:p>
          </table:table-cell>
          <table:table-cell table:formula="of:=[.AF38]+([.$AM38]-[.$AE38])/8" office:value-type="float" office:value="0.0000751519528361727" calcext:value-type="float">
            <text:p>7.51519528361727E-05</text:p>
          </table:table-cell>
          <table:table-cell table:formula="of:=[.AG38]+([.$AM38]-[.$AE38])/8" office:value-type="float" office:value="0.000062696462216445" calcext:value-type="float">
            <text:p>6.2696462216445E-05</text:p>
          </table:table-cell>
          <table:table-cell table:formula="of:=[.AH38]+([.$AM38]-[.$AE38])/8" office:value-type="float" office:value="0.0000502409715967174" calcext:value-type="float">
            <text:p>5.02409715967174E-05</text:p>
          </table:table-cell>
          <table:table-cell table:formula="of:=[.AI38]+([.$AM38]-[.$AE38])/8" office:value-type="float" office:value="0.0000377854809769897" calcext:value-type="float">
            <text:p>3.77854809769897E-05</text:p>
          </table:table-cell>
          <table:table-cell table:formula="of:=[.AJ38]+([.$AM38]-[.$AE38])/8" office:value-type="float" office:value="0.0000253299903572621" calcext:value-type="float">
            <text:p>2.53299903572621E-05</text:p>
          </table:table-cell>
          <table:table-cell table:formula="of:=[.AK38]+([.$AM38]-[.$AE38])/8" office:value-type="float" office:value="0.0000128744997375344" calcext:value-type="float">
            <text:p>1.28744997375344E-05</text:p>
          </table:table-cell>
          <table:table-cell office:value-type="float" office:value="0.0000004190091178068" calcext:value-type="float">
            <text:p>4.19E-07</text:p>
          </table:table-cell>
          <table:table-cell table:formula="of:=[.AM38]+([.$AQ38]-[.$AM38])/4" office:value-type="float" office:value="0.000000403014945704603" calcext:value-type="float">
            <text:p>4.03014945704603E-07</text:p>
          </table:table-cell>
          <table:table-cell table:formula="of:=[.AN38]+([.$AQ38]-[.$AM38])/4" office:value-type="float" office:value="0.000000387020773602406" calcext:value-type="float">
            <text:p>3.87020773602406E-07</text:p>
          </table:table-cell>
          <table:table-cell table:formula="of:=[.AO38]+([.$AQ38]-[.$AM38])/4" office:value-type="float" office:value="0.000000371026601500208" calcext:value-type="float">
            <text:p>3.71026601500208E-07</text:p>
          </table:table-cell>
          <table:table-cell table:style-name="ce13" office:value-type="float" office:value="0.000000355032429398011" calcext:value-type="float">
            <text:p>3.55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653078548350493" calcext:value-type="float">
            <text:p>6.53E-06</text:p>
          </table:table-cell>
          <table:table-cell table:formula="of:=[.O39]+([.$S39]-[.$O39])/4" office:value-type="float" office:value="0.0000132386919732456" calcext:value-type="float">
            <text:p>1.32386919732456E-05</text:p>
          </table:table-cell>
          <table:table-cell table:formula="of:=[.P39]+([.$S39]-[.$O39])/4" office:value-type="float" office:value="0.0000199465984629863" calcext:value-type="float">
            <text:p>1.99465984629863E-05</text:p>
          </table:table-cell>
          <table:table-cell table:formula="of:=[.Q39]+([.$S39]-[.$O39])/4" office:value-type="float" office:value="0.000026654504952727" calcext:value-type="float">
            <text:p>2.6654504952727E-05</text:p>
          </table:table-cell>
          <table:table-cell office:value-type="float" office:value="0.0000333624114424677" calcext:value-type="float">
            <text:p>3.34E-05</text:p>
          </table:table-cell>
          <table:table-cell table:formula="of:=[.S39]+([.$V39]-[.$S39])/3" office:value-type="float" office:value="0.0000251885646228318" calcext:value-type="float">
            <text:p>2.51885646228318E-05</text:p>
          </table:table-cell>
          <table:table-cell table:formula="of:=[.T39]+([.$V39]-[.$S39])/3" office:value-type="float" office:value="0.0000170147178031959" calcext:value-type="float">
            <text:p>1.70147178031959E-05</text:p>
          </table:table-cell>
          <table:table-cell office:value-type="float" office:value="0.00000884087098355999" calcext:value-type="float">
            <text:p>8.84E-06</text:p>
          </table:table-cell>
          <table:table-cell table:formula="of:=[.V39]+([.$AA39]-[.$V39])/5" office:value-type="float" office:value="0.00000959286945489785" calcext:value-type="float">
            <text:p>9.59286945489785E-06</text:p>
          </table:table-cell>
          <table:table-cell table:formula="of:=[.W39]+([.$AA39]-[.$V39])/5" office:value-type="float" office:value="0.0000103448679262357" calcext:value-type="float">
            <text:p>1.03448679262357E-05</text:p>
          </table:table-cell>
          <table:table-cell table:formula="of:=[.X39]+([.$AA39]-[.$V39])/5" office:value-type="float" office:value="0.0000110968663975736" calcext:value-type="float">
            <text:p>1.10968663975736E-05</text:p>
          </table:table-cell>
          <table:table-cell table:formula="of:=[.Y39]+([.$AA39]-[.$V39])/5" office:value-type="float" office:value="0.0000118488648689114" calcext:value-type="float">
            <text:p>1.18488648689114E-05</text:p>
          </table:table-cell>
          <table:table-cell table:style-name="ce13" office:value-type="float" office:value="0.0000126008633402493" calcext:value-type="float">
            <text:p>1.26E-05</text:p>
          </table:table-cell>
          <table:table-cell table:formula="of:=[.AA39]+([.$AE39]-[.$AA39])/4" office:value-type="float" office:value="0.0000895303254831087" calcext:value-type="float">
            <text:p>8.95303254831087E-05</text:p>
          </table:table-cell>
          <table:table-cell table:formula="of:=[.AB39]+([.$AE39]-[.$AA39])/4" office:value-type="float" office:value="0.000166459787625968" calcext:value-type="float">
            <text:p>0.000166459787626</text:p>
          </table:table-cell>
          <table:table-cell table:formula="of:=[.AC39]+([.$AE39]-[.$AA39])/4" office:value-type="float" office:value="0.000243389249768828" calcext:value-type="float">
            <text:p>0.000243389249769</text:p>
          </table:table-cell>
          <table:table-cell table:style-name="ce12" office:value-type="float" office:value="0.000320318711911687" calcext:value-type="float">
            <text:p>0.000320318711912</text:p>
          </table:table-cell>
          <table:table-cell table:formula="of:=[.AE39]+([.$AM39]-[.$AE39])/8" office:value-type="float" office:value="0.000280315313984619" calcext:value-type="float">
            <text:p>0.000280315313985</text:p>
          </table:table-cell>
          <table:table-cell table:formula="of:=[.AF39]+([.$AM39]-[.$AE39])/8" office:value-type="float" office:value="0.000240311916057551" calcext:value-type="float">
            <text:p>0.000240311916058</text:p>
          </table:table-cell>
          <table:table-cell table:formula="of:=[.AG39]+([.$AM39]-[.$AE39])/8" office:value-type="float" office:value="0.000200308518130483" calcext:value-type="float">
            <text:p>0.00020030851813</text:p>
          </table:table-cell>
          <table:table-cell table:formula="of:=[.AH39]+([.$AM39]-[.$AE39])/8" office:value-type="float" office:value="0.000160305120203415" calcext:value-type="float">
            <text:p>0.000160305120203</text:p>
          </table:table-cell>
          <table:table-cell table:formula="of:=[.AI39]+([.$AM39]-[.$AE39])/8" office:value-type="float" office:value="0.000120301722276347" calcext:value-type="float">
            <text:p>0.000120301722276</text:p>
          </table:table-cell>
          <table:table-cell table:formula="of:=[.AJ39]+([.$AM39]-[.$AE39])/8" office:value-type="float" office:value="0.0000802983243492795" calcext:value-type="float">
            <text:p>8.02983243492795E-05</text:p>
          </table:table-cell>
          <table:table-cell table:formula="of:=[.AK39]+([.$AM39]-[.$AE39])/8" office:value-type="float" office:value="0.0000402949264222116" calcext:value-type="float">
            <text:p>4.02949264222116E-05</text:p>
          </table:table-cell>
          <table:table-cell office:value-type="float" office:value="0.000000291528495143614" calcext:value-type="float">
            <text:p>2.92E-07</text:p>
          </table:table-cell>
          <table:table-cell table:formula="of:=[.AM39]+([.$AQ39]-[.$AM39])/4" office:value-type="float" office:value="0.000000273267979052643" calcext:value-type="float">
            <text:p>2.73267979052643E-07</text:p>
          </table:table-cell>
          <table:table-cell table:formula="of:=[.AN39]+([.$AQ39]-[.$AM39])/4" office:value-type="float" office:value="0.000000255007462961673" calcext:value-type="float">
            <text:p>2.55007462961673E-07</text:p>
          </table:table-cell>
          <table:table-cell table:formula="of:=[.AO39]+([.$AQ39]-[.$AM39])/4" office:value-type="float" office:value="0.000000236746946870702" calcext:value-type="float">
            <text:p>2.36746946870702E-07</text:p>
          </table:table-cell>
          <table:table-cell table:style-name="ce13" office:value-type="float" office:value="0.000000218486430779732" calcext:value-type="float">
            <text:p>2.18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6447668618264" calcext:value-type="float">
            <text:p>2.76E-05</text:p>
          </table:table-cell>
          <table:table-cell table:formula="of:=[.O40]+([.$S40]-[.$O40])/4" office:value-type="float" office:value="0.0000217445501676917" calcext:value-type="float">
            <text:p>2.17445501676917E-05</text:p>
          </table:table-cell>
          <table:table-cell table:formula="of:=[.P40]+([.$S40]-[.$O40])/4" office:value-type="float" office:value="0.000015844333473557" calcext:value-type="float">
            <text:p>1.5844333473557E-05</text:p>
          </table:table-cell>
          <table:table-cell table:formula="of:=[.Q40]+([.$S40]-[.$O40])/4" office:value-type="float" office:value="0.00000994411677942237" calcext:value-type="float">
            <text:p>9.94411677942237E-06</text:p>
          </table:table-cell>
          <table:table-cell office:value-type="float" office:value="0.00000404390008528769" calcext:value-type="float">
            <text:p>4.04E-06</text:p>
          </table:table-cell>
          <table:table-cell table:formula="of:=[.S40]+([.$V40]-[.$S40])/3" office:value-type="float" office:value="0.00000535366272732153" calcext:value-type="float">
            <text:p>5.35366272732153E-06</text:p>
          </table:table-cell>
          <table:table-cell table:formula="of:=[.T40]+([.$V40]-[.$S40])/3" office:value-type="float" office:value="0.00000666342536935536" calcext:value-type="float">
            <text:p>6.66342536935536E-06</text:p>
          </table:table-cell>
          <table:table-cell office:value-type="float" office:value="0.0000079731880113892" calcext:value-type="float">
            <text:p>7.97E-06</text:p>
          </table:table-cell>
          <table:table-cell table:formula="of:=[.V40]+([.$AA40]-[.$V40])/5" office:value-type="float" office:value="0.0000524424288416926" calcext:value-type="float">
            <text:p>5.24424288416926E-05</text:p>
          </table:table-cell>
          <table:table-cell table:formula="of:=[.W40]+([.$AA40]-[.$V40])/5" office:value-type="float" office:value="0.0000969116696719959" calcext:value-type="float">
            <text:p>9.69116696719959E-05</text:p>
          </table:table-cell>
          <table:table-cell table:formula="of:=[.X40]+([.$AA40]-[.$V40])/5" office:value-type="float" office:value="0.000141380910502299" calcext:value-type="float">
            <text:p>0.000141380910502</text:p>
          </table:table-cell>
          <table:table-cell table:formula="of:=[.Y40]+([.$AA40]-[.$V40])/5" office:value-type="float" office:value="0.000185850151332603" calcext:value-type="float">
            <text:p>0.000185850151333</text:p>
          </table:table-cell>
          <table:table-cell office:value-type="float" office:value="0.000230319392162906" calcext:value-type="float">
            <text:p>0.000230319392163</text:p>
          </table:table-cell>
          <table:table-cell table:formula="of:=[.AA40]+([.$AE40]-[.$AA40])/4" office:value-type="float" office:value="0.000185403344317168" calcext:value-type="float">
            <text:p>0.000185403344317</text:p>
          </table:table-cell>
          <table:table-cell table:formula="of:=[.AB40]+([.$AE40]-[.$AA40])/4" office:value-type="float" office:value="0.00014048729647143" calcext:value-type="float">
            <text:p>0.000140487296471</text:p>
          </table:table-cell>
          <table:table-cell table:formula="of:=[.AC40]+([.$AE40]-[.$AA40])/4" office:value-type="float" office:value="0.0000955712486256914" calcext:value-type="float">
            <text:p>9.55712486256914E-05</text:p>
          </table:table-cell>
          <table:table-cell office:value-type="float" office:value="0.0000506552007799532" calcext:value-type="float">
            <text:p>5.07E-05</text:p>
          </table:table-cell>
          <table:table-cell table:formula="of:=[.AE40]+([.$AM40]-[.$AE40])/8" office:value-type="float" office:value="0.0000444335441224686" calcext:value-type="float">
            <text:p>4.44335441224686E-05</text:p>
          </table:table-cell>
          <table:table-cell table:formula="of:=[.AF40]+([.$AM40]-[.$AE40])/8" office:value-type="float" office:value="0.0000382118874649839" calcext:value-type="float">
            <text:p>3.82118874649839E-05</text:p>
          </table:table-cell>
          <table:table-cell table:formula="of:=[.AG40]+([.$AM40]-[.$AE40])/8" office:value-type="float" office:value="0.0000319902308074993" calcext:value-type="float">
            <text:p>3.19902308074993E-05</text:p>
          </table:table-cell>
          <table:table-cell table:formula="of:=[.AH40]+([.$AM40]-[.$AE40])/8" office:value-type="float" office:value="0.0000257685741500147" calcext:value-type="float">
            <text:p>2.57685741500147E-05</text:p>
          </table:table-cell>
          <table:table-cell table:formula="of:=[.AI40]+([.$AM40]-[.$AE40])/8" office:value-type="float" office:value="0.0000195469174925301" calcext:value-type="float">
            <text:p>1.95469174925301E-05</text:p>
          </table:table-cell>
          <table:table-cell table:formula="of:=[.AJ40]+([.$AM40]-[.$AE40])/8" office:value-type="float" office:value="0.0000133252608350454" calcext:value-type="float">
            <text:p>1.33252608350454E-05</text:p>
          </table:table-cell>
          <table:table-cell table:formula="of:=[.AK40]+([.$AM40]-[.$AE40])/8" office:value-type="float" office:value="0.00000710360417756081" calcext:value-type="float">
            <text:p>7.10360417756081E-06</text:p>
          </table:table-cell>
          <table:table-cell office:value-type="float" office:value="0.000000881947520076167" calcext:value-type="float">
            <text:p>8.82E-07</text:p>
          </table:table-cell>
          <table:table-cell table:formula="of:=[.AM40]+([.$AQ40]-[.$AM40])/4" office:value-type="float" office:value="0.000000697429461415049" calcext:value-type="float">
            <text:p>6.97429461415049E-07</text:p>
          </table:table-cell>
          <table:table-cell table:formula="of:=[.AN40]+([.$AQ40]-[.$AM40])/4" office:value-type="float" office:value="0.000000512911402753931" calcext:value-type="float">
            <text:p>5.12911402753931E-07</text:p>
          </table:table-cell>
          <table:table-cell table:formula="of:=[.AO40]+([.$AQ40]-[.$AM40])/4" office:value-type="float" office:value="0.000000328393344092814" calcext:value-type="float">
            <text:p>3.28393344092814E-07</text:p>
          </table:table-cell>
          <table:table-cell table:style-name="ce13" office:value-type="float" office:value="0.000000143875285431696" calcext:value-type="float">
            <text:p>1.44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7810400798512" calcext:value-type="float">
            <text:p>2.78E-05</text:p>
          </table:table-cell>
          <table:table-cell table:formula="of:=[.O41]+([.$S41]-[.$O41])/4" office:value-type="float" office:value="0.0000242811417762712" calcext:value-type="float">
            <text:p>2.42811417762712E-05</text:p>
          </table:table-cell>
          <table:table-cell table:formula="of:=[.P41]+([.$S41]-[.$O41])/4" office:value-type="float" office:value="0.0000207812434726912" calcext:value-type="float">
            <text:p>2.07812434726912E-05</text:p>
          </table:table-cell>
          <table:table-cell table:formula="of:=[.Q41]+([.$S41]-[.$O41])/4" office:value-type="float" office:value="0.0000172813451691113" calcext:value-type="float">
            <text:p>1.72813451691113E-05</text:p>
          </table:table-cell>
          <table:table-cell office:value-type="float" office:value="0.0000137814468655313" calcext:value-type="float">
            <text:p>1.38E-05</text:p>
          </table:table-cell>
          <table:table-cell table:formula="of:=[.S41]+([.$V41]-[.$S41])/3" office:value-type="float" office:value="0.0000228843977226732" calcext:value-type="float">
            <text:p>2.28843977226732E-05</text:p>
          </table:table-cell>
          <table:table-cell table:formula="of:=[.T41]+([.$V41]-[.$S41])/3" office:value-type="float" office:value="0.0000319873485798152" calcext:value-type="float">
            <text:p>3.19873485798152E-05</text:p>
          </table:table-cell>
          <table:table-cell office:value-type="float" office:value="0.0000410902994369571" calcext:value-type="float">
            <text:p>4.11E-05</text:p>
          </table:table-cell>
          <table:table-cell table:formula="of:=[.V41]+([.$AA41]-[.$V41])/5" office:value-type="float" office:value="0.0000473656617869089" calcext:value-type="float">
            <text:p>4.73656617869089E-05</text:p>
          </table:table-cell>
          <table:table-cell table:formula="of:=[.W41]+([.$AA41]-[.$V41])/5" office:value-type="float" office:value="0.0000536410241368608" calcext:value-type="float">
            <text:p>5.36410241368608E-05</text:p>
          </table:table-cell>
          <table:table-cell table:formula="of:=[.X41]+([.$AA41]-[.$V41])/5" office:value-type="float" office:value="0.0000599163864868126" calcext:value-type="float">
            <text:p>5.99163864868126E-05</text:p>
          </table:table-cell>
          <table:table-cell table:formula="of:=[.Y41]+([.$AA41]-[.$V41])/5" office:value-type="float" office:value="0.0000661917488367645" calcext:value-type="float">
            <text:p>6.61917488367645E-05</text:p>
          </table:table-cell>
          <table:table-cell table:style-name="ce13" office:value-type="float" office:value="0.0000724671111867163" calcext:value-type="float">
            <text:p>7.25E-05</text:p>
          </table:table-cell>
          <table:table-cell table:formula="of:=[.AA41]+([.$AE41]-[.$AA41])/4" office:value-type="float" office:value="0.0000651965702439353" calcext:value-type="float">
            <text:p>6.51965702439353E-05</text:p>
          </table:table-cell>
          <table:table-cell table:formula="of:=[.AB41]+([.$AE41]-[.$AA41])/4" office:value-type="float" office:value="0.0000579260293011544" calcext:value-type="float">
            <text:p>5.79260293011544E-05</text:p>
          </table:table-cell>
          <table:table-cell table:formula="of:=[.AC41]+([.$AE41]-[.$AA41])/4" office:value-type="float" office:value="0.0000506554883583734" calcext:value-type="float">
            <text:p>5.06554883583734E-05</text:p>
          </table:table-cell>
          <table:table-cell office:value-type="float" office:value="0.0000433849474155924" calcext:value-type="float">
            <text:p>4.34E-05</text:p>
          </table:table-cell>
          <table:table-cell table:formula="of:=[.AE41]+([.$AM41]-[.$AE41])/8" office:value-type="float" office:value="0.0000380239398859659" calcext:value-type="float">
            <text:p>3.80239398859659E-05</text:p>
          </table:table-cell>
          <table:table-cell table:formula="of:=[.AF41]+([.$AM41]-[.$AE41])/8" office:value-type="float" office:value="0.0000326629323563394" calcext:value-type="float">
            <text:p>3.26629323563394E-05</text:p>
          </table:table-cell>
          <table:table-cell table:formula="of:=[.AG41]+([.$AM41]-[.$AE41])/8" office:value-type="float" office:value="0.0000273019248267129" calcext:value-type="float">
            <text:p>2.73019248267129E-05</text:p>
          </table:table-cell>
          <table:table-cell table:formula="of:=[.AH41]+([.$AM41]-[.$AE41])/8" office:value-type="float" office:value="0.0000219409172970864" calcext:value-type="float">
            <text:p>2.19409172970864E-05</text:p>
          </table:table-cell>
          <table:table-cell table:formula="of:=[.AI41]+([.$AM41]-[.$AE41])/8" office:value-type="float" office:value="0.0000165799097674599" calcext:value-type="float">
            <text:p>1.65799097674599E-05</text:p>
          </table:table-cell>
          <table:table-cell table:formula="of:=[.AJ41]+([.$AM41]-[.$AE41])/8" office:value-type="float" office:value="0.0000112189022378334" calcext:value-type="float">
            <text:p>1.12189022378334E-05</text:p>
          </table:table-cell>
          <table:table-cell table:formula="of:=[.AK41]+([.$AM41]-[.$AE41])/8" office:value-type="float" office:value="0.00000585789470820687" calcext:value-type="float">
            <text:p>5.85789470820687E-06</text:p>
          </table:table-cell>
          <table:table-cell office:value-type="float" office:value="0.000000496887178580359" calcext:value-type="float">
            <text:p>4.97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36411910753376" calcext:value-type="float">
            <text:p>2.36E-05</text:p>
          </table:table-cell>
          <table:table-cell table:formula="of:=[.O42]+([.$S42]-[.$O42])/4" office:value-type="float" office:value="0.0000188411425796402" calcext:value-type="float">
            <text:p>1.88411425796402E-05</text:p>
          </table:table-cell>
          <table:table-cell table:formula="of:=[.P42]+([.$S42]-[.$O42])/4" office:value-type="float" office:value="0.0000140410940839428" calcext:value-type="float">
            <text:p>1.40410940839428E-05</text:p>
          </table:table-cell>
          <table:table-cell table:formula="of:=[.Q42]+([.$S42]-[.$O42])/4" office:value-type="float" office:value="0.00000924104558824538" calcext:value-type="float">
            <text:p>9.24104558824538E-06</text:p>
          </table:table-cell>
          <table:table-cell office:value-type="float" office:value="0.00000444099709254797" calcext:value-type="float">
            <text:p>4.44E-06</text:p>
          </table:table-cell>
          <table:table-cell table:formula="of:=[.S42]+([.$V42]-[.$S42])/3" office:value-type="float" office:value="0.00000784607586606461" calcext:value-type="float">
            <text:p>7.84607586606461E-06</text:p>
          </table:table-cell>
          <table:table-cell table:formula="of:=[.T42]+([.$V42]-[.$S42])/3" office:value-type="float" office:value="0.0000112511546395813" calcext:value-type="float">
            <text:p>1.12511546395813E-05</text:p>
          </table:table-cell>
          <table:table-cell office:value-type="float" office:value="0.0000146562334130979" calcext:value-type="float">
            <text:p>1.47E-05</text:p>
          </table:table-cell>
          <table:table-cell table:formula="of:=[.V42]+([.$AA42]-[.$V42])/5" office:value-type="float" office:value="0.0000182760192653239" calcext:value-type="float">
            <text:p>1.82760192653239E-05</text:p>
          </table:table-cell>
          <table:table-cell table:formula="of:=[.W42]+([.$AA42]-[.$V42])/5" office:value-type="float" office:value="0.0000218958051175499" calcext:value-type="float">
            <text:p>2.18958051175499E-05</text:p>
          </table:table-cell>
          <table:table-cell table:formula="of:=[.X42]+([.$AA42]-[.$V42])/5" office:value-type="float" office:value="0.0000255155909697758" calcext:value-type="float">
            <text:p>2.55155909697758E-05</text:p>
          </table:table-cell>
          <table:table-cell table:formula="of:=[.Y42]+([.$AA42]-[.$V42])/5" office:value-type="float" office:value="0.0000291353768220018" calcext:value-type="float">
            <text:p>2.91353768220018E-05</text:p>
          </table:table-cell>
          <table:table-cell table:style-name="ce13" office:value-type="float" office:value="0.0000327551626742278" calcext:value-type="float">
            <text:p>3.28E-05</text:p>
          </table:table-cell>
          <table:table-cell table:formula="of:=[.AA42]+([.$AE42]-[.$AA42])/4" office:value-type="float" office:value="0.0000260400328114944" calcext:value-type="float">
            <text:p>2.60400328114944E-05</text:p>
          </table:table-cell>
          <table:table-cell table:formula="of:=[.AB42]+([.$AE42]-[.$AA42])/4" office:value-type="float" office:value="0.0000193249029487611" calcext:value-type="float">
            <text:p>1.93249029487611E-05</text:p>
          </table:table-cell>
          <table:table-cell table:formula="of:=[.AC42]+([.$AE42]-[.$AA42])/4" office:value-type="float" office:value="0.0000126097730860277" calcext:value-type="float">
            <text:p>1.26097730860277E-05</text:p>
          </table:table-cell>
          <table:table-cell office:value-type="float" office:value="0.00000589464322329435" calcext:value-type="float">
            <text:p>5.89E-06</text:p>
          </table:table-cell>
          <table:table-cell table:formula="of:=[.AE42]+([.$AM42]-[.$AE42])/8" office:value-type="float" office:value="0.00000519212731285349" calcext:value-type="float">
            <text:p>5.19212731285349E-06</text:p>
          </table:table-cell>
          <table:table-cell table:formula="of:=[.AF42]+([.$AM42]-[.$AE42])/8" office:value-type="float" office:value="0.00000448961140241264" calcext:value-type="float">
            <text:p>4.48961140241264E-06</text:p>
          </table:table-cell>
          <table:table-cell table:formula="of:=[.AG42]+([.$AM42]-[.$AE42])/8" office:value-type="float" office:value="0.00000378709549197178" calcext:value-type="float">
            <text:p>3.78709549197178E-06</text:p>
          </table:table-cell>
          <table:table-cell table:formula="of:=[.AH42]+([.$AM42]-[.$AE42])/8" office:value-type="float" office:value="0.00000308457958153092" calcext:value-type="float">
            <text:p>3.08457958153092E-06</text:p>
          </table:table-cell>
          <table:table-cell table:formula="of:=[.AI42]+([.$AM42]-[.$AE42])/8" office:value-type="float" office:value="0.00000238206367109007" calcext:value-type="float">
            <text:p>2.38206367109007E-06</text:p>
          </table:table-cell>
          <table:table-cell table:formula="of:=[.AJ42]+([.$AM42]-[.$AE42])/8" office:value-type="float" office:value="0.00000167954776064921" calcext:value-type="float">
            <text:p>1.67954776064921E-06</text:p>
          </table:table-cell>
          <table:table-cell table:formula="of:=[.AK42]+([.$AM42]-[.$AE42])/8" office:value-type="float" office:value="0.000000977031850208352" calcext:value-type="float">
            <text:p>9.77031850208352E-07</text:p>
          </table:table-cell>
          <table:table-cell office:value-type="float" office:value="0.000000274515939767497" calcext:value-type="float">
            <text:p>2.75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66233146165644" calcext:value-type="float">
            <text:p>2.66E-05</text:p>
          </table:table-cell>
          <table:table-cell table:formula="of:=[.O43]+([.$S43]-[.$O43])/4" office:value-type="float" office:value="0.0000206187100060365" calcext:value-type="float">
            <text:p>2.06187100060365E-05</text:p>
          </table:table-cell>
          <table:table-cell table:formula="of:=[.P43]+([.$S43]-[.$O43])/4" office:value-type="float" office:value="0.0000146141053955085" calcext:value-type="float">
            <text:p>1.46141053955085E-05</text:p>
          </table:table-cell>
          <table:table-cell table:formula="of:=[.Q43]+([.$S43]-[.$O43])/4" office:value-type="float" office:value="0.00000860950078498061" calcext:value-type="float">
            <text:p>8.60950078498061E-06</text:p>
          </table:table-cell>
          <table:table-cell office:value-type="float" office:value="0.00000260489617445268" calcext:value-type="float">
            <text:p>2.60E-06</text:p>
          </table:table-cell>
          <table:table-cell table:formula="of:=[.S43]+([.$V43]-[.$S43])/3" office:value-type="float" office:value="0.00000626676622858042" calcext:value-type="float">
            <text:p>6.26676622858042E-06</text:p>
          </table:table-cell>
          <table:table-cell table:formula="of:=[.T43]+([.$V43]-[.$S43])/3" office:value-type="float" office:value="0.00000992863628270816" calcext:value-type="float">
            <text:p>9.92863628270816E-06</text:p>
          </table:table-cell>
          <table:table-cell office:value-type="float" office:value="0.0000135905063368359" calcext:value-type="float">
            <text:p>1.36E-05</text:p>
          </table:table-cell>
          <table:table-cell table:formula="of:=[.V43]+([.$AA43]-[.$V43])/5" office:value-type="float" office:value="0.0000282286761656088" calcext:value-type="float">
            <text:p>2.82286761656088E-05</text:p>
          </table:table-cell>
          <table:table-cell table:formula="of:=[.W43]+([.$AA43]-[.$V43])/5" office:value-type="float" office:value="0.0000428668459943818" calcext:value-type="float">
            <text:p>4.28668459943818E-05</text:p>
          </table:table-cell>
          <table:table-cell table:formula="of:=[.X43]+([.$AA43]-[.$V43])/5" office:value-type="float" office:value="0.0000575050158231547" calcext:value-type="float">
            <text:p>5.75050158231547E-05</text:p>
          </table:table-cell>
          <table:table-cell table:formula="of:=[.Y43]+([.$AA43]-[.$V43])/5" office:value-type="float" office:value="0.0000721431856519277" calcext:value-type="float">
            <text:p>7.21431856519277E-05</text:p>
          </table:table-cell>
          <table:table-cell table:style-name="ce13" office:value-type="float" office:value="0.0000867813554807006" calcext:value-type="float">
            <text:p>8.68E-05</text:p>
          </table:table-cell>
          <table:table-cell table:formula="of:=[.AA43]+([.$AE43]-[.$AA43])/4" office:value-type="float" office:value="0.0000733521296293083" calcext:value-type="float">
            <text:p>7.33521296293083E-05</text:p>
          </table:table-cell>
          <table:table-cell table:formula="of:=[.AB43]+([.$AE43]-[.$AA43])/4" office:value-type="float" office:value="0.0000599229037779159" calcext:value-type="float">
            <text:p>5.99229037779159E-05</text:p>
          </table:table-cell>
          <table:table-cell table:formula="of:=[.AC43]+([.$AE43]-[.$AA43])/4" office:value-type="float" office:value="0.0000464936779265236" calcext:value-type="float">
            <text:p>4.64936779265236E-05</text:p>
          </table:table-cell>
          <table:table-cell office:value-type="float" office:value="0.0000330644520751313" calcext:value-type="float">
            <text:p>3.31E-05</text:p>
          </table:table-cell>
          <table:table-cell table:formula="of:=[.AE43]+([.$AM43]-[.$AE43])/8" office:value-type="float" office:value="0.0000289951265612878" calcext:value-type="float">
            <text:p>2.89951265612878E-05</text:p>
          </table:table-cell>
          <table:table-cell table:formula="of:=[.AF43]+([.$AM43]-[.$AE43])/8" office:value-type="float" office:value="0.0000249258010474444" calcext:value-type="float">
            <text:p>2.49258010474444E-05</text:p>
          </table:table-cell>
          <table:table-cell table:formula="of:=[.AG43]+([.$AM43]-[.$AE43])/8" office:value-type="float" office:value="0.0000208564755336009" calcext:value-type="float">
            <text:p>2.08564755336009E-05</text:p>
          </table:table-cell>
          <table:table-cell table:formula="of:=[.AH43]+([.$AM43]-[.$AE43])/8" office:value-type="float" office:value="0.0000167871500197574" calcext:value-type="float">
            <text:p>1.67871500197574E-05</text:p>
          </table:table-cell>
          <table:table-cell table:formula="of:=[.AI43]+([.$AM43]-[.$AE43])/8" office:value-type="float" office:value="0.000012717824505914" calcext:value-type="float">
            <text:p>1.2717824505914E-05</text:p>
          </table:table-cell>
          <table:table-cell table:formula="of:=[.AJ43]+([.$AM43]-[.$AE43])/8" office:value-type="float" office:value="0.00000864849899207051" calcext:value-type="float">
            <text:p>8.64849899207051E-06</text:p>
          </table:table-cell>
          <table:table-cell table:formula="of:=[.AK43]+([.$AM43]-[.$AE43])/8" office:value-type="float" office:value="0.00000457917347822705" calcext:value-type="float">
            <text:p>4.57917347822705E-06</text:p>
          </table:table-cell>
          <table:table-cell office:value-type="float" office:value="0.00000050984796438359" calcext:value-type="float">
            <text:p>5.10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61413407082284" calcext:value-type="float">
            <text:p>1.61E-05</text:p>
          </table:table-cell>
          <table:table-cell table:formula="of:=[.O44]+([.$S44]-[.$O44])/4" office:value-type="float" office:value="0.0000138374319689775" calcext:value-type="float">
            <text:p>1.38374319689775E-05</text:p>
          </table:table-cell>
          <table:table-cell table:formula="of:=[.P44]+([.$S44]-[.$O44])/4" office:value-type="float" office:value="0.0000115335232297265" calcext:value-type="float">
            <text:p>1.15335232297265E-05</text:p>
          </table:table-cell>
          <table:table-cell table:formula="of:=[.Q44]+([.$S44]-[.$O44])/4" office:value-type="float" office:value="0.00000922961449047559" calcext:value-type="float">
            <text:p>9.22961449047559E-06</text:p>
          </table:table-cell>
          <table:table-cell office:value-type="float" office:value="0.00000692570575122465" calcext:value-type="float">
            <text:p>6.93E-06</text:p>
          </table:table-cell>
          <table:table-cell table:formula="of:=[.S44]+([.$V44]-[.$S44])/3" office:value-type="float" office:value="0.00000474157126648886" calcext:value-type="float">
            <text:p>4.74157126648886E-06</text:p>
          </table:table-cell>
          <table:table-cell table:formula="of:=[.T44]+([.$V44]-[.$S44])/3" office:value-type="float" office:value="0.00000255743678175307" calcext:value-type="float">
            <text:p>2.55743678175307E-06</text:p>
          </table:table-cell>
          <table:table-cell office:value-type="float" office:value="0.000000373302297017283" calcext:value-type="float">
            <text:p>3.73E-07</text:p>
          </table:table-cell>
          <table:table-cell table:formula="of:=[.V44]+([.$AA44]-[.$V44])/5" office:value-type="float" office:value="0.0000448810240829722" calcext:value-type="float">
            <text:p>4.48810240829722E-05</text:p>
          </table:table-cell>
          <table:table-cell table:formula="of:=[.W44]+([.$AA44]-[.$V44])/5" office:value-type="float" office:value="0.0000893887458689272" calcext:value-type="float">
            <text:p>8.93887458689272E-05</text:p>
          </table:table-cell>
          <table:table-cell table:formula="of:=[.X44]+([.$AA44]-[.$V44])/5" office:value-type="float" office:value="0.000133896467654882" calcext:value-type="float">
            <text:p>0.000133896467655</text:p>
          </table:table-cell>
          <table:table-cell table:formula="of:=[.Y44]+([.$AA44]-[.$V44])/5" office:value-type="float" office:value="0.000178404189440837" calcext:value-type="float">
            <text:p>0.000178404189441</text:p>
          </table:table-cell>
          <table:table-cell office:value-type="float" office:value="0.000222911911226792" calcext:value-type="float">
            <text:p>0.000222911911227</text:p>
          </table:table-cell>
          <table:table-cell table:formula="of:=[.AA44]+([.$AE44]-[.$AA44])/4" office:value-type="float" office:value="0.000190776413906421" calcext:value-type="float">
            <text:p>0.000190776413906</text:p>
          </table:table-cell>
          <table:table-cell table:formula="of:=[.AB44]+([.$AE44]-[.$AA44])/4" office:value-type="float" office:value="0.00015864091658605" calcext:value-type="float">
            <text:p>0.000158640916586</text:p>
          </table:table-cell>
          <table:table-cell table:formula="of:=[.AC44]+([.$AE44]-[.$AA44])/4" office:value-type="float" office:value="0.000126505419265678" calcext:value-type="float">
            <text:p>0.000126505419266</text:p>
          </table:table-cell>
          <table:table-cell office:value-type="float" office:value="0.0000943699219453071" calcext:value-type="float">
            <text:p>9.44E-05</text:p>
          </table:table-cell>
          <table:table-cell table:formula="of:=[.AE44]+([.$AM44]-[.$AE44])/8" office:value-type="float" office:value="0.000082632346777651" calcext:value-type="float">
            <text:p>8.2632346777651E-05</text:p>
          </table:table-cell>
          <table:table-cell table:formula="of:=[.AF44]+([.$AM44]-[.$AE44])/8" office:value-type="float" office:value="0.000070894771609995" calcext:value-type="float">
            <text:p>7.0894771609995E-05</text:p>
          </table:table-cell>
          <table:table-cell table:formula="of:=[.AG44]+([.$AM44]-[.$AE44])/8" office:value-type="float" office:value="0.0000591571964423389" calcext:value-type="float">
            <text:p>5.91571964423389E-05</text:p>
          </table:table-cell>
          <table:table-cell table:formula="of:=[.AH44]+([.$AM44]-[.$AE44])/8" office:value-type="float" office:value="0.0000474196212746829" calcext:value-type="float">
            <text:p>4.74196212746829E-05</text:p>
          </table:table-cell>
          <table:table-cell table:formula="of:=[.AI44]+([.$AM44]-[.$AE44])/8" office:value-type="float" office:value="0.0000356820461070268" calcext:value-type="float">
            <text:p>3.56820461070268E-05</text:p>
          </table:table-cell>
          <table:table-cell table:formula="of:=[.AJ44]+([.$AM44]-[.$AE44])/8" office:value-type="float" office:value="0.0000239444709393707" calcext:value-type="float">
            <text:p>2.39444709393707E-05</text:p>
          </table:table-cell>
          <table:table-cell table:formula="of:=[.AK44]+([.$AM44]-[.$AE44])/8" office:value-type="float" office:value="0.0000122068957717147" calcext:value-type="float">
            <text:p>1.22068957717147E-05</text:p>
          </table:table-cell>
          <table:table-cell office:value-type="float" office:value="0.000000469320604058608" calcext:value-type="float">
            <text:p>4.69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36312572155184" calcext:value-type="float">
            <text:p>1.36E-05</text:p>
          </table:table-cell>
          <table:table-cell table:formula="of:=[.O45]+([.$S45]-[.$O45])/4" office:value-type="float" office:value="0.0000138315567852426" calcext:value-type="float">
            <text:p>1.38315567852426E-05</text:p>
          </table:table-cell>
          <table:table-cell table:formula="of:=[.P45]+([.$S45]-[.$O45])/4" office:value-type="float" office:value="0.0000140318563549669" calcext:value-type="float">
            <text:p>1.40318563549669E-05</text:p>
          </table:table-cell>
          <table:table-cell table:formula="of:=[.Q45]+([.$S45]-[.$O45])/4" office:value-type="float" office:value="0.0000142321559246911" calcext:value-type="float">
            <text:p>1.42321559246911E-05</text:p>
          </table:table-cell>
          <table:table-cell office:value-type="float" office:value="0.0000144324554944154" calcext:value-type="float">
            <text:p>1.44E-05</text:p>
          </table:table-cell>
          <table:table-cell table:formula="of:=[.S45]+([.$V45]-[.$S45])/3" office:value-type="float" office:value="0.0000184314474266224" calcext:value-type="float">
            <text:p>1.84314474266224E-05</text:p>
          </table:table-cell>
          <table:table-cell table:formula="of:=[.T45]+([.$V45]-[.$S45])/3" office:value-type="float" office:value="0.0000224304393588294" calcext:value-type="float">
            <text:p>2.24304393588294E-05</text:p>
          </table:table-cell>
          <table:table-cell office:value-type="float" office:value="0.0000264294312910364" calcext:value-type="float">
            <text:p>2.64E-05</text:p>
          </table:table-cell>
          <table:table-cell table:formula="of:=[.V45]+([.$AA45]-[.$V45])/5" office:value-type="float" office:value="0.0000882577300681731" calcext:value-type="float">
            <text:p>8.82577300681731E-05</text:p>
          </table:table-cell>
          <table:table-cell table:formula="of:=[.W45]+([.$AA45]-[.$V45])/5" office:value-type="float" office:value="0.00015008602884531" calcext:value-type="float">
            <text:p>0.000150086028845</text:p>
          </table:table-cell>
          <table:table-cell table:formula="of:=[.X45]+([.$AA45]-[.$V45])/5" office:value-type="float" office:value="0.000211914327622447" calcext:value-type="float">
            <text:p>0.000211914327622</text:p>
          </table:table-cell>
          <table:table-cell table:formula="of:=[.Y45]+([.$AA45]-[.$V45])/5" office:value-type="float" office:value="0.000273742626399583" calcext:value-type="float">
            <text:p>0.0002737426264</text:p>
          </table:table-cell>
          <table:table-cell office:value-type="float" office:value="0.00033557092517672" calcext:value-type="float">
            <text:p>0.000335570925177</text:p>
          </table:table-cell>
          <table:table-cell table:formula="of:=[.AA45]+([.$AE45]-[.$AA45])/4" office:value-type="float" office:value="0.000262042784027045" calcext:value-type="float">
            <text:p>0.000262042784027</text:p>
          </table:table-cell>
          <table:table-cell table:formula="of:=[.AB45]+([.$AE45]-[.$AA45])/4" office:value-type="float" office:value="0.00018851464287737" calcext:value-type="float">
            <text:p>0.000188514642877</text:p>
          </table:table-cell>
          <table:table-cell table:formula="of:=[.AC45]+([.$AE45]-[.$AA45])/4" office:value-type="float" office:value="0.000114986501727694" calcext:value-type="float">
            <text:p>0.000114986501728</text:p>
          </table:table-cell>
          <table:table-cell office:value-type="float" office:value="0.0000414583605780191" calcext:value-type="float">
            <text:p>4.15E-05</text:p>
          </table:table-cell>
          <table:table-cell table:formula="of:=[.AE45]+([.$AM45]-[.$AE45])/8" office:value-type="float" office:value="0.0000363215628382725" calcext:value-type="float">
            <text:p>3.63215628382725E-05</text:p>
          </table:table-cell>
          <table:table-cell table:formula="of:=[.AF45]+([.$AM45]-[.$AE45])/8" office:value-type="float" office:value="0.0000311847650985259" calcext:value-type="float">
            <text:p>3.11847650985259E-05</text:p>
          </table:table-cell>
          <table:table-cell table:formula="of:=[.AG45]+([.$AM45]-[.$AE45])/8" office:value-type="float" office:value="0.0000260479673587793" calcext:value-type="float">
            <text:p>2.60479673587793E-05</text:p>
          </table:table-cell>
          <table:table-cell table:formula="of:=[.AH45]+([.$AM45]-[.$AE45])/8" office:value-type="float" office:value="0.0000209111696190327" calcext:value-type="float">
            <text:p>2.09111696190327E-05</text:p>
          </table:table-cell>
          <table:table-cell table:formula="of:=[.AI45]+([.$AM45]-[.$AE45])/8" office:value-type="float" office:value="0.0000157743718792861" calcext:value-type="float">
            <text:p>1.57743718792861E-05</text:p>
          </table:table-cell>
          <table:table-cell table:formula="of:=[.AJ45]+([.$AM45]-[.$AE45])/8" office:value-type="float" office:value="0.0000106375741395395" calcext:value-type="float">
            <text:p>1.06375741395395E-05</text:p>
          </table:table-cell>
          <table:table-cell table:formula="of:=[.AK45]+([.$AM45]-[.$AE45])/8" office:value-type="float" office:value="0.00000550077639979293" calcext:value-type="float">
            <text:p>5.50077639979293E-06</text:p>
          </table:table-cell>
          <table:table-cell office:value-type="float" office:value="0.000000363978660046325" calcext:value-type="float">
            <text:p>3.64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536554285339688" calcext:value-type="float">
            <text:p>5.37E-06</text:p>
          </table:table-cell>
          <table:table-cell table:formula="of:=[.O46]+([.$S46]-[.$O46])/4" office:value-type="float" office:value="0.00000682621926613699" calcext:value-type="float">
            <text:p>6.82621926613699E-06</text:p>
          </table:table-cell>
          <table:table-cell table:formula="of:=[.P46]+([.$S46]-[.$O46])/4" office:value-type="float" office:value="0.00000828689567887709" calcext:value-type="float">
            <text:p>8.28689567887709E-06</text:p>
          </table:table-cell>
          <table:table-cell table:formula="of:=[.Q46]+([.$S46]-[.$O46])/4" office:value-type="float" office:value="0.0000097475720916172" calcext:value-type="float">
            <text:p>9.7475720916172E-06</text:p>
          </table:table-cell>
          <table:table-cell office:value-type="float" office:value="0.0000112082485043573" calcext:value-type="float">
            <text:p>1.12E-05</text:p>
          </table:table-cell>
          <table:table-cell table:formula="of:=[.S46]+([.$V46]-[.$S46])/3" office:value-type="float" office:value="0.0000306714867340046" calcext:value-type="float">
            <text:p>3.06714867340046E-05</text:p>
          </table:table-cell>
          <table:table-cell table:formula="of:=[.T46]+([.$V46]-[.$S46])/3" office:value-type="float" office:value="0.0000501347249636518" calcext:value-type="float">
            <text:p>5.01347249636518E-05</text:p>
          </table:table-cell>
          <table:table-cell office:value-type="float" office:value="0.0000695979631932991" calcext:value-type="float">
            <text:p>6.96E-05</text:p>
          </table:table-cell>
          <table:table-cell table:formula="of:=[.V46]+([.$AA46]-[.$V46])/5" office:value-type="float" office:value="0.000103290045008304" calcext:value-type="float">
            <text:p>0.000103290045008</text:p>
          </table:table-cell>
          <table:table-cell table:formula="of:=[.W46]+([.$AA46]-[.$V46])/5" office:value-type="float" office:value="0.000136982126823309" calcext:value-type="float">
            <text:p>0.000136982126823</text:p>
          </table:table-cell>
          <table:table-cell table:formula="of:=[.X46]+([.$AA46]-[.$V46])/5" office:value-type="float" office:value="0.000170674208638314" calcext:value-type="float">
            <text:p>0.000170674208638</text:p>
          </table:table-cell>
          <table:table-cell table:formula="of:=[.Y46]+([.$AA46]-[.$V46])/5" office:value-type="float" office:value="0.000204366290453319" calcext:value-type="float">
            <text:p>0.000204366290453</text:p>
          </table:table-cell>
          <table:table-cell office:value-type="float" office:value="0.000238058372268324" calcext:value-type="float">
            <text:p>0.000238058372268</text:p>
          </table:table-cell>
          <table:table-cell table:formula="of:=[.AA46]+([.$AE46]-[.$AA46])/4" office:value-type="float" office:value="0.000194909481929532" calcext:value-type="float">
            <text:p>0.00019490948193</text:p>
          </table:table-cell>
          <table:table-cell table:formula="of:=[.AB46]+([.$AE46]-[.$AA46])/4" office:value-type="float" office:value="0.000151760591590741" calcext:value-type="float">
            <text:p>0.000151760591591</text:p>
          </table:table-cell>
          <table:table-cell table:formula="of:=[.AC46]+([.$AE46]-[.$AA46])/4" office:value-type="float" office:value="0.000108611701251949" calcext:value-type="float">
            <text:p>0.000108611701252</text:p>
          </table:table-cell>
          <table:table-cell office:value-type="float" office:value="0.0000654628109131572" calcext:value-type="float">
            <text:p>6.55E-05</text:p>
          </table:table-cell>
          <table:table-cell table:formula="of:=[.AE46]+([.$AM46]-[.$AE46])/8" office:value-type="float" office:value="0.000057380170272785" calcext:value-type="float">
            <text:p>5.7380170272785E-05</text:p>
          </table:table-cell>
          <table:table-cell table:formula="of:=[.AF46]+([.$AM46]-[.$AE46])/8" office:value-type="float" office:value="0.0000492975296324129" calcext:value-type="float">
            <text:p>4.92975296324129E-05</text:p>
          </table:table-cell>
          <table:table-cell table:formula="of:=[.AG46]+([.$AM46]-[.$AE46])/8" office:value-type="float" office:value="0.0000412148889920407" calcext:value-type="float">
            <text:p>4.12148889920407E-05</text:p>
          </table:table-cell>
          <table:table-cell table:formula="of:=[.AH46]+([.$AM46]-[.$AE46])/8" office:value-type="float" office:value="0.0000331322483516686" calcext:value-type="float">
            <text:p>3.31322483516686E-05</text:p>
          </table:table-cell>
          <table:table-cell table:formula="of:=[.AI46]+([.$AM46]-[.$AE46])/8" office:value-type="float" office:value="0.0000250496077112964" calcext:value-type="float">
            <text:p>2.50496077112964E-05</text:p>
          </table:table-cell>
          <table:table-cell table:formula="of:=[.AJ46]+([.$AM46]-[.$AE46])/8" office:value-type="float" office:value="0.0000169669670709242" calcext:value-type="float">
            <text:p>1.69669670709242E-05</text:p>
          </table:table-cell>
          <table:table-cell table:formula="of:=[.AK46]+([.$AM46]-[.$AE46])/8" office:value-type="float" office:value="0.00000888432643055208" calcext:value-type="float">
            <text:p>8.88432643055208E-06</text:p>
          </table:table-cell>
          <table:table-cell office:value-type="float" office:value="0.000000801685790179911" calcext:value-type="float">
            <text:p>8.02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06250702131901" calcext:value-type="float">
            <text:p>2.06E-05</text:p>
          </table:table-cell>
          <table:table-cell table:formula="of:=[.O47]+([.$S47]-[.$O47])/4" office:value-type="float" office:value="0.0000166559093136668" calcext:value-type="float">
            <text:p>1.66559093136668E-05</text:p>
          </table:table-cell>
          <table:table-cell table:formula="of:=[.P47]+([.$S47]-[.$O47])/4" office:value-type="float" office:value="0.0000126867484141434" calcext:value-type="float">
            <text:p>1.26867484141434E-05</text:p>
          </table:table-cell>
          <table:table-cell table:formula="of:=[.Q47]+([.$S47]-[.$O47])/4" office:value-type="float" office:value="0.00000871758751462011" calcext:value-type="float">
            <text:p>8.71758751462011E-06</text:p>
          </table:table-cell>
          <table:table-cell office:value-type="float" office:value="0.00000474842661509677" calcext:value-type="float">
            <text:p>4.75E-06</text:p>
          </table:table-cell>
          <table:table-cell table:formula="of:=[.S47]+([.$V47]-[.$S47])/3" office:value-type="float" office:value="0.0000329391427207185" calcext:value-type="float">
            <text:p>3.29391427207185E-05</text:p>
          </table:table-cell>
          <table:table-cell table:formula="of:=[.T47]+([.$V47]-[.$S47])/3" office:value-type="float" office:value="0.0000611298588263403" calcext:value-type="float">
            <text:p>6.11298588263403E-05</text:p>
          </table:table-cell>
          <table:table-cell office:value-type="float" office:value="0.0000893205749319621" calcext:value-type="float">
            <text:p>8.93E-05</text:p>
          </table:table-cell>
          <table:table-cell table:formula="of:=[.V47]+([.$AA47]-[.$V47])/5" office:value-type="float" office:value="0.000130509272042443" calcext:value-type="float">
            <text:p>0.000130509272042</text:p>
          </table:table-cell>
          <table:table-cell table:formula="of:=[.W47]+([.$AA47]-[.$V47])/5" office:value-type="float" office:value="0.000171697969152924" calcext:value-type="float">
            <text:p>0.000171697969153</text:p>
          </table:table-cell>
          <table:table-cell table:formula="of:=[.X47]+([.$AA47]-[.$V47])/5" office:value-type="float" office:value="0.000212886666263406" calcext:value-type="float">
            <text:p>0.000212886666263</text:p>
          </table:table-cell>
          <table:table-cell table:formula="of:=[.Y47]+([.$AA47]-[.$V47])/5" office:value-type="float" office:value="0.000254075363373887" calcext:value-type="float">
            <text:p>0.000254075363374</text:p>
          </table:table-cell>
          <table:table-cell office:value-type="float" office:value="0.000295264060484368" calcext:value-type="float">
            <text:p>0.000295264060484</text:p>
          </table:table-cell>
          <table:table-cell table:formula="of:=[.AA47]+([.$AE47]-[.$AA47])/4" office:value-type="float" office:value="0.000226662686495879" calcext:value-type="float">
            <text:p>0.000226662686496</text:p>
          </table:table-cell>
          <table:table-cell table:formula="of:=[.AB47]+([.$AE47]-[.$AA47])/4" office:value-type="float" office:value="0.00015806131250739" calcext:value-type="float">
            <text:p>0.000158061312507</text:p>
          </table:table-cell>
          <table:table-cell table:formula="of:=[.AC47]+([.$AE47]-[.$AA47])/4" office:value-type="float" office:value="0.0000894599385189007" calcext:value-type="float">
            <text:p>8.94599385189007E-05</text:p>
          </table:table-cell>
          <table:table-cell office:value-type="float" office:value="0.0000208585645304115" calcext:value-type="float">
            <text:p>2.09E-05</text:p>
          </table:table-cell>
          <table:table-cell table:formula="of:=[.AE47]+([.$AM47]-[.$AE47])/8" office:value-type="float" office:value="0.0000183031876766418" calcext:value-type="float">
            <text:p>1.83031876766418E-05</text:p>
          </table:table-cell>
          <table:table-cell table:formula="of:=[.AF47]+([.$AM47]-[.$AE47])/8" office:value-type="float" office:value="0.0000157478108228721" calcext:value-type="float">
            <text:p>1.57478108228721E-05</text:p>
          </table:table-cell>
          <table:table-cell table:formula="of:=[.AG47]+([.$AM47]-[.$AE47])/8" office:value-type="float" office:value="0.0000131924339691024" calcext:value-type="float">
            <text:p>1.31924339691024E-05</text:p>
          </table:table-cell>
          <table:table-cell table:formula="of:=[.AH47]+([.$AM47]-[.$AE47])/8" office:value-type="float" office:value="0.0000106370571153328" calcext:value-type="float">
            <text:p>1.06370571153328E-05</text:p>
          </table:table-cell>
          <table:table-cell table:formula="of:=[.AI47]+([.$AM47]-[.$AE47])/8" office:value-type="float" office:value="0.00000808168026156307" calcext:value-type="float">
            <text:p>8.08168026156307E-06</text:p>
          </table:table-cell>
          <table:table-cell table:formula="of:=[.AJ47]+([.$AM47]-[.$AE47])/8" office:value-type="float" office:value="0.00000552630340779339" calcext:value-type="float">
            <text:p>5.52630340779339E-06</text:p>
          </table:table-cell>
          <table:table-cell table:formula="of:=[.AK47]+([.$AM47]-[.$AE47])/8" office:value-type="float" office:value="0.0000029709265540237" calcext:value-type="float">
            <text:p>2.9709265540237E-06</text:p>
          </table:table-cell>
          <table:table-cell office:value-type="float" office:value="0.000000415549700254013" calcext:value-type="float">
            <text:p>4.16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08077591511939" calcext:value-type="float">
            <text:p>1.08E-05</text:p>
          </table:table-cell>
          <table:table-cell table:formula="of:=[.O48]+([.$S48]-[.$O48])/4" office:value-type="float" office:value="0.0000129961966261494" calcext:value-type="float">
            <text:p>1.29961966261494E-05</text:p>
          </table:table-cell>
          <table:table-cell table:formula="of:=[.P48]+([.$S48]-[.$O48])/4" office:value-type="float" office:value="0.0000151846341011049" calcext:value-type="float">
            <text:p>1.51846341011049E-05</text:p>
          </table:table-cell>
          <table:table-cell table:formula="of:=[.Q48]+([.$S48]-[.$O48])/4" office:value-type="float" office:value="0.0000173730715760603" calcext:value-type="float">
            <text:p>1.73730715760603E-05</text:p>
          </table:table-cell>
          <table:table-cell office:value-type="float" office:value="0.0000195615090510158" calcext:value-type="float">
            <text:p>1.96E-05</text:p>
          </table:table-cell>
          <table:table-cell table:formula="of:=[.S48]+([.$V48]-[.$S48])/3" office:value-type="float" office:value="0.0000475541099132492" calcext:value-type="float">
            <text:p>4.75541099132492E-05</text:p>
          </table:table-cell>
          <table:table-cell table:formula="of:=[.T48]+([.$V48]-[.$S48])/3" office:value-type="float" office:value="0.0000755467107754826" calcext:value-type="float">
            <text:p>7.55467107754826E-05</text:p>
          </table:table-cell>
          <table:table-cell table:style-name="ce12" office:value-type="float" office:value="0.000103539311637716" calcext:value-type="float">
            <text:p>0.000103539311638</text:p>
          </table:table-cell>
          <table:table-cell table:formula="of:=[.V48]+([.$AA48]-[.$V48])/5" office:value-type="float" office:value="0.000133859733779091" calcext:value-type="float">
            <text:p>0.000133859733779</text:p>
          </table:table-cell>
          <table:table-cell table:formula="of:=[.W48]+([.$AA48]-[.$V48])/5" office:value-type="float" office:value="0.000164180155920466" calcext:value-type="float">
            <text:p>0.00016418015592</text:p>
          </table:table-cell>
          <table:table-cell table:formula="of:=[.X48]+([.$AA48]-[.$V48])/5" office:value-type="float" office:value="0.000194500578061841" calcext:value-type="float">
            <text:p>0.000194500578062</text:p>
          </table:table-cell>
          <table:table-cell table:formula="of:=[.Y48]+([.$AA48]-[.$V48])/5" office:value-type="float" office:value="0.000224821000203216" calcext:value-type="float">
            <text:p>0.000224821000203</text:p>
          </table:table-cell>
          <table:table-cell office:value-type="float" office:value="0.000255141422344591" calcext:value-type="float">
            <text:p>0.000255141422345</text:p>
          </table:table-cell>
          <table:table-cell table:formula="of:=[.AA48]+([.$AE48]-[.$AA48])/4" office:value-type="float" office:value="0.000192948941231916" calcext:value-type="float">
            <text:p>0.000192948941232</text:p>
          </table:table-cell>
          <table:table-cell table:formula="of:=[.AB48]+([.$AE48]-[.$AA48])/4" office:value-type="float" office:value="0.00013075646011924" calcext:value-type="float">
            <text:p>0.000130756460119</text:p>
          </table:table-cell>
          <table:table-cell table:formula="of:=[.AC48]+([.$AE48]-[.$AA48])/4" office:value-type="float" office:value="0.0000685639790065652" calcext:value-type="float">
            <text:p>6.85639790065652E-05</text:p>
          </table:table-cell>
          <table:table-cell office:value-type="float" office:value="0.00000637149789388992" calcext:value-type="float">
            <text:p>6.37E-06</text:p>
          </table:table-cell>
          <table:table-cell table:formula="of:=[.AE48]+([.$AM48]-[.$AE48])/8" office:value-type="float" office:value="0.00000563654446069006" calcext:value-type="float">
            <text:p>5.63654446069006E-06</text:p>
          </table:table-cell>
          <table:table-cell table:formula="of:=[.AF48]+([.$AM48]-[.$AE48])/8" office:value-type="float" office:value="0.00000490159102749019" calcext:value-type="float">
            <text:p>4.90159102749019E-06</text:p>
          </table:table-cell>
          <table:table-cell table:formula="of:=[.AG48]+([.$AM48]-[.$AE48])/8" office:value-type="float" office:value="0.00000416663759429033" calcext:value-type="float">
            <text:p>4.16663759429033E-06</text:p>
          </table:table-cell>
          <table:table-cell table:formula="of:=[.AH48]+([.$AM48]-[.$AE48])/8" office:value-type="float" office:value="0.00000343168416109047" calcext:value-type="float">
            <text:p>3.43168416109047E-06</text:p>
          </table:table-cell>
          <table:table-cell table:formula="of:=[.AI48]+([.$AM48]-[.$AE48])/8" office:value-type="float" office:value="0.0000026967307278906" calcext:value-type="float">
            <text:p>2.6967307278906E-06</text:p>
          </table:table-cell>
          <table:table-cell table:formula="of:=[.AJ48]+([.$AM48]-[.$AE48])/8" office:value-type="float" office:value="0.00000196177729469074" calcext:value-type="float">
            <text:p>1.96177729469074E-06</text:p>
          </table:table-cell>
          <table:table-cell table:formula="of:=[.AK48]+([.$AM48]-[.$AE48])/8" office:value-type="float" office:value="0.00000122682386149088" calcext:value-type="float">
            <text:p>1.22682386149088E-06</text:p>
          </table:table-cell>
          <table:table-cell office:value-type="float" office:value="0.000000491870428291016" calcext:value-type="float">
            <text:p>4.92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35822455093474" calcext:value-type="float">
            <text:p>1.36E-05</text:p>
          </table:table-cell>
          <table:table-cell table:formula="of:=[.O49]+([.$S49]-[.$O49])/4" office:value-type="float" office:value="0.0000128985095824836" calcext:value-type="float">
            <text:p>1.28985095824836E-05</text:p>
          </table:table-cell>
          <table:table-cell table:formula="of:=[.P49]+([.$S49]-[.$O49])/4" office:value-type="float" office:value="0.0000122147736556198" calcext:value-type="float">
            <text:p>1.22147736556198E-05</text:p>
          </table:table-cell>
          <table:table-cell table:formula="of:=[.Q49]+([.$S49]-[.$O49])/4" office:value-type="float" office:value="0.0000115310377287561" calcext:value-type="float">
            <text:p>1.15310377287561E-05</text:p>
          </table:table-cell>
          <table:table-cell office:value-type="float" office:value="0.0000108473018018923" calcext:value-type="float">
            <text:p>1.08E-05</text:p>
          </table:table-cell>
          <table:table-cell table:formula="of:=[.S49]+([.$V49]-[.$S49])/3" office:value-type="float" office:value="0.000022799271867738" calcext:value-type="float">
            <text:p>2.2799271867738E-05</text:p>
          </table:table-cell>
          <table:table-cell table:formula="of:=[.T49]+([.$V49]-[.$S49])/3" office:value-type="float" office:value="0.0000347512419335838" calcext:value-type="float">
            <text:p>3.47512419335838E-05</text:p>
          </table:table-cell>
          <table:table-cell office:value-type="float" office:value="0.0000467032119994295" calcext:value-type="float">
            <text:p>4.67E-05</text:p>
          </table:table-cell>
          <table:table-cell table:formula="of:=[.V49]+([.$AA49]-[.$V49])/5" office:value-type="float" office:value="0.000058312660109379" calcext:value-type="float">
            <text:p>5.8312660109379E-05</text:p>
          </table:table-cell>
          <table:table-cell table:formula="of:=[.W49]+([.$AA49]-[.$V49])/5" office:value-type="float" office:value="0.0000699221082193285" calcext:value-type="float">
            <text:p>6.99221082193285E-05</text:p>
          </table:table-cell>
          <table:table-cell table:formula="of:=[.X49]+([.$AA49]-[.$V49])/5" office:value-type="float" office:value="0.000081531556329278" calcext:value-type="float">
            <text:p>8.1531556329278E-05</text:p>
          </table:table-cell>
          <table:table-cell table:formula="of:=[.Y49]+([.$AA49]-[.$V49])/5" office:value-type="float" office:value="0.0000931410044392275" calcext:value-type="float">
            <text:p>9.31410044392275E-05</text:p>
          </table:table-cell>
          <table:table-cell office:value-type="float" office:value="0.000104750452549177" calcext:value-type="float">
            <text:p>0.000104750452549</text:p>
          </table:table-cell>
          <table:table-cell table:formula="of:=[.AA49]+([.$AE49]-[.$AA49])/4" office:value-type="float" office:value="0.0000992975867174287" calcext:value-type="float">
            <text:p>9.92975867174287E-05</text:p>
          </table:table-cell>
          <table:table-cell table:formula="of:=[.AB49]+([.$AE49]-[.$AA49])/4" office:value-type="float" office:value="0.0000938447208856805" calcext:value-type="float">
            <text:p>9.38447208856805E-05</text:p>
          </table:table-cell>
          <table:table-cell table:formula="of:=[.AC49]+([.$AE49]-[.$AA49])/4" office:value-type="float" office:value="0.0000883918550539323" calcext:value-type="float">
            <text:p>8.83918550539323E-05</text:p>
          </table:table-cell>
          <table:table-cell office:value-type="float" office:value="0.000082938989222184" calcext:value-type="float">
            <text:p>8.29E-05</text:p>
          </table:table-cell>
          <table:table-cell table:formula="of:=[.AE49]+([.$AM49]-[.$AE49])/8" office:value-type="float" office:value="0.0000726395313598336" calcext:value-type="float">
            <text:p>7.26395313598336E-05</text:p>
          </table:table-cell>
          <table:table-cell table:formula="of:=[.AF49]+([.$AM49]-[.$AE49])/8" office:value-type="float" office:value="0.0000623400734974831" calcext:value-type="float">
            <text:p>6.23400734974831E-05</text:p>
          </table:table-cell>
          <table:table-cell table:formula="of:=[.AG49]+([.$AM49]-[.$AE49])/8" office:value-type="float" office:value="0.0000520406156351327" calcext:value-type="float">
            <text:p>5.20406156351327E-05</text:p>
          </table:table-cell>
          <table:table-cell table:formula="of:=[.AH49]+([.$AM49]-[.$AE49])/8" office:value-type="float" office:value="0.0000417411577727822" calcext:value-type="float">
            <text:p>4.17411577727822E-05</text:p>
          </table:table-cell>
          <table:table-cell table:formula="of:=[.AI49]+([.$AM49]-[.$AE49])/8" office:value-type="float" office:value="0.0000314416999104318" calcext:value-type="float">
            <text:p>3.14416999104318E-05</text:p>
          </table:table-cell>
          <table:table-cell table:formula="of:=[.AJ49]+([.$AM49]-[.$AE49])/8" office:value-type="float" office:value="0.0000211422420480814" calcext:value-type="float">
            <text:p>2.11422420480814E-05</text:p>
          </table:table-cell>
          <table:table-cell table:formula="of:=[.AK49]+([.$AM49]-[.$AE49])/8" office:value-type="float" office:value="0.0000108427841857309" calcext:value-type="float">
            <text:p>1.08427841857309E-05</text:p>
          </table:table-cell>
          <table:table-cell office:value-type="float" office:value="0.00000054332632338051" calcext:value-type="float">
            <text:p>5.43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10952229876938" calcext:value-type="float">
            <text:p>1.11E-05</text:p>
          </table:table-cell>
          <table:table-cell table:formula="of:=[.O50]+([.$S50]-[.$O50])/4" office:value-type="float" office:value="0.0000113673536471646" calcext:value-type="float">
            <text:p>1.13673536471646E-05</text:p>
          </table:table-cell>
          <table:table-cell table:formula="of:=[.P50]+([.$S50]-[.$O50])/4" office:value-type="float" office:value="0.0000116394843066354" calcext:value-type="float">
            <text:p>1.16394843066354E-05</text:p>
          </table:table-cell>
          <table:table-cell table:formula="of:=[.Q50]+([.$S50]-[.$O50])/4" office:value-type="float" office:value="0.0000119116149661062" calcext:value-type="float">
            <text:p>1.19116149661062E-05</text:p>
          </table:table-cell>
          <table:table-cell office:value-type="float" office:value="0.000012183745625577" calcext:value-type="float">
            <text:p>1.22E-05</text:p>
          </table:table-cell>
          <table:table-cell table:formula="of:=[.S50]+([.$V50]-[.$S50])/3" office:value-type="float" office:value="0.0000182976013577338" calcext:value-type="float">
            <text:p>1.82976013577338E-05</text:p>
          </table:table-cell>
          <table:table-cell table:formula="of:=[.T50]+([.$V50]-[.$S50])/3" office:value-type="float" office:value="0.0000244114570898906" calcext:value-type="float">
            <text:p>2.44114570898906E-05</text:p>
          </table:table-cell>
          <table:table-cell office:value-type="float" office:value="0.0000305253128220474" calcext:value-type="float">
            <text:p>3.05E-05</text:p>
          </table:table-cell>
          <table:table-cell table:formula="of:=[.V50]+([.$AA50]-[.$V50])/5" office:value-type="float" office:value="0.000042684228927563" calcext:value-type="float">
            <text:p>4.2684228927563E-05</text:p>
          </table:table-cell>
          <table:table-cell table:formula="of:=[.W50]+([.$AA50]-[.$V50])/5" office:value-type="float" office:value="0.0000548431450330785" calcext:value-type="float">
            <text:p>5.48431450330785E-05</text:p>
          </table:table-cell>
          <table:table-cell table:formula="of:=[.X50]+([.$AA50]-[.$V50])/5" office:value-type="float" office:value="0.0000670020611385941" calcext:value-type="float">
            <text:p>6.70020611385941E-05</text:p>
          </table:table-cell>
          <table:table-cell table:formula="of:=[.Y50]+([.$AA50]-[.$V50])/5" office:value-type="float" office:value="0.0000791609772441096" calcext:value-type="float">
            <text:p>7.91609772441096E-05</text:p>
          </table:table-cell>
          <table:table-cell table:style-name="ce13" office:value-type="float" office:value="0.0000913198933496252" calcext:value-type="float">
            <text:p>9.13E-05</text:p>
          </table:table-cell>
          <table:table-cell table:formula="of:=[.AA50]+([.$AE50]-[.$AA50])/4" office:value-type="float" office:value="0.0000866606622632115" calcext:value-type="float">
            <text:p>8.66606622632115E-05</text:p>
          </table:table-cell>
          <table:table-cell table:formula="of:=[.AB50]+([.$AE50]-[.$AA50])/4" office:value-type="float" office:value="0.0000820014311767978" calcext:value-type="float">
            <text:p>8.20014311767978E-05</text:p>
          </table:table-cell>
          <table:table-cell table:formula="of:=[.AC50]+([.$AE50]-[.$AA50])/4" office:value-type="float" office:value="0.0000773422000903841" calcext:value-type="float">
            <text:p>7.73422000903841E-05</text:p>
          </table:table-cell>
          <table:table-cell office:value-type="float" office:value="0.0000726829690039704" calcext:value-type="float">
            <text:p>7.27E-05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08778828604491" calcext:value-type="float">
            <text:p>1.09E-05</text:p>
          </table:table-cell>
          <table:table-cell table:formula="of:=[.O51]+([.$S51]-[.$O51])/4" office:value-type="float" office:value="0.0000121128939110862" calcext:value-type="float">
            <text:p>1.21128939110862E-05</text:p>
          </table:table-cell>
          <table:table-cell table:formula="of:=[.P51]+([.$S51]-[.$O51])/4" office:value-type="float" office:value="0.0000133479049617232" calcext:value-type="float">
            <text:p>1.33479049617232E-05</text:p>
          </table:table-cell>
          <table:table-cell table:formula="of:=[.Q51]+([.$S51]-[.$O51])/4" office:value-type="float" office:value="0.0000145829160123603" calcext:value-type="float">
            <text:p>1.45829160123603E-05</text:p>
          </table:table-cell>
          <table:table-cell office:value-type="float" office:value="0.0000158179270629974" calcext:value-type="float">
            <text:p>1.58E-05</text:p>
          </table:table-cell>
          <table:table-cell table:formula="of:=[.S51]+([.$V51]-[.$S51])/3" office:value-type="float" office:value="0.0000134904445697075" calcext:value-type="float">
            <text:p>1.34904445697075E-05</text:p>
          </table:table-cell>
          <table:table-cell table:formula="of:=[.T51]+([.$V51]-[.$S51])/3" office:value-type="float" office:value="0.0000111629620764176" calcext:value-type="float">
            <text:p>1.11629620764176E-05</text:p>
          </table:table-cell>
          <table:table-cell office:value-type="float" office:value="0.00000883547958312773" calcext:value-type="float">
            <text:p>8.84E-06</text:p>
          </table:table-cell>
          <table:table-cell table:formula="of:=[.V51]+([.$AA51]-[.$V51])/5" office:value-type="float" office:value="0.0000611540135846576" calcext:value-type="float">
            <text:p>6.11540135846576E-05</text:p>
          </table:table-cell>
          <table:table-cell table:formula="of:=[.W51]+([.$AA51]-[.$V51])/5" office:value-type="float" office:value="0.000113472547586187" calcext:value-type="float">
            <text:p>0.000113472547586</text:p>
          </table:table-cell>
          <table:table-cell table:formula="of:=[.X51]+([.$AA51]-[.$V51])/5" office:value-type="float" office:value="0.000165791081587717" calcext:value-type="float">
            <text:p>0.000165791081588</text:p>
          </table:table-cell>
          <table:table-cell table:formula="of:=[.Y51]+([.$AA51]-[.$V51])/5" office:value-type="float" office:value="0.000218109615589247" calcext:value-type="float">
            <text:p>0.000218109615589</text:p>
          </table:table-cell>
          <table:table-cell office:value-type="float" office:value="0.000270428149590777" calcext:value-type="float">
            <text:p>0.000270428149591</text:p>
          </table:table-cell>
          <table:table-cell table:formula="of:=[.AA51]+([.$AE51]-[.$AA51])/4" office:value-type="float" office:value="0.000203364221751518" calcext:value-type="float">
            <text:p>0.000203364221752</text:p>
          </table:table-cell>
          <table:table-cell table:formula="of:=[.AB51]+([.$AE51]-[.$AA51])/4" office:value-type="float" office:value="0.000136300293912259" calcext:value-type="float">
            <text:p>0.000136300293912</text:p>
          </table:table-cell>
          <table:table-cell table:formula="of:=[.AC51]+([.$AE51]-[.$AA51])/4" office:value-type="float" office:value="0.0000692363660730002" calcext:value-type="float">
            <text:p>6.92363660730002E-05</text:p>
          </table:table-cell>
          <table:table-cell office:value-type="float" office:value="0.00000217243823374135" calcext:value-type="float">
            <text:p>2.17E-06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7478563759142" calcext:value-type="float">
            <text:p>2.77E-05</text:p>
          </table:table-cell>
          <table:table-cell table:formula="of:=[.O52]+([.$S52]-[.$O52])/4" office:value-type="float" office:value="0.0000276335297546334" calcext:value-type="float">
            <text:p>2.76335297546334E-05</text:p>
          </table:table-cell>
          <table:table-cell table:formula="of:=[.P52]+([.$S52]-[.$O52])/4" office:value-type="float" office:value="0.0000275192031333526" calcext:value-type="float">
            <text:p>2.75192031333526E-05</text:p>
          </table:table-cell>
          <table:table-cell table:formula="of:=[.Q52]+([.$S52]-[.$O52])/4" office:value-type="float" office:value="0.0000274048765120719" calcext:value-type="float">
            <text:p>2.74048765120719E-05</text:p>
          </table:table-cell>
          <table:table-cell office:value-type="float" office:value="0.0000272905498907911" calcext:value-type="float">
            <text:p>2.73E-05</text:p>
          </table:table-cell>
          <table:table-cell table:formula="of:=[.S52]+([.$V52]-[.$S52])/3" office:value-type="float" office:value="0.0000182732161134216" calcext:value-type="float">
            <text:p>1.82732161134216E-05</text:p>
          </table:table-cell>
          <table:table-cell table:formula="of:=[.T52]+([.$V52]-[.$S52])/3" office:value-type="float" office:value="0.00000925588233605209" calcext:value-type="float">
            <text:p>9.25588233605209E-06</text:p>
          </table:table-cell>
          <table:table-cell office:value-type="float" office:value="0.000000238548558682583" calcext:value-type="float">
            <text:p>2.39E-07</text:p>
          </table:table-cell>
          <table:table-cell table:formula="of:=[.V52]+([.$AA52]-[.$V52])/5" office:value-type="float" office:value="0.000019929763999902" calcext:value-type="float">
            <text:p>1.9929763999902E-05</text:p>
          </table:table-cell>
          <table:table-cell table:formula="of:=[.W52]+([.$AA52]-[.$V52])/5" office:value-type="float" office:value="0.0000396209794411215" calcext:value-type="float">
            <text:p>3.96209794411215E-05</text:p>
          </table:table-cell>
          <table:table-cell table:formula="of:=[.X52]+([.$AA52]-[.$V52])/5" office:value-type="float" office:value="0.0000593121948823409" calcext:value-type="float">
            <text:p>5.93121948823409E-05</text:p>
          </table:table-cell>
          <table:table-cell table:formula="of:=[.Y52]+([.$AA52]-[.$V52])/5" office:value-type="float" office:value="0.0000790034103235604" calcext:value-type="float">
            <text:p>7.90034103235604E-05</text:p>
          </table:table-cell>
          <table:table-cell table:style-name="ce13" office:value-type="float" office:value="0.0000986946257647798" calcext:value-type="float">
            <text:p>9.87E-05</text:p>
          </table:table-cell>
          <table:table-cell table:formula="of:=[.AA52]+([.$AE52]-[.$AA52])/4" office:value-type="float" office:value="0.0000813822007981773" calcext:value-type="float">
            <text:p>8.13822007981773E-05</text:p>
          </table:table-cell>
          <table:table-cell table:formula="of:=[.AB52]+([.$AE52]-[.$AA52])/4" office:value-type="float" office:value="0.0000640697758315748" calcext:value-type="float">
            <text:p>6.40697758315748E-05</text:p>
          </table:table-cell>
          <table:table-cell table:formula="of:=[.AC52]+([.$AE52]-[.$AA52])/4" office:value-type="float" office:value="0.0000467573508649724" calcext:value-type="float">
            <text:p>4.67573508649724E-05</text:p>
          </table:table-cell>
          <table:table-cell office:value-type="float" office:value="0.0000294449258983699" calcext:value-type="float">
            <text:p>2.94E-05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611473403162904" calcext:value-type="float">
            <text:p>6.11E-06</text:p>
          </table:table-cell>
          <table:table-cell table:formula="of:=[.O53]+([.$S53]-[.$O53])/4" office:value-type="float" office:value="0.00000872789226791261" calcext:value-type="float">
            <text:p>8.72789226791261E-06</text:p>
          </table:table-cell>
          <table:table-cell table:formula="of:=[.P53]+([.$S53]-[.$O53])/4" office:value-type="float" office:value="0.0000113410505041962" calcext:value-type="float">
            <text:p>1.13410505041962E-05</text:p>
          </table:table-cell>
          <table:table-cell table:formula="of:=[.Q53]+([.$S53]-[.$O53])/4" office:value-type="float" office:value="0.0000139542087404797" calcext:value-type="float">
            <text:p>1.39542087404797E-05</text:p>
          </table:table-cell>
          <table:table-cell office:value-type="float" office:value="0.0000165673669767633" calcext:value-type="float">
            <text:p>1.66E-05</text:p>
          </table:table-cell>
          <table:table-cell table:formula="of:=[.S53]+([.$V53]-[.$S53])/3" office:value-type="float" office:value="0.0000110834001110356" calcext:value-type="float">
            <text:p>1.10834001110356E-05</text:p>
          </table:table-cell>
          <table:table-cell table:formula="of:=[.T53]+([.$V53]-[.$S53])/3" office:value-type="float" office:value="0.00000559943324530791" calcext:value-type="float">
            <text:p>5.59943324530791E-06</text:p>
          </table:table-cell>
          <table:table-cell office:value-type="float" office:value="0.000000115466379580212" calcext:value-type="float">
            <text:p>1.15E-07</text:p>
          </table:table-cell>
          <table:table-cell table:formula="of:=[.V53]+([.$AA53]-[.$V53])/5" office:value-type="float" office:value="0.00000716888521835663" calcext:value-type="float">
            <text:p>7.16888521835663E-06</text:p>
          </table:table-cell>
          <table:table-cell table:formula="of:=[.W53]+([.$AA53]-[.$V53])/5" office:value-type="float" office:value="0.000014222304057133" calcext:value-type="float">
            <text:p>1.4222304057133E-05</text:p>
          </table:table-cell>
          <table:table-cell table:formula="of:=[.X53]+([.$AA53]-[.$V53])/5" office:value-type="float" office:value="0.0000212757228959095" calcext:value-type="float">
            <text:p>2.12757228959095E-05</text:p>
          </table:table-cell>
          <table:table-cell table:formula="of:=[.Y53]+([.$AA53]-[.$V53])/5" office:value-type="float" office:value="0.0000283291417346859" calcext:value-type="float">
            <text:p>2.83291417346859E-05</text:p>
          </table:table-cell>
          <table:table-cell table:style-name="ce13" office:value-type="float" office:value="0.0000353825605734623" calcext:value-type="float">
            <text:p>3.54E-05</text:p>
          </table:table-cell>
          <table:table-cell table:formula="of:=[.AA53]+([.$AE53]-[.$AA53])/4" office:value-type="float" office:value="0.000026604865356158" calcext:value-type="float">
            <text:p>2.6604865356158E-05</text:p>
          </table:table-cell>
          <table:table-cell table:formula="of:=[.AB53]+([.$AE53]-[.$AA53])/4" office:value-type="float" office:value="0.0000178271701388536" calcext:value-type="float">
            <text:p>1.78271701388536E-05</text:p>
          </table:table-cell>
          <table:table-cell table:formula="of:=[.AC53]+([.$AE53]-[.$AA53])/4" office:value-type="float" office:value="0.00000904947492154928" calcext:value-type="float">
            <text:p>9.04947492154928E-06</text:p>
          </table:table-cell>
          <table:table-cell office:value-type="float" office:value="0.000000271779704244937" calcext:value-type="float">
            <text:p>2.72E-07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15234176468103" calcext:value-type="float">
            <text:p>1.15E-05</text:p>
          </table:table-cell>
          <table:table-cell table:formula="of:=[.O54]+([.$S54]-[.$O54])/4" office:value-type="float" office:value="0.0000100969698074604" calcext:value-type="float">
            <text:p>1.00969698074604E-05</text:p>
          </table:table-cell>
          <table:table-cell table:formula="of:=[.P54]+([.$S54]-[.$O54])/4" office:value-type="float" office:value="0.00000867052196811044" calcext:value-type="float">
            <text:p>8.67052196811044E-06</text:p>
          </table:table-cell>
          <table:table-cell table:formula="of:=[.Q54]+([.$S54]-[.$O54])/4" office:value-type="float" office:value="0.00000724407412876051" calcext:value-type="float">
            <text:p>7.24407412876051E-06</text:p>
          </table:table-cell>
          <table:table-cell office:value-type="float" office:value="0.00000581762628941058" calcext:value-type="float">
            <text:p>5.82E-06</text:p>
          </table:table-cell>
          <table:table-cell table:formula="of:=[.S54]+([.$V54]-[.$S54])/3" office:value-type="float" office:value="0.00000469541067759135" calcext:value-type="float">
            <text:p>4.69541067759135E-06</text:p>
          </table:table-cell>
          <table:table-cell table:formula="of:=[.T54]+([.$V54]-[.$S54])/3" office:value-type="float" office:value="0.00000357319506577212" calcext:value-type="float">
            <text:p>3.57319506577212E-06</text:p>
          </table:table-cell>
          <table:table-cell office:value-type="float" office:value="0.00000245097945395289" calcext:value-type="float">
            <text:p>2.45E-06</text:p>
          </table:table-cell>
          <table:table-cell table:formula="of:=[.V54]+([.$AA54]-[.$V54])/5" office:value-type="float" office:value="0.00000940171064258947" calcext:value-type="float">
            <text:p>9.40171064258947E-06</text:p>
          </table:table-cell>
          <table:table-cell table:formula="of:=[.W54]+([.$AA54]-[.$V54])/5" office:value-type="float" office:value="0.0000163524418312261" calcext:value-type="float">
            <text:p>1.63524418312261E-05</text:p>
          </table:table-cell>
          <table:table-cell table:formula="of:=[.X54]+([.$AA54]-[.$V54])/5" office:value-type="float" office:value="0.0000233031730198626" calcext:value-type="float">
            <text:p>2.33031730198626E-05</text:p>
          </table:table-cell>
          <table:table-cell table:formula="of:=[.Y54]+([.$AA54]-[.$V54])/5" office:value-type="float" office:value="0.0000302539042084992" calcext:value-type="float">
            <text:p>3.02539042084992E-05</text:p>
          </table:table-cell>
          <table:table-cell table:style-name="ce13" office:value-type="float" office:value="0.0000372046353971358" calcext:value-type="float">
            <text:p>3.72E-05</text:p>
          </table:table-cell>
          <table:table-cell table:formula="of:=[.AA54]+([.$AE54]-[.$AA54])/4" office:value-type="float" office:value="0.0000279705365923472" calcext:value-type="float">
            <text:p>2.79705365923472E-05</text:p>
          </table:table-cell>
          <table:table-cell table:formula="of:=[.AB54]+([.$AE54]-[.$AA54])/4" office:value-type="float" office:value="0.0000187364377875587" calcext:value-type="float">
            <text:p>1.87364377875587E-05</text:p>
          </table:table-cell>
          <table:table-cell table:formula="of:=[.AC54]+([.$AE54]-[.$AA54])/4" office:value-type="float" office:value="0.00000950233898277017" calcext:value-type="float">
            <text:p>9.50233898277017E-06</text:p>
          </table:table-cell>
          <table:table-cell office:value-type="float" office:value="0.00000026824017798162" calcext:value-type="float">
            <text:p>2.68E-07</text:p>
          </table:table-cell>
          <table:table-cell table:style-name="Default" table:number-columns-repeated="12"/>
          <table:table-cell table:number-columns-repeated="15"/>
        </table:table-row>
      </table:table>
      <table:table table:name="Mag2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3" table:default-cell-style-name="ce7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number-columns-repeated="4" table:default-cell-style-name="ce7"/>
        <table:table-column table:style-name="co1" table:default-cell-style-name="ce5"/>
        <table:table-column table:style-name="co1" table:number-columns-repeated="3" table:default-cell-style-name="ce7"/>
        <table:table-column table:style-name="co1" table:default-cell-style-name="ce6"/>
        <table:table-column table:style-name="co1" table:number-columns-repeated="7" table:default-cell-style-name="ce7"/>
        <table:table-column table:style-name="co1" table:default-cell-style-name="ce6"/>
        <table:table-column table:style-name="co1" table:number-columns-repeated="3" table:default-cell-style-name="ce7"/>
        <table:table-column table:style-name="co1" table:default-cell-style-name="ce5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" table:number-rows-spanned="4">
            <text:p>All calculated numbers in number form, no formula.</text:p>
          </table:table-cell>
          <table:covered-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Voice Point 1</text:p>
          </table:table-cell>
          <table:table-cell table:number-columns-repeated="3"/>
          <table:table-cell table:style-name="Default" office:value-type="string" calcext:value-type="string">
            <text:p>Voice Point 2</text:p>
          </table:table-cell>
          <table:table-cell table:number-columns-repeated="2"/>
          <table:table-cell table:style-name="Default" office:value-type="string" calcext:value-type="string">
            <text:p>Voice Point 3</text:p>
          </table:table-cell>
          <table:table-cell table:number-columns-repeated="4"/>
          <table:table-cell table:style-name="Default" office:value-type="string" calcext:value-type="string">
            <text:p>Voice Point 4</text:p>
          </table:table-cell>
          <table:table-cell table:style-name="Default" table:number-columns-repeated="3"/>
          <table:table-cell table:style-name="Default" office:value-type="string" calcext:value-type="string">
            <text:p>Voice Point 5</text:p>
          </table:table-cell>
          <table:table-cell table:style-name="Default" table:number-columns-repeated="2"/>
          <table:table-cell table:style-name="Default" office:value-type="string" calcext:value-type="string">
            <text:p>Voice Point 6</text:p>
          </table:table-cell>
          <table:table-cell table:style-name="Default" table:number-columns-repeated="4"/>
          <table:table-cell table:style-name="Default" office:value-type="string" calcext:value-type="string">
            <text:p>Voice Point 7</text:p>
          </table:table-cell>
          <table:table-cell table:style-name="Default" table:number-columns-repeated="3"/>
          <table:table-cell table:style-name="Default" office:value-type="string" calcext:value-type="string">
            <text:p>Voice Point 8</text:p>
          </table:table-cell>
          <table:table-cell table:style-name="Default" table:number-columns-repeated="2"/>
          <table:table-cell table:style-name="Default" office:value-type="string" calcext:value-type="string">
            <text:p>Voice Point 9</text:p>
          </table:table-cell>
          <table:table-cell table:style-name="Default" table:number-columns-repeated="4"/>
          <table:table-cell table:style-name="Default" office:value-type="string" calcext:value-type="string">
            <text:p>Voice Point 10</text:p>
          </table:table-cell>
          <table:table-cell table:style-name="Default" table:number-columns-repeated="3"/>
          <table:table-cell table:style-name="Default" office:value-type="string" calcext:value-type="string">
            <text:p>Voice Point 11</text:p>
          </table:table-cell>
          <table:table-cell table:number-columns-repeated="2"/>
          <table:table-cell office:value-type="string" calcext:value-type="string">
            <text:p>Voice Point 12</text:p>
          </table:table-cell>
          <table:table-cell table:number-columns-repeated="4"/>
          <table:table-cell office:value-type="string" calcext:value-type="string">
            <text:p>Voice Point 13</text:p>
          </table:table-cell>
          <table:table-cell table:number-columns-repeated="3"/>
          <table:table-cell office:value-type="string" calcext:value-type="string">
            <text:p>Voice Point 14</text:p>
          </table:table-cell>
          <table:table-cell table:number-columns-repeated="2"/>
          <table:table-cell office:value-type="string" calcext:value-type="string">
            <text:p>Voice Point 15</text:p>
          </table:table-cell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2" table:number-rows-spanned="1">
            <text:p>Octave 2</text:p>
          </table:table-cell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table-cell table:style-name="ce3" office:value-type="string" calcext:value-type="string" table:number-columns-spanned="12" table:number-rows-spanned="1">
            <text:p>Octave 3</text:p>
          </table:table-cell>
          <table:covered-table-cell table:number-columns-repeated="11" table:style-name="Default"/>
          <table:table-cell table:style-name="ce3" office:value-type="string" calcext:value-type="string" table:number-columns-spanned="12" table:number-rows-spanned="1">
            <text:p>Octave 4</text:p>
          </table:table-cell>
          <table:covered-table-cell table:number-columns-repeated="11" table:style-name="Default"/>
          <table:table-cell table:style-name="ce3" office:value-type="string" calcext:value-type="string" table:number-columns-spanned="12" table:number-rows-spanned="1">
            <text:p>Octave 5</text:p>
          </table:table-cell>
          <table:covered-table-cell table:number-columns-repeated="4" table:style-name="Default"/>
          <table:covered-table-cell table:number-columns-repeated="7"/>
          <table:table-cell table:style-name="ce3" office:value-type="string" calcext:value-type="string" table:number-columns-spanned="8" table:number-rows-spanned="1">
            <text:p>Octave 6</text:p>
          </table:table-cell>
          <table:covered-table-cell table:number-columns-repeated="7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#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#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#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ecorded numbers</text:p>
          </table:table-cell>
          <table:covered-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62991755789904" calcext:value-type="float">
            <text:p>0.062991755789904</text:p>
          </table:table-cell>
          <table:table-cell office:value-type="float" office:value="0.085936601809292" calcext:value-type="float">
            <text:p>0.085936601809292</text:p>
          </table:table-cell>
          <table:table-cell office:value-type="float" office:value="0.10888144782868" calcext:value-type="float">
            <text:p>0.10888144782868</text:p>
          </table:table-cell>
          <table:table-cell office:value-type="float" office:value="0.131826293848068" calcext:value-type="float">
            <text:p>0.131826293848068</text:p>
          </table:table-cell>
          <table:table-cell table:style-name="ce5" office:value-type="float" office:value="0.154771139867456" calcext:value-type="float">
            <text:p>0.154771139867456</text:p>
          </table:table-cell>
          <table:table-cell office:value-type="float" office:value="0.12277756636354" calcext:value-type="float">
            <text:p>0.12277756636354</text:p>
          </table:table-cell>
          <table:table-cell office:value-type="float" office:value="0.0907839928596246" calcext:value-type="float">
            <text:p>0.090783992859625</text:p>
          </table:table-cell>
          <table:table-cell table:style-name="ce5" office:value-type="float" office:value="0.0587904193557089" calcext:value-type="float">
            <text:p>0.058790419355709</text:p>
          </table:table-cell>
          <table:table-cell office:value-type="float" office:value="0.0574510938121237" calcext:value-type="float">
            <text:p>0.057451093812124</text:p>
          </table:table-cell>
          <table:table-cell office:value-type="float" office:value="0.0561117682685384" calcext:value-type="float">
            <text:p>0.056111768268538</text:p>
          </table:table-cell>
          <table:table-cell office:value-type="float" office:value="0.0547724427249532" calcext:value-type="float">
            <text:p>0.054772442724953</text:p>
          </table:table-cell>
          <table:table-cell office:value-type="float" office:value="0.0534331171813679" calcext:value-type="float">
            <text:p>0.053433117181368</text:p>
          </table:table-cell>
          <table:table-cell office:value-type="float" office:value="0.0520937916377827" calcext:value-type="float">
            <text:p>0.052093791637783</text:p>
          </table:table-cell>
          <table:table-cell office:value-type="float" office:value="0.0462382264820848" calcext:value-type="float">
            <text:p>0.046238226482085</text:p>
          </table:table-cell>
          <table:table-cell office:value-type="float" office:value="0.0403826613263869" calcext:value-type="float">
            <text:p>0.040382661326387</text:p>
          </table:table-cell>
          <table:table-cell office:value-type="float" office:value="0.0345270961706889" calcext:value-type="float">
            <text:p>0.034527096170689</text:p>
          </table:table-cell>
          <table:table-cell table:style-name="ce5" office:value-type="float" office:value="0.028671531014991" calcext:value-type="float">
            <text:p>0.028671531014991</text:p>
          </table:table-cell>
          <table:table-cell office:value-type="float" office:value="0.0393549219918432" calcext:value-type="float">
            <text:p>0.039354921991843</text:p>
          </table:table-cell>
          <table:table-cell office:value-type="float" office:value="0.0500383129686955" calcext:value-type="float">
            <text:p>0.050038312968696</text:p>
          </table:table-cell>
          <table:table-cell table:style-name="ce5" office:value-type="float" office:value="0.0607217039455477" calcext:value-type="float">
            <text:p>0.060721703945548</text:p>
          </table:table-cell>
          <table:table-cell office:value-type="float" office:value="0.0612922944475365" calcext:value-type="float">
            <text:p>0.061292294447537</text:p>
          </table:table-cell>
          <table:table-cell office:value-type="float" office:value="0.0618628849495253" calcext:value-type="float">
            <text:p>0.061862884949525</text:p>
          </table:table-cell>
          <table:table-cell office:value-type="float" office:value="0.0624334754515141" calcext:value-type="float">
            <text:p>0.062433475451514</text:p>
          </table:table-cell>
          <table:table-cell office:value-type="float" office:value="0.0630040659535029" calcext:value-type="float">
            <text:p>0.063004065953503</text:p>
          </table:table-cell>
          <table:table-cell table:style-name="ce5" office:value-type="float" office:value="0.0635746564554917" calcext:value-type="float">
            <text:p>0.063574656455492</text:p>
          </table:table-cell>
          <table:table-cell office:value-type="float" office:value="0.0554518395193705" calcext:value-type="float">
            <text:p>0.055451839519371</text:p>
          </table:table-cell>
          <table:table-cell office:value-type="float" office:value="0.0473290225832493" calcext:value-type="float">
            <text:p>0.047329022583249</text:p>
          </table:table-cell>
          <table:table-cell office:value-type="float" office:value="0.0392062056471281" calcext:value-type="float">
            <text:p>0.039206205647128</text:p>
          </table:table-cell>
          <table:table-cell office:value-type="float" office:value="0.0310833887110069" calcext:value-type="float">
            <text:p>0.031083388711007</text:p>
          </table:table-cell>
          <table:table-cell table:style-name="ce7" office:value-type="float" office:value="0.0351358157643086" calcext:value-type="float">
            <text:p>0.035135815764309</text:p>
          </table:table-cell>
          <table:table-cell table:style-name="ce7" office:value-type="float" office:value="0.0391882428176102" calcext:value-type="float">
            <text:p>0.03918824281761</text:p>
          </table:table-cell>
          <table:table-cell table:style-name="ce5" office:value-type="float" office:value="0.0432406698709119" calcext:value-type="float">
            <text:p>0.043240669870912</text:p>
          </table:table-cell>
          <table:table-cell table:style-name="ce7" office:value-type="float" office:value="0.0381871957480312" calcext:value-type="float">
            <text:p>0.038187195748031</text:p>
          </table:table-cell>
          <table:table-cell table:style-name="ce7" office:value-type="float" office:value="0.0331337216251505" calcext:value-type="float">
            <text:p>0.033133721625151</text:p>
          </table:table-cell>
          <table:table-cell table:style-name="ce7" office:value-type="float" office:value="0.0280802475022697" calcext:value-type="float">
            <text:p>0.02808024750227</text:p>
          </table:table-cell>
          <table:table-cell table:style-name="ce7" office:value-type="float" office:value="0.023026773379389" calcext:value-type="float">
            <text:p>0.023026773379389</text:p>
          </table:table-cell>
          <table:table-cell table:style-name="ce5" office:value-type="float" office:value="0.0179732992565083" calcext:value-type="float">
            <text:p>0.017973299256508</text:p>
          </table:table-cell>
          <table:table-cell table:style-name="ce7" office:value-type="float" office:value="0.0167415608453742" calcext:value-type="float">
            <text:p>0.016741560845374</text:p>
          </table:table-cell>
          <table:table-cell table:style-name="ce7" office:value-type="float" office:value="0.0155098224342401" calcext:value-type="float">
            <text:p>0.01550982243424</text:p>
          </table:table-cell>
          <table:table-cell table:style-name="ce7" office:value-type="float" office:value="0.014278084023106" calcext:value-type="float">
            <text:p>0.014278084023106</text:p>
          </table:table-cell>
          <table:table-cell table:style-name="ce5" office:value-type="float" office:value="0.0130463456119719" calcext:value-type="float">
            <text:p>0.013046345611972</text:p>
          </table:table-cell>
          <table:table-cell table:style-name="ce7" office:value-type="float" office:value="0.0109938580165129" calcext:value-type="float">
            <text:p>0.010993858016513</text:p>
          </table:table-cell>
          <table:table-cell table:style-name="ce7" office:value-type="float" office:value="0.00894137042105399" calcext:value-type="float">
            <text:p>0.008941370421054</text:p>
          </table:table-cell>
          <table:table-cell table:style-name="ce5" office:value-type="float" office:value="0.00688888282559504" calcext:value-type="float">
            <text:p>0.00688888282559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202707172662452" calcext:value-type="float">
            <text:p>0.020270717266245</text:p>
          </table:table-cell>
          <table:table-cell office:value-type="float" office:value="0.0197692174962941" calcext:value-type="float">
            <text:p>0.019769217496294</text:p>
          </table:table-cell>
          <table:table-cell office:value-type="float" office:value="0.0192677177263429" calcext:value-type="float">
            <text:p>0.019267717726343</text:p>
          </table:table-cell>
          <table:table-cell office:value-type="float" office:value="0.0187662179563917" calcext:value-type="float">
            <text:p>0.018766217956392</text:p>
          </table:table-cell>
          <table:table-cell table:style-name="ce5" office:value-type="float" office:value="0.0182647181864406" calcext:value-type="float">
            <text:p>0.018264718186441</text:p>
          </table:table-cell>
          <table:table-cell office:value-type="float" office:value="0.0133882608824292" calcext:value-type="float">
            <text:p>0.013388260882429</text:p>
          </table:table-cell>
          <table:table-cell office:value-type="float" office:value="0.00851180357841785" calcext:value-type="float">
            <text:p>0.008511803578418</text:p>
          </table:table-cell>
          <table:table-cell table:style-name="ce5" office:value-type="float" office:value="0.00363534627440648" calcext:value-type="float">
            <text:p>0.003635346274406</text:p>
          </table:table-cell>
          <table:table-cell office:value-type="float" office:value="0.00509043743917666" calcext:value-type="float">
            <text:p>0.005090437439177</text:p>
          </table:table-cell>
          <table:table-cell office:value-type="float" office:value="0.00654552860394685" calcext:value-type="float">
            <text:p>0.006545528603947</text:p>
          </table:table-cell>
          <table:table-cell office:value-type="float" office:value="0.00800061976871703" calcext:value-type="float">
            <text:p>0.008000619768717</text:p>
          </table:table-cell>
          <table:table-cell office:value-type="float" office:value="0.00945571093348721" calcext:value-type="float">
            <text:p>0.009455710933487</text:p>
          </table:table-cell>
          <table:table-cell office:value-type="float" office:value="0.0109108020982574" calcext:value-type="float">
            <text:p>0.010910802098257</text:p>
          </table:table-cell>
          <table:table-cell office:value-type="float" office:value="0.00992393044389872" calcext:value-type="float">
            <text:p>0.009923930443899</text:p>
          </table:table-cell>
          <table:table-cell office:value-type="float" office:value="0.00893705878954005" calcext:value-type="float">
            <text:p>0.00893705878954</text:p>
          </table:table-cell>
          <table:table-cell office:value-type="float" office:value="0.00795018713518137" calcext:value-type="float">
            <text:p>0.007950187135181</text:p>
          </table:table-cell>
          <table:table-cell table:style-name="ce5" office:value-type="float" office:value="0.00696331548082269" calcext:value-type="float">
            <text:p>0.006963315480823</text:p>
          </table:table-cell>
          <table:table-cell office:value-type="float" office:value="0.00878207096510149" calcext:value-type="float">
            <text:p>0.008782070965102</text:p>
          </table:table-cell>
          <table:table-cell office:value-type="float" office:value="0.0106008264493803" calcext:value-type="float">
            <text:p>0.01060082644938</text:p>
          </table:table-cell>
          <table:table-cell table:style-name="ce5" office:value-type="float" office:value="0.0124195819336591" calcext:value-type="float">
            <text:p>0.012419581933659</text:p>
          </table:table-cell>
          <table:table-cell office:value-type="float" office:value="0.0116981901856279" calcext:value-type="float">
            <text:p>0.011698190185628</text:p>
          </table:table-cell>
          <table:table-cell office:value-type="float" office:value="0.0109767984375968" calcext:value-type="float">
            <text:p>0.010976798437597</text:p>
          </table:table-cell>
          <table:table-cell office:value-type="float" office:value="0.0102554066895656" calcext:value-type="float">
            <text:p>0.010255406689566</text:p>
          </table:table-cell>
          <table:table-cell office:value-type="float" office:value="0.00953401494153446" calcext:value-type="float">
            <text:p>0.009534014941534</text:p>
          </table:table-cell>
          <table:table-cell table:style-name="ce5" office:value-type="float" office:value="0.0088126231935033" calcext:value-type="float">
            <text:p>0.008812623193503</text:p>
          </table:table-cell>
          <table:table-cell office:value-type="float" office:value="0.00885078707483404" calcext:value-type="float">
            <text:p>0.008850787074834</text:p>
          </table:table-cell>
          <table:table-cell office:value-type="float" office:value="0.00888895095616478" calcext:value-type="float">
            <text:p>0.008888950956165</text:p>
          </table:table-cell>
          <table:table-cell office:value-type="float" office:value="0.00892711483749552" calcext:value-type="float">
            <text:p>0.008927114837496</text:p>
          </table:table-cell>
          <table:table-cell office:value-type="float" office:value="0.00896527871882626" calcext:value-type="float">
            <text:p>0.008965278718826</text:p>
          </table:table-cell>
          <table:table-cell table:style-name="ce7" office:value-type="float" office:value="0.00606743882388306" calcext:value-type="float">
            <text:p>0.006067438823883</text:p>
          </table:table-cell>
          <table:table-cell table:style-name="ce7" office:value-type="float" office:value="0.00316959892893986" calcext:value-type="float">
            <text:p>0.00316959892894</text:p>
          </table:table-cell>
          <table:table-cell table:style-name="ce5" office:value-type="float" office:value="0.000271759033996655" calcext:value-type="float">
            <text:p>0.000271759033997</text:p>
          </table:table-cell>
          <table:table-cell table:style-name="ce7" office:value-type="float" office:value="0.000250968461843551" calcext:value-type="float">
            <text:p>0.000250968461844</text:p>
          </table:table-cell>
          <table:table-cell table:style-name="ce7" office:value-type="float" office:value="0.000230177889690447" calcext:value-type="float">
            <text:p>0.00023017788969</text:p>
          </table:table-cell>
          <table:table-cell table:style-name="ce7" office:value-type="float" office:value="0.000209387317537343" calcext:value-type="float">
            <text:p>0.000209387317537</text:p>
          </table:table-cell>
          <table:table-cell table:style-name="ce7" office:value-type="float" office:value="0.000188596745384239" calcext:value-type="float">
            <text:p>0.000188596745384</text:p>
          </table:table-cell>
          <table:table-cell table:style-name="ce5" office:value-type="float" office:value="0.000167806173231135" calcext:value-type="float">
            <text:p>0.000167806173231</text:p>
          </table:table-cell>
          <table:table-cell table:style-name="ce7" office:value-type="float" office:value="0.000130613466833289" calcext:value-type="float">
            <text:p>0.000130613466833</text:p>
          </table:table-cell>
          <table:table-cell table:style-name="ce7" office:value-type="float" office:value="0.0000934207604354432" calcext:value-type="float">
            <text:p>9.34207604354432E-05</text:p>
          </table:table-cell>
          <table:table-cell table:style-name="ce7" office:value-type="float" office:value="0.0000562280540375972" calcext:value-type="float">
            <text:p>5.62280540375972E-05</text:p>
          </table:table-cell>
          <table:table-cell table:style-name="ce6" office:value-type="float" office:value="0.0000190353476397513" calcext:value-type="float">
            <text:p>1.90E-05</text:p>
          </table:table-cell>
          <table:table-cell table:style-name="ce7" office:value-type="float" office:value="0.00015923437461002" calcext:value-type="float">
            <text:p>0.00015923437461</text:p>
          </table:table-cell>
          <table:table-cell table:style-name="ce7" office:value-type="float" office:value="0.000299433401580289" calcext:value-type="float">
            <text:p>0.00029943340158</text:p>
          </table:table-cell>
          <table:table-cell table:style-name="ce5" office:value-type="float" office:value="0.000439632428550558" calcext:value-type="float">
            <text:p>0.00043963242855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212761663533826" calcext:value-type="float">
            <text:p>0.021276166353383</text:p>
          </table:table-cell>
          <table:table-cell office:value-type="float" office:value="0.0210453705895088" calcext:value-type="float">
            <text:p>0.021045370589509</text:p>
          </table:table-cell>
          <table:table-cell office:value-type="float" office:value="0.020814574825635" calcext:value-type="float">
            <text:p>0.020814574825635</text:p>
          </table:table-cell>
          <table:table-cell office:value-type="float" office:value="0.0205837790617613" calcext:value-type="float">
            <text:p>0.020583779061761</text:p>
          </table:table-cell>
          <table:table-cell table:style-name="ce5" office:value-type="float" office:value="0.0203529832978875" calcext:value-type="float">
            <text:p>0.020352983297888</text:p>
          </table:table-cell>
          <table:table-cell office:value-type="float" office:value="0.02954863223096" calcext:value-type="float">
            <text:p>0.02954863223096</text:p>
          </table:table-cell>
          <table:table-cell office:value-type="float" office:value="0.0387442811640325" calcext:value-type="float">
            <text:p>0.038744281164033</text:p>
          </table:table-cell>
          <table:table-cell table:style-name="ce5" office:value-type="float" office:value="0.047939930097105" calcext:value-type="float">
            <text:p>0.047939930097105</text:p>
          </table:table-cell>
          <table:table-cell office:value-type="float" office:value="0.03953581809175" calcext:value-type="float">
            <text:p>0.03953581809175</text:p>
          </table:table-cell>
          <table:table-cell office:value-type="float" office:value="0.031131706086395" calcext:value-type="float">
            <text:p>0.031131706086395</text:p>
          </table:table-cell>
          <table:table-cell office:value-type="float" office:value="0.02272759408104" calcext:value-type="float">
            <text:p>0.02272759408104</text:p>
          </table:table-cell>
          <table:table-cell office:value-type="float" office:value="0.0143234820756851" calcext:value-type="float">
            <text:p>0.014323482075685</text:p>
          </table:table-cell>
          <table:table-cell office:value-type="float" office:value="0.00591937007033007" calcext:value-type="float">
            <text:p>0.00591937007033</text:p>
          </table:table-cell>
          <table:table-cell office:value-type="float" office:value="0.0115165461620994" calcext:value-type="float">
            <text:p>0.0115165461621</text:p>
          </table:table-cell>
          <table:table-cell office:value-type="float" office:value="0.0171137222538688" calcext:value-type="float">
            <text:p>0.017113722253869</text:p>
          </table:table-cell>
          <table:table-cell office:value-type="float" office:value="0.0227108983456381" calcext:value-type="float">
            <text:p>0.022710898345638</text:p>
          </table:table-cell>
          <table:table-cell table:style-name="ce5" office:value-type="float" office:value="0.0283080744374075" calcext:value-type="float">
            <text:p>0.028308074437408</text:p>
          </table:table-cell>
          <table:table-cell office:value-type="float" office:value="0.0189447743254239" calcext:value-type="float">
            <text:p>0.018944774325424</text:p>
          </table:table-cell>
          <table:table-cell office:value-type="float" office:value="0.00958147421344039" calcext:value-type="float">
            <text:p>0.00958147421344</text:p>
          </table:table-cell>
          <table:table-cell table:style-name="ce5" office:value-type="float" office:value="0.000218174101456831" calcext:value-type="float">
            <text:p>0.000218174101457</text:p>
          </table:table-cell>
          <table:table-cell office:value-type="float" office:value="0.00446243750163857" calcext:value-type="float">
            <text:p>0.004462437501639</text:p>
          </table:table-cell>
          <table:table-cell office:value-type="float" office:value="0.0087067009018203" calcext:value-type="float">
            <text:p>0.00870670090182</text:p>
          </table:table-cell>
          <table:table-cell office:value-type="float" office:value="0.012950964302002" calcext:value-type="float">
            <text:p>0.012950964302002</text:p>
          </table:table-cell>
          <table:table-cell office:value-type="float" office:value="0.0171952277021838" calcext:value-type="float">
            <text:p>0.017195227702184</text:p>
          </table:table-cell>
          <table:table-cell table:style-name="ce5" office:value-type="float" office:value="0.0214394911023655" calcext:value-type="float">
            <text:p>0.021439491102366</text:p>
          </table:table-cell>
          <table:table-cell office:value-type="float" office:value="0.0199288377713824" calcext:value-type="float">
            <text:p>0.019928837771382</text:p>
          </table:table-cell>
          <table:table-cell office:value-type="float" office:value="0.0184181844403993" calcext:value-type="float">
            <text:p>0.018418184440399</text:p>
          </table:table-cell>
          <table:table-cell office:value-type="float" office:value="0.0169075311094162" calcext:value-type="float">
            <text:p>0.016907531109416</text:p>
          </table:table-cell>
          <table:table-cell office:value-type="float" office:value="0.0153968777784331" calcext:value-type="float">
            <text:p>0.015396877778433</text:p>
          </table:table-cell>
          <table:table-cell table:style-name="ce7" office:value-type="float" office:value="0.010336059175077" calcext:value-type="float">
            <text:p>0.010336059175077</text:p>
          </table:table-cell>
          <table:table-cell table:style-name="ce7" office:value-type="float" office:value="0.00527524057172096" calcext:value-type="float">
            <text:p>0.005275240571721</text:p>
          </table:table-cell>
          <table:table-cell table:style-name="ce5" office:value-type="float" office:value="0.000214421968364889" calcext:value-type="float">
            <text:p>0.000214421968365</text:p>
          </table:table-cell>
          <table:table-cell table:style-name="ce7" office:value-type="float" office:value="0.00024687085697386" calcext:value-type="float">
            <text:p>0.000246870856974</text:p>
          </table:table-cell>
          <table:table-cell table:style-name="ce7" office:value-type="float" office:value="0.000279319745582832" calcext:value-type="float">
            <text:p>0.000279319745583</text:p>
          </table:table-cell>
          <table:table-cell table:style-name="ce7" office:value-type="float" office:value="0.000311768634191803" calcext:value-type="float">
            <text:p>0.000311768634192</text:p>
          </table:table-cell>
          <table:table-cell table:style-name="ce7" office:value-type="float" office:value="0.000344217522800775" calcext:value-type="float">
            <text:p>0.000344217522801</text:p>
          </table:table-cell>
          <table:table-cell table:style-name="ce5" office:value-type="float" office:value="0.000376666411409746" calcext:value-type="float">
            <text:p>0.00037666641141</text:p>
          </table:table-cell>
          <table:table-cell table:style-name="ce7" office:value-type="float" office:value="0.000336942125757791" calcext:value-type="float">
            <text:p>0.000336942125758</text:p>
          </table:table-cell>
          <table:table-cell table:style-name="ce7" office:value-type="float" office:value="0.000297217840105835" calcext:value-type="float">
            <text:p>0.000297217840106</text:p>
          </table:table-cell>
          <table:table-cell table:style-name="ce7" office:value-type="float" office:value="0.00025749355445388" calcext:value-type="float">
            <text:p>0.000257493554454</text:p>
          </table:table-cell>
          <table:table-cell table:style-name="ce5" office:value-type="float" office:value="0.000217769268801925" calcext:value-type="float">
            <text:p>0.000217769268802</text:p>
          </table:table-cell>
          <table:table-cell table:style-name="ce7" office:value-type="float" office:value="0.000269383502990756" calcext:value-type="float">
            <text:p>0.000269383502991</text:p>
          </table:table-cell>
          <table:table-cell table:style-name="ce7" office:value-type="float" office:value="0.000320997737179587" calcext:value-type="float">
            <text:p>0.00032099773718</text:p>
          </table:table-cell>
          <table:table-cell table:style-name="ce5" office:value-type="float" office:value="0.000372611971368418" calcext:value-type="float">
            <text:p>0.00037261197136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296264914801324" calcext:value-type="float">
            <text:p>0.002962649148013</text:p>
          </table:table-cell>
          <table:table-cell office:value-type="float" office:value="0.00266077264484262" calcext:value-type="float">
            <text:p>0.002660772644843</text:p>
          </table:table-cell>
          <table:table-cell office:value-type="float" office:value="0.002358896141672" calcext:value-type="float">
            <text:p>0.002358896141672</text:p>
          </table:table-cell>
          <table:table-cell office:value-type="float" office:value="0.00205701963850137" calcext:value-type="float">
            <text:p>0.002057019638501</text:p>
          </table:table-cell>
          <table:table-cell table:style-name="ce5" office:value-type="float" office:value="0.00175514313533075" calcext:value-type="float">
            <text:p>0.001755143135331</text:p>
          </table:table-cell>
          <table:table-cell office:value-type="float" office:value="0.0046144896078322" calcext:value-type="float">
            <text:p>0.004614489607832</text:p>
          </table:table-cell>
          <table:table-cell office:value-type="float" office:value="0.00747383608033365" calcext:value-type="float">
            <text:p>0.007473836080334</text:p>
          </table:table-cell>
          <table:table-cell table:style-name="ce5" office:value-type="float" office:value="0.0103331825528351" calcext:value-type="float">
            <text:p>0.010333182552835</text:p>
          </table:table-cell>
          <table:table-cell office:value-type="float" office:value="0.00879417885029373" calcext:value-type="float">
            <text:p>0.008794178850294</text:p>
          </table:table-cell>
          <table:table-cell office:value-type="float" office:value="0.00725517514775237" calcext:value-type="float">
            <text:p>0.007255175147752</text:p>
          </table:table-cell>
          <table:table-cell office:value-type="float" office:value="0.005716171445211" calcext:value-type="float">
            <text:p>0.005716171445211</text:p>
          </table:table-cell>
          <table:table-cell office:value-type="float" office:value="0.00417716774266964" calcext:value-type="float">
            <text:p>0.00417716774267</text:p>
          </table:table-cell>
          <table:table-cell office:value-type="float" office:value="0.00263816404012827" calcext:value-type="float">
            <text:p>0.002638164040128</text:p>
          </table:table-cell>
          <table:table-cell office:value-type="float" office:value="0.00433923618865585" calcext:value-type="float">
            <text:p>0.004339236188656</text:p>
          </table:table-cell>
          <table:table-cell office:value-type="float" office:value="0.00604030833718344" calcext:value-type="float">
            <text:p>0.006040308337183</text:p>
          </table:table-cell>
          <table:table-cell office:value-type="float" office:value="0.00774138048571102" calcext:value-type="float">
            <text:p>0.007741380485711</text:p>
          </table:table-cell>
          <table:table-cell table:style-name="ce5" office:value-type="float" office:value="0.00944245263423861" calcext:value-type="float">
            <text:p>0.009442452634239</text:p>
          </table:table-cell>
          <table:table-cell office:value-type="float" office:value="0.00630669541165746" calcext:value-type="float">
            <text:p>0.006306695411657</text:p>
          </table:table-cell>
          <table:table-cell office:value-type="float" office:value="0.0031709381890763" calcext:value-type="float">
            <text:p>0.003170938189076</text:p>
          </table:table-cell>
          <table:table-cell table:style-name="ce6" office:value-type="float" office:value="0.0000351809664951506" calcext:value-type="float">
            <text:p>3.52E-05</text:p>
          </table:table-cell>
          <table:table-cell office:value-type="float" office:value="0.00212042287892752" calcext:value-type="float">
            <text:p>0.002120422878928</text:p>
          </table:table-cell>
          <table:table-cell office:value-type="float" office:value="0.00420566479135989" calcext:value-type="float">
            <text:p>0.00420566479136</text:p>
          </table:table-cell>
          <table:table-cell office:value-type="float" office:value="0.00629090670379226" calcext:value-type="float">
            <text:p>0.006290906703792</text:p>
          </table:table-cell>
          <table:table-cell office:value-type="float" office:value="0.00837614861622463" calcext:value-type="float">
            <text:p>0.008376148616225</text:p>
          </table:table-cell>
          <table:table-cell table:style-name="ce5" office:value-type="float" office:value="0.010461390528657" calcext:value-type="float">
            <text:p>0.010461390528657</text:p>
          </table:table-cell>
          <table:table-cell office:value-type="float" office:value="0.00891233593481469" calcext:value-type="float">
            <text:p>0.008912335934815</text:p>
          </table:table-cell>
          <table:table-cell office:value-type="float" office:value="0.00736328134097237" calcext:value-type="float">
            <text:p>0.007363281340972</text:p>
          </table:table-cell>
          <table:table-cell office:value-type="float" office:value="0.00581422674713005" calcext:value-type="float">
            <text:p>0.00581422674713</text:p>
          </table:table-cell>
          <table:table-cell office:value-type="float" office:value="0.00426517215328774" calcext:value-type="float">
            <text:p>0.004265172153288</text:p>
          </table:table-cell>
          <table:table-cell table:style-name="ce7" office:value-type="float" office:value="0.00286159983640438" calcext:value-type="float">
            <text:p>0.002861599836404</text:p>
          </table:table-cell>
          <table:table-cell table:style-name="ce7" office:value-type="float" office:value="0.00145802751952101" calcext:value-type="float">
            <text:p>0.001458027519521</text:p>
          </table:table-cell>
          <table:table-cell table:style-name="ce6" office:value-type="float" office:value="0.0000544552026376483" calcext:value-type="float">
            <text:p>5.45E-05</text:p>
          </table:table-cell>
          <table:table-cell table:style-name="ce7" office:value-type="float" office:value="0.000143206741098922" calcext:value-type="float">
            <text:p>0.000143206741099</text:p>
          </table:table-cell>
          <table:table-cell table:style-name="ce7" office:value-type="float" office:value="0.000231958279560197" calcext:value-type="float">
            <text:p>0.00023195827956</text:p>
          </table:table-cell>
          <table:table-cell table:style-name="ce7" office:value-type="float" office:value="0.000320709818021471" calcext:value-type="float">
            <text:p>0.000320709818021</text:p>
          </table:table-cell>
          <table:table-cell table:style-name="ce7" office:value-type="float" office:value="0.000409461356482745" calcext:value-type="float">
            <text:p>0.000409461356483</text:p>
          </table:table-cell>
          <table:table-cell table:style-name="ce5" office:value-type="float" office:value="0.000498212894944019" calcext:value-type="float">
            <text:p>0.000498212894944</text:p>
          </table:table-cell>
          <table:table-cell table:style-name="ce7" office:value-type="float" office:value="0.0003739998523486" calcext:value-type="float">
            <text:p>0.000373999852349</text:p>
          </table:table-cell>
          <table:table-cell table:style-name="ce7" office:value-type="float" office:value="0.000249786809753182" calcext:value-type="float">
            <text:p>0.000249786809753</text:p>
          </table:table-cell>
          <table:table-cell table:style-name="ce7" office:value-type="float" office:value="0.000125573767157763" calcext:value-type="float">
            <text:p>0.000125573767158</text:p>
          </table:table-cell>
          <table:table-cell table:style-name="ce6" office:value-type="float" office:value="0.00000136072456234426" calcext:value-type="float">
            <text:p>1.36E-06</text:p>
          </table:table-cell>
          <table:table-cell table:style-name="ce7" office:value-type="float" office:value="0.0000202927572361596" calcext:value-type="float">
            <text:p>2.02927572361596E-05</text:p>
          </table:table-cell>
          <table:table-cell table:style-name="ce7" office:value-type="float" office:value="0.000039224789909975" calcext:value-type="float">
            <text:p>3.9224789909975E-05</text:p>
          </table:table-cell>
          <table:table-cell table:style-name="ce6" office:value-type="float" office:value="0.0000581568225837903" calcext:value-type="float">
            <text:p>5.82E-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147732832759655" calcext:value-type="float">
            <text:p>0.014773283275966</text:p>
          </table:table-cell>
          <table:table-cell office:value-type="float" office:value="0.0140903644295091" calcext:value-type="float">
            <text:p>0.014090364429509</text:p>
          </table:table-cell>
          <table:table-cell office:value-type="float" office:value="0.0134074455830528" calcext:value-type="float">
            <text:p>0.013407445583053</text:p>
          </table:table-cell>
          <table:table-cell office:value-type="float" office:value="0.0127245267365964" calcext:value-type="float">
            <text:p>0.012724526736596</text:p>
          </table:table-cell>
          <table:table-cell table:style-name="ce5" office:value-type="float" office:value="0.01204160789014" calcext:value-type="float">
            <text:p>0.01204160789014</text:p>
          </table:table-cell>
          <table:table-cell office:value-type="float" office:value="0.0133381223185425" calcext:value-type="float">
            <text:p>0.013338122318543</text:p>
          </table:table-cell>
          <table:table-cell office:value-type="float" office:value="0.0146346367469451" calcext:value-type="float">
            <text:p>0.014634636746945</text:p>
          </table:table-cell>
          <table:table-cell table:style-name="ce5" office:value-type="float" office:value="0.0159311511753476" calcext:value-type="float">
            <text:p>0.015931151175348</text:p>
          </table:table-cell>
          <table:table-cell office:value-type="float" office:value="0.0163953009326928" calcext:value-type="float">
            <text:p>0.016395300932693</text:p>
          </table:table-cell>
          <table:table-cell office:value-type="float" office:value="0.016859450690038" calcext:value-type="float">
            <text:p>0.016859450690038</text:p>
          </table:table-cell>
          <table:table-cell office:value-type="float" office:value="0.0173236004473833" calcext:value-type="float">
            <text:p>0.017323600447383</text:p>
          </table:table-cell>
          <table:table-cell office:value-type="float" office:value="0.0177877502047285" calcext:value-type="float">
            <text:p>0.017787750204729</text:p>
          </table:table-cell>
          <table:table-cell office:value-type="float" office:value="0.0182518999620737" calcext:value-type="float">
            <text:p>0.018251899962074</text:p>
          </table:table-cell>
          <table:table-cell office:value-type="float" office:value="0.0144338999234346" calcext:value-type="float">
            <text:p>0.014433899923435</text:p>
          </table:table-cell>
          <table:table-cell office:value-type="float" office:value="0.0106158998847954" calcext:value-type="float">
            <text:p>0.010615899884796</text:p>
          </table:table-cell>
          <table:table-cell office:value-type="float" office:value="0.00679789984615629" calcext:value-type="float">
            <text:p>0.006797899846156</text:p>
          </table:table-cell>
          <table:table-cell table:style-name="ce5" office:value-type="float" office:value="0.00297989980751716" calcext:value-type="float">
            <text:p>0.002979899807517</text:p>
          </table:table-cell>
          <table:table-cell office:value-type="float" office:value="0.0020840399306446" calcext:value-type="float">
            <text:p>0.002084039930645</text:p>
          </table:table-cell>
          <table:table-cell office:value-type="float" office:value="0.00118818005377204" calcext:value-type="float">
            <text:p>0.001188180053772</text:p>
          </table:table-cell>
          <table:table-cell table:style-name="ce5" office:value-type="float" office:value="0.000292320176899472" calcext:value-type="float">
            <text:p>0.000292320176899</text:p>
          </table:table-cell>
          <table:table-cell office:value-type="float" office:value="0.00113237743534905" calcext:value-type="float">
            <text:p>0.001132377435349</text:p>
          </table:table-cell>
          <table:table-cell office:value-type="float" office:value="0.00197243469379862" calcext:value-type="float">
            <text:p>0.001972434693799</text:p>
          </table:table-cell>
          <table:table-cell office:value-type="float" office:value="0.0028124919522482" calcext:value-type="float">
            <text:p>0.002812491952248</text:p>
          </table:table-cell>
          <table:table-cell office:value-type="float" office:value="0.00365254921069777" calcext:value-type="float">
            <text:p>0.003652549210698</text:p>
          </table:table-cell>
          <table:table-cell table:style-name="ce5" office:value-type="float" office:value="0.00449260646914735" calcext:value-type="float">
            <text:p>0.004492606469147</text:p>
          </table:table-cell>
          <table:table-cell office:value-type="float" office:value="0.00375016446172129" calcext:value-type="float">
            <text:p>0.003750164461721</text:p>
          </table:table-cell>
          <table:table-cell office:value-type="float" office:value="0.00300772245429523" calcext:value-type="float">
            <text:p>0.003007722454295</text:p>
          </table:table-cell>
          <table:table-cell office:value-type="float" office:value="0.00226528044686918" calcext:value-type="float">
            <text:p>0.002265280446869</text:p>
          </table:table-cell>
          <table:table-cell office:value-type="float" office:value="0.00152283843944312" calcext:value-type="float">
            <text:p>0.001522838439443</text:p>
          </table:table-cell>
          <table:table-cell table:style-name="ce7" office:value-type="float" office:value="0.00105200936854706" calcext:value-type="float">
            <text:p>0.001052009368547</text:p>
          </table:table-cell>
          <table:table-cell table:style-name="ce7" office:value-type="float" office:value="0.000581180297651009" calcext:value-type="float">
            <text:p>0.000581180297651</text:p>
          </table:table-cell>
          <table:table-cell table:style-name="ce5" office:value-type="float" office:value="0.000110351226754953" calcext:value-type="float">
            <text:p>0.000110351226755</text:p>
          </table:table-cell>
          <table:table-cell table:style-name="ce7" office:value-type="float" office:value="0.000424991408713704" calcext:value-type="float">
            <text:p>0.000424991408714</text:p>
          </table:table-cell>
          <table:table-cell table:style-name="ce7" office:value-type="float" office:value="0.000739631590672456" calcext:value-type="float">
            <text:p>0.000739631590672</text:p>
          </table:table-cell>
          <table:table-cell table:style-name="ce7" office:value-type="float" office:value="0.00105427177263121" calcext:value-type="float">
            <text:p>0.001054271772631</text:p>
          </table:table-cell>
          <table:table-cell table:style-name="ce7" office:value-type="float" office:value="0.00136891195458996" calcext:value-type="float">
            <text:p>0.00136891195459</text:p>
          </table:table-cell>
          <table:table-cell table:style-name="ce5" office:value-type="float" office:value="0.00168355213654871" calcext:value-type="float">
            <text:p>0.001683552136549</text:p>
          </table:table-cell>
          <table:table-cell table:style-name="ce7" office:value-type="float" office:value="0.00126271555992814" calcext:value-type="float">
            <text:p>0.001262715559928</text:p>
          </table:table-cell>
          <table:table-cell table:style-name="ce7" office:value-type="float" office:value="0.000841878983307572" calcext:value-type="float">
            <text:p>0.000841878983308</text:p>
          </table:table-cell>
          <table:table-cell table:style-name="ce7" office:value-type="float" office:value="0.000421042406687003" calcext:value-type="float">
            <text:p>0.000421042406687</text:p>
          </table:table-cell>
          <table:table-cell table:style-name="ce6" office:value-type="float" office:value="0.000000205830066433707" calcext:value-type="float">
            <text:p>2.06E-07</text:p>
          </table:table-cell>
          <table:table-cell table:style-name="ce7" office:value-type="float" office:value="0.00000362932988096074" calcext:value-type="float">
            <text:p>3.62932988096074E-06</text:p>
          </table:table-cell>
          <table:table-cell table:style-name="ce7" office:value-type="float" office:value="0.00000705282969548777" calcext:value-type="float">
            <text:p>7.05282969548777E-06</text:p>
          </table:table-cell>
          <table:table-cell table:style-name="ce6" office:value-type="float" office:value="0.0000104763295100148" calcext:value-type="float">
            <text:p>1.05E-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5" office:value-type="float" office:value="0.00180932957016685" calcext:value-type="float">
            <text:p>0.001809329570167</text:p>
          </table:table-cell>
          <table:table-cell office:value-type="float" office:value="0.00143839822115656" calcext:value-type="float">
            <text:p>0.001438398221157</text:p>
          </table:table-cell>
          <table:table-cell office:value-type="float" office:value="0.00106746687214626" calcext:value-type="float">
            <text:p>0.001067466872146</text:p>
          </table:table-cell>
          <table:table-cell office:value-type="float" office:value="0.000696535523135966" calcext:value-type="float">
            <text:p>0.000696535523136</text:p>
          </table:table-cell>
          <table:table-cell table:style-name="ce5" office:value-type="float" office:value="0.000325604174125672" calcext:value-type="float">
            <text:p>0.000325604174126</text:p>
          </table:table-cell>
          <table:table-cell office:value-type="float" office:value="0.00741124585052945" calcext:value-type="float">
            <text:p>0.007411245850529</text:p>
          </table:table-cell>
          <table:table-cell office:value-type="float" office:value="0.0144968875269332" calcext:value-type="float">
            <text:p>0.014496887526933</text:p>
          </table:table-cell>
          <table:table-cell table:style-name="ce5" office:value-type="float" office:value="0.021582529203337" calcext:value-type="float">
            <text:p>0.021582529203337</text:p>
          </table:table-cell>
          <table:table-cell office:value-type="float" office:value="0.0182448677018262" calcext:value-type="float">
            <text:p>0.018244867701826</text:p>
          </table:table-cell>
          <table:table-cell office:value-type="float" office:value="0.0149072062003155" calcext:value-type="float">
            <text:p>0.014907206200316</text:p>
          </table:table-cell>
          <table:table-cell office:value-type="float" office:value="0.0115695446988047" calcext:value-type="float">
            <text:p>0.011569544698805</text:p>
          </table:table-cell>
          <table:table-cell office:value-type="float" office:value="0.00823188319729398" calcext:value-type="float">
            <text:p>0.008231883197294</text:p>
          </table:table-cell>
          <table:table-cell office:value-type="float" office:value="0.00489422169578322" calcext:value-type="float">
            <text:p>0.004894221695783</text:p>
          </table:table-cell>
          <table:table-cell office:value-type="float" office:value="0.00389106310465905" calcext:value-type="float">
            <text:p>0.003891063104659</text:p>
          </table:table-cell>
          <table:table-cell office:value-type="float" office:value="0.00288790451353487" calcext:value-type="float">
            <text:p>0.002887904513535</text:p>
          </table:table-cell>
          <table:table-cell office:value-type="float" office:value="0.0018847459224107" calcext:value-type="float">
            <text:p>0.001884745922411</text:p>
          </table:table-cell>
          <table:table-cell table:style-name="ce5" office:value-type="float" office:value="0.000881587331286523" calcext:value-type="float">
            <text:p>0.000881587331287</text:p>
          </table:table-cell>
          <table:table-cell office:value-type="float" office:value="0.000671680175272468" calcext:value-type="float">
            <text:p>0.000671680175272</text:p>
          </table:table-cell>
          <table:table-cell office:value-type="float" office:value="0.000461773019258414" calcext:value-type="float">
            <text:p>0.000461773019258</text:p>
          </table:table-cell>
          <table:table-cell table:style-name="ce5" office:value-type="float" office:value="0.000251865863244359" calcext:value-type="float">
            <text:p>0.000251865863244</text:p>
          </table:table-cell>
          <table:table-cell office:value-type="float" office:value="0.000941641322437373" calcext:value-type="float">
            <text:p>0.000941641322437</text:p>
          </table:table-cell>
          <table:table-cell office:value-type="float" office:value="0.00163141678163039" calcext:value-type="float">
            <text:p>0.00163141678163</text:p>
          </table:table-cell>
          <table:table-cell office:value-type="float" office:value="0.0023211922408234" calcext:value-type="float">
            <text:p>0.002321192240823</text:p>
          </table:table-cell>
          <table:table-cell office:value-type="float" office:value="0.00301096770001642" calcext:value-type="float">
            <text:p>0.003010967700016</text:p>
          </table:table-cell>
          <table:table-cell table:style-name="ce5" office:value-type="float" office:value="0.00370074315920943" calcext:value-type="float">
            <text:p>0.003700743159209</text:p>
          </table:table-cell>
          <table:table-cell office:value-type="float" office:value="0.00284324841858983" calcext:value-type="float">
            <text:p>0.00284324841859</text:p>
          </table:table-cell>
          <table:table-cell office:value-type="float" office:value="0.00198575367797023" calcext:value-type="float">
            <text:p>0.00198575367797</text:p>
          </table:table-cell>
          <table:table-cell office:value-type="float" office:value="0.00112825893735063" calcext:value-type="float">
            <text:p>0.001128258937351</text:p>
          </table:table-cell>
          <table:table-cell office:value-type="float" office:value="0.000270764196731035" calcext:value-type="float">
            <text:p>0.000270764196731</text:p>
          </table:table-cell>
          <table:table-cell table:style-name="ce7" office:value-type="float" office:value="0.000183950871984581" calcext:value-type="float">
            <text:p>0.000183950871985</text:p>
          </table:table-cell>
          <table:table-cell table:style-name="ce7" office:value-type="float" office:value="0.0000971375472381276" calcext:value-type="float">
            <text:p>9.71375472381276E-05</text:p>
          </table:table-cell>
          <table:table-cell table:style-name="ce6" office:value-type="float" office:value="0.0000103242224916739" calcext:value-type="float">
            <text:p>1.03E-05</text:p>
          </table:table-cell>
          <table:table-cell table:style-name="ce7" office:value-type="float" office:value="0.00000831245214350294" calcext:value-type="float">
            <text:p>8.31245214350294E-06</text:p>
          </table:table-cell>
          <table:table-cell table:style-name="ce7" office:value-type="float" office:value="0.00000630068179533198" calcext:value-type="float">
            <text:p>6.30068179533198E-06</text:p>
          </table:table-cell>
          <table:table-cell table:style-name="ce7" office:value-type="float" office:value="0.00000428891144716102" calcext:value-type="float">
            <text:p>4.28891144716102E-06</text:p>
          </table:table-cell>
          <table:table-cell table:style-name="ce7" office:value-type="float" office:value="0.00000227714109899005" calcext:value-type="float">
            <text:p>2.27714109899005E-06</text:p>
          </table:table-cell>
          <table:table-cell table:style-name="ce6" office:value-type="float" office:value="0.000000265370750819091" calcext:value-type="float">
            <text:p>2.65E-07</text:p>
          </table:table-cell>
          <table:table-cell table:style-name="ce7" office:value-type="float" office:value="0.000000232730754912748" calcext:value-type="float">
            <text:p>2.32730754912748E-07</text:p>
          </table:table-cell>
          <table:table-cell table:style-name="ce7" office:value-type="float" office:value="0.000000200090759006405" calcext:value-type="float">
            <text:p>2.00090759006405E-07</text:p>
          </table:table-cell>
          <table:table-cell table:style-name="ce7" office:value-type="float" office:value="0.000000167450763100061" calcext:value-type="float">
            <text:p>1.67450763100061E-07</text:p>
          </table:table-cell>
          <table:table-cell table:style-name="ce6" office:value-type="float" office:value="0.000000134810767193718" calcext:value-type="float">
            <text:p>1.35E-07</text:p>
          </table:table-cell>
          <table:table-cell table:style-name="ce7" office:value-type="float" office:value="0.00000018683887266788" calcext:value-type="float">
            <text:p>1.8683887266788E-07</text:p>
          </table:table-cell>
          <table:table-cell table:style-name="ce7" office:value-type="float" office:value="0.000000238866978142043" calcext:value-type="float">
            <text:p>2.38866978142043E-07</text:p>
          </table:table-cell>
          <table:table-cell table:style-name="ce6" office:value-type="float" office:value="0.000000290895083616205" calcext:value-type="float">
            <text:p>2.91E-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162561284850959" calcext:value-type="float">
            <text:p>0.00162561284851</text:p>
          </table:table-cell>
          <table:table-cell office:value-type="float" office:value="0.00154372531996205" calcext:value-type="float">
            <text:p>0.001543725319962</text:p>
          </table:table-cell>
          <table:table-cell office:value-type="float" office:value="0.00146183779141452" calcext:value-type="float">
            <text:p>0.001461837791415</text:p>
          </table:table-cell>
          <table:table-cell office:value-type="float" office:value="0.00137995026286698" calcext:value-type="float">
            <text:p>0.001379950262867</text:p>
          </table:table-cell>
          <table:table-cell table:style-name="ce5" office:value-type="float" office:value="0.00129806273431944" calcext:value-type="float">
            <text:p>0.001298062734319</text:p>
          </table:table-cell>
          <table:table-cell office:value-type="float" office:value="0.00243113099541607" calcext:value-type="float">
            <text:p>0.002431130995416</text:p>
          </table:table-cell>
          <table:table-cell office:value-type="float" office:value="0.0035641992565127" calcext:value-type="float">
            <text:p>0.003564199256513</text:p>
          </table:table-cell>
          <table:table-cell table:style-name="ce5" office:value-type="float" office:value="0.00469726751760933" calcext:value-type="float">
            <text:p>0.004697267517609</text:p>
          </table:table-cell>
          <table:table-cell office:value-type="float" office:value="0.00417892312303726" calcext:value-type="float">
            <text:p>0.004178923123037</text:p>
          </table:table-cell>
          <table:table-cell office:value-type="float" office:value="0.00366057872846519" calcext:value-type="float">
            <text:p>0.003660578728465</text:p>
          </table:table-cell>
          <table:table-cell office:value-type="float" office:value="0.00314223433389313" calcext:value-type="float">
            <text:p>0.003142234333893</text:p>
          </table:table-cell>
          <table:table-cell office:value-type="float" office:value="0.00262388993932106" calcext:value-type="float">
            <text:p>0.002623889939321</text:p>
          </table:table-cell>
          <table:table-cell office:value-type="float" office:value="0.00210554554474899" calcext:value-type="float">
            <text:p>0.002105545544749</text:p>
          </table:table-cell>
          <table:table-cell office:value-type="float" office:value="0.00205382584742838" calcext:value-type="float">
            <text:p>0.002053825847428</text:p>
          </table:table-cell>
          <table:table-cell office:value-type="float" office:value="0.00200210615010777" calcext:value-type="float">
            <text:p>0.002002106150108</text:p>
          </table:table-cell>
          <table:table-cell office:value-type="float" office:value="0.00195038645278717" calcext:value-type="float">
            <text:p>0.001950386452787</text:p>
          </table:table-cell>
          <table:table-cell table:style-name="ce5" office:value-type="float" office:value="0.00189866675546656" calcext:value-type="float">
            <text:p>0.001898666755467</text:p>
          </table:table-cell>
          <table:table-cell office:value-type="float" office:value="0.00144426358986797" calcext:value-type="float">
            <text:p>0.001444263589868</text:p>
          </table:table-cell>
          <table:table-cell office:value-type="float" office:value="0.000989860424269371" calcext:value-type="float">
            <text:p>0.000989860424269</text:p>
          </table:table-cell>
          <table:table-cell table:style-name="ce5" office:value-type="float" office:value="0.000535457258670776" calcext:value-type="float">
            <text:p>0.000535457258671</text:p>
          </table:table-cell>
          <table:table-cell office:value-type="float" office:value="0.000749463247916655" calcext:value-type="float">
            <text:p>0.000749463247917</text:p>
          </table:table-cell>
          <table:table-cell office:value-type="float" office:value="0.000963469237162533" calcext:value-type="float">
            <text:p>0.000963469237163</text:p>
          </table:table-cell>
          <table:table-cell office:value-type="float" office:value="0.00117747522640841" calcext:value-type="float">
            <text:p>0.001177475226408</text:p>
          </table:table-cell>
          <table:table-cell office:value-type="float" office:value="0.00139148121565429" calcext:value-type="float">
            <text:p>0.001391481215654</text:p>
          </table:table-cell>
          <table:table-cell table:style-name="ce5" office:value-type="float" office:value="0.00160548720490017" calcext:value-type="float">
            <text:p>0.0016054872049</text:p>
          </table:table-cell>
          <table:table-cell office:value-type="float" office:value="0.00123469647212891" calcext:value-type="float">
            <text:p>0.001234696472129</text:p>
          </table:table-cell>
          <table:table-cell office:value-type="float" office:value="0.000863905739357652" calcext:value-type="float">
            <text:p>0.000863905739358</text:p>
          </table:table-cell>
          <table:table-cell office:value-type="float" office:value="0.000493115006586394" calcext:value-type="float">
            <text:p>0.000493115006586</text:p>
          </table:table-cell>
          <table:table-cell office:value-type="float" office:value="0.000122324273815135" calcext:value-type="float">
            <text:p>0.000122324273815</text:p>
          </table:table-cell>
          <table:table-cell table:style-name="ce7" office:value-type="float" office:value="0.000081668730273516" calcext:value-type="float">
            <text:p>8.1668730273516E-05</text:p>
          </table:table-cell>
          <table:table-cell table:style-name="ce7" office:value-type="float" office:value="0.0000410131867318971" calcext:value-type="float">
            <text:p>4.10131867318971E-05</text:p>
          </table:table-cell>
          <table:table-cell table:style-name="ce6" office:value-type="float" office:value="0.000000357643190278101" calcext:value-type="float">
            <text:p>3.58E-07</text:p>
          </table:table-cell>
          <table:table-cell table:style-name="ce7" office:value-type="float" office:value="0.000000324021714099145" calcext:value-type="float">
            <text:p>3.24021714099145E-07</text:p>
          </table:table-cell>
          <table:table-cell table:style-name="ce7" office:value-type="float" office:value="0.00000029040023792019" calcext:value-type="float">
            <text:p>2.9040023792019E-07</text:p>
          </table:table-cell>
          <table:table-cell table:style-name="ce7" office:value-type="float" office:value="0.000000256778761741234" calcext:value-type="float">
            <text:p>2.56778761741234E-07</text:p>
          </table:table-cell>
          <table:table-cell table:style-name="ce7" office:value-type="float" office:value="0.000000223157285562279" calcext:value-type="float">
            <text:p>2.23157285562279E-07</text:p>
          </table:table-cell>
          <table:table-cell table:style-name="ce6" office:value-type="float" office:value="0.000000189535809383323" calcext:value-type="float">
            <text:p>1.90E-07</text:p>
          </table:table-cell>
          <table:table-cell table:style-name="ce7" office:value-type="float" office:value="0.000000182534249560175" calcext:value-type="float">
            <text:p>1.82534249560175E-07</text:p>
          </table:table-cell>
          <table:table-cell table:style-name="ce7" office:value-type="float" office:value="0.000000175532689737027" calcext:value-type="float">
            <text:p>1.75532689737027E-07</text:p>
          </table:table-cell>
          <table:table-cell table:style-name="ce7" office:value-type="float" office:value="0.000000168531129913879" calcext:value-type="float">
            <text:p>1.68531129913879E-07</text:p>
          </table:table-cell>
          <table:table-cell table:style-name="ce7" office:value-type="float" office:value="0.00000016152957009073" calcext:value-type="float">
            <text:p>1.6152957009073E-07</text:p>
          </table:table-cell>
          <table:table-cell table:style-name="ce7" office:value-type="float" office:value="0.000000154528010267582" calcext:value-type="float">
            <text:p>1.54528010267582E-07</text:p>
          </table:table-cell>
          <table:table-cell table:style-name="ce7" office:value-type="float" office:value="0.000000147526450444434" calcext:value-type="float">
            <text:p>1.47526450444434E-07</text:p>
          </table:table-cell>
          <table:table-cell table:style-name="ce6" office:value-type="float" office:value="0.000000140524890621286" calcext:value-type="float">
            <text:p>1.41E-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0598167010898384" calcext:value-type="float">
            <text:p>0.000598167010898</text:p>
          </table:table-cell>
          <table:table-cell office:value-type="float" office:value="0.00122763648352577" calcext:value-type="float">
            <text:p>0.001227636483526</text:p>
          </table:table-cell>
          <table:table-cell office:value-type="float" office:value="0.00185710595615315" calcext:value-type="float">
            <text:p>0.001857105956153</text:p>
          </table:table-cell>
          <table:table-cell office:value-type="float" office:value="0.00248657542878054" calcext:value-type="float">
            <text:p>0.002486575428781</text:p>
          </table:table-cell>
          <table:table-cell table:style-name="ce5" office:value-type="float" office:value="0.00311604490140792" calcext:value-type="float">
            <text:p>0.003116044901408</text:p>
          </table:table-cell>
          <table:table-cell office:value-type="float" office:value="0.00676803095483798" calcext:value-type="float">
            <text:p>0.006768030954838</text:p>
          </table:table-cell>
          <table:table-cell office:value-type="float" office:value="0.010420017008268" calcext:value-type="float">
            <text:p>0.010420017008268</text:p>
          </table:table-cell>
          <table:table-cell table:style-name="ce5" office:value-type="float" office:value="0.0140720030616981" calcext:value-type="float">
            <text:p>0.014072003061698</text:p>
          </table:table-cell>
          <table:table-cell office:value-type="float" office:value="0.0113844829160019" calcext:value-type="float">
            <text:p>0.011384482916002</text:p>
          </table:table-cell>
          <table:table-cell office:value-type="float" office:value="0.00869696277030573" calcext:value-type="float">
            <text:p>0.008696962770306</text:p>
          </table:table-cell>
          <table:table-cell office:value-type="float" office:value="0.00600944262460954" calcext:value-type="float">
            <text:p>0.00600944262461</text:p>
          </table:table-cell>
          <table:table-cell office:value-type="float" office:value="0.00332192247891335" calcext:value-type="float">
            <text:p>0.003321922478913</text:p>
          </table:table-cell>
          <table:table-cell office:value-type="float" office:value="0.000634402333217168" calcext:value-type="float">
            <text:p>0.000634402333217</text:p>
          </table:table-cell>
          <table:table-cell office:value-type="float" office:value="0.001525031213111" calcext:value-type="float">
            <text:p>0.001525031213111</text:p>
          </table:table-cell>
          <table:table-cell office:value-type="float" office:value="0.00241566009300483" calcext:value-type="float">
            <text:p>0.002415660093005</text:p>
          </table:table-cell>
          <table:table-cell office:value-type="float" office:value="0.00330628897289867" calcext:value-type="float">
            <text:p>0.003306288972899</text:p>
          </table:table-cell>
          <table:table-cell table:style-name="ce5" office:value-type="float" office:value="0.0041969178527925" calcext:value-type="float">
            <text:p>0.004196917852793</text:p>
          </table:table-cell>
          <table:table-cell office:value-type="float" office:value="0.00304082717363492" calcext:value-type="float">
            <text:p>0.003040827173635</text:p>
          </table:table-cell>
          <table:table-cell office:value-type="float" office:value="0.00188473649447733" calcext:value-type="float">
            <text:p>0.001884736494477</text:p>
          </table:table-cell>
          <table:table-cell table:style-name="ce5" office:value-type="float" office:value="0.000728645815319751" calcext:value-type="float">
            <text:p>0.00072864581532</text:p>
          </table:table-cell>
          <table:table-cell office:value-type="float" office:value="0.000784976637051223" calcext:value-type="float">
            <text:p>0.000784976637051</text:p>
          </table:table-cell>
          <table:table-cell office:value-type="float" office:value="0.000841307458782695" calcext:value-type="float">
            <text:p>0.000841307458783</text:p>
          </table:table-cell>
          <table:table-cell office:value-type="float" office:value="0.000897638280514166" calcext:value-type="float">
            <text:p>0.000897638280514</text:p>
          </table:table-cell>
          <table:table-cell office:value-type="float" office:value="0.000953969102245638" calcext:value-type="float">
            <text:p>0.000953969102246</text:p>
          </table:table-cell>
          <table:table-cell table:style-name="ce5" office:value-type="float" office:value="0.00101029992397711" calcext:value-type="float">
            <text:p>0.001010299923977</text:p>
          </table:table-cell>
          <table:table-cell office:value-type="float" office:value="0.000854574010753793" calcext:value-type="float">
            <text:p>0.000854574010754</text:p>
          </table:table-cell>
          <table:table-cell office:value-type="float" office:value="0.000698848097530477" calcext:value-type="float">
            <text:p>0.00069884809753</text:p>
          </table:table-cell>
          <table:table-cell office:value-type="float" office:value="0.00054312218430716" calcext:value-type="float">
            <text:p>0.000543122184307</text:p>
          </table:table-cell>
          <table:table-cell office:value-type="float" office:value="0.000387396271083843" calcext:value-type="float">
            <text:p>0.000387396271084</text:p>
          </table:table-cell>
          <table:table-cell table:style-name="ce7" office:value-type="float" office:value="0.000258334899378227" calcext:value-type="float">
            <text:p>0.000258334899378</text:p>
          </table:table-cell>
          <table:table-cell table:style-name="ce7" office:value-type="float" office:value="0.00012927352767261" calcext:value-type="float">
            <text:p>0.000129273527673</text:p>
          </table:table-cell>
          <table:table-cell table:style-name="ce6" office:value-type="float" office:value="0.000000212155966993907" calcext:value-type="float">
            <text:p>2.12E-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0400313666034733" calcext:value-type="float">
            <text:p>0.000400313666035</text:p>
          </table:table-cell>
          <table:table-cell office:value-type="float" office:value="0.000517456153791915" calcext:value-type="float">
            <text:p>0.000517456153792</text:p>
          </table:table-cell>
          <table:table-cell office:value-type="float" office:value="0.000634598641549097" calcext:value-type="float">
            <text:p>0.000634598641549</text:p>
          </table:table-cell>
          <table:table-cell office:value-type="float" office:value="0.000751741129306278" calcext:value-type="float">
            <text:p>0.000751741129306</text:p>
          </table:table-cell>
          <table:table-cell table:style-name="ce5" office:value-type="float" office:value="0.00086888361706346" calcext:value-type="float">
            <text:p>0.000868883617063</text:p>
          </table:table-cell>
          <table:table-cell office:value-type="float" office:value="0.000854890527487707" calcext:value-type="float">
            <text:p>0.000854890527488</text:p>
          </table:table-cell>
          <table:table-cell office:value-type="float" office:value="0.000840897437911953" calcext:value-type="float">
            <text:p>0.000840897437912</text:p>
          </table:table-cell>
          <table:table-cell table:style-name="ce5" office:value-type="float" office:value="0.0008269043483362" calcext:value-type="float">
            <text:p>0.000826904348336</text:p>
          </table:table-cell>
          <table:table-cell office:value-type="float" office:value="0.000790700491227261" calcext:value-type="float">
            <text:p>0.000790700491227</text:p>
          </table:table-cell>
          <table:table-cell office:value-type="float" office:value="0.000754496634118321" calcext:value-type="float">
            <text:p>0.000754496634118</text:p>
          </table:table-cell>
          <table:table-cell office:value-type="float" office:value="0.000718292777009382" calcext:value-type="float">
            <text:p>0.000718292777009</text:p>
          </table:table-cell>
          <table:table-cell office:value-type="float" office:value="0.000682088919900442" calcext:value-type="float">
            <text:p>0.0006820889199</text:p>
          </table:table-cell>
          <table:table-cell office:value-type="float" office:value="0.000645885062791503" calcext:value-type="float">
            <text:p>0.000645885062792</text:p>
          </table:table-cell>
          <table:table-cell office:value-type="float" office:value="0.000624787979583323" calcext:value-type="float">
            <text:p>0.000624787979583</text:p>
          </table:table-cell>
          <table:table-cell office:value-type="float" office:value="0.000603690896375142" calcext:value-type="float">
            <text:p>0.000603690896375</text:p>
          </table:table-cell>
          <table:table-cell office:value-type="float" office:value="0.000582593813166962" calcext:value-type="float">
            <text:p>0.000582593813167</text:p>
          </table:table-cell>
          <table:table-cell table:style-name="ce5" office:value-type="float" office:value="0.000561496729958781" calcext:value-type="float">
            <text:p>0.000561496729959</text:p>
          </table:table-cell>
          <table:table-cell office:value-type="float" office:value="0.000808955803171207" calcext:value-type="float">
            <text:p>0.000808955803171</text:p>
          </table:table-cell>
          <table:table-cell office:value-type="float" office:value="0.00105641487638363" calcext:value-type="float">
            <text:p>0.001056414876384</text:p>
          </table:table-cell>
          <table:table-cell table:style-name="ce5" office:value-type="float" office:value="0.00130387394959606" calcext:value-type="float">
            <text:p>0.001303873949596</text:p>
          </table:table-cell>
          <table:table-cell office:value-type="float" office:value="0.00122158053767202" calcext:value-type="float">
            <text:p>0.001221580537672</text:p>
          </table:table-cell>
          <table:table-cell office:value-type="float" office:value="0.00113928712574798" calcext:value-type="float">
            <text:p>0.001139287125748</text:p>
          </table:table-cell>
          <table:table-cell office:value-type="float" office:value="0.00105699371382394" calcext:value-type="float">
            <text:p>0.001056993713824</text:p>
          </table:table-cell>
          <table:table-cell office:value-type="float" office:value="0.000974700301899894" calcext:value-type="float">
            <text:p>0.0009747003019</text:p>
          </table:table-cell>
          <table:table-cell table:style-name="ce5" office:value-type="float" office:value="0.000892406889975852" calcext:value-type="float">
            <text:p>0.000892406889976</text:p>
          </table:table-cell>
          <table:table-cell office:value-type="float" office:value="0.000747571228963857" calcext:value-type="float">
            <text:p>0.000747571228964</text:p>
          </table:table-cell>
          <table:table-cell office:value-type="float" office:value="0.000602735567951863" calcext:value-type="float">
            <text:p>0.000602735567952</text:p>
          </table:table-cell>
          <table:table-cell office:value-type="float" office:value="0.000457899906939868" calcext:value-type="float">
            <text:p>0.00045789990694</text:p>
          </table:table-cell>
          <table:table-cell office:value-type="float" office:value="0.000313064245927874" calcext:value-type="float">
            <text:p>0.000313064245928</text:p>
          </table:table-cell>
          <table:table-cell table:style-name="ce7" office:value-type="float" office:value="0.000208783960946019" calcext:value-type="float">
            <text:p>0.000208783960946</text:p>
          </table:table-cell>
          <table:table-cell table:style-name="ce7" office:value-type="float" office:value="0.000104503675964163" calcext:value-type="float">
            <text:p>0.000104503675964</text:p>
          </table:table-cell>
          <table:table-cell table:style-name="ce6" office:value-type="float" office:value="0.000000223390982307601" calcext:value-type="float">
            <text:p>2.23E-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000084555276451579" calcext:value-type="float">
            <text:p>8.46E-05</text:p>
          </table:table-cell>
          <table:table-cell office:value-type="float" office:value="0.000266155922135797" calcext:value-type="float">
            <text:p>0.000266155922136</text:p>
          </table:table-cell>
          <table:table-cell office:value-type="float" office:value="0.000447756567820016" calcext:value-type="float">
            <text:p>0.00044775656782</text:p>
          </table:table-cell>
          <table:table-cell office:value-type="float" office:value="0.000629357213504234" calcext:value-type="float">
            <text:p>0.000629357213504</text:p>
          </table:table-cell>
          <table:table-cell table:style-name="ce5" office:value-type="float" office:value="0.000810957859188452" calcext:value-type="float">
            <text:p>0.000810957859188</text:p>
          </table:table-cell>
          <table:table-cell office:value-type="float" office:value="0.000698691192430707" calcext:value-type="float">
            <text:p>0.000698691192431</text:p>
          </table:table-cell>
          <table:table-cell office:value-type="float" office:value="0.000586424525672962" calcext:value-type="float">
            <text:p>0.000586424525673</text:p>
          </table:table-cell>
          <table:table-cell table:style-name="ce5" office:value-type="float" office:value="0.000474157858915217" calcext:value-type="float">
            <text:p>0.000474157858915</text:p>
          </table:table-cell>
          <table:table-cell office:value-type="float" office:value="0.000937227143107904" calcext:value-type="float">
            <text:p>0.000937227143108</text:p>
          </table:table-cell>
          <table:table-cell office:value-type="float" office:value="0.00140029642730059" calcext:value-type="float">
            <text:p>0.001400296427301</text:p>
          </table:table-cell>
          <table:table-cell office:value-type="float" office:value="0.00186336571149328" calcext:value-type="float">
            <text:p>0.001863365711493</text:p>
          </table:table-cell>
          <table:table-cell office:value-type="float" office:value="0.00232643499568596" calcext:value-type="float">
            <text:p>0.002326434995686</text:p>
          </table:table-cell>
          <table:table-cell office:value-type="float" office:value="0.00278950427987865" calcext:value-type="float">
            <text:p>0.002789504279879</text:p>
          </table:table-cell>
          <table:table-cell office:value-type="float" office:value="0.00236889421162494" calcext:value-type="float">
            <text:p>0.002368894211625</text:p>
          </table:table-cell>
          <table:table-cell office:value-type="float" office:value="0.00194828414337123" calcext:value-type="float">
            <text:p>0.001948284143371</text:p>
          </table:table-cell>
          <table:table-cell office:value-type="float" office:value="0.00152767407511752" calcext:value-type="float">
            <text:p>0.001527674075118</text:p>
          </table:table-cell>
          <table:table-cell table:style-name="ce5" office:value-type="float" office:value="0.00110706400686381" calcext:value-type="float">
            <text:p>0.001107064006864</text:p>
          </table:table-cell>
          <table:table-cell office:value-type="float" office:value="0.000787916813961155" calcext:value-type="float">
            <text:p>0.000787916813961</text:p>
          </table:table-cell>
          <table:table-cell office:value-type="float" office:value="0.000468769621058501" calcext:value-type="float">
            <text:p>0.000468769621059</text:p>
          </table:table-cell>
          <table:table-cell table:style-name="ce5" office:value-type="float" office:value="0.000149622428155846" calcext:value-type="float">
            <text:p>0.000149622428156</text:p>
          </table:table-cell>
          <table:table-cell office:value-type="float" office:value="0.000125120003005109" calcext:value-type="float">
            <text:p>0.000125120003005</text:p>
          </table:table-cell>
          <table:table-cell office:value-type="float" office:value="0.000100617577854371" calcext:value-type="float">
            <text:p>0.000100617577854</text:p>
          </table:table-cell>
          <table:table-cell office:value-type="float" office:value="0.0000761151527036338" calcext:value-type="float">
            <text:p>7.61151527036338E-05</text:p>
          </table:table-cell>
          <table:table-cell office:value-type="float" office:value="0.0000516127275528964" calcext:value-type="float">
            <text:p>5.16127275528964E-05</text:p>
          </table:table-cell>
          <table:table-cell office:value-type="float" office:value="0.000027110302402159" calcext:value-type="float">
            <text:p>2.71E-05</text:p>
          </table:table-cell>
          <table:table-cell office:value-type="float" office:value="0.000070201776769746" calcext:value-type="float">
            <text:p>7.0201776769746E-05</text:p>
          </table:table-cell>
          <table:table-cell office:value-type="float" office:value="0.000113293251137333" calcext:value-type="float">
            <text:p>0.000113293251137</text:p>
          </table:table-cell>
          <table:table-cell office:value-type="float" office:value="0.00015638472550492" calcext:value-type="float">
            <text:p>0.000156384725505</text:p>
          </table:table-cell>
          <table:table-cell office:value-type="float" office:value="0.000199476199872507" calcext:value-type="float">
            <text:p>0.000199476199873</text:p>
          </table:table-cell>
          <table:table-cell table:style-name="ce7" office:value-type="float" office:value="0.000133026161913574" calcext:value-type="float">
            <text:p>0.000133026161914</text:p>
          </table:table-cell>
          <table:table-cell table:style-name="ce7" office:value-type="float" office:value="0.0000665761239546408" calcext:value-type="float">
            <text:p>6.65761239546408E-05</text:p>
          </table:table-cell>
          <table:table-cell table:style-name="ce6" office:value-type="float" office:value="0.000000126085995707665" calcext:value-type="float">
            <text:p>1.26E-07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float" office:value="0.000117411542723786" calcext:value-type="float">
            <text:p>1.17E-04</text:p>
          </table:table-cell>
          <table:table-cell office:value-type="float" office:value="0.000133601662229289" calcext:value-type="float">
            <text:p>0.000133601662229</text:p>
          </table:table-cell>
          <table:table-cell office:value-type="float" office:value="0.000149791781734793" calcext:value-type="float">
            <text:p>0.000149791781735</text:p>
          </table:table-cell>
          <table:table-cell office:value-type="float" office:value="0.000165981901240296" calcext:value-type="float">
            <text:p>0.00016598190124</text:p>
          </table:table-cell>
          <table:table-cell table:style-name="ce5" office:value-type="float" office:value="0.000182172020745799" calcext:value-type="float">
            <text:p>0.000182172020746</text:p>
          </table:table-cell>
          <table:table-cell office:value-type="float" office:value="0.000195097626494458" calcext:value-type="float">
            <text:p>0.000195097626494</text:p>
          </table:table-cell>
          <table:table-cell office:value-type="float" office:value="0.000208023232243117" calcext:value-type="float">
            <text:p>0.000208023232243</text:p>
          </table:table-cell>
          <table:table-cell table:style-name="ce5" office:value-type="float" office:value="0.000220948837991776" calcext:value-type="float">
            <text:p>0.000220948837992</text:p>
          </table:table-cell>
          <table:table-cell office:value-type="float" office:value="0.000331420243761674" calcext:value-type="float">
            <text:p>0.000331420243762</text:p>
          </table:table-cell>
          <table:table-cell office:value-type="float" office:value="0.000441891649531573" calcext:value-type="float">
            <text:p>0.000441891649532</text:p>
          </table:table-cell>
          <table:table-cell office:value-type="float" office:value="0.000552363055301471" calcext:value-type="float">
            <text:p>0.000552363055301</text:p>
          </table:table-cell>
          <table:table-cell office:value-type="float" office:value="0.00066283446107137" calcext:value-type="float">
            <text:p>0.000662834461071</text:p>
          </table:table-cell>
          <table:table-cell office:value-type="float" office:value="0.000773305866841268" calcext:value-type="float">
            <text:p>0.000773305866841</text:p>
          </table:table-cell>
          <table:table-cell office:value-type="float" office:value="0.000637234112562767" calcext:value-type="float">
            <text:p>0.000637234112563</text:p>
          </table:table-cell>
          <table:table-cell office:value-type="float" office:value="0.000501162358284266" calcext:value-type="float">
            <text:p>0.000501162358284</text:p>
          </table:table-cell>
          <table:table-cell office:value-type="float" office:value="0.000365090604005764" calcext:value-type="float">
            <text:p>0.000365090604006</text:p>
          </table:table-cell>
          <table:table-cell table:style-name="ce5" office:value-type="float" office:value="0.000229018849727263" calcext:value-type="float">
            <text:p>0.000229018849727</text:p>
          </table:table-cell>
          <table:table-cell office:value-type="float" office:value="0.00034800493085911" calcext:value-type="float">
            <text:p>0.000348004930859</text:p>
          </table:table-cell>
          <table:table-cell office:value-type="float" office:value="0.000466991011990956" calcext:value-type="float">
            <text:p>0.000466991011991</text:p>
          </table:table-cell>
          <table:table-cell table:style-name="ce5" office:value-type="float" office:value="0.000585977093122803" calcext:value-type="float">
            <text:p>0.000585977093123</text:p>
          </table:table-cell>
          <table:table-cell office:value-type="float" office:value="0.000715101577608722" calcext:value-type="float">
            <text:p>0.000715101577609</text:p>
          </table:table-cell>
          <table:table-cell office:value-type="float" office:value="0.000844226062094642" calcext:value-type="float">
            <text:p>0.000844226062095</text:p>
          </table:table-cell>
          <table:table-cell office:value-type="float" office:value="0.000973350546580561" calcext:value-type="float">
            <text:p>0.000973350546581</text:p>
          </table:table-cell>
          <table:table-cell office:value-type="float" office:value="0.00110247503106648" calcext:value-type="float">
            <text:p>0.001102475031066</text:p>
          </table:table-cell>
          <table:table-cell table:style-name="ce5" office:value-type="float" office:value="0.0012315995155524" calcext:value-type="float">
            <text:p>0.001231599515552</text:p>
          </table:table-cell>
          <table:table-cell office:value-type="float" office:value="0.000950353360697091" calcext:value-type="float">
            <text:p>0.000950353360697</text:p>
          </table:table-cell>
          <table:table-cell office:value-type="float" office:value="0.000669107205841781" calcext:value-type="float">
            <text:p>0.000669107205842</text:p>
          </table:table-cell>
          <table:table-cell office:value-type="float" office:value="0.000387861050986471" calcext:value-type="float">
            <text:p>0.000387861050986</text:p>
          </table:table-cell>
          <table:table-cell office:value-type="float" office:value="0.000106614896131162" calcext:value-type="float">
            <text:p>0.00010661489613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105609768023653" calcext:value-type="float">
            <text:p>0.001056097680237</text:p>
          </table:table-cell>
          <table:table-cell office:value-type="float" office:value="0.000832116934450737" calcext:value-type="float">
            <text:p>0.000832116934451</text:p>
          </table:table-cell>
          <table:table-cell office:value-type="float" office:value="0.000608136188664943" calcext:value-type="float">
            <text:p>0.000608136188665</text:p>
          </table:table-cell>
          <table:table-cell office:value-type="float" office:value="0.00038415544287915" calcext:value-type="float">
            <text:p>0.000384155442879</text:p>
          </table:table-cell>
          <table:table-cell table:style-name="ce5" office:value-type="float" office:value="0.000160174697093357" calcext:value-type="float">
            <text:p>0.000160174697093</text:p>
          </table:table-cell>
          <table:table-cell office:value-type="float" office:value="0.000151934591928456" calcext:value-type="float">
            <text:p>0.000151934591928</text:p>
          </table:table-cell>
          <table:table-cell office:value-type="float" office:value="0.000143694486763555" calcext:value-type="float">
            <text:p>0.000143694486764</text:p>
          </table:table-cell>
          <table:table-cell table:style-name="ce5" office:value-type="float" office:value="0.000135454381598654" calcext:value-type="float">
            <text:p>0.000135454381599</text:p>
          </table:table-cell>
          <table:table-cell office:value-type="float" office:value="0.000160362976320204" calcext:value-type="float">
            <text:p>0.00016036297632</text:p>
          </table:table-cell>
          <table:table-cell office:value-type="float" office:value="0.000185271571041755" calcext:value-type="float">
            <text:p>0.000185271571042</text:p>
          </table:table-cell>
          <table:table-cell office:value-type="float" office:value="0.000210180165763305" calcext:value-type="float">
            <text:p>0.000210180165763</text:p>
          </table:table-cell>
          <table:table-cell office:value-type="float" office:value="0.000235088760484856" calcext:value-type="float">
            <text:p>0.000235088760485</text:p>
          </table:table-cell>
          <table:table-cell office:value-type="float" office:value="0.000259997355206406" calcext:value-type="float">
            <text:p>0.000259997355206</text:p>
          </table:table-cell>
          <table:table-cell office:value-type="float" office:value="0.000232514877823458" calcext:value-type="float">
            <text:p>0.000232514877823</text:p>
          </table:table-cell>
          <table:table-cell office:value-type="float" office:value="0.00020503240044051" calcext:value-type="float">
            <text:p>0.000205032400441</text:p>
          </table:table-cell>
          <table:table-cell office:value-type="float" office:value="0.000177549923057563" calcext:value-type="float">
            <text:p>0.000177549923058</text:p>
          </table:table-cell>
          <table:table-cell table:style-name="ce5" office:value-type="float" office:value="0.000150067445674615" calcext:value-type="float">
            <text:p>0.000150067445675</text:p>
          </table:table-cell>
          <table:table-cell office:value-type="float" office:value="0.000184730333748549" calcext:value-type="float">
            <text:p>0.000184730333749</text:p>
          </table:table-cell>
          <table:table-cell office:value-type="float" office:value="0.000219393221822482" calcext:value-type="float">
            <text:p>0.000219393221822</text:p>
          </table:table-cell>
          <table:table-cell table:style-name="ce5" office:value-type="float" office:value="0.000254056109896416" calcext:value-type="float">
            <text:p>0.000254056109896</text:p>
          </table:table-cell>
          <table:table-cell office:value-type="float" office:value="0.00033286514501787" calcext:value-type="float">
            <text:p>0.000332865145018</text:p>
          </table:table-cell>
          <table:table-cell office:value-type="float" office:value="0.000411674180139324" calcext:value-type="float">
            <text:p>0.000411674180139</text:p>
          </table:table-cell>
          <table:table-cell office:value-type="float" office:value="0.000490483215260779" calcext:value-type="float">
            <text:p>0.000490483215261</text:p>
          </table:table-cell>
          <table:table-cell office:value-type="float" office:value="0.000569292250382233" calcext:value-type="float">
            <text:p>0.000569292250382</text:p>
          </table:table-cell>
          <table:table-cell table:style-name="ce5" office:value-type="float" office:value="0.000648101285503687" calcext:value-type="float">
            <text:p>0.000648101285504</text:p>
          </table:table-cell>
          <table:table-cell office:value-type="float" office:value="0.000524354958418426" calcext:value-type="float">
            <text:p>0.000524354958418</text:p>
          </table:table-cell>
          <table:table-cell office:value-type="float" office:value="0.000400608631333165" calcext:value-type="float">
            <text:p>0.000400608631333</text:p>
          </table:table-cell>
          <table:table-cell office:value-type="float" office:value="0.000276862304247903" calcext:value-type="float">
            <text:p>0.000276862304248</text:p>
          </table:table-cell>
          <table:table-cell office:value-type="float" office:value="0.000153115977162642" calcext:value-type="float">
            <text:p>0.00015311597716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0622246898129145" calcext:value-type="float">
            <text:p>0.000622246898129</text:p>
          </table:table-cell>
          <table:table-cell office:value-type="float" office:value="0.000486099283871279" calcext:value-type="float">
            <text:p>0.000486099283871</text:p>
          </table:table-cell>
          <table:table-cell office:value-type="float" office:value="0.000349951669613413" calcext:value-type="float">
            <text:p>0.000349951669613</text:p>
          </table:table-cell>
          <table:table-cell office:value-type="float" office:value="0.000213804055355547" calcext:value-type="float">
            <text:p>0.000213804055356</text:p>
          </table:table-cell>
          <table:table-cell office:value-type="float" office:value="0.0000776564410976803" calcext:value-type="float">
            <text:p>7.77E-05</text:p>
          </table:table-cell>
          <table:table-cell office:value-type="float" office:value="0.000138859778494864" calcext:value-type="float">
            <text:p>0.000138859778495</text:p>
          </table:table-cell>
          <table:table-cell office:value-type="float" office:value="0.000200063115892048" calcext:value-type="float">
            <text:p>0.000200063115892</text:p>
          </table:table-cell>
          <table:table-cell table:style-name="ce5" office:value-type="float" office:value="0.000261266453289232" calcext:value-type="float">
            <text:p>0.000261266453289</text:p>
          </table:table-cell>
          <table:table-cell office:value-type="float" office:value="0.000397645222538237" calcext:value-type="float">
            <text:p>0.000397645222538</text:p>
          </table:table-cell>
          <table:table-cell office:value-type="float" office:value="0.000534023991787242" calcext:value-type="float">
            <text:p>0.000534023991787</text:p>
          </table:table-cell>
          <table:table-cell office:value-type="float" office:value="0.000670402761036246" calcext:value-type="float">
            <text:p>0.000670402761036</text:p>
          </table:table-cell>
          <table:table-cell office:value-type="float" office:value="0.000806781530285251" calcext:value-type="float">
            <text:p>0.000806781530285</text:p>
          </table:table-cell>
          <table:table-cell office:value-type="float" office:value="0.000943160299534256" calcext:value-type="float">
            <text:p>0.000943160299534</text:p>
          </table:table-cell>
          <table:table-cell office:value-type="float" office:value="0.000832780923960636" calcext:value-type="float">
            <text:p>0.000832780923961</text:p>
          </table:table-cell>
          <table:table-cell office:value-type="float" office:value="0.000722401548387016" calcext:value-type="float">
            <text:p>0.000722401548387</text:p>
          </table:table-cell>
          <table:table-cell office:value-type="float" office:value="0.000612022172813397" calcext:value-type="float">
            <text:p>0.000612022172813</text:p>
          </table:table-cell>
          <table:table-cell table:style-name="ce5" office:value-type="float" office:value="0.000501642797239777" calcext:value-type="float">
            <text:p>0.00050164279724</text:p>
          </table:table-cell>
          <table:table-cell office:value-type="float" office:value="0.000398118616253531" calcext:value-type="float">
            <text:p>0.000398118616254</text:p>
          </table:table-cell>
          <table:table-cell office:value-type="float" office:value="0.000294594435267285" calcext:value-type="float">
            <text:p>0.000294594435267</text:p>
          </table:table-cell>
          <table:table-cell table:style-name="ce5" office:value-type="float" office:value="0.000191070254281039" calcext:value-type="float">
            <text:p>0.000191070254281</text:p>
          </table:table-cell>
          <table:table-cell office:value-type="float" office:value="0.000214607252057068" calcext:value-type="float">
            <text:p>0.000214607252057</text:p>
          </table:table-cell>
          <table:table-cell office:value-type="float" office:value="0.000238144249833097" calcext:value-type="float">
            <text:p>0.000238144249833</text:p>
          </table:table-cell>
          <table:table-cell office:value-type="float" office:value="0.000261681247609125" calcext:value-type="float">
            <text:p>0.000261681247609</text:p>
          </table:table-cell>
          <table:table-cell office:value-type="float" office:value="0.000285218245385154" calcext:value-type="float">
            <text:p>0.000285218245385</text:p>
          </table:table-cell>
          <table:table-cell table:style-name="ce5" office:value-type="float" office:value="0.000308755243161183" calcext:value-type="float">
            <text:p>0.000308755243161</text:p>
          </table:table-cell>
          <table:table-cell office:value-type="float" office:value="0.000269790686926543" calcext:value-type="float">
            <text:p>0.000269790686927</text:p>
          </table:table-cell>
          <table:table-cell office:value-type="float" office:value="0.000230826130691904" calcext:value-type="float">
            <text:p>0.000230826130692</text:p>
          </table:table-cell>
          <table:table-cell office:value-type="float" office:value="0.000191861574457264" calcext:value-type="float">
            <text:p>0.000191861574457</text:p>
          </table:table-cell>
          <table:table-cell office:value-type="float" office:value="0.000152897018222625" calcext:value-type="float">
            <text:p>0.00015289701822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5" office:value-type="float" office:value="0.000194050620686702" calcext:value-type="float">
            <text:p>0.000194050620687</text:p>
          </table:table-cell>
          <table:table-cell office:value-type="float" office:value="0.000158938705770074" calcext:value-type="float">
            <text:p>0.00015893870577</text:p>
          </table:table-cell>
          <table:table-cell office:value-type="float" office:value="0.000123826790853446" calcext:value-type="float">
            <text:p>0.000123826790853</text:p>
          </table:table-cell>
          <table:table-cell office:value-type="float" office:value="0.0000887148759368179" calcext:value-type="float">
            <text:p>8.87148759368179E-05</text:p>
          </table:table-cell>
          <table:table-cell office:value-type="float" office:value="0.0000536029610201899" calcext:value-type="float">
            <text:p>5.36E-05</text:p>
          </table:table-cell>
          <table:table-cell office:value-type="float" office:value="0.00012304762248491" calcext:value-type="float">
            <text:p>0.000123047622485</text:p>
          </table:table-cell>
          <table:table-cell office:value-type="float" office:value="0.000192492283949629" calcext:value-type="float">
            <text:p>0.00019249228395</text:p>
          </table:table-cell>
          <table:table-cell table:style-name="ce5" office:value-type="float" office:value="0.000261936945414349" calcext:value-type="float">
            <text:p>0.000261936945414</text:p>
          </table:table-cell>
          <table:table-cell office:value-type="float" office:value="0.000257214299515783" calcext:value-type="float">
            <text:p>0.000257214299516</text:p>
          </table:table-cell>
          <table:table-cell office:value-type="float" office:value="0.000252491653617217" calcext:value-type="float">
            <text:p>0.000252491653617</text:p>
          </table:table-cell>
          <table:table-cell office:value-type="float" office:value="0.000247769007718651" calcext:value-type="float">
            <text:p>0.000247769007719</text:p>
          </table:table-cell>
          <table:table-cell office:value-type="float" office:value="0.000243046361820085" calcext:value-type="float">
            <text:p>0.00024304636182</text:p>
          </table:table-cell>
          <table:table-cell office:value-type="float" office:value="0.000238323715921519" calcext:value-type="float">
            <text:p>0.000238323715922</text:p>
          </table:table-cell>
          <table:table-cell office:value-type="float" office:value="0.000235842024753783" calcext:value-type="float">
            <text:p>0.000235842024754</text:p>
          </table:table-cell>
          <table:table-cell office:value-type="float" office:value="0.000233360333586046" calcext:value-type="float">
            <text:p>0.000233360333586</text:p>
          </table:table-cell>
          <table:table-cell office:value-type="float" office:value="0.00023087864241831" calcext:value-type="float">
            <text:p>0.000230878642418</text:p>
          </table:table-cell>
          <table:table-cell table:style-name="ce5" office:value-type="float" office:value="0.000228396951250574" calcext:value-type="float">
            <text:p>0.000228396951251</text:p>
          </table:table-cell>
          <table:table-cell office:value-type="float" office:value="0.000152306271864545" calcext:value-type="float">
            <text:p>0.000152306271865</text:p>
          </table:table-cell>
          <table:table-cell office:value-type="float" office:value="0.0000762155924785156" calcext:value-type="float">
            <text:p>7.62155924785156E-05</text:p>
          </table:table-cell>
          <table:table-cell table:style-name="ce6" office:value-type="float" office:value="0.000000124913092486494" calcext:value-type="float">
            <text:p>1.25E-07</text:p>
          </table:table-cell>
          <table:table-cell office:value-type="float" office:value="0.0000175390790137318" calcext:value-type="float">
            <text:p>1.75390790137318E-05</text:p>
          </table:table-cell>
          <table:table-cell office:value-type="float" office:value="0.0000349532449349771" calcext:value-type="float">
            <text:p>3.49532449349771E-05</text:p>
          </table:table-cell>
          <table:table-cell office:value-type="float" office:value="0.0000523674108562225" calcext:value-type="float">
            <text:p>5.23674108562225E-05</text:p>
          </table:table-cell>
          <table:table-cell office:value-type="float" office:value="0.0000697815767774678" calcext:value-type="float">
            <text:p>6.97815767774678E-05</text:p>
          </table:table-cell>
          <table:table-cell office:value-type="float" office:value="0.0000871957426987131" calcext:value-type="float">
            <text:p>8.72E-05</text:p>
          </table:table-cell>
          <table:table-cell office:value-type="float" office:value="0.000136852130450615" calcext:value-type="float">
            <text:p>0.000136852130451</text:p>
          </table:table-cell>
          <table:table-cell office:value-type="float" office:value="0.000186508518202517" calcext:value-type="float">
            <text:p>0.000186508518203</text:p>
          </table:table-cell>
          <table:table-cell office:value-type="float" office:value="0.000236164905954419" calcext:value-type="float">
            <text:p>0.000236164905954</text:p>
          </table:table-cell>
          <table:table-cell office:value-type="float" office:value="0.000285821293706321" calcext:value-type="float">
            <text:p>0.0002858212937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5" office:value-type="float" office:value="0.000475867926026281" calcext:value-type="float">
            <text:p>0.000475867926026</text:p>
          </table:table-cell>
          <table:table-cell office:value-type="float" office:value="0.000369715893326261" calcext:value-type="float">
            <text:p>0.000369715893326</text:p>
          </table:table-cell>
          <table:table-cell office:value-type="float" office:value="0.000263563860626241" calcext:value-type="float">
            <text:p>0.000263563860626</text:p>
          </table:table-cell>
          <table:table-cell office:value-type="float" office:value="0.000157411827926221" calcext:value-type="float">
            <text:p>0.000157411827926</text:p>
          </table:table-cell>
          <table:table-cell office:value-type="float" office:value="0.0000512597952262011" calcext:value-type="float">
            <text:p>5.13E-05</text:p>
          </table:table-cell>
          <table:table-cell office:value-type="float" office:value="0.0000680937427624964" calcext:value-type="float">
            <text:p>6.80937427624964E-05</text:p>
          </table:table-cell>
          <table:table-cell office:value-type="float" office:value="0.0000849276902987917" calcext:value-type="float">
            <text:p>8.49276902987917E-05</text:p>
          </table:table-cell>
          <table:table-cell table:style-name="ce5" office:value-type="float" office:value="0.000101761637835087" calcext:value-type="float">
            <text:p>0.000101761637835</text:p>
          </table:table-cell>
          <table:table-cell office:value-type="float" office:value="0.000141310969999133" calcext:value-type="float">
            <text:p>0.000141310969999</text:p>
          </table:table-cell>
          <table:table-cell office:value-type="float" office:value="0.00018086030216318" calcext:value-type="float">
            <text:p>0.000180860302163</text:p>
          </table:table-cell>
          <table:table-cell office:value-type="float" office:value="0.000220409634327226" calcext:value-type="float">
            <text:p>0.000220409634327</text:p>
          </table:table-cell>
          <table:table-cell office:value-type="float" office:value="0.000259958966491273" calcext:value-type="float">
            <text:p>0.000259958966491</text:p>
          </table:table-cell>
          <table:table-cell office:value-type="float" office:value="0.000299508298655319" calcext:value-type="float">
            <text:p>0.000299508298655</text:p>
          </table:table-cell>
          <table:table-cell office:value-type="float" office:value="0.000233226043955938" calcext:value-type="float">
            <text:p>0.000233226043956</text:p>
          </table:table-cell>
          <table:table-cell office:value-type="float" office:value="0.000166943789256556" calcext:value-type="float">
            <text:p>0.000166943789257</text:p>
          </table:table-cell>
          <table:table-cell office:value-type="float" office:value="0.000100661534557175" calcext:value-type="float">
            <text:p>0.000100661534557</text:p>
          </table:table-cell>
          <table:table-cell office:value-type="float" office:value="0.0000343792798577933" calcext:value-type="float">
            <text:p>3.44E-05</text:p>
          </table:table-cell>
          <table:table-cell office:value-type="float" office:value="0.0000229843071979439" calcext:value-type="float">
            <text:p>2.29843071979439E-05</text:p>
          </table:table-cell>
          <table:table-cell office:value-type="float" office:value="0.0000115893345380944" calcext:value-type="float">
            <text:p>1.15893345380944E-05</text:p>
          </table:table-cell>
          <table:table-cell table:style-name="ce6" office:value-type="float" office:value="0.000000194361878245008" calcext:value-type="float">
            <text:p>1.94E-07</text:p>
          </table:table-cell>
          <table:table-cell office:value-type="float" office:value="0.0000508915809017432" calcext:value-type="float">
            <text:p>5.08915809017432E-05</text:p>
          </table:table-cell>
          <table:table-cell office:value-type="float" office:value="0.000101588799925241" calcext:value-type="float">
            <text:p>0.000101588799925</text:p>
          </table:table-cell>
          <table:table-cell office:value-type="float" office:value="0.00015228601894874" calcext:value-type="float">
            <text:p>0.000152286018949</text:p>
          </table:table-cell>
          <table:table-cell office:value-type="float" office:value="0.000202983237972238" calcext:value-type="float">
            <text:p>0.000202983237972</text:p>
          </table:table-cell>
          <table:table-cell table:style-name="ce5" office:value-type="float" office:value="0.000253680456995736" calcext:value-type="float">
            <text:p>0.000253680456996</text:p>
          </table:table-cell>
          <table:table-cell office:value-type="float" office:value="0.00021602736481487" calcext:value-type="float">
            <text:p>0.000216027364815</text:p>
          </table:table-cell>
          <table:table-cell office:value-type="float" office:value="0.000178374272634005" calcext:value-type="float">
            <text:p>0.000178374272634</text:p>
          </table:table-cell>
          <table:table-cell office:value-type="float" office:value="0.00014072118045314" calcext:value-type="float">
            <text:p>0.000140721180453</text:p>
          </table:table-cell>
          <table:table-cell office:value-type="float" office:value="0.000103068088272274" calcext:value-type="float">
            <text:p>0.000103068088272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ce5" office:value-type="float" office:value="0.000627816291780545" calcext:value-type="float">
            <text:p>0.000627816291781</text:p>
          </table:table-cell>
          <table:table-cell office:value-type="float" office:value="0.000485557545549111" calcext:value-type="float">
            <text:p>0.000485557545549</text:p>
          </table:table-cell>
          <table:table-cell office:value-type="float" office:value="0.000343298799317677" calcext:value-type="float">
            <text:p>0.000343298799318</text:p>
          </table:table-cell>
          <table:table-cell office:value-type="float" office:value="0.000201040053086244" calcext:value-type="float">
            <text:p>0.000201040053086</text:p>
          </table:table-cell>
          <table:table-cell office:value-type="float" office:value="0.0000587813068548099" calcext:value-type="float">
            <text:p>5.88E-05</text:p>
          </table:table-cell>
          <table:table-cell office:value-type="float" office:value="0.0000768653653112873" calcext:value-type="float">
            <text:p>7.68653653112873E-05</text:p>
          </table:table-cell>
          <table:table-cell office:value-type="float" office:value="0.0000949494237677646" calcext:value-type="float">
            <text:p>9.49494237677646E-05</text:p>
          </table:table-cell>
          <table:table-cell table:style-name="ce5" office:value-type="float" office:value="0.000113033482224242" calcext:value-type="float">
            <text:p>0.000113033482224</text:p>
          </table:table-cell>
          <table:table-cell office:value-type="float" office:value="0.000133028190388606" calcext:value-type="float">
            <text:p>0.000133028190389</text:p>
          </table:table-cell>
          <table:table-cell office:value-type="float" office:value="0.000153022898552969" calcext:value-type="float">
            <text:p>0.000153022898553</text:p>
          </table:table-cell>
          <table:table-cell office:value-type="float" office:value="0.000173017606717333" calcext:value-type="float">
            <text:p>0.000173017606717</text:p>
          </table:table-cell>
          <table:table-cell office:value-type="float" office:value="0.000193012314881696" calcext:value-type="float">
            <text:p>0.000193012314882</text:p>
          </table:table-cell>
          <table:table-cell office:value-type="float" office:value="0.00021300702304606" calcext:value-type="float">
            <text:p>0.000213007023046</text:p>
          </table:table-cell>
          <table:table-cell office:value-type="float" office:value="0.000166134685862787" calcext:value-type="float">
            <text:p>0.000166134685863</text:p>
          </table:table-cell>
          <table:table-cell office:value-type="float" office:value="0.000119262348679513" calcext:value-type="float">
            <text:p>0.00011926234868</text:p>
          </table:table-cell>
          <table:table-cell office:value-type="float" office:value="0.0000723900114962399" calcext:value-type="float">
            <text:p>7.23900114962399E-05</text:p>
          </table:table-cell>
          <table:table-cell office:value-type="float" office:value="0.0000255176743129665" calcext:value-type="float">
            <text:p>2.55E-05</text:p>
          </table:table-cell>
          <table:table-cell office:value-type="float" office:value="0.0000170622012695299" calcext:value-type="float">
            <text:p>1.70622012695299E-05</text:p>
          </table:table-cell>
          <table:table-cell office:value-type="float" office:value="0.00000860672822609327" calcext:value-type="float">
            <text:p>8.60672822609327E-06</text:p>
          </table:table-cell>
          <table:table-cell table:style-name="ce6" office:value-type="float" office:value="0.000000151255182656647" calcext:value-type="float">
            <text:p>1.51E-07</text:p>
          </table:table-cell>
          <table:table-cell office:value-type="float" office:value="0.0000964627584646405" calcext:value-type="float">
            <text:p>9.64627584646405E-05</text:p>
          </table:table-cell>
          <table:table-cell office:value-type="float" office:value="0.000192774261746624" calcext:value-type="float">
            <text:p>0.000192774261747</text:p>
          </table:table-cell>
          <table:table-cell office:value-type="float" office:value="0.000289085765028608" calcext:value-type="float">
            <text:p>0.000289085765029</text:p>
          </table:table-cell>
          <table:table-cell office:value-type="float" office:value="0.000385397268310592" calcext:value-type="float">
            <text:p>0.000385397268311</text:p>
          </table:table-cell>
          <table:table-cell table:style-name="ce5" office:value-type="float" office:value="0.000481708771592576" calcext:value-type="float">
            <text:p>0.000481708771593</text:p>
          </table:table-cell>
          <table:table-cell office:value-type="float" office:value="0.000540857725593373" calcext:value-type="float">
            <text:p>0.000540857725593</text:p>
          </table:table-cell>
          <table:table-cell office:value-type="float" office:value="0.00060000667959417" calcext:value-type="float">
            <text:p>0.000600006679594</text:p>
          </table:table-cell>
          <table:table-cell office:value-type="float" office:value="0.000659155633594966" calcext:value-type="float">
            <text:p>0.000659155633595</text:p>
          </table:table-cell>
          <table:table-cell office:value-type="float" office:value="0.000718304587595763" calcext:value-type="float">
            <text:p>0.00071830458759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5" office:value-type="float" office:value="0.000360415673007607" calcext:value-type="float">
            <text:p>0.000360415673008</text:p>
          </table:table-cell>
          <table:table-cell office:value-type="float" office:value="0.000284783085241441" calcext:value-type="float">
            <text:p>0.000284783085241</text:p>
          </table:table-cell>
          <table:table-cell office:value-type="float" office:value="0.000209150497475274" calcext:value-type="float">
            <text:p>0.000209150497475</text:p>
          </table:table-cell>
          <table:table-cell office:value-type="float" office:value="0.000133517909709108" calcext:value-type="float">
            <text:p>0.000133517909709</text:p>
          </table:table-cell>
          <table:table-cell office:value-type="float" office:value="0.0000578853219429412" calcext:value-type="float">
            <text:p>5.79E-05</text:p>
          </table:table-cell>
          <table:table-cell office:value-type="float" office:value="0.0000969550957310238" calcext:value-type="float">
            <text:p>9.69550957310238E-05</text:p>
          </table:table-cell>
          <table:table-cell office:value-type="float" office:value="0.000136024869519106" calcext:value-type="float">
            <text:p>0.000136024869519</text:p>
          </table:table-cell>
          <table:table-cell table:style-name="ce5" office:value-type="float" office:value="0.000175094643307189" calcext:value-type="float">
            <text:p>0.000175094643307</text:p>
          </table:table-cell>
          <table:table-cell office:value-type="float" office:value="0.000157179507239235" calcext:value-type="float">
            <text:p>0.000157179507239</text:p>
          </table:table-cell>
          <table:table-cell office:value-type="float" office:value="0.000139264371171281" calcext:value-type="float">
            <text:p>0.000139264371171</text:p>
          </table:table-cell>
          <table:table-cell office:value-type="float" office:value="0.000121349235103327" calcext:value-type="float">
            <text:p>0.000121349235103</text:p>
          </table:table-cell>
          <table:table-cell office:value-type="float" office:value="0.000103434099035373" calcext:value-type="float">
            <text:p>0.000103434099035</text:p>
          </table:table-cell>
          <table:table-cell table:style-name="ce6" office:value-type="float" office:value="0.0000855189629674193" calcext:value-type="float">
            <text:p>8.55E-05</text:p>
          </table:table-cell>
          <table:table-cell office:value-type="float" office:value="0.0000890336617005584" calcext:value-type="float">
            <text:p>8.90336617005584E-05</text:p>
          </table:table-cell>
          <table:table-cell office:value-type="float" office:value="0.0000925483604336975" calcext:value-type="float">
            <text:p>9.25483604336975E-05</text:p>
          </table:table-cell>
          <table:table-cell office:value-type="float" office:value="0.0000960630591668366" calcext:value-type="float">
            <text:p>9.60630591668366E-05</text:p>
          </table:table-cell>
          <table:table-cell office:value-type="float" office:value="0.0000995777578999757" calcext:value-type="float">
            <text:p>9.96E-05</text:p>
          </table:table-cell>
          <table:table-cell office:value-type="float" office:value="0.0000664362124177334" calcext:value-type="float">
            <text:p>6.64362124177334E-05</text:p>
          </table:table-cell>
          <table:table-cell office:value-type="float" office:value="0.0000332946669354912" calcext:value-type="float">
            <text:p>3.32946669354912E-05</text:p>
          </table:table-cell>
          <table:table-cell table:style-name="ce6" office:value-type="float" office:value="0.000000153121453248893" calcext:value-type="float">
            <text:p>1.53E-07</text:p>
          </table:table-cell>
          <table:table-cell office:value-type="float" office:value="0.0000299964314057093" calcext:value-type="float">
            <text:p>2.99964314057093E-05</text:p>
          </table:table-cell>
          <table:table-cell office:value-type="float" office:value="0.0000598397413581697" calcext:value-type="float">
            <text:p>5.98397413581697E-05</text:p>
          </table:table-cell>
          <table:table-cell office:value-type="float" office:value="0.0000896830513106302" calcext:value-type="float">
            <text:p>8.96830513106302E-05</text:p>
          </table:table-cell>
          <table:table-cell office:value-type="float" office:value="0.000119526361263091" calcext:value-type="float">
            <text:p>0.000119526361263</text:p>
          </table:table-cell>
          <table:table-cell table:style-name="ce5" office:value-type="float" office:value="0.000149369671215551" calcext:value-type="float">
            <text:p>0.000149369671216</text:p>
          </table:table-cell>
          <table:table-cell office:value-type="float" office:value="0.000281897239805032" calcext:value-type="float">
            <text:p>0.000281897239805</text:p>
          </table:table-cell>
          <table:table-cell office:value-type="float" office:value="0.000414424808394512" calcext:value-type="float">
            <text:p>0.000414424808395</text:p>
          </table:table-cell>
          <table:table-cell office:value-type="float" office:value="0.000546952376983993" calcext:value-type="float">
            <text:p>0.000546952376984</text:p>
          </table:table-cell>
          <table:table-cell office:value-type="float" office:value="0.000679479945573473" calcext:value-type="float">
            <text:p>0.000679479945573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5" office:value-type="float" office:value="0.000188837299263604" calcext:value-type="float">
            <text:p>0.000188837299264</text:p>
          </table:table-cell>
          <table:table-cell office:value-type="float" office:value="0.000148264244096609" calcext:value-type="float">
            <text:p>0.000148264244097</text:p>
          </table:table-cell>
          <table:table-cell office:value-type="float" office:value="0.000107691188929614" calcext:value-type="float">
            <text:p>0.00010769118893</text:p>
          </table:table-cell>
          <table:table-cell office:value-type="float" office:value="0.0000671181337626196" calcext:value-type="float">
            <text:p>6.71181337626196E-05</text:p>
          </table:table-cell>
          <table:table-cell office:value-type="float" office:value="0.0000265450785956248" calcext:value-type="float">
            <text:p>2.65E-05</text:p>
          </table:table-cell>
          <table:table-cell office:value-type="float" office:value="0.0000353605219503431" calcext:value-type="float">
            <text:p>3.53605219503431E-05</text:p>
          </table:table-cell>
          <table:table-cell office:value-type="float" office:value="0.0000441759653050614" calcext:value-type="float">
            <text:p>4.41759653050614E-05</text:p>
          </table:table-cell>
          <table:table-cell office:value-type="float" office:value="0.0000529914086597797" calcext:value-type="float">
            <text:p>5.30E-05</text:p>
          </table:table-cell>
          <table:table-cell office:value-type="float" office:value="0.0000664642674772218" calcext:value-type="float">
            <text:p>6.64642674772218E-05</text:p>
          </table:table-cell>
          <table:table-cell office:value-type="float" office:value="0.0000799371262946638" calcext:value-type="float">
            <text:p>7.99371262946638E-05</text:p>
          </table:table-cell>
          <table:table-cell office:value-type="float" office:value="0.0000934099851121059" calcext:value-type="float">
            <text:p>9.34099851121059E-05</text:p>
          </table:table-cell>
          <table:table-cell office:value-type="float" office:value="0.000106882843929548" calcext:value-type="float">
            <text:p>0.00010688284393</text:p>
          </table:table-cell>
          <table:table-cell office:value-type="float" office:value="0.00012035570274699" calcext:value-type="float">
            <text:p>0.000120355702747</text:p>
          </table:table-cell>
          <table:table-cell office:value-type="float" office:value="0.00010612689055128" calcext:value-type="float">
            <text:p>0.000106126890551</text:p>
          </table:table-cell>
          <table:table-cell office:value-type="float" office:value="0.000091898078355569" calcext:value-type="float">
            <text:p>9.1898078355569E-05</text:p>
          </table:table-cell>
          <table:table-cell office:value-type="float" office:value="0.0000776692661598585" calcext:value-type="float">
            <text:p>7.76692661598585E-05</text:p>
          </table:table-cell>
          <table:table-cell office:value-type="float" office:value="0.000063440453964148" calcext:value-type="float">
            <text:p>6.34E-05</text:p>
          </table:table-cell>
          <table:table-cell office:value-type="float" office:value="0.0000423271824941252" calcext:value-type="float">
            <text:p>4.23271824941252E-05</text:p>
          </table:table-cell>
          <table:table-cell office:value-type="float" office:value="0.0000212139110241023" calcext:value-type="float">
            <text:p>2.12139110241023E-05</text:p>
          </table:table-cell>
          <table:table-cell table:style-name="ce6" office:value-type="float" office:value="0.000000100639554079461" calcext:value-type="float">
            <text:p>1.01E-07</text:p>
          </table:table-cell>
          <table:table-cell office:value-type="float" office:value="0.00000269649685729589" calcext:value-type="float">
            <text:p>2.69649685729589E-06</text:p>
          </table:table-cell>
          <table:table-cell office:value-type="float" office:value="0.00000529235416051232" calcext:value-type="float">
            <text:p>5.29235416051232E-06</text:p>
          </table:table-cell>
          <table:table-cell office:value-type="float" office:value="0.00000788821146372875" calcext:value-type="float">
            <text:p>7.88821146372875E-06</text:p>
          </table:table-cell>
          <table:table-cell office:value-type="float" office:value="0.0000104840687669452" calcext:value-type="float">
            <text:p>1.04840687669452E-05</text:p>
          </table:table-cell>
          <table:table-cell office:value-type="float" office:value="0.0000130799260701616" calcext:value-type="float">
            <text:p>1.31E-05</text:p>
          </table:table-cell>
          <table:table-cell office:value-type="float" office:value="0.000303831912350591" calcext:value-type="float">
            <text:p>0.000303831912351</text:p>
          </table:table-cell>
          <table:table-cell office:value-type="float" office:value="0.000594583898631021" calcext:value-type="float">
            <text:p>0.000594583898631</text:p>
          </table:table-cell>
          <table:table-cell office:value-type="float" office:value="0.00088533588491145" calcext:value-type="float">
            <text:p>0.000885335884911</text:p>
          </table:table-cell>
          <table:table-cell office:value-type="float" office:value="0.00117608787119188" calcext:value-type="float">
            <text:p>0.00117608787119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5" office:value-type="float" office:value="0.000298769045796602" calcext:value-type="float">
            <text:p>0.000298769045797</text:p>
          </table:table-cell>
          <table:table-cell office:value-type="float" office:value="0.000236293813705428" calcext:value-type="float">
            <text:p>0.000236293813705</text:p>
          </table:table-cell>
          <table:table-cell office:value-type="float" office:value="0.000173818581614253" calcext:value-type="float">
            <text:p>0.000173818581614</text:p>
          </table:table-cell>
          <table:table-cell office:value-type="float" office:value="0.000111343349523079" calcext:value-type="float">
            <text:p>0.000111343349523</text:p>
          </table:table-cell>
          <table:table-cell office:value-type="float" office:value="0.0000488681174319049" calcext:value-type="float">
            <text:p>4.89E-05</text:p>
          </table:table-cell>
          <table:table-cell office:value-type="float" office:value="0.0000989720598780363" calcext:value-type="float">
            <text:p>9.89720598780363E-05</text:p>
          </table:table-cell>
          <table:table-cell office:value-type="float" office:value="0.000149076002324168" calcext:value-type="float">
            <text:p>0.000149076002324</text:p>
          </table:table-cell>
          <table:table-cell table:style-name="ce5" office:value-type="float" office:value="0.000199179944770299" calcext:value-type="float">
            <text:p>0.00019917994477</text:p>
          </table:table-cell>
          <table:table-cell office:value-type="float" office:value="0.000174240636597624" calcext:value-type="float">
            <text:p>0.000174240636598</text:p>
          </table:table-cell>
          <table:table-cell office:value-type="float" office:value="0.000149301328424948" calcext:value-type="float">
            <text:p>0.000149301328425</text:p>
          </table:table-cell>
          <table:table-cell office:value-type="float" office:value="0.000124362020252273" calcext:value-type="float">
            <text:p>0.000124362020252</text:p>
          </table:table-cell>
          <table:table-cell office:value-type="float" office:value="0.0000994227120795972" calcext:value-type="float">
            <text:p>9.94227120795972E-05</text:p>
          </table:table-cell>
          <table:table-cell table:style-name="ce6" office:value-type="float" office:value="0.0000744834039069217" calcext:value-type="float">
            <text:p>7.45E-05</text:p>
          </table:table-cell>
          <table:table-cell office:value-type="float" office:value="0.0000972969278353373" calcext:value-type="float">
            <text:p>9.72969278353373E-05</text:p>
          </table:table-cell>
          <table:table-cell office:value-type="float" office:value="0.000120110451763753" calcext:value-type="float">
            <text:p>0.000120110451764</text:p>
          </table:table-cell>
          <table:table-cell office:value-type="float" office:value="0.000142923975692168" calcext:value-type="float">
            <text:p>0.000142923975692</text:p>
          </table:table-cell>
          <table:table-cell table:style-name="ce5" office:value-type="float" office:value="0.000165737499620584" calcext:value-type="float">
            <text:p>0.000165737499621</text:p>
          </table:table-cell>
          <table:table-cell office:value-type="float" office:value="0.00011051121953366" calcext:value-type="float">
            <text:p>0.000110511219534</text:p>
          </table:table-cell>
          <table:table-cell office:value-type="float" office:value="0.0000552849394467358" calcext:value-type="float">
            <text:p>5.52849394467358E-05</text:p>
          </table:table-cell>
          <table:table-cell table:style-name="ce6" office:value-type="float" office:value="0.000000058659359811683" calcext:value-type="float">
            <text:p>5.87E-08</text:p>
          </table:table-cell>
          <table:table-cell office:value-type="float" office:value="0.000000181412412165277" calcext:value-type="float">
            <text:p>1.81412412165277E-07</text:p>
          </table:table-cell>
          <table:table-cell office:value-type="float" office:value="0.000000304165464518872" calcext:value-type="float">
            <text:p>3.04165464518872E-07</text:p>
          </table:table-cell>
          <table:table-cell office:value-type="float" office:value="0.000000426918516872466" calcext:value-type="float">
            <text:p>4.26918516872466E-07</text:p>
          </table:table-cell>
          <table:table-cell office:value-type="float" office:value="0.000000549671569226061" calcext:value-type="float">
            <text:p>5.49671569226061E-07</text:p>
          </table:table-cell>
          <table:table-cell office:value-type="float" office:value="0.000000672424621579655" calcext:value-type="float">
            <text:p>6.72E-07</text:p>
          </table:table-cell>
          <table:table-cell office:value-type="float" office:value="0.0000175790400413744" calcext:value-type="float">
            <text:p>1.75790400413744E-05</text:p>
          </table:table-cell>
          <table:table-cell office:value-type="float" office:value="0.0000344856554611691" calcext:value-type="float">
            <text:p>3.44856554611691E-05</text:p>
          </table:table-cell>
          <table:table-cell office:value-type="float" office:value="0.0000513922708809639" calcext:value-type="float">
            <text:p>5.13922708809639E-05</text:p>
          </table:table-cell>
          <table:table-cell table:style-name="ce6" office:value-type="float" office:value="0.0000682988863007586" calcext:value-type="float">
            <text:p>6.83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5" office:value-type="float" office:value="0.000177957580537615" calcext:value-type="float">
            <text:p>0.000177957580538</text:p>
          </table:table-cell>
          <table:table-cell office:value-type="float" office:value="0.000136041431678291" calcext:value-type="float">
            <text:p>0.000136041431678</text:p>
          </table:table-cell>
          <table:table-cell office:value-type="float" office:value="0.0000941252828189666" calcext:value-type="float">
            <text:p>9.41252828189666E-05</text:p>
          </table:table-cell>
          <table:table-cell office:value-type="float" office:value="0.0000522091339596423" calcext:value-type="float">
            <text:p>5.22091339596423E-05</text:p>
          </table:table-cell>
          <table:table-cell office:value-type="float" office:value="0.0000102929851003181" calcext:value-type="float">
            <text:p>1.03E-05</text:p>
          </table:table-cell>
          <table:table-cell office:value-type="float" office:value="0.0000661470663094781" calcext:value-type="float">
            <text:p>6.61470663094781E-05</text:p>
          </table:table-cell>
          <table:table-cell office:value-type="float" office:value="0.000122001147518638" calcext:value-type="float">
            <text:p>0.000122001147519</text:p>
          </table:table-cell>
          <table:table-cell table:style-name="ce5" office:value-type="float" office:value="0.000177855228727798" calcext:value-type="float">
            <text:p>0.000177855228728</text:p>
          </table:table-cell>
          <table:table-cell office:value-type="float" office:value="0.000154652054882745" calcext:value-type="float">
            <text:p>0.000154652054883</text:p>
          </table:table-cell>
          <table:table-cell office:value-type="float" office:value="0.000131448881037691" calcext:value-type="float">
            <text:p>0.000131448881038</text:p>
          </table:table-cell>
          <table:table-cell office:value-type="float" office:value="0.000108245707192638" calcext:value-type="float">
            <text:p>0.000108245707193</text:p>
          </table:table-cell>
          <table:table-cell office:value-type="float" office:value="0.0000850425333475846" calcext:value-type="float">
            <text:p>8.50425333475846E-05</text:p>
          </table:table-cell>
          <table:table-cell table:style-name="ce6" office:value-type="float" office:value="0.0000618393595025312" calcext:value-type="float">
            <text:p>6.18E-05</text:p>
          </table:table-cell>
          <table:table-cell office:value-type="float" office:value="0.0000700417607737255" calcext:value-type="float">
            <text:p>7.00417607737255E-05</text:p>
          </table:table-cell>
          <table:table-cell office:value-type="float" office:value="0.0000782441620449198" calcext:value-type="float">
            <text:p>7.82441620449198E-05</text:p>
          </table:table-cell>
          <table:table-cell office:value-type="float" office:value="0.0000864465633161142" calcext:value-type="float">
            <text:p>8.64465633161142E-05</text:p>
          </table:table-cell>
          <table:table-cell office:value-type="float" office:value="0.0000946489645873085" calcext:value-type="float">
            <text:p>9.46E-05</text:p>
          </table:table-cell>
          <table:table-cell office:value-type="float" office:value="0.0000631271089661178" calcext:value-type="float">
            <text:p>6.31271089661178E-05</text:p>
          </table:table-cell>
          <table:table-cell office:value-type="float" office:value="0.0000316052533449271" calcext:value-type="float">
            <text:p>3.16052533449271E-05</text:p>
          </table:table-cell>
          <table:table-cell table:style-name="ce6" office:value-type="float" office:value="0.0000000833977237363242" calcext:value-type="float">
            <text:p>8.34E-08</text:p>
          </table:table-cell>
          <table:table-cell office:value-type="float" office:value="0.0000056898175029347" calcext:value-type="float">
            <text:p>5.6898175029347E-06</text:p>
          </table:table-cell>
          <table:table-cell office:value-type="float" office:value="0.0000112962372821331" calcext:value-type="float">
            <text:p>1.12962372821331E-05</text:p>
          </table:table-cell>
          <table:table-cell office:value-type="float" office:value="0.0000169026570613315" calcext:value-type="float">
            <text:p>1.69026570613315E-05</text:p>
          </table:table-cell>
          <table:table-cell office:value-type="float" office:value="0.0000225090768405298" calcext:value-type="float">
            <text:p>2.25090768405298E-05</text:p>
          </table:table-cell>
          <table:table-cell office:value-type="float" office:value="0.0000281154966197282" calcext:value-type="float">
            <text:p>2.81E-05</text:p>
          </table:table-cell>
          <table:table-cell office:value-type="float" office:value="0.0000539147334899182" calcext:value-type="float">
            <text:p>5.39147334899182E-05</text:p>
          </table:table-cell>
          <table:table-cell office:value-type="float" office:value="0.0000797139703601081" calcext:value-type="float">
            <text:p>7.97139703601081E-05</text:p>
          </table:table-cell>
          <table:table-cell office:value-type="float" office:value="0.000105513207230298" calcext:value-type="float">
            <text:p>0.00010551320723</text:p>
          </table:table-cell>
          <table:table-cell office:value-type="float" office:value="0.000131312444100488" calcext:value-type="float">
            <text:p>0.000131312444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5" office:value-type="float" office:value="0.000283650278662802" calcext:value-type="float">
            <text:p>0.000283650278663</text:p>
          </table:table-cell>
          <table:table-cell office:value-type="float" office:value="0.000233767899409241" calcext:value-type="float">
            <text:p>0.000233767899409</text:p>
          </table:table-cell>
          <table:table-cell office:value-type="float" office:value="0.000183885520155679" calcext:value-type="float">
            <text:p>0.000183885520156</text:p>
          </table:table-cell>
          <table:table-cell office:value-type="float" office:value="0.000134003140902118" calcext:value-type="float">
            <text:p>0.000134003140902</text:p>
          </table:table-cell>
          <table:table-cell office:value-type="float" office:value="0.0000841207616485568" calcext:value-type="float">
            <text:p>8.41E-05</text:p>
          </table:table-cell>
          <table:table-cell office:value-type="float" office:value="0.0000833898114730551" calcext:value-type="float">
            <text:p>8.33898114730551E-05</text:p>
          </table:table-cell>
          <table:table-cell office:value-type="float" office:value="0.0000826588612975533" calcext:value-type="float">
            <text:p>8.26588612975533E-05</text:p>
          </table:table-cell>
          <table:table-cell office:value-type="float" office:value="0.0000819279111220516" calcext:value-type="float">
            <text:p>8.19E-05</text:p>
          </table:table-cell>
          <table:table-cell office:value-type="float" office:value="0.0000742124949488999" calcext:value-type="float">
            <text:p>7.42124949488999E-05</text:p>
          </table:table-cell>
          <table:table-cell office:value-type="float" office:value="0.0000664970787757482" calcext:value-type="float">
            <text:p>6.64970787757482E-05</text:p>
          </table:table-cell>
          <table:table-cell office:value-type="float" office:value="0.0000587816626025964" calcext:value-type="float">
            <text:p>5.87816626025964E-05</text:p>
          </table:table-cell>
          <table:table-cell office:value-type="float" office:value="0.0000510662464294447" calcext:value-type="float">
            <text:p>5.10662464294447E-05</text:p>
          </table:table-cell>
          <table:table-cell table:style-name="ce6" office:value-type="float" office:value="0.000043350830256293" calcext:value-type="float">
            <text:p>4.34E-05</text:p>
          </table:table-cell>
          <table:table-cell office:value-type="float" office:value="0.0000452112252106508" calcext:value-type="float">
            <text:p>4.52112252106508E-05</text:p>
          </table:table-cell>
          <table:table-cell office:value-type="float" office:value="0.0000470716201650086" calcext:value-type="float">
            <text:p>4.70716201650086E-05</text:p>
          </table:table-cell>
          <table:table-cell office:value-type="float" office:value="0.0000489320151193664" calcext:value-type="float">
            <text:p>4.89320151193664E-05</text:p>
          </table:table-cell>
          <table:table-cell office:value-type="float" office:value="0.0000507924100737242" calcext:value-type="float">
            <text:p>5.08E-05</text:p>
          </table:table-cell>
          <table:table-cell office:value-type="float" office:value="0.0000446722633003033" calcext:value-type="float">
            <text:p>4.46722633003033E-05</text:p>
          </table:table-cell>
          <table:table-cell office:value-type="float" office:value="0.0000385521165268824" calcext:value-type="float">
            <text:p>3.85521165268824E-05</text:p>
          </table:table-cell>
          <table:table-cell office:value-type="float" office:value="0.0000324319697534616" calcext:value-type="float">
            <text:p>3.24319697534616E-05</text:p>
          </table:table-cell>
          <table:table-cell office:value-type="float" office:value="0.0000263118229800407" calcext:value-type="float">
            <text:p>2.63118229800407E-05</text:p>
          </table:table-cell>
          <table:table-cell office:value-type="float" office:value="0.0000201916762066198" calcext:value-type="float">
            <text:p>2.01916762066198E-05</text:p>
          </table:table-cell>
          <table:table-cell office:value-type="float" office:value="0.0000140715294331989" calcext:value-type="float">
            <text:p>1.40715294331989E-05</text:p>
          </table:table-cell>
          <table:table-cell office:value-type="float" office:value="0.00000795138265977806" calcext:value-type="float">
            <text:p>7.95138265977806E-06</text:p>
          </table:table-cell>
          <table:table-cell office:value-type="float" office:value="0.00000183123588635718" calcext:value-type="float">
            <text:p>1.83E-06</text:p>
          </table:table-cell>
          <table:table-cell office:value-type="float" office:value="0.0000480227080304659" calcext:value-type="float">
            <text:p>4.80227080304659E-05</text:p>
          </table:table-cell>
          <table:table-cell office:value-type="float" office:value="0.0000942141801745746" calcext:value-type="float">
            <text:p>9.42141801745746E-05</text:p>
          </table:table-cell>
          <table:table-cell office:value-type="float" office:value="0.000140405652318683" calcext:value-type="float">
            <text:p>0.000140405652319</text:p>
          </table:table-cell>
          <table:table-cell office:value-type="float" office:value="0.000186597124462792" calcext:value-type="float">
            <text:p>0.00018659712446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5" office:value-type="float" office:value="0.000218267148196714" calcext:value-type="float">
            <text:p>0.000218267148197</text:p>
          </table:table-cell>
          <table:table-cell office:value-type="float" office:value="0.000170878091708466" calcext:value-type="float">
            <text:p>0.000170878091708</text:p>
          </table:table-cell>
          <table:table-cell office:value-type="float" office:value="0.000123489035220218" calcext:value-type="float">
            <text:p>0.00012348903522</text:p>
          </table:table-cell>
          <table:table-cell office:value-type="float" office:value="0.0000760999787319705" calcext:value-type="float">
            <text:p>7.60999787319705E-05</text:p>
          </table:table-cell>
          <table:table-cell office:value-type="float" office:value="0.0000287109222437227" calcext:value-type="float">
            <text:p>2.87E-05</text:p>
          </table:table-cell>
          <table:table-cell office:value-type="float" office:value="0.0000450831141090274" calcext:value-type="float">
            <text:p>4.50831141090274E-05</text:p>
          </table:table-cell>
          <table:table-cell office:value-type="float" office:value="0.0000614553059743322" calcext:value-type="float">
            <text:p>6.14553059743322E-05</text:p>
          </table:table-cell>
          <table:table-cell office:value-type="float" office:value="0.0000778274978396369" calcext:value-type="float">
            <text:p>7.78E-05</text:p>
          </table:table-cell>
          <table:table-cell office:value-type="float" office:value="0.000119799660350645" calcext:value-type="float">
            <text:p>0.000119799660351</text:p>
          </table:table-cell>
          <table:table-cell office:value-type="float" office:value="0.000161771822861654" calcext:value-type="float">
            <text:p>0.000161771822862</text:p>
          </table:table-cell>
          <table:table-cell office:value-type="float" office:value="0.000203743985372662" calcext:value-type="float">
            <text:p>0.000203743985373</text:p>
          </table:table-cell>
          <table:table-cell office:value-type="float" office:value="0.000245716147883671" calcext:value-type="float">
            <text:p>0.000245716147884</text:p>
          </table:table-cell>
          <table:table-cell office:value-type="float" office:value="0.000287688310394679" calcext:value-type="float">
            <text:p>0.000287688310395</text:p>
          </table:table-cell>
          <table:table-cell office:value-type="float" office:value="0.000221507772785178" calcext:value-type="float">
            <text:p>0.000221507772785</text:p>
          </table:table-cell>
          <table:table-cell office:value-type="float" office:value="0.000155327235175677" calcext:value-type="float">
            <text:p>0.000155327235176</text:p>
          </table:table-cell>
          <table:table-cell office:value-type="float" office:value="0.0000891466975661763" calcext:value-type="float">
            <text:p>8.91466975661763E-05</text:p>
          </table:table-cell>
          <table:table-cell office:value-type="float" office:value="0.0000229661599566753" calcext:value-type="float">
            <text:p>2.30E-05</text:p>
          </table:table-cell>
          <table:table-cell office:value-type="float" office:value="0.0000386150778265684" calcext:value-type="float">
            <text:p>3.86150778265684E-05</text:p>
          </table:table-cell>
          <table:table-cell office:value-type="float" office:value="0.0000542639956964615" calcext:value-type="float">
            <text:p>5.42639956964615E-05</text:p>
          </table:table-cell>
          <table:table-cell office:value-type="float" office:value="0.0000699129135663546" calcext:value-type="float">
            <text:p>6.99129135663546E-05</text:p>
          </table:table-cell>
          <table:table-cell office:value-type="float" office:value="0.0000855618314362476" calcext:value-type="float">
            <text:p>8.55618314362476E-05</text:p>
          </table:table-cell>
          <table:table-cell office:value-type="float" office:value="0.000101210749306141" calcext:value-type="float">
            <text:p>0.000101210749306</text:p>
          </table:table-cell>
          <table:table-cell office:value-type="float" office:value="0.000116859667176034" calcext:value-type="float">
            <text:p>0.000116859667176</text:p>
          </table:table-cell>
          <table:table-cell office:value-type="float" office:value="0.000132508585045927" calcext:value-type="float">
            <text:p>0.000132508585046</text:p>
          </table:table-cell>
          <table:table-cell table:style-name="ce5" office:value-type="float" office:value="0.00014815750291582" calcext:value-type="float">
            <text:p>0.000148157502916</text:p>
          </table:table-cell>
          <table:table-cell office:value-type="float" office:value="0.000293202833373577" calcext:value-type="float">
            <text:p>0.000293202833374</text:p>
          </table:table-cell>
          <table:table-cell office:value-type="float" office:value="0.000438248163831334" calcext:value-type="float">
            <text:p>0.000438248163831</text:p>
          </table:table-cell>
          <table:table-cell office:value-type="float" office:value="0.000583293494289091" calcext:value-type="float">
            <text:p>0.000583293494289</text:p>
          </table:table-cell>
          <table:table-cell office:value-type="float" office:value="0.000728338824746848" calcext:value-type="float">
            <text:p>0.000728338824747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5" office:value-type="float" office:value="0.000243648886707557" calcext:value-type="float">
            <text:p>0.000243648886708</text:p>
          </table:table-cell>
          <table:table-cell office:value-type="float" office:value="0.000192973229962051" calcext:value-type="float">
            <text:p>0.000192973229962</text:p>
          </table:table-cell>
          <table:table-cell office:value-type="float" office:value="0.000142297573216544" calcext:value-type="float">
            <text:p>0.000142297573217</text:p>
          </table:table-cell>
          <table:table-cell office:value-type="float" office:value="0.0000916219164710378" calcext:value-type="float">
            <text:p>9.16219164710378E-05</text:p>
          </table:table-cell>
          <table:table-cell office:value-type="float" office:value="0.0000409462597255314" calcext:value-type="float">
            <text:p>4.09E-05</text:p>
          </table:table-cell>
          <table:table-cell office:value-type="float" office:value="0.0000424961675376354" calcext:value-type="float">
            <text:p>4.24961675376354E-05</text:p>
          </table:table-cell>
          <table:table-cell office:value-type="float" office:value="0.0000440460753497394" calcext:value-type="float">
            <text:p>4.40460753497394E-05</text:p>
          </table:table-cell>
          <table:table-cell office:value-type="float" office:value="0.0000455959831618434" calcext:value-type="float">
            <text:p>4.56E-05</text:p>
          </table:table-cell>
          <table:table-cell office:value-type="float" office:value="0.0000424827814356044" calcext:value-type="float">
            <text:p>4.24827814356044E-05</text:p>
          </table:table-cell>
          <table:table-cell office:value-type="float" office:value="0.0000393695797093653" calcext:value-type="float">
            <text:p>3.93695797093653E-05</text:p>
          </table:table-cell>
          <table:table-cell office:value-type="float" office:value="0.0000362563779831263" calcext:value-type="float">
            <text:p>3.62563779831263E-05</text:p>
          </table:table-cell>
          <table:table-cell office:value-type="float" office:value="0.0000331431762568872" calcext:value-type="float">
            <text:p>3.31431762568872E-05</text:p>
          </table:table-cell>
          <table:table-cell table:style-name="ce6" office:value-type="float" office:value="0.0000300299745306482" calcext:value-type="float">
            <text:p>3.00E-05</text:p>
          </table:table-cell>
          <table:table-cell office:value-type="float" office:value="0.0000341419268279418" calcext:value-type="float">
            <text:p>3.41419268279418E-05</text:p>
          </table:table-cell>
          <table:table-cell office:value-type="float" office:value="0.0000382538791252354" calcext:value-type="float">
            <text:p>3.82538791252354E-05</text:p>
          </table:table-cell>
          <table:table-cell office:value-type="float" office:value="0.000042365831422529" calcext:value-type="float">
            <text:p>4.2365831422529E-05</text:p>
          </table:table-cell>
          <table:table-cell office:value-type="float" office:value="0.0000464777837198226" calcext:value-type="float">
            <text:p>4.65E-05</text:p>
          </table:table-cell>
          <table:table-cell office:value-type="float" office:value="0.0000849295177101364" calcext:value-type="float">
            <text:p>8.49295177101364E-05</text:p>
          </table:table-cell>
          <table:table-cell office:value-type="float" office:value="0.00012338125170045" calcext:value-type="float">
            <text:p>0.0001233812517</text:p>
          </table:table-cell>
          <table:table-cell office:value-type="float" office:value="0.000161832985690764" calcext:value-type="float">
            <text:p>0.000161832985691</text:p>
          </table:table-cell>
          <table:table-cell office:value-type="float" office:value="0.000200284719681078" calcext:value-type="float">
            <text:p>0.000200284719681</text:p>
          </table:table-cell>
          <table:table-cell office:value-type="float" office:value="0.000238736453671392" calcext:value-type="float">
            <text:p>0.000238736453671</text:p>
          </table:table-cell>
          <table:table-cell office:value-type="float" office:value="0.000277188187661705" calcext:value-type="float">
            <text:p>0.000277188187662</text:p>
          </table:table-cell>
          <table:table-cell office:value-type="float" office:value="0.000315639921652019" calcext:value-type="float">
            <text:p>0.000315639921652</text:p>
          </table:table-cell>
          <table:table-cell table:style-name="ce5" office:value-type="float" office:value="0.000354091655642333" calcext:value-type="float">
            <text:p>0.000354091655642</text:p>
          </table:table-cell>
          <table:table-cell office:value-type="float" office:value="0.000382380271895867" calcext:value-type="float">
            <text:p>0.000382380271896</text:p>
          </table:table-cell>
          <table:table-cell office:value-type="float" office:value="0.000410668888149401" calcext:value-type="float">
            <text:p>0.000410668888149</text:p>
          </table:table-cell>
          <table:table-cell office:value-type="float" office:value="0.000438957504402935" calcext:value-type="float">
            <text:p>0.000438957504403</text:p>
          </table:table-cell>
          <table:table-cell office:value-type="float" office:value="0.000467246120656469" calcext:value-type="float">
            <text:p>0.00046724612065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5" office:value-type="float" office:value="0.000146760273311123" calcext:value-type="float">
            <text:p>0.000146760273311</text:p>
          </table:table-cell>
          <table:table-cell office:value-type="float" office:value="0.000112802585173111" calcext:value-type="float">
            <text:p>0.000112802585173</text:p>
          </table:table-cell>
          <table:table-cell office:value-type="float" office:value="0.0000788448970350992" calcext:value-type="float">
            <text:p>7.88448970350992E-05</text:p>
          </table:table-cell>
          <table:table-cell office:value-type="float" office:value="0.0000448872088970873" calcext:value-type="float">
            <text:p>4.48872088970873E-05</text:p>
          </table:table-cell>
          <table:table-cell office:value-type="float" office:value="0.0000109295207590754" calcext:value-type="float">
            <text:p>1.09E-05</text:p>
          </table:table-cell>
          <table:table-cell office:value-type="float" office:value="0.0000204508585374731" calcext:value-type="float">
            <text:p>2.04508585374731E-05</text:p>
          </table:table-cell>
          <table:table-cell office:value-type="float" office:value="0.0000299721963158709" calcext:value-type="float">
            <text:p>2.99721963158709E-05</text:p>
          </table:table-cell>
          <table:table-cell office:value-type="float" office:value="0.0000394935340942686" calcext:value-type="float">
            <text:p>3.95E-05</text:p>
          </table:table-cell>
          <table:table-cell office:value-type="float" office:value="0.0000802202447389865" calcext:value-type="float">
            <text:p>8.02202447389865E-05</text:p>
          </table:table-cell>
          <table:table-cell office:value-type="float" office:value="0.000120946955383704" calcext:value-type="float">
            <text:p>0.000120946955384</text:p>
          </table:table-cell>
          <table:table-cell office:value-type="float" office:value="0.000161673666028422" calcext:value-type="float">
            <text:p>0.000161673666028</text:p>
          </table:table-cell>
          <table:table-cell office:value-type="float" office:value="0.00020240037667314" calcext:value-type="float">
            <text:p>0.000202400376673</text:p>
          </table:table-cell>
          <table:table-cell office:value-type="float" office:value="0.000243127087317858" calcext:value-type="float">
            <text:p>0.000243127087318</text:p>
          </table:table-cell>
          <table:table-cell office:value-type="float" office:value="0.000205961772882185" calcext:value-type="float">
            <text:p>0.000205961772882</text:p>
          </table:table-cell>
          <table:table-cell office:value-type="float" office:value="0.000168796458446512" calcext:value-type="float">
            <text:p>0.000168796458447</text:p>
          </table:table-cell>
          <table:table-cell office:value-type="float" office:value="0.000131631144010839" calcext:value-type="float">
            <text:p>0.000131631144011</text:p>
          </table:table-cell>
          <table:table-cell office:value-type="float" office:value="0.0000944658295751661" calcext:value-type="float">
            <text:p>9.45E-05</text:p>
          </table:table-cell>
          <table:table-cell office:value-type="float" office:value="0.000126950082958959" calcext:value-type="float">
            <text:p>0.000126950082959</text:p>
          </table:table-cell>
          <table:table-cell office:value-type="float" office:value="0.000159434336342751" calcext:value-type="float">
            <text:p>0.000159434336343</text:p>
          </table:table-cell>
          <table:table-cell office:value-type="float" office:value="0.000191918589726544" calcext:value-type="float">
            <text:p>0.000191918589727</text:p>
          </table:table-cell>
          <table:table-cell office:value-type="float" office:value="0.000224402843110336" calcext:value-type="float">
            <text:p>0.00022440284311</text:p>
          </table:table-cell>
          <table:table-cell office:value-type="float" office:value="0.000256887096494128" calcext:value-type="float">
            <text:p>0.000256887096494</text:p>
          </table:table-cell>
          <table:table-cell office:value-type="float" office:value="0.000289371349877921" calcext:value-type="float">
            <text:p>0.000289371349878</text:p>
          </table:table-cell>
          <table:table-cell office:value-type="float" office:value="0.000321855603261713" calcext:value-type="float">
            <text:p>0.000321855603262</text:p>
          </table:table-cell>
          <table:table-cell table:style-name="ce5" office:value-type="float" office:value="0.000354339856645506" calcext:value-type="float">
            <text:p>0.000354339856646</text:p>
          </table:table-cell>
          <table:table-cell office:value-type="float" office:value="0.000389082134674452" calcext:value-type="float">
            <text:p>0.000389082134674</text:p>
          </table:table-cell>
          <table:table-cell office:value-type="float" office:value="0.000423824412703399" calcext:value-type="float">
            <text:p>0.000423824412703</text:p>
          </table:table-cell>
          <table:table-cell office:value-type="float" office:value="0.000458566690732345" calcext:value-type="float">
            <text:p>0.000458566690732</text:p>
          </table:table-cell>
          <table:table-cell office:value-type="float" office:value="0.000493308968761292" calcext:value-type="float">
            <text:p>0.000493308968761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145726138076063" calcext:value-type="float">
            <text:p>1.46E-04</text:p>
          </table:table-cell>
          <table:table-cell office:value-type="float" office:value="0.00011095104086796" calcext:value-type="float">
            <text:p>0.000110951040868</text:p>
          </table:table-cell>
          <table:table-cell office:value-type="float" office:value="0.0000761759436598571" calcext:value-type="float">
            <text:p>7.61759436598571E-05</text:p>
          </table:table-cell>
          <table:table-cell office:value-type="float" office:value="0.0000414008464517542" calcext:value-type="float">
            <text:p>4.14008464517542E-05</text:p>
          </table:table-cell>
          <table:table-cell office:value-type="float" office:value="0.0000066257492436513" calcext:value-type="float">
            <text:p>6.63E-06</text:p>
          </table:table-cell>
          <table:table-cell office:value-type="float" office:value="0.00000737898183588333" calcext:value-type="float">
            <text:p>7.37898183588333E-06</text:p>
          </table:table-cell>
          <table:table-cell office:value-type="float" office:value="0.00000813221442811535" calcext:value-type="float">
            <text:p>8.13221442811535E-06</text:p>
          </table:table-cell>
          <table:table-cell office:value-type="float" office:value="0.00000888544702034738" calcext:value-type="float">
            <text:p>8.89E-06</text:p>
          </table:table-cell>
          <table:table-cell office:value-type="float" office:value="0.0000406033221686883" calcext:value-type="float">
            <text:p>4.06033221686883E-05</text:p>
          </table:table-cell>
          <table:table-cell office:value-type="float" office:value="0.0000723211973170292" calcext:value-type="float">
            <text:p>7.23211973170292E-05</text:p>
          </table:table-cell>
          <table:table-cell office:value-type="float" office:value="0.00010403907246537" calcext:value-type="float">
            <text:p>0.000104039072465</text:p>
          </table:table-cell>
          <table:table-cell office:value-type="float" office:value="0.000135756947613711" calcext:value-type="float">
            <text:p>0.000135756947614</text:p>
          </table:table-cell>
          <table:table-cell office:value-type="float" office:value="0.000167474822762052" calcext:value-type="float">
            <text:p>0.000167474822762</text:p>
          </table:table-cell>
          <table:table-cell office:value-type="float" office:value="0.000143017340442761" calcext:value-type="float">
            <text:p>0.000143017340443</text:p>
          </table:table-cell>
          <table:table-cell office:value-type="float" office:value="0.000118559858123469" calcext:value-type="float">
            <text:p>0.000118559858123</text:p>
          </table:table-cell>
          <table:table-cell office:value-type="float" office:value="0.0000941023758041777" calcext:value-type="float">
            <text:p>9.41023758041777E-05</text:p>
          </table:table-cell>
          <table:table-cell office:value-type="float" office:value="0.0000696448934848862" calcext:value-type="float">
            <text:p>6.96E-05</text:p>
          </table:table-cell>
          <table:table-cell office:value-type="float" office:value="0.0000746142034518658" calcext:value-type="float">
            <text:p>7.46142034518658E-05</text:p>
          </table:table-cell>
          <table:table-cell office:value-type="float" office:value="0.0000795835134188454" calcext:value-type="float">
            <text:p>7.95835134188454E-05</text:p>
          </table:table-cell>
          <table:table-cell office:value-type="float" office:value="0.000084552823385825" calcext:value-type="float">
            <text:p>8.4552823385825E-05</text:p>
          </table:table-cell>
          <table:table-cell office:value-type="float" office:value="0.0000895221333528046" calcext:value-type="float">
            <text:p>8.95221333528046E-05</text:p>
          </table:table-cell>
          <table:table-cell office:value-type="float" office:value="0.0000944914433197842" calcext:value-type="float">
            <text:p>9.44914433197842E-05</text:p>
          </table:table-cell>
          <table:table-cell office:value-type="float" office:value="0.0000994607532867638" calcext:value-type="float">
            <text:p>9.94607532867638E-05</text:p>
          </table:table-cell>
          <table:table-cell office:value-type="float" office:value="0.000104430063253743" calcext:value-type="float">
            <text:p>0.000104430063254</text:p>
          </table:table-cell>
          <table:table-cell table:style-name="ce5" office:value-type="float" office:value="0.000109399373220723" calcext:value-type="float">
            <text:p>0.000109399373221</text:p>
          </table:table-cell>
          <table:table-cell office:value-type="float" office:value="0.0000831822974997422" calcext:value-type="float">
            <text:p>8.31822974997422E-05</text:p>
          </table:table-cell>
          <table:table-cell office:value-type="float" office:value="0.0000569652217787614" calcext:value-type="float">
            <text:p>5.69652217787614E-05</text:p>
          </table:table-cell>
          <table:table-cell office:value-type="float" office:value="0.0000307481460577806" calcext:value-type="float">
            <text:p>3.07481460577806E-05</text:p>
          </table:table-cell>
          <table:table-cell table:style-name="ce6" office:value-type="float" office:value="0.00000453107033679982" calcext:value-type="float">
            <text:p>4.53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float" office:value="0.0000361392588885357" calcext:value-type="float">
            <text:p>3.61E-05</text:p>
          </table:table-cell>
          <table:table-cell office:value-type="float" office:value="0.000029700033371966" calcext:value-type="float">
            <text:p>2.9700033371966E-05</text:p>
          </table:table-cell>
          <table:table-cell office:value-type="float" office:value="0.0000232608078553964" calcext:value-type="float">
            <text:p>2.32608078553964E-05</text:p>
          </table:table-cell>
          <table:table-cell office:value-type="float" office:value="0.0000168215823388267" calcext:value-type="float">
            <text:p>1.68215823388267E-05</text:p>
          </table:table-cell>
          <table:table-cell office:value-type="float" office:value="0.000010382356822257" calcext:value-type="float">
            <text:p>1.04E-05</text:p>
          </table:table-cell>
          <table:table-cell office:value-type="float" office:value="0.00000934365925683454" calcext:value-type="float">
            <text:p>9.34365925683454E-06</text:p>
          </table:table-cell>
          <table:table-cell office:value-type="float" office:value="0.00000830496169141209" calcext:value-type="float">
            <text:p>8.30496169141209E-06</text:p>
          </table:table-cell>
          <table:table-cell office:value-type="float" office:value="0.00000726626412598963" calcext:value-type="float">
            <text:p>7.27E-06</text:p>
          </table:table-cell>
          <table:table-cell office:value-type="float" office:value="0.0000348143339914377" calcext:value-type="float">
            <text:p>3.48143339914377E-05</text:p>
          </table:table-cell>
          <table:table-cell office:value-type="float" office:value="0.0000623624038568858" calcext:value-type="float">
            <text:p>6.23624038568858E-05</text:p>
          </table:table-cell>
          <table:table-cell office:value-type="float" office:value="0.0000899104737223339" calcext:value-type="float">
            <text:p>8.99104737223339E-05</text:p>
          </table:table-cell>
          <table:table-cell office:value-type="float" office:value="0.000117458543587782" calcext:value-type="float">
            <text:p>0.000117458543588</text:p>
          </table:table-cell>
          <table:table-cell office:value-type="float" office:value="0.00014500661345323" calcext:value-type="float">
            <text:p>0.000145006613453</text:p>
          </table:table-cell>
          <table:table-cell office:value-type="float" office:value="0.000123252358328875" calcext:value-type="float">
            <text:p>0.000123252358329</text:p>
          </table:table-cell>
          <table:table-cell office:value-type="float" office:value="0.000101498103204519" calcext:value-type="float">
            <text:p>0.000101498103205</text:p>
          </table:table-cell>
          <table:table-cell office:value-type="float" office:value="0.0000797438480801637" calcext:value-type="float">
            <text:p>7.97438480801637E-05</text:p>
          </table:table-cell>
          <table:table-cell office:value-type="float" office:value="0.0000579895929558083" calcext:value-type="float">
            <text:p>5.80E-05</text:p>
          </table:table-cell>
          <table:table-cell office:value-type="float" office:value="0.0000531959278229759" calcext:value-type="float">
            <text:p>5.31959278229759E-05</text:p>
          </table:table-cell>
          <table:table-cell office:value-type="float" office:value="0.0000484022626901434" calcext:value-type="float">
            <text:p>4.84022626901434E-05</text:p>
          </table:table-cell>
          <table:table-cell office:value-type="float" office:value="0.000043608597557311" calcext:value-type="float">
            <text:p>4.3608597557311E-05</text:p>
          </table:table-cell>
          <table:table-cell office:value-type="float" office:value="0.0000388149324244785" calcext:value-type="float">
            <text:p>3.88149324244785E-05</text:p>
          </table:table-cell>
          <table:table-cell office:value-type="float" office:value="0.0000340212672916461" calcext:value-type="float">
            <text:p>3.40212672916461E-05</text:p>
          </table:table-cell>
          <table:table-cell office:value-type="float" office:value="0.0000292276021588137" calcext:value-type="float">
            <text:p>2.92276021588137E-05</text:p>
          </table:table-cell>
          <table:table-cell office:value-type="float" office:value="0.0000244339370259812" calcext:value-type="float">
            <text:p>2.44339370259812E-05</text:p>
          </table:table-cell>
          <table:table-cell office:value-type="float" office:value="0.0000196402718931488" calcext:value-type="float">
            <text:p>1.96E-05</text:p>
          </table:table-cell>
          <table:table-cell office:value-type="float" office:value="0.0000148280644899359" calcext:value-type="float">
            <text:p>1.48280644899359E-05</text:p>
          </table:table-cell>
          <table:table-cell office:value-type="float" office:value="0.0000100158570867229" calcext:value-type="float">
            <text:p>1.00158570867229E-05</text:p>
          </table:table-cell>
          <table:table-cell office:value-type="float" office:value="0.00000520364968350995" calcext:value-type="float">
            <text:p>5.20364968350995E-06</text:p>
          </table:table-cell>
          <table:table-cell table:style-name="ce6" office:value-type="float" office:value="0.000000391442280297" calcext:value-type="float">
            <text:p>3.91E-0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float" office:value="0.0000276827150175782" calcext:value-type="float">
            <text:p>2.77E-05</text:p>
          </table:table-cell>
          <table:table-cell office:value-type="float" office:value="0.0000215775624507195" calcext:value-type="float">
            <text:p>2.15775624507195E-05</text:p>
          </table:table-cell>
          <table:table-cell office:value-type="float" office:value="0.0000154724098838608" calcext:value-type="float">
            <text:p>1.54724098838608E-05</text:p>
          </table:table-cell>
          <table:table-cell office:value-type="float" office:value="0.00000936725731700204" calcext:value-type="float">
            <text:p>9.36725731700204E-06</text:p>
          </table:table-cell>
          <table:table-cell office:value-type="float" office:value="0.00000326210475014332" calcext:value-type="float">
            <text:p>3.26E-06</text:p>
          </table:table-cell>
          <table:table-cell office:value-type="float" office:value="0.0000048095415701359" calcext:value-type="float">
            <text:p>4.8095415701359E-06</text:p>
          </table:table-cell>
          <table:table-cell office:value-type="float" office:value="0.00000635697839012848" calcext:value-type="float">
            <text:p>6.35697839012848E-06</text:p>
          </table:table-cell>
          <table:table-cell office:value-type="float" office:value="0.00000790441521012106" calcext:value-type="float">
            <text:p>7.90E-06</text:p>
          </table:table-cell>
          <table:table-cell office:value-type="float" office:value="0.0000132090001439778" calcext:value-type="float">
            <text:p>1.32090001439778E-05</text:p>
          </table:table-cell>
          <table:table-cell office:value-type="float" office:value="0.0000185135850778345" calcext:value-type="float">
            <text:p>1.85135850778345E-05</text:p>
          </table:table-cell>
          <table:table-cell office:value-type="float" office:value="0.0000238181700116912" calcext:value-type="float">
            <text:p>2.38181700116912E-05</text:p>
          </table:table-cell>
          <table:table-cell office:value-type="float" office:value="0.0000291227549455479" calcext:value-type="float">
            <text:p>2.91227549455479E-05</text:p>
          </table:table-cell>
          <table:table-cell table:style-name="ce6" office:value-type="float" office:value="0.0000344273398794046" calcext:value-type="float">
            <text:p>3.44E-05</text:p>
          </table:table-cell>
          <table:table-cell office:value-type="float" office:value="0.0000622743073331262" calcext:value-type="float">
            <text:p>6.22743073331262E-05</text:p>
          </table:table-cell>
          <table:table-cell office:value-type="float" office:value="0.0000901212747868478" calcext:value-type="float">
            <text:p>9.01212747868478E-05</text:p>
          </table:table-cell>
          <table:table-cell office:value-type="float" office:value="0.000117968242240569" calcext:value-type="float">
            <text:p>0.000117968242241</text:p>
          </table:table-cell>
          <table:table-cell table:style-name="ce5" office:value-type="float" office:value="0.000145815209694291" calcext:value-type="float">
            <text:p>0.000145815209694</text:p>
          </table:table-cell>
          <table:table-cell office:value-type="float" office:value="0.000129314838918516" calcext:value-type="float">
            <text:p>0.000129314838919</text:p>
          </table:table-cell>
          <table:table-cell office:value-type="float" office:value="0.000112814468142741" calcext:value-type="float">
            <text:p>0.000112814468143</text:p>
          </table:table-cell>
          <table:table-cell office:value-type="float" office:value="0.0000963140973669661" calcext:value-type="float">
            <text:p>9.63140973669661E-05</text:p>
          </table:table-cell>
          <table:table-cell office:value-type="float" office:value="0.0000798137265911912" calcext:value-type="float">
            <text:p>7.98137265911912E-05</text:p>
          </table:table-cell>
          <table:table-cell office:value-type="float" office:value="0.0000633133558154162" calcext:value-type="float">
            <text:p>6.33133558154162E-05</text:p>
          </table:table-cell>
          <table:table-cell office:value-type="float" office:value="0.0000468129850396413" calcext:value-type="float">
            <text:p>4.68129850396413E-05</text:p>
          </table:table-cell>
          <table:table-cell office:value-type="float" office:value="0.0000303126142638663" calcext:value-type="float">
            <text:p>3.03126142638663E-05</text:p>
          </table:table-cell>
          <table:table-cell office:value-type="float" office:value="0.0000138122434880913" calcext:value-type="float">
            <text:p>1.38E-05</text:p>
          </table:table-cell>
          <table:table-cell office:value-type="float" office:value="0.0000104083231066186" calcext:value-type="float">
            <text:p>1.04083231066186E-05</text:p>
          </table:table-cell>
          <table:table-cell office:value-type="float" office:value="0.00000700440272514584" calcext:value-type="float">
            <text:p>7.00440272514584E-06</text:p>
          </table:table-cell>
          <table:table-cell office:value-type="float" office:value="0.00000360048234367311" calcext:value-type="float">
            <text:p>3.60048234367311E-06</text:p>
          </table:table-cell>
          <table:table-cell table:style-name="ce6" office:value-type="float" office:value="0.00000019656196220038" calcext:value-type="float">
            <text:p>1.97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818283045839479" calcext:value-type="float">
            <text:p>8.18E-05</text:p>
          </table:table-cell>
          <table:table-cell office:value-type="float" office:value="0.0000637136164174088" calcext:value-type="float">
            <text:p>6.37136164174088E-05</text:p>
          </table:table-cell>
          <table:table-cell office:value-type="float" office:value="0.0000455989282508697" calcext:value-type="float">
            <text:p>4.55989282508697E-05</text:p>
          </table:table-cell>
          <table:table-cell office:value-type="float" office:value="0.0000274842400843306" calcext:value-type="float">
            <text:p>2.74842400843306E-05</text:p>
          </table:table-cell>
          <table:table-cell office:value-type="float" office:value="0.00000936955191779143" calcext:value-type="float">
            <text:p>9.37E-06</text:p>
          </table:table-cell>
          <table:table-cell office:value-type="float" office:value="0.00000793778751288528" calcext:value-type="float">
            <text:p>7.93778751288528E-06</text:p>
          </table:table-cell>
          <table:table-cell office:value-type="float" office:value="0.00000650602310797913" calcext:value-type="float">
            <text:p>6.50602310797913E-06</text:p>
          </table:table-cell>
          <table:table-cell office:value-type="float" office:value="0.00000507425870307298" calcext:value-type="float">
            <text:p>5.07E-06</text:p>
          </table:table-cell>
          <table:table-cell office:value-type="float" office:value="0.0000159727966622426" calcext:value-type="float">
            <text:p>1.59727966622426E-05</text:p>
          </table:table-cell>
          <table:table-cell office:value-type="float" office:value="0.0000268713346214123" calcext:value-type="float">
            <text:p>2.68713346214123E-05</text:p>
          </table:table-cell>
          <table:table-cell office:value-type="float" office:value="0.000037769872580582" calcext:value-type="float">
            <text:p>3.7769872580582E-05</text:p>
          </table:table-cell>
          <table:table-cell office:value-type="float" office:value="0.0000486684105397516" calcext:value-type="float">
            <text:p>4.86684105397516E-05</text:p>
          </table:table-cell>
          <table:table-cell table:style-name="ce6" office:value-type="float" office:value="0.0000595669484989213" calcext:value-type="float">
            <text:p>5.96E-05</text:p>
          </table:table-cell>
          <table:table-cell office:value-type="float" office:value="0.0000545998553248528" calcext:value-type="float">
            <text:p>5.45998553248528E-05</text:p>
          </table:table-cell>
          <table:table-cell office:value-type="float" office:value="0.0000496327621507843" calcext:value-type="float">
            <text:p>4.96327621507843E-05</text:p>
          </table:table-cell>
          <table:table-cell office:value-type="float" office:value="0.0000446656689767158" calcext:value-type="float">
            <text:p>4.46656689767158E-05</text:p>
          </table:table-cell>
          <table:table-cell office:value-type="float" office:value="0.0000396985758026473" calcext:value-type="float">
            <text:p>3.97E-05</text:p>
          </table:table-cell>
          <table:table-cell office:value-type="float" office:value="0.0000361866567977051" calcext:value-type="float">
            <text:p>3.61866567977051E-05</text:p>
          </table:table-cell>
          <table:table-cell office:value-type="float" office:value="0.0000326747377927628" calcext:value-type="float">
            <text:p>3.26747377927628E-05</text:p>
          </table:table-cell>
          <table:table-cell office:value-type="float" office:value="0.0000291628187878206" calcext:value-type="float">
            <text:p>2.91628187878206E-05</text:p>
          </table:table-cell>
          <table:table-cell office:value-type="float" office:value="0.0000256508997828784" calcext:value-type="float">
            <text:p>2.56508997828784E-05</text:p>
          </table:table-cell>
          <table:table-cell office:value-type="float" office:value="0.0000221389807779362" calcext:value-type="float">
            <text:p>2.21389807779362E-05</text:p>
          </table:table-cell>
          <table:table-cell office:value-type="float" office:value="0.0000186270617729939" calcext:value-type="float">
            <text:p>1.86270617729939E-05</text:p>
          </table:table-cell>
          <table:table-cell office:value-type="float" office:value="0.0000151151427680517" calcext:value-type="float">
            <text:p>1.51151427680517E-05</text:p>
          </table:table-cell>
          <table:table-cell office:value-type="float" office:value="0.0000116032237631095" calcext:value-type="float">
            <text:p>1.16E-05</text:p>
          </table:table-cell>
          <table:table-cell office:value-type="float" office:value="0.00000872419474727422" calcext:value-type="float">
            <text:p>8.72419474727422E-06</text:p>
          </table:table-cell>
          <table:table-cell office:value-type="float" office:value="0.00000584516573143894" calcext:value-type="float">
            <text:p>5.84516573143894E-06</text:p>
          </table:table-cell>
          <table:table-cell office:value-type="float" office:value="0.00000296613671560365" calcext:value-type="float">
            <text:p>2.96613671560365E-06</text:p>
          </table:table-cell>
          <table:table-cell table:style-name="ce6" office:value-type="float" office:value="0.0000000871076997683735" calcext:value-type="float">
            <text:p>8.71E-0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55081368394518" calcext:value-type="float">
            <text:p>2.55E-05</text:p>
          </table:table-cell>
          <table:table-cell office:value-type="float" office:value="0.0000224749263468907" calcext:value-type="float">
            <text:p>2.24749263468907E-05</text:p>
          </table:table-cell>
          <table:table-cell office:value-type="float" office:value="0.0000194417158543296" calcext:value-type="float">
            <text:p>1.94417158543296E-05</text:p>
          </table:table-cell>
          <table:table-cell office:value-type="float" office:value="0.0000164085053617685" calcext:value-type="float">
            <text:p>1.64085053617685E-05</text:p>
          </table:table-cell>
          <table:table-cell office:value-type="float" office:value="0.0000133752948692074" calcext:value-type="float">
            <text:p>1.34E-05</text:p>
          </table:table-cell>
          <table:table-cell office:value-type="float" office:value="0.0000253945410052731" calcext:value-type="float">
            <text:p>2.53945410052731E-05</text:p>
          </table:table-cell>
          <table:table-cell office:value-type="float" office:value="0.0000374137871413389" calcext:value-type="float">
            <text:p>3.74137871413389E-05</text:p>
          </table:table-cell>
          <table:table-cell office:value-type="float" office:value="0.0000494330332774046" calcext:value-type="float">
            <text:p>4.94E-05</text:p>
          </table:table-cell>
          <table:table-cell office:value-type="float" office:value="0.0000444143175380487" calcext:value-type="float">
            <text:p>4.44143175380487E-05</text:p>
          </table:table-cell>
          <table:table-cell office:value-type="float" office:value="0.0000393956017986928" calcext:value-type="float">
            <text:p>3.93956017986928E-05</text:p>
          </table:table-cell>
          <table:table-cell office:value-type="float" office:value="0.0000343768860593369" calcext:value-type="float">
            <text:p>3.43768860593369E-05</text:p>
          </table:table-cell>
          <table:table-cell office:value-type="float" office:value="0.000029358170319981" calcext:value-type="float">
            <text:p>2.9358170319981E-05</text:p>
          </table:table-cell>
          <table:table-cell table:style-name="ce6" office:value-type="float" office:value="0.0000243394545806251" calcext:value-type="float">
            <text:p>2.43E-05</text:p>
          </table:table-cell>
          <table:table-cell office:value-type="float" office:value="0.0000752766522760788" calcext:value-type="float">
            <text:p>7.52766522760788E-05</text:p>
          </table:table-cell>
          <table:table-cell office:value-type="float" office:value="0.000126213849971533" calcext:value-type="float">
            <text:p>0.000126213849972</text:p>
          </table:table-cell>
          <table:table-cell office:value-type="float" office:value="0.000177151047666986" calcext:value-type="float">
            <text:p>0.000177151047667</text:p>
          </table:table-cell>
          <table:table-cell table:style-name="ce5" office:value-type="float" office:value="0.00022808824536244" calcext:value-type="float">
            <text:p>0.000228088245362</text:p>
          </table:table-cell>
          <table:table-cell office:value-type="float" office:value="0.000199746900690836" calcext:value-type="float">
            <text:p>0.000199746900691</text:p>
          </table:table-cell>
          <table:table-cell office:value-type="float" office:value="0.000171405556019233" calcext:value-type="float">
            <text:p>0.000171405556019</text:p>
          </table:table-cell>
          <table:table-cell office:value-type="float" office:value="0.000143064211347629" calcext:value-type="float">
            <text:p>0.000143064211348</text:p>
          </table:table-cell>
          <table:table-cell office:value-type="float" office:value="0.000114722866676026" calcext:value-type="float">
            <text:p>0.000114722866676</text:p>
          </table:table-cell>
          <table:table-cell office:value-type="float" office:value="0.0000863815220044223" calcext:value-type="float">
            <text:p>8.63815220044223E-05</text:p>
          </table:table-cell>
          <table:table-cell office:value-type="float" office:value="0.0000580401773328187" calcext:value-type="float">
            <text:p>5.80401773328187E-05</text:p>
          </table:table-cell>
          <table:table-cell office:value-type="float" office:value="0.0000296988326612152" calcext:value-type="float">
            <text:p>2.96988326612152E-05</text:p>
          </table:table-cell>
          <table:table-cell office:value-type="float" office:value="0.00000135748798961167" calcext:value-type="float">
            <text:p>1.36E-06</text:p>
          </table:table-cell>
          <table:table-cell office:value-type="float" office:value="0.0000011021371126836" calcext:value-type="float">
            <text:p>1.1021371126836E-06</text:p>
          </table:table-cell>
          <table:table-cell office:value-type="float" office:value="0.00000084678623575553" calcext:value-type="float">
            <text:p>8.4678623575553E-07</text:p>
          </table:table-cell>
          <table:table-cell office:value-type="float" office:value="0.000000591435358827459" calcext:value-type="float">
            <text:p>5.91435358827459E-07</text:p>
          </table:table-cell>
          <table:table-cell table:style-name="ce6" office:value-type="float" office:value="0.000000336084481899389" calcext:value-type="float">
            <text:p>3.36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784797154770555" calcext:value-type="float">
            <text:p>7.85E-05</text:p>
          </table:table-cell>
          <table:table-cell office:value-type="float" office:value="0.000063220821038034" calcext:value-type="float">
            <text:p>6.3220821038034E-05</text:p>
          </table:table-cell>
          <table:table-cell office:value-type="float" office:value="0.0000479619265990124" calcext:value-type="float">
            <text:p>4.79619265990124E-05</text:p>
          </table:table-cell>
          <table:table-cell office:value-type="float" office:value="0.0000327030321599909" calcext:value-type="float">
            <text:p>3.27030321599909E-05</text:p>
          </table:table-cell>
          <table:table-cell office:value-type="float" office:value="0.0000174441377209693" calcext:value-type="float">
            <text:p>1.74E-05</text:p>
          </table:table-cell>
          <table:table-cell office:value-type="float" office:value="0.0000334273440999025" calcext:value-type="float">
            <text:p>3.34273440999025E-05</text:p>
          </table:table-cell>
          <table:table-cell office:value-type="float" office:value="0.0000494105504788358" calcext:value-type="float">
            <text:p>4.94105504788358E-05</text:p>
          </table:table-cell>
          <table:table-cell office:value-type="float" office:value="0.000065393756857769" calcext:value-type="float">
            <text:p>6.54E-05</text:p>
          </table:table-cell>
          <table:table-cell office:value-type="float" office:value="0.0000587874866797434" calcext:value-type="float">
            <text:p>5.87874866797434E-05</text:p>
          </table:table-cell>
          <table:table-cell office:value-type="float" office:value="0.0000521812165017178" calcext:value-type="float">
            <text:p>5.21812165017178E-05</text:p>
          </table:table-cell>
          <table:table-cell office:value-type="float" office:value="0.0000455749463236923" calcext:value-type="float">
            <text:p>4.55749463236923E-05</text:p>
          </table:table-cell>
          <table:table-cell office:value-type="float" office:value="0.0000389686761456667" calcext:value-type="float">
            <text:p>3.89686761456667E-05</text:p>
          </table:table-cell>
          <table:table-cell table:style-name="ce6" office:value-type="float" office:value="0.0000323624059676411" calcext:value-type="float">
            <text:p>3.24E-05</text:p>
          </table:table-cell>
          <table:table-cell office:value-type="float" office:value="0.0000625936456419413" calcext:value-type="float">
            <text:p>6.25936456419413E-05</text:p>
          </table:table-cell>
          <table:table-cell office:value-type="float" office:value="0.0000928248853162416" calcext:value-type="float">
            <text:p>9.28248853162416E-05</text:p>
          </table:table-cell>
          <table:table-cell office:value-type="float" office:value="0.000123056124990542" calcext:value-type="float">
            <text:p>0.000123056124991</text:p>
          </table:table-cell>
          <table:table-cell table:style-name="ce5" office:value-type="float" office:value="0.000153287364664842" calcext:value-type="float">
            <text:p>0.000153287364665</text:p>
          </table:table-cell>
          <table:table-cell office:value-type="float" office:value="0.00013419433342545" calcext:value-type="float">
            <text:p>0.000134194333425</text:p>
          </table:table-cell>
          <table:table-cell office:value-type="float" office:value="0.000115101302186058" calcext:value-type="float">
            <text:p>0.000115101302186</text:p>
          </table:table-cell>
          <table:table-cell office:value-type="float" office:value="0.0000960082709466666" calcext:value-type="float">
            <text:p>9.60082709466666E-05</text:p>
          </table:table-cell>
          <table:table-cell office:value-type="float" office:value="0.0000769152397072748" calcext:value-type="float">
            <text:p>7.69152397072748E-05</text:p>
          </table:table-cell>
          <table:table-cell office:value-type="float" office:value="0.000057822208467883" calcext:value-type="float">
            <text:p>5.7822208467883E-05</text:p>
          </table:table-cell>
          <table:table-cell office:value-type="float" office:value="0.0000387291772284912" calcext:value-type="float">
            <text:p>3.87291772284912E-05</text:p>
          </table:table-cell>
          <table:table-cell office:value-type="float" office:value="0.0000196361459890994" calcext:value-type="float">
            <text:p>1.96361459890994E-05</text:p>
          </table:table-cell>
          <table:table-cell office:value-type="float" office:value="0.000000543114749707641" calcext:value-type="float">
            <text:p>5.43E-07</text:p>
          </table:table-cell>
          <table:table-cell office:value-type="float" office:value="0.000000426750120507938" calcext:value-type="float">
            <text:p>4.26750120507938E-07</text:p>
          </table:table-cell>
          <table:table-cell office:value-type="float" office:value="0.000000310385491308235" calcext:value-type="float">
            <text:p>3.10385491308235E-07</text:p>
          </table:table-cell>
          <table:table-cell office:value-type="float" office:value="0.000000194020862108533" calcext:value-type="float">
            <text:p>1.94020862108533E-07</text:p>
          </table:table-cell>
          <table:table-cell table:style-name="ce6" office:value-type="float" office:value="0.0000000776562329088298" calcext:value-type="float">
            <text:p>7.77E-0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128823157740118" calcext:value-type="float">
            <text:p>1.29E-04</text:p>
          </table:table-cell>
          <table:table-cell office:value-type="float" office:value="0.000102453277051333" calcext:value-type="float">
            <text:p>0.000102453277051</text:p>
          </table:table-cell>
          <table:table-cell office:value-type="float" office:value="0.0000760833963625489" calcext:value-type="float">
            <text:p>7.60833963625489E-05</text:p>
          </table:table-cell>
          <table:table-cell office:value-type="float" office:value="0.0000497135156737643" calcext:value-type="float">
            <text:p>4.97135156737643E-05</text:p>
          </table:table-cell>
          <table:table-cell office:value-type="float" office:value="0.0000233436349849798" calcext:value-type="float">
            <text:p>2.33E-05</text:p>
          </table:table-cell>
          <table:table-cell office:value-type="float" office:value="0.0000330031231730299" calcext:value-type="float">
            <text:p>3.30031231730299E-05</text:p>
          </table:table-cell>
          <table:table-cell office:value-type="float" office:value="0.0000426626113610801" calcext:value-type="float">
            <text:p>4.26626113610801E-05</text:p>
          </table:table-cell>
          <table:table-cell office:value-type="float" office:value="0.0000523220995491302" calcext:value-type="float">
            <text:p>5.23E-05</text:p>
          </table:table-cell>
          <table:table-cell office:value-type="float" office:value="0.0000451979474448521" calcext:value-type="float">
            <text:p>4.51979474448521E-05</text:p>
          </table:table-cell>
          <table:table-cell office:value-type="float" office:value="0.0000380737953405739" calcext:value-type="float">
            <text:p>3.80737953405739E-05</text:p>
          </table:table-cell>
          <table:table-cell office:value-type="float" office:value="0.0000309496432362958" calcext:value-type="float">
            <text:p>3.09496432362958E-05</text:p>
          </table:table-cell>
          <table:table-cell office:value-type="float" office:value="0.0000238254911320176" calcext:value-type="float">
            <text:p>2.38254911320176E-05</text:p>
          </table:table-cell>
          <table:table-cell table:style-name="ce6" office:value-type="float" office:value="0.0000167013390277395" calcext:value-type="float">
            <text:p>1.67E-05</text:p>
          </table:table-cell>
          <table:table-cell office:value-type="float" office:value="0.0000732729907237646" calcext:value-type="float">
            <text:p>7.32729907237646E-05</text:p>
          </table:table-cell>
          <table:table-cell office:value-type="float" office:value="0.00012984464241979" calcext:value-type="float">
            <text:p>0.00012984464242</text:p>
          </table:table-cell>
          <table:table-cell office:value-type="float" office:value="0.000186416294115815" calcext:value-type="float">
            <text:p>0.000186416294116</text:p>
          </table:table-cell>
          <table:table-cell table:style-name="ce5" office:value-type="float" office:value="0.00024298794581184" calcext:value-type="float">
            <text:p>0.000242987945812</text:p>
          </table:table-cell>
          <table:table-cell office:value-type="float" office:value="0.000212670180884017" calcext:value-type="float">
            <text:p>0.000212670180884</text:p>
          </table:table-cell>
          <table:table-cell office:value-type="float" office:value="0.000182352415956193" calcext:value-type="float">
            <text:p>0.000182352415956</text:p>
          </table:table-cell>
          <table:table-cell office:value-type="float" office:value="0.00015203465102837" calcext:value-type="float">
            <text:p>0.000152034651028</text:p>
          </table:table-cell>
          <table:table-cell office:value-type="float" office:value="0.000121716886100547" calcext:value-type="float">
            <text:p>0.000121716886101</text:p>
          </table:table-cell>
          <table:table-cell office:value-type="float" office:value="0.0000913991211727237" calcext:value-type="float">
            <text:p>9.13991211727237E-05</text:p>
          </table:table-cell>
          <table:table-cell office:value-type="float" office:value="0.0000610813562449005" calcext:value-type="float">
            <text:p>6.10813562449005E-05</text:p>
          </table:table-cell>
          <table:table-cell office:value-type="float" office:value="0.0000307635913170772" calcext:value-type="float">
            <text:p>3.07635913170772E-05</text:p>
          </table:table-cell>
          <table:table-cell office:value-type="float" office:value="0.000000445826389254004" calcext:value-type="float">
            <text:p>4.46E-07</text:p>
          </table:table-cell>
          <table:table-cell office:value-type="float" office:value="0.000000469813064640324" calcext:value-type="float">
            <text:p>4.69813064640324E-07</text:p>
          </table:table-cell>
          <table:table-cell office:value-type="float" office:value="0.000000493799740026644" calcext:value-type="float">
            <text:p>4.93799740026644E-07</text:p>
          </table:table-cell>
          <table:table-cell office:value-type="float" office:value="0.000000517786415412965" calcext:value-type="float">
            <text:p>5.17786415412965E-07</text:p>
          </table:table-cell>
          <table:table-cell table:style-name="ce6" office:value-type="float" office:value="0.000000541773090799285" calcext:value-type="float">
            <text:p>5.42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65106564697254" calcext:value-type="float">
            <text:p>2.65E-05</text:p>
          </table:table-cell>
          <table:table-cell office:value-type="float" office:value="0.0000270579580432936" calcext:value-type="float">
            <text:p>2.70579580432936E-05</text:p>
          </table:table-cell>
          <table:table-cell office:value-type="float" office:value="0.0000276052596168617" calcext:value-type="float">
            <text:p>2.76052596168617E-05</text:p>
          </table:table-cell>
          <table:table-cell office:value-type="float" office:value="0.0000281525611904298" calcext:value-type="float">
            <text:p>2.81525611904298E-05</text:p>
          </table:table-cell>
          <table:table-cell office:value-type="float" office:value="0.000028699862763998" calcext:value-type="float">
            <text:p>2.87E-05</text:p>
          </table:table-cell>
          <table:table-cell office:value-type="float" office:value="0.0000440015355824709" calcext:value-type="float">
            <text:p>4.40015355824709E-05</text:p>
          </table:table-cell>
          <table:table-cell office:value-type="float" office:value="0.0000593032084009437" calcext:value-type="float">
            <text:p>5.93032084009437E-05</text:p>
          </table:table-cell>
          <table:table-cell office:value-type="float" office:value="0.0000746048812194166" calcext:value-type="float">
            <text:p>7.46E-05</text:p>
          </table:table-cell>
          <table:table-cell office:value-type="float" office:value="0.0000688572381161114" calcext:value-type="float">
            <text:p>6.88572381161114E-05</text:p>
          </table:table-cell>
          <table:table-cell office:value-type="float" office:value="0.0000631095950128062" calcext:value-type="float">
            <text:p>6.31095950128062E-05</text:p>
          </table:table-cell>
          <table:table-cell office:value-type="float" office:value="0.000057361951909501" calcext:value-type="float">
            <text:p>5.7361951909501E-05</text:p>
          </table:table-cell>
          <table:table-cell office:value-type="float" office:value="0.0000516143088061958" calcext:value-type="float">
            <text:p>5.16143088061958E-05</text:p>
          </table:table-cell>
          <table:table-cell table:style-name="ce6" office:value-type="float" office:value="0.0000458666657028906" calcext:value-type="float">
            <text:p>4.59E-05</text:p>
          </table:table-cell>
          <table:table-cell office:value-type="float" office:value="0.000122095457690758" calcext:value-type="float">
            <text:p>0.000122095457691</text:p>
          </table:table-cell>
          <table:table-cell office:value-type="float" office:value="0.000198324249678626" calcext:value-type="float">
            <text:p>0.000198324249679</text:p>
          </table:table-cell>
          <table:table-cell office:value-type="float" office:value="0.000274553041666494" calcext:value-type="float">
            <text:p>0.000274553041666</text:p>
          </table:table-cell>
          <table:table-cell table:style-name="ce5" office:value-type="float" office:value="0.000350781833654362" calcext:value-type="float">
            <text:p>0.000350781833654</text:p>
          </table:table-cell>
          <table:table-cell office:value-type="float" office:value="0.000306967935822566" calcext:value-type="float">
            <text:p>0.000306967935823</text:p>
          </table:table-cell>
          <table:table-cell office:value-type="float" office:value="0.000263154037990769" calcext:value-type="float">
            <text:p>0.000263154037991</text:p>
          </table:table-cell>
          <table:table-cell office:value-type="float" office:value="0.000219340140158973" calcext:value-type="float">
            <text:p>0.000219340140159</text:p>
          </table:table-cell>
          <table:table-cell office:value-type="float" office:value="0.000175526242327176" calcext:value-type="float">
            <text:p>0.000175526242327</text:p>
          </table:table-cell>
          <table:table-cell office:value-type="float" office:value="0.00013171234449538" calcext:value-type="float">
            <text:p>0.000131712344495</text:p>
          </table:table-cell>
          <table:table-cell office:value-type="float" office:value="0.0000878984466635832" calcext:value-type="float">
            <text:p>8.78984466635832E-05</text:p>
          </table:table-cell>
          <table:table-cell office:value-type="float" office:value="0.0000440845488317867" calcext:value-type="float">
            <text:p>4.40845488317867E-05</text:p>
          </table:table-cell>
          <table:table-cell office:value-type="float" office:value="0.000000270650999990195" calcext:value-type="float">
            <text:p>2.71E-07</text:p>
          </table:table-cell>
          <table:table-cell office:value-type="float" office:value="0.000000278671415465679" calcext:value-type="float">
            <text:p>2.78671415465679E-07</text:p>
          </table:table-cell>
          <table:table-cell office:value-type="float" office:value="0.000000286691830941164" calcext:value-type="float">
            <text:p>2.86691830941164E-07</text:p>
          </table:table-cell>
          <table:table-cell office:value-type="float" office:value="0.000000294712246416649" calcext:value-type="float">
            <text:p>2.94712246416649E-07</text:p>
          </table:table-cell>
          <table:table-cell table:style-name="ce6" office:value-type="float" office:value="0.000000302732661892133" calcext:value-type="float">
            <text:p>3.03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527791741848491" calcext:value-type="float">
            <text:p>5.28E-05</text:p>
          </table:table-cell>
          <table:table-cell office:value-type="float" office:value="0.0000443167840477687" calcext:value-type="float">
            <text:p>4.43167840477687E-05</text:p>
          </table:table-cell>
          <table:table-cell office:value-type="float" office:value="0.0000358543939106882" calcext:value-type="float">
            <text:p>3.58543939106882E-05</text:p>
          </table:table-cell>
          <table:table-cell office:value-type="float" office:value="0.0000273920037736078" calcext:value-type="float">
            <text:p>2.73920037736078E-05</text:p>
          </table:table-cell>
          <table:table-cell office:value-type="float" office:value="0.0000189296136365274" calcext:value-type="float">
            <text:p>1.89E-05</text:p>
          </table:table-cell>
          <table:table-cell office:value-type="float" office:value="0.0000405329842222156" calcext:value-type="float">
            <text:p>4.05329842222156E-05</text:p>
          </table:table-cell>
          <table:table-cell office:value-type="float" office:value="0.0000621363548079039" calcext:value-type="float">
            <text:p>6.21363548079039E-05</text:p>
          </table:table-cell>
          <table:table-cell office:value-type="float" office:value="0.0000837397253935921" calcext:value-type="float">
            <text:p>8.37E-05</text:p>
          </table:table-cell>
          <table:table-cell office:value-type="float" office:value="0.0000949645196603341" calcext:value-type="float">
            <text:p>9.49645196603341E-05</text:p>
          </table:table-cell>
          <table:table-cell office:value-type="float" office:value="0.000106189313927076" calcext:value-type="float">
            <text:p>0.000106189313927</text:p>
          </table:table-cell>
          <table:table-cell office:value-type="float" office:value="0.000117414108193818" calcext:value-type="float">
            <text:p>0.000117414108194</text:p>
          </table:table-cell>
          <table:table-cell office:value-type="float" office:value="0.00012863890246056" calcext:value-type="float">
            <text:p>0.000128638902461</text:p>
          </table:table-cell>
          <table:table-cell office:value-type="float" office:value="0.000139863696727302" calcext:value-type="float">
            <text:p>0.000139863696727</text:p>
          </table:table-cell>
          <table:table-cell office:value-type="float" office:value="0.000125798758629753" calcext:value-type="float">
            <text:p>0.00012579875863</text:p>
          </table:table-cell>
          <table:table-cell office:value-type="float" office:value="0.000111733820532204" calcext:value-type="float">
            <text:p>0.000111733820532</text:p>
          </table:table-cell>
          <table:table-cell office:value-type="float" office:value="0.0000976688824346557" calcext:value-type="float">
            <text:p>9.76688824346557E-05</text:p>
          </table:table-cell>
          <table:table-cell office:value-type="float" office:value="0.0000836039443371069" calcext:value-type="float">
            <text:p>8.36E-05</text:p>
          </table:table-cell>
          <table:table-cell office:value-type="float" office:value="0.0000732290609368604" calcext:value-type="float">
            <text:p>7.32290609368604E-05</text:p>
          </table:table-cell>
          <table:table-cell office:value-type="float" office:value="0.0000628541775366139" calcext:value-type="float">
            <text:p>6.28541775366139E-05</text:p>
          </table:table-cell>
          <table:table-cell office:value-type="float" office:value="0.0000524792941363674" calcext:value-type="float">
            <text:p>5.24792941363674E-05</text:p>
          </table:table-cell>
          <table:table-cell office:value-type="float" office:value="0.0000421044107361209" calcext:value-type="float">
            <text:p>4.21044107361209E-05</text:p>
          </table:table-cell>
          <table:table-cell office:value-type="float" office:value="0.0000317295273358744" calcext:value-type="float">
            <text:p>3.17295273358744E-05</text:p>
          </table:table-cell>
          <table:table-cell office:value-type="float" office:value="0.0000213546439356279" calcext:value-type="float">
            <text:p>2.13546439356279E-05</text:p>
          </table:table-cell>
          <table:table-cell office:value-type="float" office:value="0.0000109797605353814" calcext:value-type="float">
            <text:p>1.09797605353814E-05</text:p>
          </table:table-cell>
          <table:table-cell office:value-type="float" office:value="0.000000604877135134913" calcext:value-type="float">
            <text:p>6.05E-07</text:p>
          </table:table-cell>
          <table:table-cell office:value-type="float" office:value="0.000000556290538964098" calcext:value-type="float">
            <text:p>5.56290538964098E-07</text:p>
          </table:table-cell>
          <table:table-cell office:value-type="float" office:value="0.000000507703942793283" calcext:value-type="float">
            <text:p>5.07703942793283E-07</text:p>
          </table:table-cell>
          <table:table-cell office:value-type="float" office:value="0.000000459117346622468" calcext:value-type="float">
            <text:p>4.59117346622468E-07</text:p>
          </table:table-cell>
          <table:table-cell table:style-name="ce6" office:value-type="float" office:value="0.000000410530750451653" calcext:value-type="float">
            <text:p>4.11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366966952752018" calcext:value-type="float">
            <text:p>3.67E-05</text:p>
          </table:table-cell>
          <table:table-cell office:value-type="float" office:value="0.0000301800555418777" calcext:value-type="float">
            <text:p>3.01800555418777E-05</text:p>
          </table:table-cell>
          <table:table-cell office:value-type="float" office:value="0.0000236634158085536" calcext:value-type="float">
            <text:p>2.36634158085536E-05</text:p>
          </table:table-cell>
          <table:table-cell office:value-type="float" office:value="0.0000171467760752296" calcext:value-type="float">
            <text:p>1.71467760752296E-05</text:p>
          </table:table-cell>
          <table:table-cell office:value-type="float" office:value="0.0000106301363419055" calcext:value-type="float">
            <text:p>1.06E-05</text:p>
          </table:table-cell>
          <table:table-cell office:value-type="float" office:value="0.0000233107518442901" calcext:value-type="float">
            <text:p>2.33107518442901E-05</text:p>
          </table:table-cell>
          <table:table-cell office:value-type="float" office:value="0.0000359913673466747" calcext:value-type="float">
            <text:p>3.59913673466747E-05</text:p>
          </table:table-cell>
          <table:table-cell office:value-type="float" office:value="0.0000486719828490593" calcext:value-type="float">
            <text:p>4.87E-05</text:p>
          </table:table-cell>
          <table:table-cell office:value-type="float" office:value="0.0000571849139381261" calcext:value-type="float">
            <text:p>5.71849139381261E-05</text:p>
          </table:table-cell>
          <table:table-cell office:value-type="float" office:value="0.0000656978450271929" calcext:value-type="float">
            <text:p>6.56978450271929E-05</text:p>
          </table:table-cell>
          <table:table-cell office:value-type="float" office:value="0.0000742107761162598" calcext:value-type="float">
            <text:p>7.42107761162598E-05</text:p>
          </table:table-cell>
          <table:table-cell office:value-type="float" office:value="0.0000827237072053266" calcext:value-type="float">
            <text:p>8.27237072053266E-05</text:p>
          </table:table-cell>
          <table:table-cell table:style-name="ce6" office:value-type="float" office:value="0.0000912366382943934" calcext:value-type="float">
            <text:p>9.12E-05</text:p>
          </table:table-cell>
          <table:table-cell office:value-type="float" office:value="0.0000934432122397021" calcext:value-type="float">
            <text:p>9.34432122397021E-05</text:p>
          </table:table-cell>
          <table:table-cell office:value-type="float" office:value="0.0000956497861850107" calcext:value-type="float">
            <text:p>9.56497861850107E-05</text:p>
          </table:table-cell>
          <table:table-cell office:value-type="float" office:value="0.0000978563601303194" calcext:value-type="float">
            <text:p>9.78563601303194E-05</text:p>
          </table:table-cell>
          <table:table-cell table:style-name="ce5" office:value-type="float" office:value="0.000100062934075628" calcext:value-type="float">
            <text:p>0.000100062934076</text:p>
          </table:table-cell>
          <table:table-cell office:value-type="float" office:value="0.0000876074434559004" calcext:value-type="float">
            <text:p>8.76074434559004E-05</text:p>
          </table:table-cell>
          <table:table-cell office:value-type="float" office:value="0.0000751519528361727" calcext:value-type="float">
            <text:p>7.51519528361727E-05</text:p>
          </table:table-cell>
          <table:table-cell office:value-type="float" office:value="0.000062696462216445" calcext:value-type="float">
            <text:p>6.2696462216445E-05</text:p>
          </table:table-cell>
          <table:table-cell office:value-type="float" office:value="0.0000502409715967174" calcext:value-type="float">
            <text:p>5.02409715967174E-05</text:p>
          </table:table-cell>
          <table:table-cell office:value-type="float" office:value="0.0000377854809769897" calcext:value-type="float">
            <text:p>3.77854809769897E-05</text:p>
          </table:table-cell>
          <table:table-cell office:value-type="float" office:value="0.0000253299903572621" calcext:value-type="float">
            <text:p>2.53299903572621E-05</text:p>
          </table:table-cell>
          <table:table-cell office:value-type="float" office:value="0.0000128744997375344" calcext:value-type="float">
            <text:p>1.28744997375344E-05</text:p>
          </table:table-cell>
          <table:table-cell office:value-type="float" office:value="0.0000004190091178068" calcext:value-type="float">
            <text:p>4.19E-07</text:p>
          </table:table-cell>
          <table:table-cell office:value-type="float" office:value="0.000000403014945704603" calcext:value-type="float">
            <text:p>4.03014945704603E-07</text:p>
          </table:table-cell>
          <table:table-cell office:value-type="float" office:value="0.000000387020773602406" calcext:value-type="float">
            <text:p>3.87020773602406E-07</text:p>
          </table:table-cell>
          <table:table-cell office:value-type="float" office:value="0.000000371026601500208" calcext:value-type="float">
            <text:p>3.71026601500208E-07</text:p>
          </table:table-cell>
          <table:table-cell table:style-name="ce6" office:value-type="float" office:value="0.000000355032429398011" calcext:value-type="float">
            <text:p>3.55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653078548350493" calcext:value-type="float">
            <text:p>6.53E-06</text:p>
          </table:table-cell>
          <table:table-cell office:value-type="float" office:value="0.0000132386919732456" calcext:value-type="float">
            <text:p>1.32386919732456E-05</text:p>
          </table:table-cell>
          <table:table-cell office:value-type="float" office:value="0.0000199465984629863" calcext:value-type="float">
            <text:p>1.99465984629863E-05</text:p>
          </table:table-cell>
          <table:table-cell office:value-type="float" office:value="0.000026654504952727" calcext:value-type="float">
            <text:p>2.6654504952727E-05</text:p>
          </table:table-cell>
          <table:table-cell office:value-type="float" office:value="0.0000333624114424677" calcext:value-type="float">
            <text:p>3.34E-05</text:p>
          </table:table-cell>
          <table:table-cell office:value-type="float" office:value="0.0000251885646228318" calcext:value-type="float">
            <text:p>2.51885646228318E-05</text:p>
          </table:table-cell>
          <table:table-cell office:value-type="float" office:value="0.0000170147178031959" calcext:value-type="float">
            <text:p>1.70147178031959E-05</text:p>
          </table:table-cell>
          <table:table-cell office:value-type="float" office:value="0.00000884087098355999" calcext:value-type="float">
            <text:p>8.84E-06</text:p>
          </table:table-cell>
          <table:table-cell office:value-type="float" office:value="0.00000959286945489785" calcext:value-type="float">
            <text:p>9.59286945489785E-06</text:p>
          </table:table-cell>
          <table:table-cell office:value-type="float" office:value="0.0000103448679262357" calcext:value-type="float">
            <text:p>1.03448679262357E-05</text:p>
          </table:table-cell>
          <table:table-cell office:value-type="float" office:value="0.0000110968663975736" calcext:value-type="float">
            <text:p>1.10968663975736E-05</text:p>
          </table:table-cell>
          <table:table-cell office:value-type="float" office:value="0.0000118488648689114" calcext:value-type="float">
            <text:p>1.18488648689114E-05</text:p>
          </table:table-cell>
          <table:table-cell table:style-name="ce6" office:value-type="float" office:value="0.0000126008633402493" calcext:value-type="float">
            <text:p>1.26E-05</text:p>
          </table:table-cell>
          <table:table-cell office:value-type="float" office:value="0.0000895303254831087" calcext:value-type="float">
            <text:p>8.95303254831087E-05</text:p>
          </table:table-cell>
          <table:table-cell office:value-type="float" office:value="0.000166459787625968" calcext:value-type="float">
            <text:p>0.000166459787626</text:p>
          </table:table-cell>
          <table:table-cell office:value-type="float" office:value="0.000243389249768828" calcext:value-type="float">
            <text:p>0.000243389249769</text:p>
          </table:table-cell>
          <table:table-cell table:style-name="ce5" office:value-type="float" office:value="0.000320318711911687" calcext:value-type="float">
            <text:p>0.000320318711912</text:p>
          </table:table-cell>
          <table:table-cell office:value-type="float" office:value="0.000280315313984619" calcext:value-type="float">
            <text:p>0.000280315313985</text:p>
          </table:table-cell>
          <table:table-cell office:value-type="float" office:value="0.000240311916057551" calcext:value-type="float">
            <text:p>0.000240311916058</text:p>
          </table:table-cell>
          <table:table-cell office:value-type="float" office:value="0.000200308518130483" calcext:value-type="float">
            <text:p>0.00020030851813</text:p>
          </table:table-cell>
          <table:table-cell office:value-type="float" office:value="0.000160305120203415" calcext:value-type="float">
            <text:p>0.000160305120203</text:p>
          </table:table-cell>
          <table:table-cell office:value-type="float" office:value="0.000120301722276347" calcext:value-type="float">
            <text:p>0.000120301722276</text:p>
          </table:table-cell>
          <table:table-cell office:value-type="float" office:value="0.0000802983243492795" calcext:value-type="float">
            <text:p>8.02983243492795E-05</text:p>
          </table:table-cell>
          <table:table-cell office:value-type="float" office:value="0.0000402949264222116" calcext:value-type="float">
            <text:p>4.02949264222116E-05</text:p>
          </table:table-cell>
          <table:table-cell office:value-type="float" office:value="0.000000291528495143614" calcext:value-type="float">
            <text:p>2.92E-07</text:p>
          </table:table-cell>
          <table:table-cell office:value-type="float" office:value="0.000000273267979052643" calcext:value-type="float">
            <text:p>2.73267979052643E-07</text:p>
          </table:table-cell>
          <table:table-cell office:value-type="float" office:value="0.000000255007462961673" calcext:value-type="float">
            <text:p>2.55007462961673E-07</text:p>
          </table:table-cell>
          <table:table-cell office:value-type="float" office:value="0.000000236746946870702" calcext:value-type="float">
            <text:p>2.36746946870702E-07</text:p>
          </table:table-cell>
          <table:table-cell table:style-name="ce6" office:value-type="float" office:value="0.000000218486430779732" calcext:value-type="float">
            <text:p>2.18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6447668618264" calcext:value-type="float">
            <text:p>2.76E-05</text:p>
          </table:table-cell>
          <table:table-cell office:value-type="float" office:value="0.0000217445501676917" calcext:value-type="float">
            <text:p>2.17445501676917E-05</text:p>
          </table:table-cell>
          <table:table-cell office:value-type="float" office:value="0.000015844333473557" calcext:value-type="float">
            <text:p>1.5844333473557E-05</text:p>
          </table:table-cell>
          <table:table-cell office:value-type="float" office:value="0.00000994411677942237" calcext:value-type="float">
            <text:p>9.94411677942237E-06</text:p>
          </table:table-cell>
          <table:table-cell office:value-type="float" office:value="0.00000404390008528769" calcext:value-type="float">
            <text:p>4.04E-06</text:p>
          </table:table-cell>
          <table:table-cell office:value-type="float" office:value="0.00000535366272732153" calcext:value-type="float">
            <text:p>5.35366272732153E-06</text:p>
          </table:table-cell>
          <table:table-cell office:value-type="float" office:value="0.00000666342536935536" calcext:value-type="float">
            <text:p>6.66342536935536E-06</text:p>
          </table:table-cell>
          <table:table-cell office:value-type="float" office:value="0.0000079731880113892" calcext:value-type="float">
            <text:p>7.97E-06</text:p>
          </table:table-cell>
          <table:table-cell office:value-type="float" office:value="0.0000524424288416926" calcext:value-type="float">
            <text:p>5.24424288416926E-05</text:p>
          </table:table-cell>
          <table:table-cell office:value-type="float" office:value="0.0000969116696719959" calcext:value-type="float">
            <text:p>9.69116696719959E-05</text:p>
          </table:table-cell>
          <table:table-cell office:value-type="float" office:value="0.000141380910502299" calcext:value-type="float">
            <text:p>0.000141380910502</text:p>
          </table:table-cell>
          <table:table-cell office:value-type="float" office:value="0.000185850151332603" calcext:value-type="float">
            <text:p>0.000185850151333</text:p>
          </table:table-cell>
          <table:table-cell office:value-type="float" office:value="0.000230319392162906" calcext:value-type="float">
            <text:p>0.000230319392163</text:p>
          </table:table-cell>
          <table:table-cell office:value-type="float" office:value="0.000185403344317168" calcext:value-type="float">
            <text:p>0.000185403344317</text:p>
          </table:table-cell>
          <table:table-cell office:value-type="float" office:value="0.00014048729647143" calcext:value-type="float">
            <text:p>0.000140487296471</text:p>
          </table:table-cell>
          <table:table-cell office:value-type="float" office:value="0.0000955712486256914" calcext:value-type="float">
            <text:p>9.55712486256914E-05</text:p>
          </table:table-cell>
          <table:table-cell office:value-type="float" office:value="0.0000506552007799532" calcext:value-type="float">
            <text:p>5.07E-05</text:p>
          </table:table-cell>
          <table:table-cell office:value-type="float" office:value="0.0000444335441224686" calcext:value-type="float">
            <text:p>4.44335441224686E-05</text:p>
          </table:table-cell>
          <table:table-cell office:value-type="float" office:value="0.0000382118874649839" calcext:value-type="float">
            <text:p>3.82118874649839E-05</text:p>
          </table:table-cell>
          <table:table-cell office:value-type="float" office:value="0.0000319902308074993" calcext:value-type="float">
            <text:p>3.19902308074993E-05</text:p>
          </table:table-cell>
          <table:table-cell office:value-type="float" office:value="0.0000257685741500147" calcext:value-type="float">
            <text:p>2.57685741500147E-05</text:p>
          </table:table-cell>
          <table:table-cell office:value-type="float" office:value="0.0000195469174925301" calcext:value-type="float">
            <text:p>1.95469174925301E-05</text:p>
          </table:table-cell>
          <table:table-cell office:value-type="float" office:value="0.0000133252608350454" calcext:value-type="float">
            <text:p>1.33252608350454E-05</text:p>
          </table:table-cell>
          <table:table-cell office:value-type="float" office:value="0.00000710360417756081" calcext:value-type="float">
            <text:p>7.10360417756081E-06</text:p>
          </table:table-cell>
          <table:table-cell office:value-type="float" office:value="0.000000881947520076167" calcext:value-type="float">
            <text:p>8.82E-07</text:p>
          </table:table-cell>
          <table:table-cell office:value-type="float" office:value="0.000000697429461415049" calcext:value-type="float">
            <text:p>6.97429461415049E-07</text:p>
          </table:table-cell>
          <table:table-cell office:value-type="float" office:value="0.000000512911402753931" calcext:value-type="float">
            <text:p>5.12911402753931E-07</text:p>
          </table:table-cell>
          <table:table-cell office:value-type="float" office:value="0.000000328393344092814" calcext:value-type="float">
            <text:p>3.28393344092814E-07</text:p>
          </table:table-cell>
          <table:table-cell table:style-name="ce6" office:value-type="float" office:value="0.000000143875285431696" calcext:value-type="float">
            <text:p>1.44E-0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7810400798512" calcext:value-type="float">
            <text:p>2.78E-05</text:p>
          </table:table-cell>
          <table:table-cell office:value-type="float" office:value="0.0000242811417762712" calcext:value-type="float">
            <text:p>2.42811417762712E-05</text:p>
          </table:table-cell>
          <table:table-cell office:value-type="float" office:value="0.0000207812434726913" calcext:value-type="float">
            <text:p>2.07812434726913E-05</text:p>
          </table:table-cell>
          <table:table-cell office:value-type="float" office:value="0.0000172813451691113" calcext:value-type="float">
            <text:p>1.72813451691113E-05</text:p>
          </table:table-cell>
          <table:table-cell office:value-type="float" office:value="0.0000137814468655313" calcext:value-type="float">
            <text:p>1.38E-05</text:p>
          </table:table-cell>
          <table:table-cell office:value-type="float" office:value="0.0000228843977226732" calcext:value-type="float">
            <text:p>2.28843977226732E-05</text:p>
          </table:table-cell>
          <table:table-cell office:value-type="float" office:value="0.0000319873485798152" calcext:value-type="float">
            <text:p>3.19873485798152E-05</text:p>
          </table:table-cell>
          <table:table-cell office:value-type="float" office:value="0.0000410902994369571" calcext:value-type="float">
            <text:p>4.11E-05</text:p>
          </table:table-cell>
          <table:table-cell office:value-type="float" office:value="0.0000473656617869089" calcext:value-type="float">
            <text:p>4.73656617869089E-05</text:p>
          </table:table-cell>
          <table:table-cell office:value-type="float" office:value="0.0000536410241368608" calcext:value-type="float">
            <text:p>5.36410241368608E-05</text:p>
          </table:table-cell>
          <table:table-cell office:value-type="float" office:value="0.0000599163864868126" calcext:value-type="float">
            <text:p>5.99163864868126E-05</text:p>
          </table:table-cell>
          <table:table-cell office:value-type="float" office:value="0.0000661917488367645" calcext:value-type="float">
            <text:p>6.61917488367645E-05</text:p>
          </table:table-cell>
          <table:table-cell table:style-name="ce6" office:value-type="float" office:value="0.0000724671111867163" calcext:value-type="float">
            <text:p>7.25E-05</text:p>
          </table:table-cell>
          <table:table-cell office:value-type="float" office:value="0.0000651965702439353" calcext:value-type="float">
            <text:p>6.51965702439353E-05</text:p>
          </table:table-cell>
          <table:table-cell office:value-type="float" office:value="0.0000579260293011544" calcext:value-type="float">
            <text:p>5.79260293011544E-05</text:p>
          </table:table-cell>
          <table:table-cell office:value-type="float" office:value="0.0000506554883583734" calcext:value-type="float">
            <text:p>5.06554883583734E-05</text:p>
          </table:table-cell>
          <table:table-cell office:value-type="float" office:value="0.0000433849474155924" calcext:value-type="float">
            <text:p>4.34E-05</text:p>
          </table:table-cell>
          <table:table-cell office:value-type="float" office:value="0.0000380239398859659" calcext:value-type="float">
            <text:p>3.80239398859659E-05</text:p>
          </table:table-cell>
          <table:table-cell office:value-type="float" office:value="0.0000326629323563394" calcext:value-type="float">
            <text:p>3.26629323563394E-05</text:p>
          </table:table-cell>
          <table:table-cell office:value-type="float" office:value="0.0000273019248267129" calcext:value-type="float">
            <text:p>2.73019248267129E-05</text:p>
          </table:table-cell>
          <table:table-cell office:value-type="float" office:value="0.0000219409172970864" calcext:value-type="float">
            <text:p>2.19409172970864E-05</text:p>
          </table:table-cell>
          <table:table-cell office:value-type="float" office:value="0.0000165799097674599" calcext:value-type="float">
            <text:p>1.65799097674599E-05</text:p>
          </table:table-cell>
          <table:table-cell office:value-type="float" office:value="0.0000112189022378334" calcext:value-type="float">
            <text:p>1.12189022378334E-05</text:p>
          </table:table-cell>
          <table:table-cell office:value-type="float" office:value="0.00000585789470820687" calcext:value-type="float">
            <text:p>5.85789470820687E-06</text:p>
          </table:table-cell>
          <table:table-cell office:value-type="float" office:value="0.000000496887178580359" calcext:value-type="float">
            <text:p>4.97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36411910753376" calcext:value-type="float">
            <text:p>2.36E-05</text:p>
          </table:table-cell>
          <table:table-cell office:value-type="float" office:value="0.0000188411425796402" calcext:value-type="float">
            <text:p>1.88411425796402E-05</text:p>
          </table:table-cell>
          <table:table-cell office:value-type="float" office:value="0.0000140410940839428" calcext:value-type="float">
            <text:p>1.40410940839428E-05</text:p>
          </table:table-cell>
          <table:table-cell office:value-type="float" office:value="0.00000924104558824538" calcext:value-type="float">
            <text:p>9.24104558824538E-06</text:p>
          </table:table-cell>
          <table:table-cell office:value-type="float" office:value="0.00000444099709254797" calcext:value-type="float">
            <text:p>4.44E-06</text:p>
          </table:table-cell>
          <table:table-cell office:value-type="float" office:value="0.00000784607586606462" calcext:value-type="float">
            <text:p>7.84607586606462E-06</text:p>
          </table:table-cell>
          <table:table-cell office:value-type="float" office:value="0.0000112511546395813" calcext:value-type="float">
            <text:p>1.12511546395813E-05</text:p>
          </table:table-cell>
          <table:table-cell office:value-type="float" office:value="0.0000146562334130979" calcext:value-type="float">
            <text:p>1.47E-05</text:p>
          </table:table-cell>
          <table:table-cell office:value-type="float" office:value="0.0000182760192653239" calcext:value-type="float">
            <text:p>1.82760192653239E-05</text:p>
          </table:table-cell>
          <table:table-cell office:value-type="float" office:value="0.0000218958051175499" calcext:value-type="float">
            <text:p>2.18958051175499E-05</text:p>
          </table:table-cell>
          <table:table-cell office:value-type="float" office:value="0.0000255155909697758" calcext:value-type="float">
            <text:p>2.55155909697758E-05</text:p>
          </table:table-cell>
          <table:table-cell office:value-type="float" office:value="0.0000291353768220018" calcext:value-type="float">
            <text:p>2.91353768220018E-05</text:p>
          </table:table-cell>
          <table:table-cell table:style-name="ce6" office:value-type="float" office:value="0.0000327551626742278" calcext:value-type="float">
            <text:p>3.28E-05</text:p>
          </table:table-cell>
          <table:table-cell office:value-type="float" office:value="0.0000260400328114944" calcext:value-type="float">
            <text:p>2.60400328114944E-05</text:p>
          </table:table-cell>
          <table:table-cell office:value-type="float" office:value="0.0000193249029487611" calcext:value-type="float">
            <text:p>1.93249029487611E-05</text:p>
          </table:table-cell>
          <table:table-cell office:value-type="float" office:value="0.0000126097730860277" calcext:value-type="float">
            <text:p>1.26097730860277E-05</text:p>
          </table:table-cell>
          <table:table-cell office:value-type="float" office:value="0.00000589464322329435" calcext:value-type="float">
            <text:p>5.89E-06</text:p>
          </table:table-cell>
          <table:table-cell office:value-type="float" office:value="0.00000519212731285349" calcext:value-type="float">
            <text:p>5.19212731285349E-06</text:p>
          </table:table-cell>
          <table:table-cell office:value-type="float" office:value="0.00000448961140241264" calcext:value-type="float">
            <text:p>4.48961140241264E-06</text:p>
          </table:table-cell>
          <table:table-cell office:value-type="float" office:value="0.00000378709549197178" calcext:value-type="float">
            <text:p>3.78709549197178E-06</text:p>
          </table:table-cell>
          <table:table-cell office:value-type="float" office:value="0.00000308457958153092" calcext:value-type="float">
            <text:p>3.08457958153092E-06</text:p>
          </table:table-cell>
          <table:table-cell office:value-type="float" office:value="0.00000238206367109007" calcext:value-type="float">
            <text:p>2.38206367109007E-06</text:p>
          </table:table-cell>
          <table:table-cell office:value-type="float" office:value="0.00000167954776064921" calcext:value-type="float">
            <text:p>1.67954776064921E-06</text:p>
          </table:table-cell>
          <table:table-cell office:value-type="float" office:value="0.000000977031850208352" calcext:value-type="float">
            <text:p>9.77031850208352E-07</text:p>
          </table:table-cell>
          <table:table-cell office:value-type="float" office:value="0.000000274515939767497" calcext:value-type="float">
            <text:p>2.75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66233146165644" calcext:value-type="float">
            <text:p>2.66E-05</text:p>
          </table:table-cell>
          <table:table-cell office:value-type="float" office:value="0.0000206187100060365" calcext:value-type="float">
            <text:p>2.06187100060365E-05</text:p>
          </table:table-cell>
          <table:table-cell office:value-type="float" office:value="0.0000146141053955085" calcext:value-type="float">
            <text:p>1.46141053955085E-05</text:p>
          </table:table-cell>
          <table:table-cell office:value-type="float" office:value="0.00000860950078498061" calcext:value-type="float">
            <text:p>8.60950078498061E-06</text:p>
          </table:table-cell>
          <table:table-cell office:value-type="float" office:value="0.00000260489617445268" calcext:value-type="float">
            <text:p>2.60E-06</text:p>
          </table:table-cell>
          <table:table-cell office:value-type="float" office:value="0.00000626676622858042" calcext:value-type="float">
            <text:p>6.26676622858042E-06</text:p>
          </table:table-cell>
          <table:table-cell office:value-type="float" office:value="0.00000992863628270816" calcext:value-type="float">
            <text:p>9.92863628270816E-06</text:p>
          </table:table-cell>
          <table:table-cell office:value-type="float" office:value="0.0000135905063368359" calcext:value-type="float">
            <text:p>1.36E-05</text:p>
          </table:table-cell>
          <table:table-cell office:value-type="float" office:value="0.0000282286761656088" calcext:value-type="float">
            <text:p>2.82286761656088E-05</text:p>
          </table:table-cell>
          <table:table-cell office:value-type="float" office:value="0.0000428668459943818" calcext:value-type="float">
            <text:p>4.28668459943818E-05</text:p>
          </table:table-cell>
          <table:table-cell office:value-type="float" office:value="0.0000575050158231547" calcext:value-type="float">
            <text:p>5.75050158231547E-05</text:p>
          </table:table-cell>
          <table:table-cell office:value-type="float" office:value="0.0000721431856519277" calcext:value-type="float">
            <text:p>7.21431856519277E-05</text:p>
          </table:table-cell>
          <table:table-cell table:style-name="ce6" office:value-type="float" office:value="0.0000867813554807006" calcext:value-type="float">
            <text:p>8.68E-05</text:p>
          </table:table-cell>
          <table:table-cell office:value-type="float" office:value="0.0000733521296293083" calcext:value-type="float">
            <text:p>7.33521296293083E-05</text:p>
          </table:table-cell>
          <table:table-cell office:value-type="float" office:value="0.0000599229037779159" calcext:value-type="float">
            <text:p>5.99229037779159E-05</text:p>
          </table:table-cell>
          <table:table-cell office:value-type="float" office:value="0.0000464936779265236" calcext:value-type="float">
            <text:p>4.64936779265236E-05</text:p>
          </table:table-cell>
          <table:table-cell office:value-type="float" office:value="0.0000330644520751313" calcext:value-type="float">
            <text:p>3.31E-05</text:p>
          </table:table-cell>
          <table:table-cell office:value-type="float" office:value="0.0000289951265612878" calcext:value-type="float">
            <text:p>2.89951265612878E-05</text:p>
          </table:table-cell>
          <table:table-cell office:value-type="float" office:value="0.0000249258010474444" calcext:value-type="float">
            <text:p>2.49258010474444E-05</text:p>
          </table:table-cell>
          <table:table-cell office:value-type="float" office:value="0.0000208564755336009" calcext:value-type="float">
            <text:p>2.08564755336009E-05</text:p>
          </table:table-cell>
          <table:table-cell office:value-type="float" office:value="0.0000167871500197574" calcext:value-type="float">
            <text:p>1.67871500197574E-05</text:p>
          </table:table-cell>
          <table:table-cell office:value-type="float" office:value="0.000012717824505914" calcext:value-type="float">
            <text:p>1.2717824505914E-05</text:p>
          </table:table-cell>
          <table:table-cell office:value-type="float" office:value="0.00000864849899207052" calcext:value-type="float">
            <text:p>8.64849899207052E-06</text:p>
          </table:table-cell>
          <table:table-cell office:value-type="float" office:value="0.00000457917347822706" calcext:value-type="float">
            <text:p>4.57917347822706E-06</text:p>
          </table:table-cell>
          <table:table-cell office:value-type="float" office:value="0.00000050984796438359" calcext:value-type="float">
            <text:p>5.10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61413407082284" calcext:value-type="float">
            <text:p>1.61E-05</text:p>
          </table:table-cell>
          <table:table-cell office:value-type="float" office:value="0.0000138374319689775" calcext:value-type="float">
            <text:p>1.38374319689775E-05</text:p>
          </table:table-cell>
          <table:table-cell office:value-type="float" office:value="0.0000115335232297265" calcext:value-type="float">
            <text:p>1.15335232297265E-05</text:p>
          </table:table-cell>
          <table:table-cell office:value-type="float" office:value="0.00000922961449047559" calcext:value-type="float">
            <text:p>9.22961449047559E-06</text:p>
          </table:table-cell>
          <table:table-cell office:value-type="float" office:value="0.00000692570575122465" calcext:value-type="float">
            <text:p>6.93E-06</text:p>
          </table:table-cell>
          <table:table-cell office:value-type="float" office:value="0.00000474157126648886" calcext:value-type="float">
            <text:p>4.74157126648886E-06</text:p>
          </table:table-cell>
          <table:table-cell office:value-type="float" office:value="0.00000255743678175307" calcext:value-type="float">
            <text:p>2.55743678175307E-06</text:p>
          </table:table-cell>
          <table:table-cell office:value-type="float" office:value="0.000000373302297017283" calcext:value-type="float">
            <text:p>3.73E-07</text:p>
          </table:table-cell>
          <table:table-cell office:value-type="float" office:value="0.0000448810240829722" calcext:value-type="float">
            <text:p>4.48810240829722E-05</text:p>
          </table:table-cell>
          <table:table-cell office:value-type="float" office:value="0.0000893887458689272" calcext:value-type="float">
            <text:p>8.93887458689272E-05</text:p>
          </table:table-cell>
          <table:table-cell office:value-type="float" office:value="0.000133896467654882" calcext:value-type="float">
            <text:p>0.000133896467655</text:p>
          </table:table-cell>
          <table:table-cell office:value-type="float" office:value="0.000178404189440837" calcext:value-type="float">
            <text:p>0.000178404189441</text:p>
          </table:table-cell>
          <table:table-cell office:value-type="float" office:value="0.000222911911226792" calcext:value-type="float">
            <text:p>0.000222911911227</text:p>
          </table:table-cell>
          <table:table-cell office:value-type="float" office:value="0.000190776413906421" calcext:value-type="float">
            <text:p>0.000190776413906</text:p>
          </table:table-cell>
          <table:table-cell office:value-type="float" office:value="0.00015864091658605" calcext:value-type="float">
            <text:p>0.000158640916586</text:p>
          </table:table-cell>
          <table:table-cell office:value-type="float" office:value="0.000126505419265678" calcext:value-type="float">
            <text:p>0.000126505419266</text:p>
          </table:table-cell>
          <table:table-cell office:value-type="float" office:value="0.0000943699219453071" calcext:value-type="float">
            <text:p>9.44E-05</text:p>
          </table:table-cell>
          <table:table-cell office:value-type="float" office:value="0.000082632346777651" calcext:value-type="float">
            <text:p>8.2632346777651E-05</text:p>
          </table:table-cell>
          <table:table-cell office:value-type="float" office:value="0.000070894771609995" calcext:value-type="float">
            <text:p>7.0894771609995E-05</text:p>
          </table:table-cell>
          <table:table-cell office:value-type="float" office:value="0.0000591571964423389" calcext:value-type="float">
            <text:p>5.91571964423389E-05</text:p>
          </table:table-cell>
          <table:table-cell office:value-type="float" office:value="0.0000474196212746829" calcext:value-type="float">
            <text:p>4.74196212746829E-05</text:p>
          </table:table-cell>
          <table:table-cell office:value-type="float" office:value="0.0000356820461070268" calcext:value-type="float">
            <text:p>3.56820461070268E-05</text:p>
          </table:table-cell>
          <table:table-cell office:value-type="float" office:value="0.0000239444709393707" calcext:value-type="float">
            <text:p>2.39444709393707E-05</text:p>
          </table:table-cell>
          <table:table-cell office:value-type="float" office:value="0.0000122068957717147" calcext:value-type="float">
            <text:p>1.22068957717147E-05</text:p>
          </table:table-cell>
          <table:table-cell office:value-type="float" office:value="0.000000469320604058608" calcext:value-type="float">
            <text:p>4.69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36312572155184" calcext:value-type="float">
            <text:p>1.36E-05</text:p>
          </table:table-cell>
          <table:table-cell office:value-type="float" office:value="0.0000138315567852427" calcext:value-type="float">
            <text:p>1.38315567852427E-05</text:p>
          </table:table-cell>
          <table:table-cell office:value-type="float" office:value="0.0000140318563549669" calcext:value-type="float">
            <text:p>1.40318563549669E-05</text:p>
          </table:table-cell>
          <table:table-cell office:value-type="float" office:value="0.0000142321559246911" calcext:value-type="float">
            <text:p>1.42321559246911E-05</text:p>
          </table:table-cell>
          <table:table-cell office:value-type="float" office:value="0.0000144324554944154" calcext:value-type="float">
            <text:p>1.44E-05</text:p>
          </table:table-cell>
          <table:table-cell office:value-type="float" office:value="0.0000184314474266224" calcext:value-type="float">
            <text:p>1.84314474266224E-05</text:p>
          </table:table-cell>
          <table:table-cell office:value-type="float" office:value="0.0000224304393588294" calcext:value-type="float">
            <text:p>2.24304393588294E-05</text:p>
          </table:table-cell>
          <table:table-cell office:value-type="float" office:value="0.0000264294312910364" calcext:value-type="float">
            <text:p>2.64E-05</text:p>
          </table:table-cell>
          <table:table-cell office:value-type="float" office:value="0.0000882577300681731" calcext:value-type="float">
            <text:p>8.82577300681731E-05</text:p>
          </table:table-cell>
          <table:table-cell office:value-type="float" office:value="0.00015008602884531" calcext:value-type="float">
            <text:p>0.000150086028845</text:p>
          </table:table-cell>
          <table:table-cell office:value-type="float" office:value="0.000211914327622447" calcext:value-type="float">
            <text:p>0.000211914327622</text:p>
          </table:table-cell>
          <table:table-cell office:value-type="float" office:value="0.000273742626399583" calcext:value-type="float">
            <text:p>0.0002737426264</text:p>
          </table:table-cell>
          <table:table-cell office:value-type="float" office:value="0.00033557092517672" calcext:value-type="float">
            <text:p>0.000335570925177</text:p>
          </table:table-cell>
          <table:table-cell office:value-type="float" office:value="0.000262042784027045" calcext:value-type="float">
            <text:p>0.000262042784027</text:p>
          </table:table-cell>
          <table:table-cell office:value-type="float" office:value="0.00018851464287737" calcext:value-type="float">
            <text:p>0.000188514642877</text:p>
          </table:table-cell>
          <table:table-cell office:value-type="float" office:value="0.000114986501727694" calcext:value-type="float">
            <text:p>0.000114986501728</text:p>
          </table:table-cell>
          <table:table-cell office:value-type="float" office:value="0.0000414583605780191" calcext:value-type="float">
            <text:p>4.15E-05</text:p>
          </table:table-cell>
          <table:table-cell office:value-type="float" office:value="0.0000363215628382725" calcext:value-type="float">
            <text:p>3.63215628382725E-05</text:p>
          </table:table-cell>
          <table:table-cell office:value-type="float" office:value="0.0000311847650985259" calcext:value-type="float">
            <text:p>3.11847650985259E-05</text:p>
          </table:table-cell>
          <table:table-cell office:value-type="float" office:value="0.0000260479673587793" calcext:value-type="float">
            <text:p>2.60479673587793E-05</text:p>
          </table:table-cell>
          <table:table-cell office:value-type="float" office:value="0.0000209111696190327" calcext:value-type="float">
            <text:p>2.09111696190327E-05</text:p>
          </table:table-cell>
          <table:table-cell office:value-type="float" office:value="0.0000157743718792861" calcext:value-type="float">
            <text:p>1.57743718792861E-05</text:p>
          </table:table-cell>
          <table:table-cell office:value-type="float" office:value="0.0000106375741395395" calcext:value-type="float">
            <text:p>1.06375741395395E-05</text:p>
          </table:table-cell>
          <table:table-cell office:value-type="float" office:value="0.00000550077639979292" calcext:value-type="float">
            <text:p>5.50077639979292E-06</text:p>
          </table:table-cell>
          <table:table-cell office:value-type="float" office:value="0.000000363978660046325" calcext:value-type="float">
            <text:p>3.64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536554285339688" calcext:value-type="float">
            <text:p>5.37E-06</text:p>
          </table:table-cell>
          <table:table-cell office:value-type="float" office:value="0.00000682621926613699" calcext:value-type="float">
            <text:p>6.82621926613699E-06</text:p>
          </table:table-cell>
          <table:table-cell office:value-type="float" office:value="0.00000828689567887709" calcext:value-type="float">
            <text:p>8.28689567887709E-06</text:p>
          </table:table-cell>
          <table:table-cell office:value-type="float" office:value="0.0000097475720916172" calcext:value-type="float">
            <text:p>9.7475720916172E-06</text:p>
          </table:table-cell>
          <table:table-cell office:value-type="float" office:value="0.0000112082485043573" calcext:value-type="float">
            <text:p>1.12E-05</text:p>
          </table:table-cell>
          <table:table-cell office:value-type="float" office:value="0.0000306714867340046" calcext:value-type="float">
            <text:p>3.06714867340046E-05</text:p>
          </table:table-cell>
          <table:table-cell office:value-type="float" office:value="0.0000501347249636518" calcext:value-type="float">
            <text:p>5.01347249636518E-05</text:p>
          </table:table-cell>
          <table:table-cell office:value-type="float" office:value="0.0000695979631932991" calcext:value-type="float">
            <text:p>6.96E-05</text:p>
          </table:table-cell>
          <table:table-cell office:value-type="float" office:value="0.000103290045008304" calcext:value-type="float">
            <text:p>0.000103290045008</text:p>
          </table:table-cell>
          <table:table-cell office:value-type="float" office:value="0.000136982126823309" calcext:value-type="float">
            <text:p>0.000136982126823</text:p>
          </table:table-cell>
          <table:table-cell office:value-type="float" office:value="0.000170674208638314" calcext:value-type="float">
            <text:p>0.000170674208638</text:p>
          </table:table-cell>
          <table:table-cell office:value-type="float" office:value="0.000204366290453319" calcext:value-type="float">
            <text:p>0.000204366290453</text:p>
          </table:table-cell>
          <table:table-cell office:value-type="float" office:value="0.000238058372268324" calcext:value-type="float">
            <text:p>0.000238058372268</text:p>
          </table:table-cell>
          <table:table-cell office:value-type="float" office:value="0.000194909481929532" calcext:value-type="float">
            <text:p>0.00019490948193</text:p>
          </table:table-cell>
          <table:table-cell office:value-type="float" office:value="0.000151760591590741" calcext:value-type="float">
            <text:p>0.000151760591591</text:p>
          </table:table-cell>
          <table:table-cell office:value-type="float" office:value="0.000108611701251949" calcext:value-type="float">
            <text:p>0.000108611701252</text:p>
          </table:table-cell>
          <table:table-cell office:value-type="float" office:value="0.0000654628109131572" calcext:value-type="float">
            <text:p>6.55E-05</text:p>
          </table:table-cell>
          <table:table-cell office:value-type="float" office:value="0.000057380170272785" calcext:value-type="float">
            <text:p>5.7380170272785E-05</text:p>
          </table:table-cell>
          <table:table-cell office:value-type="float" office:value="0.0000492975296324129" calcext:value-type="float">
            <text:p>4.92975296324129E-05</text:p>
          </table:table-cell>
          <table:table-cell office:value-type="float" office:value="0.0000412148889920407" calcext:value-type="float">
            <text:p>4.12148889920407E-05</text:p>
          </table:table-cell>
          <table:table-cell office:value-type="float" office:value="0.0000331322483516686" calcext:value-type="float">
            <text:p>3.31322483516686E-05</text:p>
          </table:table-cell>
          <table:table-cell office:value-type="float" office:value="0.0000250496077112964" calcext:value-type="float">
            <text:p>2.50496077112964E-05</text:p>
          </table:table-cell>
          <table:table-cell office:value-type="float" office:value="0.0000169669670709242" calcext:value-type="float">
            <text:p>1.69669670709242E-05</text:p>
          </table:table-cell>
          <table:table-cell office:value-type="float" office:value="0.00000888432643055208" calcext:value-type="float">
            <text:p>8.88432643055208E-06</text:p>
          </table:table-cell>
          <table:table-cell office:value-type="float" office:value="0.000000801685790179911" calcext:value-type="float">
            <text:p>8.02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06250702131901" calcext:value-type="float">
            <text:p>2.06E-05</text:p>
          </table:table-cell>
          <table:table-cell office:value-type="float" office:value="0.0000166559093136668" calcext:value-type="float">
            <text:p>1.66559093136668E-05</text:p>
          </table:table-cell>
          <table:table-cell office:value-type="float" office:value="0.0000126867484141434" calcext:value-type="float">
            <text:p>1.26867484141434E-05</text:p>
          </table:table-cell>
          <table:table-cell office:value-type="float" office:value="0.00000871758751462011" calcext:value-type="float">
            <text:p>8.71758751462011E-06</text:p>
          </table:table-cell>
          <table:table-cell office:value-type="float" office:value="0.00000474842661509677" calcext:value-type="float">
            <text:p>4.75E-06</text:p>
          </table:table-cell>
          <table:table-cell office:value-type="float" office:value="0.0000329391427207185" calcext:value-type="float">
            <text:p>3.29391427207185E-05</text:p>
          </table:table-cell>
          <table:table-cell office:value-type="float" office:value="0.0000611298588263403" calcext:value-type="float">
            <text:p>6.11298588263403E-05</text:p>
          </table:table-cell>
          <table:table-cell office:value-type="float" office:value="0.0000893205749319621" calcext:value-type="float">
            <text:p>8.93E-05</text:p>
          </table:table-cell>
          <table:table-cell office:value-type="float" office:value="0.000130509272042443" calcext:value-type="float">
            <text:p>0.000130509272042</text:p>
          </table:table-cell>
          <table:table-cell office:value-type="float" office:value="0.000171697969152924" calcext:value-type="float">
            <text:p>0.000171697969153</text:p>
          </table:table-cell>
          <table:table-cell office:value-type="float" office:value="0.000212886666263406" calcext:value-type="float">
            <text:p>0.000212886666263</text:p>
          </table:table-cell>
          <table:table-cell office:value-type="float" office:value="0.000254075363373887" calcext:value-type="float">
            <text:p>0.000254075363374</text:p>
          </table:table-cell>
          <table:table-cell office:value-type="float" office:value="0.000295264060484368" calcext:value-type="float">
            <text:p>0.000295264060484</text:p>
          </table:table-cell>
          <table:table-cell office:value-type="float" office:value="0.000226662686495879" calcext:value-type="float">
            <text:p>0.000226662686496</text:p>
          </table:table-cell>
          <table:table-cell office:value-type="float" office:value="0.00015806131250739" calcext:value-type="float">
            <text:p>0.000158061312507</text:p>
          </table:table-cell>
          <table:table-cell office:value-type="float" office:value="0.0000894599385189007" calcext:value-type="float">
            <text:p>8.94599385189007E-05</text:p>
          </table:table-cell>
          <table:table-cell office:value-type="float" office:value="0.0000208585645304115" calcext:value-type="float">
            <text:p>2.09E-05</text:p>
          </table:table-cell>
          <table:table-cell office:value-type="float" office:value="0.0000183031876766418" calcext:value-type="float">
            <text:p>1.83031876766418E-05</text:p>
          </table:table-cell>
          <table:table-cell office:value-type="float" office:value="0.0000157478108228721" calcext:value-type="float">
            <text:p>1.57478108228721E-05</text:p>
          </table:table-cell>
          <table:table-cell office:value-type="float" office:value="0.0000131924339691024" calcext:value-type="float">
            <text:p>1.31924339691024E-05</text:p>
          </table:table-cell>
          <table:table-cell office:value-type="float" office:value="0.0000106370571153328" calcext:value-type="float">
            <text:p>1.06370571153328E-05</text:p>
          </table:table-cell>
          <table:table-cell office:value-type="float" office:value="0.00000808168026156308" calcext:value-type="float">
            <text:p>8.08168026156308E-06</text:p>
          </table:table-cell>
          <table:table-cell office:value-type="float" office:value="0.00000552630340779339" calcext:value-type="float">
            <text:p>5.52630340779339E-06</text:p>
          </table:table-cell>
          <table:table-cell office:value-type="float" office:value="0.0000029709265540237" calcext:value-type="float">
            <text:p>2.9709265540237E-06</text:p>
          </table:table-cell>
          <table:table-cell office:value-type="float" office:value="0.000000415549700254013" calcext:value-type="float">
            <text:p>4.16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08077591511939" calcext:value-type="float">
            <text:p>1.08E-05</text:p>
          </table:table-cell>
          <table:table-cell office:value-type="float" office:value="0.0000129961966261494" calcext:value-type="float">
            <text:p>1.29961966261494E-05</text:p>
          </table:table-cell>
          <table:table-cell office:value-type="float" office:value="0.0000151846341011049" calcext:value-type="float">
            <text:p>1.51846341011049E-05</text:p>
          </table:table-cell>
          <table:table-cell office:value-type="float" office:value="0.0000173730715760603" calcext:value-type="float">
            <text:p>1.73730715760603E-05</text:p>
          </table:table-cell>
          <table:table-cell office:value-type="float" office:value="0.0000195615090510158" calcext:value-type="float">
            <text:p>1.96E-05</text:p>
          </table:table-cell>
          <table:table-cell office:value-type="float" office:value="0.0000475541099132492" calcext:value-type="float">
            <text:p>4.75541099132492E-05</text:p>
          </table:table-cell>
          <table:table-cell office:value-type="float" office:value="0.0000755467107754826" calcext:value-type="float">
            <text:p>7.55467107754826E-05</text:p>
          </table:table-cell>
          <table:table-cell table:style-name="ce5" office:value-type="float" office:value="0.000103539311637716" calcext:value-type="float">
            <text:p>0.000103539311638</text:p>
          </table:table-cell>
          <table:table-cell office:value-type="float" office:value="0.000133859733779091" calcext:value-type="float">
            <text:p>0.000133859733779</text:p>
          </table:table-cell>
          <table:table-cell office:value-type="float" office:value="0.000164180155920466" calcext:value-type="float">
            <text:p>0.00016418015592</text:p>
          </table:table-cell>
          <table:table-cell office:value-type="float" office:value="0.000194500578061841" calcext:value-type="float">
            <text:p>0.000194500578062</text:p>
          </table:table-cell>
          <table:table-cell office:value-type="float" office:value="0.000224821000203216" calcext:value-type="float">
            <text:p>0.000224821000203</text:p>
          </table:table-cell>
          <table:table-cell office:value-type="float" office:value="0.000255141422344591" calcext:value-type="float">
            <text:p>0.000255141422345</text:p>
          </table:table-cell>
          <table:table-cell office:value-type="float" office:value="0.000192948941231916" calcext:value-type="float">
            <text:p>0.000192948941232</text:p>
          </table:table-cell>
          <table:table-cell office:value-type="float" office:value="0.00013075646011924" calcext:value-type="float">
            <text:p>0.000130756460119</text:p>
          </table:table-cell>
          <table:table-cell office:value-type="float" office:value="0.0000685639790065652" calcext:value-type="float">
            <text:p>6.85639790065652E-05</text:p>
          </table:table-cell>
          <table:table-cell office:value-type="float" office:value="0.00000637149789388992" calcext:value-type="float">
            <text:p>6.37E-06</text:p>
          </table:table-cell>
          <table:table-cell office:value-type="float" office:value="0.00000563654446069006" calcext:value-type="float">
            <text:p>5.63654446069006E-06</text:p>
          </table:table-cell>
          <table:table-cell office:value-type="float" office:value="0.00000490159102749019" calcext:value-type="float">
            <text:p>4.90159102749019E-06</text:p>
          </table:table-cell>
          <table:table-cell office:value-type="float" office:value="0.00000416663759429033" calcext:value-type="float">
            <text:p>4.16663759429033E-06</text:p>
          </table:table-cell>
          <table:table-cell office:value-type="float" office:value="0.00000343168416109047" calcext:value-type="float">
            <text:p>3.43168416109047E-06</text:p>
          </table:table-cell>
          <table:table-cell office:value-type="float" office:value="0.0000026967307278906" calcext:value-type="float">
            <text:p>2.6967307278906E-06</text:p>
          </table:table-cell>
          <table:table-cell office:value-type="float" office:value="0.00000196177729469074" calcext:value-type="float">
            <text:p>1.96177729469074E-06</text:p>
          </table:table-cell>
          <table:table-cell office:value-type="float" office:value="0.00000122682386149088" calcext:value-type="float">
            <text:p>1.22682386149088E-06</text:p>
          </table:table-cell>
          <table:table-cell office:value-type="float" office:value="0.000000491870428291016" calcext:value-type="float">
            <text:p>4.92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35822455093474" calcext:value-type="float">
            <text:p>1.36E-05</text:p>
          </table:table-cell>
          <table:table-cell office:value-type="float" office:value="0.0000128985095824836" calcext:value-type="float">
            <text:p>1.28985095824836E-05</text:p>
          </table:table-cell>
          <table:table-cell office:value-type="float" office:value="0.0000122147736556199" calcext:value-type="float">
            <text:p>1.22147736556199E-05</text:p>
          </table:table-cell>
          <table:table-cell office:value-type="float" office:value="0.0000115310377287561" calcext:value-type="float">
            <text:p>1.15310377287561E-05</text:p>
          </table:table-cell>
          <table:table-cell office:value-type="float" office:value="0.0000108473018018923" calcext:value-type="float">
            <text:p>1.08E-05</text:p>
          </table:table-cell>
          <table:table-cell office:value-type="float" office:value="0.000022799271867738" calcext:value-type="float">
            <text:p>2.2799271867738E-05</text:p>
          </table:table-cell>
          <table:table-cell office:value-type="float" office:value="0.0000347512419335838" calcext:value-type="float">
            <text:p>3.47512419335838E-05</text:p>
          </table:table-cell>
          <table:table-cell office:value-type="float" office:value="0.0000467032119994295" calcext:value-type="float">
            <text:p>4.67E-05</text:p>
          </table:table-cell>
          <table:table-cell office:value-type="float" office:value="0.000058312660109379" calcext:value-type="float">
            <text:p>5.8312660109379E-05</text:p>
          </table:table-cell>
          <table:table-cell office:value-type="float" office:value="0.0000699221082193285" calcext:value-type="float">
            <text:p>6.99221082193285E-05</text:p>
          </table:table-cell>
          <table:table-cell office:value-type="float" office:value="0.000081531556329278" calcext:value-type="float">
            <text:p>8.1531556329278E-05</text:p>
          </table:table-cell>
          <table:table-cell office:value-type="float" office:value="0.0000931410044392275" calcext:value-type="float">
            <text:p>9.31410044392275E-05</text:p>
          </table:table-cell>
          <table:table-cell office:value-type="float" office:value="0.000104750452549177" calcext:value-type="float">
            <text:p>0.000104750452549</text:p>
          </table:table-cell>
          <table:table-cell office:value-type="float" office:value="0.0000992975867174287" calcext:value-type="float">
            <text:p>9.92975867174287E-05</text:p>
          </table:table-cell>
          <table:table-cell office:value-type="float" office:value="0.0000938447208856805" calcext:value-type="float">
            <text:p>9.38447208856805E-05</text:p>
          </table:table-cell>
          <table:table-cell office:value-type="float" office:value="0.0000883918550539323" calcext:value-type="float">
            <text:p>8.83918550539323E-05</text:p>
          </table:table-cell>
          <table:table-cell office:value-type="float" office:value="0.000082938989222184" calcext:value-type="float">
            <text:p>8.29E-05</text:p>
          </table:table-cell>
          <table:table-cell office:value-type="float" office:value="0.0000726395313598336" calcext:value-type="float">
            <text:p>7.26395313598336E-05</text:p>
          </table:table-cell>
          <table:table-cell office:value-type="float" office:value="0.0000623400734974831" calcext:value-type="float">
            <text:p>6.23400734974831E-05</text:p>
          </table:table-cell>
          <table:table-cell office:value-type="float" office:value="0.0000520406156351327" calcext:value-type="float">
            <text:p>5.20406156351327E-05</text:p>
          </table:table-cell>
          <table:table-cell office:value-type="float" office:value="0.0000417411577727822" calcext:value-type="float">
            <text:p>4.17411577727822E-05</text:p>
          </table:table-cell>
          <table:table-cell office:value-type="float" office:value="0.0000314416999104318" calcext:value-type="float">
            <text:p>3.14416999104318E-05</text:p>
          </table:table-cell>
          <table:table-cell office:value-type="float" office:value="0.0000211422420480814" calcext:value-type="float">
            <text:p>2.11422420480814E-05</text:p>
          </table:table-cell>
          <table:table-cell office:value-type="float" office:value="0.0000108427841857309" calcext:value-type="float">
            <text:p>1.08427841857309E-05</text:p>
          </table:table-cell>
          <table:table-cell office:value-type="float" office:value="0.00000054332632338051" calcext:value-type="float">
            <text:p>5.43E-07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10952229876938" calcext:value-type="float">
            <text:p>1.11E-05</text:p>
          </table:table-cell>
          <table:table-cell office:value-type="float" office:value="0.0000113673536471646" calcext:value-type="float">
            <text:p>1.13673536471646E-05</text:p>
          </table:table-cell>
          <table:table-cell office:value-type="float" office:value="0.0000116394843066354" calcext:value-type="float">
            <text:p>1.16394843066354E-05</text:p>
          </table:table-cell>
          <table:table-cell office:value-type="float" office:value="0.0000119116149661062" calcext:value-type="float">
            <text:p>1.19116149661062E-05</text:p>
          </table:table-cell>
          <table:table-cell office:value-type="float" office:value="0.000012183745625577" calcext:value-type="float">
            <text:p>1.22E-05</text:p>
          </table:table-cell>
          <table:table-cell office:value-type="float" office:value="0.0000182976013577338" calcext:value-type="float">
            <text:p>1.82976013577338E-05</text:p>
          </table:table-cell>
          <table:table-cell office:value-type="float" office:value="0.0000244114570898906" calcext:value-type="float">
            <text:p>2.44114570898906E-05</text:p>
          </table:table-cell>
          <table:table-cell office:value-type="float" office:value="0.0000305253128220474" calcext:value-type="float">
            <text:p>3.05E-05</text:p>
          </table:table-cell>
          <table:table-cell office:value-type="float" office:value="0.000042684228927563" calcext:value-type="float">
            <text:p>4.2684228927563E-05</text:p>
          </table:table-cell>
          <table:table-cell office:value-type="float" office:value="0.0000548431450330785" calcext:value-type="float">
            <text:p>5.48431450330785E-05</text:p>
          </table:table-cell>
          <table:table-cell office:value-type="float" office:value="0.0000670020611385941" calcext:value-type="float">
            <text:p>6.70020611385941E-05</text:p>
          </table:table-cell>
          <table:table-cell office:value-type="float" office:value="0.0000791609772441096" calcext:value-type="float">
            <text:p>7.91609772441096E-05</text:p>
          </table:table-cell>
          <table:table-cell table:style-name="ce6" office:value-type="float" office:value="0.0000913198933496252" calcext:value-type="float">
            <text:p>9.13E-05</text:p>
          </table:table-cell>
          <table:table-cell office:value-type="float" office:value="0.0000866606622632115" calcext:value-type="float">
            <text:p>8.66606622632115E-05</text:p>
          </table:table-cell>
          <table:table-cell office:value-type="float" office:value="0.0000820014311767978" calcext:value-type="float">
            <text:p>8.20014311767978E-05</text:p>
          </table:table-cell>
          <table:table-cell office:value-type="float" office:value="0.0000773422000903841" calcext:value-type="float">
            <text:p>7.73422000903841E-05</text:p>
          </table:table-cell>
          <table:table-cell office:value-type="float" office:value="0.0000726829690039704" calcext:value-type="float">
            <text:p>7.27E-05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08778828604491" calcext:value-type="float">
            <text:p>1.09E-05</text:p>
          </table:table-cell>
          <table:table-cell office:value-type="float" office:value="0.0000121128939110862" calcext:value-type="float">
            <text:p>1.21128939110862E-05</text:p>
          </table:table-cell>
          <table:table-cell office:value-type="float" office:value="0.0000133479049617233" calcext:value-type="float">
            <text:p>1.33479049617233E-05</text:p>
          </table:table-cell>
          <table:table-cell office:value-type="float" office:value="0.0000145829160123603" calcext:value-type="float">
            <text:p>1.45829160123603E-05</text:p>
          </table:table-cell>
          <table:table-cell office:value-type="float" office:value="0.0000158179270629974" calcext:value-type="float">
            <text:p>1.58E-05</text:p>
          </table:table-cell>
          <table:table-cell office:value-type="float" office:value="0.0000134904445697075" calcext:value-type="float">
            <text:p>1.34904445697075E-05</text:p>
          </table:table-cell>
          <table:table-cell office:value-type="float" office:value="0.0000111629620764176" calcext:value-type="float">
            <text:p>1.11629620764176E-05</text:p>
          </table:table-cell>
          <table:table-cell office:value-type="float" office:value="0.00000883547958312773" calcext:value-type="float">
            <text:p>8.84E-06</text:p>
          </table:table-cell>
          <table:table-cell office:value-type="float" office:value="0.0000611540135846576" calcext:value-type="float">
            <text:p>6.11540135846576E-05</text:p>
          </table:table-cell>
          <table:table-cell office:value-type="float" office:value="0.000113472547586187" calcext:value-type="float">
            <text:p>0.000113472547586</text:p>
          </table:table-cell>
          <table:table-cell office:value-type="float" office:value="0.000165791081587717" calcext:value-type="float">
            <text:p>0.000165791081588</text:p>
          </table:table-cell>
          <table:table-cell office:value-type="float" office:value="0.000218109615589247" calcext:value-type="float">
            <text:p>0.000218109615589</text:p>
          </table:table-cell>
          <table:table-cell office:value-type="float" office:value="0.000270428149590777" calcext:value-type="float">
            <text:p>0.000270428149591</text:p>
          </table:table-cell>
          <table:table-cell office:value-type="float" office:value="0.000203364221751518" calcext:value-type="float">
            <text:p>0.000203364221752</text:p>
          </table:table-cell>
          <table:table-cell office:value-type="float" office:value="0.000136300293912259" calcext:value-type="float">
            <text:p>0.000136300293912</text:p>
          </table:table-cell>
          <table:table-cell office:value-type="float" office:value="0.0000692363660730002" calcext:value-type="float">
            <text:p>6.92363660730002E-05</text:p>
          </table:table-cell>
          <table:table-cell office:value-type="float" office:value="0.00000217243823374135" calcext:value-type="float">
            <text:p>2.17E-06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277478563759142" calcext:value-type="float">
            <text:p>2.77E-05</text:p>
          </table:table-cell>
          <table:table-cell office:value-type="float" office:value="0.0000276335297546334" calcext:value-type="float">
            <text:p>2.76335297546334E-05</text:p>
          </table:table-cell>
          <table:table-cell office:value-type="float" office:value="0.0000275192031333526" calcext:value-type="float">
            <text:p>2.75192031333526E-05</text:p>
          </table:table-cell>
          <table:table-cell office:value-type="float" office:value="0.0000274048765120719" calcext:value-type="float">
            <text:p>2.74048765120719E-05</text:p>
          </table:table-cell>
          <table:table-cell office:value-type="float" office:value="0.0000272905498907911" calcext:value-type="float">
            <text:p>2.73E-05</text:p>
          </table:table-cell>
          <table:table-cell office:value-type="float" office:value="0.0000182732161134216" calcext:value-type="float">
            <text:p>1.82732161134216E-05</text:p>
          </table:table-cell>
          <table:table-cell office:value-type="float" office:value="0.00000925588233605209" calcext:value-type="float">
            <text:p>9.25588233605209E-06</text:p>
          </table:table-cell>
          <table:table-cell office:value-type="float" office:value="0.000000238548558682583" calcext:value-type="float">
            <text:p>2.39E-07</text:p>
          </table:table-cell>
          <table:table-cell office:value-type="float" office:value="0.000019929763999902" calcext:value-type="float">
            <text:p>1.9929763999902E-05</text:p>
          </table:table-cell>
          <table:table-cell office:value-type="float" office:value="0.0000396209794411215" calcext:value-type="float">
            <text:p>3.96209794411215E-05</text:p>
          </table:table-cell>
          <table:table-cell office:value-type="float" office:value="0.0000593121948823409" calcext:value-type="float">
            <text:p>5.93121948823409E-05</text:p>
          </table:table-cell>
          <table:table-cell office:value-type="float" office:value="0.0000790034103235604" calcext:value-type="float">
            <text:p>7.90034103235604E-05</text:p>
          </table:table-cell>
          <table:table-cell table:style-name="ce6" office:value-type="float" office:value="0.0000986946257647798" calcext:value-type="float">
            <text:p>9.87E-05</text:p>
          </table:table-cell>
          <table:table-cell office:value-type="float" office:value="0.0000813822007981773" calcext:value-type="float">
            <text:p>8.13822007981773E-05</text:p>
          </table:table-cell>
          <table:table-cell office:value-type="float" office:value="0.0000640697758315749" calcext:value-type="float">
            <text:p>6.40697758315749E-05</text:p>
          </table:table-cell>
          <table:table-cell office:value-type="float" office:value="0.0000467573508649724" calcext:value-type="float">
            <text:p>4.67573508649724E-05</text:p>
          </table:table-cell>
          <table:table-cell office:value-type="float" office:value="0.0000294449258983699" calcext:value-type="float">
            <text:p>2.94E-05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0611473403162904" calcext:value-type="float">
            <text:p>6.11E-06</text:p>
          </table:table-cell>
          <table:table-cell office:value-type="float" office:value="0.00000872789226791261" calcext:value-type="float">
            <text:p>8.72789226791261E-06</text:p>
          </table:table-cell>
          <table:table-cell office:value-type="float" office:value="0.0000113410505041962" calcext:value-type="float">
            <text:p>1.13410505041962E-05</text:p>
          </table:table-cell>
          <table:table-cell office:value-type="float" office:value="0.0000139542087404797" calcext:value-type="float">
            <text:p>1.39542087404797E-05</text:p>
          </table:table-cell>
          <table:table-cell office:value-type="float" office:value="0.0000165673669767633" calcext:value-type="float">
            <text:p>1.66E-05</text:p>
          </table:table-cell>
          <table:table-cell office:value-type="float" office:value="0.0000110834001110356" calcext:value-type="float">
            <text:p>1.10834001110356E-05</text:p>
          </table:table-cell>
          <table:table-cell office:value-type="float" office:value="0.00000559943324530791" calcext:value-type="float">
            <text:p>5.59943324530791E-06</text:p>
          </table:table-cell>
          <table:table-cell office:value-type="float" office:value="0.000000115466379580212" calcext:value-type="float">
            <text:p>1.15E-07</text:p>
          </table:table-cell>
          <table:table-cell office:value-type="float" office:value="0.00000716888521835663" calcext:value-type="float">
            <text:p>7.16888521835663E-06</text:p>
          </table:table-cell>
          <table:table-cell office:value-type="float" office:value="0.000014222304057133" calcext:value-type="float">
            <text:p>1.4222304057133E-05</text:p>
          </table:table-cell>
          <table:table-cell office:value-type="float" office:value="0.0000212757228959095" calcext:value-type="float">
            <text:p>2.12757228959095E-05</text:p>
          </table:table-cell>
          <table:table-cell office:value-type="float" office:value="0.0000283291417346859" calcext:value-type="float">
            <text:p>2.83291417346859E-05</text:p>
          </table:table-cell>
          <table:table-cell table:style-name="ce6" office:value-type="float" office:value="0.0000353825605734623" calcext:value-type="float">
            <text:p>3.54E-05</text:p>
          </table:table-cell>
          <table:table-cell office:value-type="float" office:value="0.000026604865356158" calcext:value-type="float">
            <text:p>2.6604865356158E-05</text:p>
          </table:table-cell>
          <table:table-cell office:value-type="float" office:value="0.0000178271701388536" calcext:value-type="float">
            <text:p>1.78271701388536E-05</text:p>
          </table:table-cell>
          <table:table-cell office:value-type="float" office:value="0.00000904947492154929" calcext:value-type="float">
            <text:p>9.04947492154929E-06</text:p>
          </table:table-cell>
          <table:table-cell office:value-type="float" office:value="0.000000271779704244937" calcext:value-type="float">
            <text:p>2.72E-07</text:p>
          </table:table-cell>
          <table:table-cell table:style-name="Default" table:number-columns-repeated="12"/>
          <table:table-cell table:number-columns-repeated="15"/>
        </table:table-row>
        <table:table-row table:style-name="ro1">
          <table:table-cell table:number-columns-repeated="14"/>
          <table:table-cell office:value-type="float" office:value="0.0000115234176468103" calcext:value-type="float">
            <text:p>1.15E-05</text:p>
          </table:table-cell>
          <table:table-cell office:value-type="float" office:value="0.0000100969698074604" calcext:value-type="float">
            <text:p>1.00969698074604E-05</text:p>
          </table:table-cell>
          <table:table-cell office:value-type="float" office:value="0.00000867052196811044" calcext:value-type="float">
            <text:p>8.67052196811044E-06</text:p>
          </table:table-cell>
          <table:table-cell office:value-type="float" office:value="0.00000724407412876051" calcext:value-type="float">
            <text:p>7.24407412876051E-06</text:p>
          </table:table-cell>
          <table:table-cell office:value-type="float" office:value="0.00000581762628941058" calcext:value-type="float">
            <text:p>5.82E-06</text:p>
          </table:table-cell>
          <table:table-cell office:value-type="float" office:value="0.00000469541067759135" calcext:value-type="float">
            <text:p>4.69541067759135E-06</text:p>
          </table:table-cell>
          <table:table-cell office:value-type="float" office:value="0.00000357319506577212" calcext:value-type="float">
            <text:p>3.57319506577212E-06</text:p>
          </table:table-cell>
          <table:table-cell office:value-type="float" office:value="0.00000245097945395289" calcext:value-type="float">
            <text:p>2.45E-06</text:p>
          </table:table-cell>
          <table:table-cell office:value-type="float" office:value="0.00000940171064258947" calcext:value-type="float">
            <text:p>9.40171064258947E-06</text:p>
          </table:table-cell>
          <table:table-cell office:value-type="float" office:value="0.0000163524418312261" calcext:value-type="float">
            <text:p>1.63524418312261E-05</text:p>
          </table:table-cell>
          <table:table-cell office:value-type="float" office:value="0.0000233031730198626" calcext:value-type="float">
            <text:p>2.33031730198626E-05</text:p>
          </table:table-cell>
          <table:table-cell office:value-type="float" office:value="0.0000302539042084992" calcext:value-type="float">
            <text:p>3.02539042084992E-05</text:p>
          </table:table-cell>
          <table:table-cell table:style-name="ce6" office:value-type="float" office:value="0.0000372046353971358" calcext:value-type="float">
            <text:p>3.72E-05</text:p>
          </table:table-cell>
          <table:table-cell office:value-type="float" office:value="0.0000279705365923473" calcext:value-type="float">
            <text:p>2.79705365923473E-05</text:p>
          </table:table-cell>
          <table:table-cell office:value-type="float" office:value="0.0000187364377875587" calcext:value-type="float">
            <text:p>1.87364377875587E-05</text:p>
          </table:table-cell>
          <table:table-cell office:value-type="float" office:value="0.00000950233898277017" calcext:value-type="float">
            <text:p>9.50233898277017E-06</text:p>
          </table:table-cell>
          <table:table-cell office:value-type="float" office:value="0.00000026824017798162" calcext:value-type="float">
            <text:p>2.68E-07</text:p>
          </table:table-cell>
          <table:table-cell table:style-name="Default" table:number-columns-repeated="12"/>
          <table:table-cell table:number-columns-repeated="15"/>
        </table:table-row>
      </table:table>
      <table:table table:name="Freq" table:style-name="ta1">
        <table:table-column table:style-name="co1" table:number-columns-repeated="58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1]+1)" office:value-type="float" office:value="2" calcext:value-type="float">
            <text:p>2</text:p>
          </table:table-cell>
          <table:table-cell table:formula="of:=SUM([.D1]+1)" office:value-type="float" office:value="3" calcext:value-type="float">
            <text:p>3</text:p>
          </table:table-cell>
          <table:table-cell table:formula="of:=SUM([.E1]+1)" office:value-type="float" office:value="4" calcext:value-type="float">
            <text:p>4</text:p>
          </table:table-cell>
          <table:table-cell table:formula="of:=SUM([.F1]+1)" office:value-type="float" office:value="5" calcext:value-type="float">
            <text:p>5</text:p>
          </table:table-cell>
          <table:table-cell table:formula="of:=SUM([.G1]+1)" office:value-type="float" office:value="6" calcext:value-type="float">
            <text:p>6</text:p>
          </table:table-cell>
          <table:table-cell table:formula="of:=SUM([.H1]+1)" office:value-type="float" office:value="7" calcext:value-type="float">
            <text:p>7</text:p>
          </table:table-cell>
          <table:table-cell table:formula="of:=SUM([.I1]+1)" office:value-type="float" office:value="8" calcext:value-type="float">
            <text:p>8</text:p>
          </table:table-cell>
          <table:table-cell table:formula="of:=SUM([.J1]+1)" office:value-type="float" office:value="9" calcext:value-type="float">
            <text:p>9</text:p>
          </table:table-cell>
          <table:table-cell table:formula="of:=SUM([.K1]+1)" office:value-type="float" office:value="10" calcext:value-type="float">
            <text:p>10</text:p>
          </table:table-cell>
          <table:table-cell table:formula="of:=SUM([.L1]+1)" office:value-type="float" office:value="11" calcext:value-type="float">
            <text:p>11</text:p>
          </table:table-cell>
          <table:table-cell table:formula="of:=SUM([.M1]+1)" office:value-type="float" office:value="12" calcext:value-type="float">
            <text:p>12</text:p>
          </table:table-cell>
          <table:table-cell table:formula="of:=SUM([.N1]+1)" office:value-type="float" office:value="13" calcext:value-type="float">
            <text:p>13</text:p>
          </table:table-cell>
          <table:table-cell table:formula="of:=SUM([.O1]+1)" office:value-type="float" office:value="14" calcext:value-type="float">
            <text:p>14</text:p>
          </table:table-cell>
          <table:table-cell table:formula="of:=SUM([.P1]+1)" office:value-type="float" office:value="15" calcext:value-type="float">
            <text:p>15</text:p>
          </table:table-cell>
          <table:table-cell table:formula="of:=SUM([.Q1]+1)" office:value-type="float" office:value="16" calcext:value-type="float">
            <text:p>16</text:p>
          </table:table-cell>
          <table:table-cell table:formula="of:=SUM([.R1]+1)" office:value-type="float" office:value="17" calcext:value-type="float">
            <text:p>17</text:p>
          </table:table-cell>
          <table:table-cell table:formula="of:=SUM([.S1]+1)" office:value-type="float" office:value="18" calcext:value-type="float">
            <text:p>18</text:p>
          </table:table-cell>
          <table:table-cell table:formula="of:=SUM([.T1]+1)" office:value-type="float" office:value="19" calcext:value-type="float">
            <text:p>19</text:p>
          </table:table-cell>
          <table:table-cell table:formula="of:=SUM([.U1]+1)" office:value-type="float" office:value="20" calcext:value-type="float">
            <text:p>20</text:p>
          </table:table-cell>
          <table:table-cell table:formula="of:=SUM([.V1]+1)" office:value-type="float" office:value="21" calcext:value-type="float">
            <text:p>21</text:p>
          </table:table-cell>
          <table:table-cell table:formula="of:=SUM([.W1]+1)" office:value-type="float" office:value="22" calcext:value-type="float">
            <text:p>22</text:p>
          </table:table-cell>
          <table:table-cell table:formula="of:=SUM([.X1]+1)" office:value-type="float" office:value="23" calcext:value-type="float">
            <text:p>23</text:p>
          </table:table-cell>
          <table:table-cell table:formula="of:=SUM([.Y1]+1)" office:value-type="float" office:value="24" calcext:value-type="float">
            <text:p>24</text:p>
          </table:table-cell>
          <table:table-cell table:formula="of:=SUM([.Z1]+1)" office:value-type="float" office:value="25" calcext:value-type="float">
            <text:p>25</text:p>
          </table:table-cell>
          <table:table-cell table:formula="of:=SUM([.AA1]+1)" office:value-type="float" office:value="26" calcext:value-type="float">
            <text:p>26</text:p>
          </table:table-cell>
          <table:table-cell table:formula="of:=SUM([.AB1]+1)" office:value-type="float" office:value="27" calcext:value-type="float">
            <text:p>27</text:p>
          </table:table-cell>
          <table:table-cell table:formula="of:=SUM([.AC1]+1)" office:value-type="float" office:value="28" calcext:value-type="float">
            <text:p>28</text:p>
          </table:table-cell>
          <table:table-cell table:formula="of:=SUM([.AD1]+1)" office:value-type="float" office:value="29" calcext:value-type="float">
            <text:p>29</text:p>
          </table:table-cell>
          <table:table-cell table:formula="of:=SUM([.AE1]+1)" office:value-type="float" office:value="30" calcext:value-type="float">
            <text:p>30</text:p>
          </table:table-cell>
          <table:table-cell table:formula="of:=SUM([.AF1]+1)" office:value-type="float" office:value="31" calcext:value-type="float">
            <text:p>31</text:p>
          </table:table-cell>
          <table:table-cell table:formula="of:=SUM([.AG1]+1)" office:value-type="float" office:value="32" calcext:value-type="float">
            <text:p>32</text:p>
          </table:table-cell>
          <table:table-cell table:formula="of:=SUM([.AH1]+1)" office:value-type="float" office:value="33" calcext:value-type="float">
            <text:p>33</text:p>
          </table:table-cell>
          <table:table-cell table:formula="of:=SUM([.AI1]+1)" office:value-type="float" office:value="34" calcext:value-type="float">
            <text:p>34</text:p>
          </table:table-cell>
          <table:table-cell table:formula="of:=SUM([.AJ1]+1)" office:value-type="float" office:value="35" calcext:value-type="float">
            <text:p>35</text:p>
          </table:table-cell>
          <table:table-cell table:formula="of:=SUM([.AK1]+1)" office:value-type="float" office:value="36" calcext:value-type="float">
            <text:p>36</text:p>
          </table:table-cell>
          <table:table-cell table:formula="of:=SUM([.AL1]+1)" office:value-type="float" office:value="37" calcext:value-type="float">
            <text:p>37</text:p>
          </table:table-cell>
          <table:table-cell table:formula="of:=SUM([.AM1]+1)" office:value-type="float" office:value="38" calcext:value-type="float">
            <text:p>38</text:p>
          </table:table-cell>
          <table:table-cell table:formula="of:=SUM([.AN1]+1)" office:value-type="float" office:value="39" calcext:value-type="float">
            <text:p>39</text:p>
          </table:table-cell>
          <table:table-cell table:formula="of:=SUM([.AO1]+1)" office:value-type="float" office:value="40" calcext:value-type="float">
            <text:p>40</text:p>
          </table:table-cell>
          <table:table-cell table:formula="of:=SUM([.AP1]+1)" office:value-type="float" office:value="41" calcext:value-type="float">
            <text:p>41</text:p>
          </table:table-cell>
          <table:table-cell table:formula="of:=SUM([.AQ1]+1)" office:value-type="float" office:value="42" calcext:value-type="float">
            <text:p>42</text:p>
          </table:table-cell>
          <table:table-cell table:formula="of:=SUM([.AR1]+1)" office:value-type="float" office:value="43" calcext:value-type="float">
            <text:p>43</text:p>
          </table:table-cell>
          <table:table-cell table:formula="of:=SUM([.AS1]+1)" office:value-type="float" office:value="44" calcext:value-type="float">
            <text:p>44</text:p>
          </table:table-cell>
          <table:table-cell table:formula="of:=SUM([.AT1]+1)" office:value-type="float" office:value="45" calcext:value-type="float">
            <text:p>45</text:p>
          </table:table-cell>
          <table:table-cell table:formula="of:=SUM([.AU1]+1)" office:value-type="float" office:value="46" calcext:value-type="float">
            <text:p>46</text:p>
          </table:table-cell>
          <table:table-cell table:formula="of:=SUM([.AV1]+1)" office:value-type="float" office:value="47" calcext:value-type="float">
            <text:p>47</text:p>
          </table:table-cell>
          <table:table-cell table:formula="of:=SUM([.AW1]+1)" office:value-type="float" office:value="48" calcext:value-type="float">
            <text:p>48</text:p>
          </table:table-cell>
          <table:table-cell table:formula="of:=SUM([.AX1]+1)" office:value-type="float" office:value="49" calcext:value-type="float">
            <text:p>49</text:p>
          </table:table-cell>
          <table:table-cell table:formula="of:=SUM([.AY1]+1)" office:value-type="float" office:value="50" calcext:value-type="float">
            <text:p>50</text:p>
          </table:table-cell>
          <table:table-cell table:formula="of:=SUM([.AZ1]+1)" office:value-type="float" office:value="51" calcext:value-type="float">
            <text:p>51</text:p>
          </table:table-cell>
          <table:table-cell table:formula="of:=SUM([.BA1]+1)" office:value-type="float" office:value="52" calcext:value-type="float">
            <text:p>52</text:p>
          </table:table-cell>
          <table:table-cell table:formula="of:=SUM([.BB1]+1)" office:value-type="float" office:value="53" calcext:value-type="float">
            <text:p>53</text:p>
          </table:table-cell>
          <table:table-cell table:formula="of:=SUM([.BC1]+1)" office:value-type="float" office:value="54" calcext:value-type="float">
            <text:p>54</text:p>
          </table:table-cell>
          <table:table-cell table:formula="of:=SUM([.BD1]+1)" office:value-type="float" office:value="55" calcext:value-type="float">
            <text:p>55</text:p>
          </table:table-cell>
          <table:table-cell table:formula="of:=SUM([.BE1]+1)"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ce Point 1</text:p>
          </table:table-cell>
          <table:table-cell table:number-columns-repeated="3"/>
          <table:table-cell office:value-type="string" calcext:value-type="string">
            <text:p>Voice Point 2</text:p>
          </table:table-cell>
          <table:table-cell table:number-columns-repeated="2"/>
          <table:table-cell office:value-type="string" calcext:value-type="string">
            <text:p>Voice Point 3</text:p>
          </table:table-cell>
          <table:table-cell table:number-columns-repeated="4"/>
          <table:table-cell office:value-type="string" calcext:value-type="string">
            <text:p>Voice Point 4</text:p>
          </table:table-cell>
          <table:table-cell table:number-columns-repeated="3"/>
          <table:table-cell office:value-type="string" calcext:value-type="string">
            <text:p>Voice Point 5</text:p>
          </table:table-cell>
          <table:table-cell table:number-columns-repeated="2"/>
          <table:table-cell office:value-type="string" calcext:value-type="string">
            <text:p>Voice Point 6</text:p>
          </table:table-cell>
          <table:table-cell table:number-columns-repeated="4"/>
          <table:table-cell office:value-type="string" calcext:value-type="string">
            <text:p>Voice Point 7</text:p>
          </table:table-cell>
          <table:table-cell table:number-columns-repeated="3"/>
          <table:table-cell office:value-type="string" calcext:value-type="string">
            <text:p>Voice Point 8</text:p>
          </table:table-cell>
          <table:table-cell table:number-columns-repeated="2"/>
          <table:table-cell office:value-type="string" calcext:value-type="string">
            <text:p>Voice Point 9</text:p>
          </table:table-cell>
          <table:table-cell table:number-columns-repeated="4"/>
          <table:table-cell office:value-type="string" calcext:value-type="string">
            <text:p>Voice Point 10</text:p>
          </table:table-cell>
          <table:table-cell table:number-columns-repeated="3"/>
          <table:table-cell office:value-type="string" calcext:value-type="string">
            <text:p>Voice Point 11</text:p>
          </table:table-cell>
          <table:table-cell table:number-columns-repeated="2"/>
          <table:table-cell office:value-type="string" calcext:value-type="string">
            <text:p>Voice Point 12</text:p>
          </table:table-cell>
          <table:table-cell table:number-columns-repeated="4"/>
          <table:table-cell office:value-type="string" calcext:value-type="string">
            <text:p>Voice Point 13</text:p>
          </table:table-cell>
          <table:table-cell table:number-columns-repeated="3"/>
          <table:table-cell office:value-type="string" calcext:value-type="string">
            <text:p>Voice Point 14</text:p>
          </table:table-cell>
          <table:table-cell table:number-columns-repeated="2"/>
          <table:table-cell office:value-type="string" calcext:value-type="string">
            <text:p>Voice Point 1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Octave 2</text:p>
          </table:table-cell>
          <table:covered-table-cell table:number-columns-repeated="11"/>
          <table:table-cell table:style-name="ce3" office:value-type="string" calcext:value-type="string" table:number-columns-spanned="12" table:number-rows-spanned="1">
            <text:p>Octave 3</text:p>
          </table:table-cell>
          <table:covered-table-cell table:number-columns-repeated="11"/>
          <table:table-cell table:style-name="ce3" office:value-type="string" calcext:value-type="string" table:number-columns-spanned="12" table:number-rows-spanned="1">
            <text:p>Octave 4</text:p>
          </table:table-cell>
          <table:covered-table-cell table:number-columns-repeated="11"/>
          <table:table-cell table:style-name="ce3" office:value-type="string" calcext:value-type="string" table:number-columns-spanned="12" table:number-rows-spanned="1">
            <text:p>Octave 5</text:p>
          </table:table-cell>
          <table:covered-table-cell table:number-columns-repeated="11"/>
          <table:table-cell table:style-name="ce3" office:value-type="string" calcext:value-type="string" table:number-columns-spanned="8" table:number-rows-spanned="1">
            <text:p>Octave 6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14"/>
          <table:table-cell office:value-type="float" office:value="131.543544379096" calcext:value-type="float">
            <text:p>131.543544379096</text:p>
          </table:table-cell>
          <table:table-cell table:number-columns-repeated="3"/>
          <table:table-cell office:value-type="float" office:value="164.706131233155" calcext:value-type="float">
            <text:p>164.706131233155</text:p>
          </table:table-cell>
          <table:table-cell table:number-columns-repeated="2"/>
          <table:table-cell office:value-type="float" office:value="196.853307411343" calcext:value-type="float">
            <text:p>196.853307411343</text:p>
          </table:table-cell>
          <table:table-cell table:number-columns-repeated="4"/>
          <table:table-cell office:value-type="float" office:value="263.115339576795" calcext:value-type="float">
            <text:p>263.115339576795</text:p>
          </table:table-cell>
          <table:table-cell table:number-columns-repeated="3"/>
          <table:table-cell office:value-type="float" office:value="330.104415649767" calcext:value-type="float">
            <text:p>330.104415649767</text:p>
          </table:table-cell>
          <table:table-cell table:number-columns-repeated="2"/>
          <table:table-cell office:value-type="float" office:value="1181.78010092268" calcext:value-type="float">
            <text:p>1181.78010092268</text:p>
          </table:table-cell>
          <table:table-cell table:number-columns-repeated="4"/>
          <table:table-cell office:value-type="float" office:value="526.138279932546" calcext:value-type="float">
            <text:p>526.138279932546</text:p>
          </table:table-cell>
          <table:table-cell table:number-columns-repeated="3"/>
          <table:table-cell office:value-type="float" office:value="659.904697196219" calcext:value-type="float">
            <text:p>659.904697196219</text:p>
          </table:table-cell>
          <table:table-cell table:number-columns-repeated="2"/>
          <table:table-cell office:value-type="float" office:value="2365.91324343355" calcext:value-type="float">
            <text:p>2365.91324343355</text:p>
          </table:table-cell>
          <table:table-cell table:number-columns-repeated="4"/>
          <table:table-cell office:value-type="float" office:value="3157.80015051261" calcext:value-type="float">
            <text:p>3157.80015051261</text:p>
          </table:table-cell>
          <table:table-cell table:number-columns-repeated="3"/>
          <table:table-cell office:value-type="float" office:value="3965.68212927482" calcext:value-type="float">
            <text:p>3965.68212927482</text:p>
          </table:table-cell>
          <table:table-cell table:number-columns-repeated="2"/>
          <table:table-cell office:value-type="float" office:value="3156.47166819661" calcext:value-type="float">
            <text:p>3156.47166819661</text:p>
          </table:table-cell>
        </table:table-row>
        <table:table-row table:style-name="ro1">
          <table:table-cell table:number-columns-repeated="14"/>
          <table:table-cell office:value-type="float" office:value="262.662688991315" calcext:value-type="float">
            <text:p>262.662688991315</text:p>
          </table:table-cell>
          <table:table-cell table:number-columns-repeated="3"/>
          <table:table-cell office:value-type="float" office:value="329.561347743166" calcext:value-type="float">
            <text:p>329.561347743166</text:p>
          </table:table-cell>
          <table:table-cell table:number-columns-repeated="2"/>
          <table:table-cell office:value-type="float" office:value="393.166648378319" calcext:value-type="float">
            <text:p>393.166648378319</text:p>
          </table:table-cell>
          <table:table-cell table:number-columns-repeated="4"/>
          <table:table-cell office:value-type="float" office:value="526.631552605746" calcext:value-type="float">
            <text:p>526.631552605746</text:p>
          </table:table-cell>
          <table:table-cell table:number-columns-repeated="3"/>
          <table:table-cell office:value-type="float" office:value="660.208831299535" calcext:value-type="float">
            <text:p>660.208831299535</text:p>
          </table:table-cell>
          <table:table-cell table:number-columns-repeated="2"/>
          <table:table-cell office:value-type="float" office:value="2363.72011222311" calcext:value-type="float">
            <text:p>2363.72011222311</text:p>
          </table:table-cell>
          <table:table-cell table:number-columns-repeated="4"/>
          <table:table-cell office:value-type="float" office:value="1052.42800981443" calcext:value-type="float">
            <text:p>1052.42800981443</text:p>
          </table:table-cell>
          <table:table-cell table:number-columns-repeated="3"/>
          <table:table-cell office:value-type="float" office:value="1320.33718855961" calcext:value-type="float">
            <text:p>1320.33718855961</text:p>
          </table:table-cell>
          <table:table-cell table:number-columns-repeated="2"/>
          <table:table-cell office:value-type="float" office:value="4732.1855013824" calcext:value-type="float">
            <text:p>4732.1855013824</text:p>
          </table:table-cell>
          <table:table-cell table:number-columns-repeated="4"/>
          <table:table-cell office:value-type="float" office:value="6316.20632615214" calcext:value-type="float">
            <text:p>6316.20632615214</text:p>
          </table:table-cell>
          <table:table-cell table:number-columns-repeated="3"/>
          <table:table-cell office:value-type="float" office:value="7931.23591754986" calcext:value-type="float">
            <text:p>7931.23591754986</text:p>
          </table:table-cell>
          <table:table-cell table:number-columns-repeated="2"/>
          <table:table-cell office:value-type="float" office:value="6313.31349674474" calcext:value-type="float">
            <text:p>6313.31349674474</text:p>
          </table:table-cell>
        </table:table-row>
        <table:table-row table:style-name="ro1">
          <table:table-cell table:number-columns-repeated="14"/>
          <table:table-cell office:value-type="float" office:value="394.125229959375" calcext:value-type="float">
            <text:p>394.125229959375</text:p>
          </table:table-cell>
          <table:table-cell table:number-columns-repeated="3"/>
          <table:table-cell office:value-type="float" office:value="493.940358572023" calcext:value-type="float">
            <text:p>493.940358572023</text:p>
          </table:table-cell>
          <table:table-cell table:number-columns-repeated="2"/>
          <table:table-cell office:value-type="float" office:value="590.593642792177" calcext:value-type="float">
            <text:p>590.593642792177</text:p>
          </table:table-cell>
          <table:table-cell table:number-columns-repeated="4"/>
          <table:table-cell office:value-type="float" office:value="789.811913716296" calcext:value-type="float">
            <text:p>789.811913716296</text:p>
          </table:table-cell>
          <table:table-cell table:number-columns-repeated="3"/>
          <table:table-cell office:value-type="float" office:value="990.415821747857" calcext:value-type="float">
            <text:p>990.415821747857</text:p>
          </table:table-cell>
          <table:table-cell table:number-columns-repeated="2"/>
          <table:table-cell office:value-type="float" office:value="3544.98773072599" calcext:value-type="float">
            <text:p>3544.98773072599</text:p>
          </table:table-cell>
          <table:table-cell table:number-columns-repeated="4"/>
          <table:table-cell office:value-type="float" office:value="1578.41483979764" calcext:value-type="float">
            <text:p>1578.41483979764</text:p>
          </table:table-cell>
          <table:table-cell table:number-columns-repeated="3"/>
          <table:table-cell office:value-type="float" office:value="1980.42419946744" calcext:value-type="float">
            <text:p>1980.42419946744</text:p>
          </table:table-cell>
          <table:table-cell table:number-columns-repeated="2"/>
          <table:table-cell office:value-type="float" office:value="7098.21058584016" calcext:value-type="float">
            <text:p>7098.21058584016</text:p>
          </table:table-cell>
          <table:table-cell table:number-columns-repeated="4"/>
          <table:table-cell office:value-type="float" office:value="9473.31501324306" calcext:value-type="float">
            <text:p>9473.31501324306</text:p>
          </table:table-cell>
          <table:table-cell table:number-columns-repeated="3"/>
          <table:table-cell office:value-type="float" office:value="11895.8257368942" calcext:value-type="float">
            <text:p>11895.8257368942</text:p>
          </table:table-cell>
          <table:table-cell table:number-columns-repeated="2"/>
          <table:table-cell office:value-type="float" office:value="9469.78688551844" calcext:value-type="float">
            <text:p>9469.78688551844</text:p>
          </table:table-cell>
        </table:table-row>
        <table:table-row table:style-name="ro1">
          <table:table-cell table:number-columns-repeated="14"/>
          <table:table-cell office:value-type="float" office:value="525.519390535281" calcext:value-type="float">
            <text:p>525.519390535281</text:p>
          </table:table-cell>
          <table:table-cell table:number-columns-repeated="3"/>
          <table:table-cell office:value-type="float" office:value="658.963562661086" calcext:value-type="float">
            <text:p>658.963562661086</text:p>
          </table:table-cell>
          <table:table-cell table:number-columns-repeated="2"/>
          <table:table-cell office:value-type="float" office:value="787.345948983519" calcext:value-type="float">
            <text:p>787.345948983519</text:p>
          </table:table-cell>
          <table:table-cell table:number-columns-repeated="4"/>
          <table:table-cell office:value-type="float" office:value="1052.4967627572" calcext:value-type="float">
            <text:p>1052.4967627572</text:p>
          </table:table-cell>
          <table:table-cell table:number-columns-repeated="3"/>
          <table:table-cell office:value-type="float" office:value="1320.4729833382" calcext:value-type="float">
            <text:p>1320.4729833382</text:p>
          </table:table-cell>
          <table:table-cell table:number-columns-repeated="2"/>
          <table:table-cell office:value-type="float" office:value="4727.33805409035" calcext:value-type="float">
            <text:p>4727.33805409035</text:p>
          </table:table-cell>
          <table:table-cell table:number-columns-repeated="4"/>
          <table:table-cell office:value-type="float" office:value="2104.24616733564" calcext:value-type="float">
            <text:p>2104.24616733564</text:p>
          </table:table-cell>
          <table:table-cell table:number-columns-repeated="3"/>
          <table:table-cell office:value-type="float" office:value="2640.43855418712" calcext:value-type="float">
            <text:p>2640.43855418712</text:p>
          </table:table-cell>
          <table:table-cell table:number-columns-repeated="2"/>
          <table:table-cell office:value-type="float" office:value="9463.94080020068" calcext:value-type="float">
            <text:p>9463.94080020068</text:p>
          </table:table-cell>
          <table:table-cell table:number-columns-repeated="4"/>
          <table:table-cell office:value-type="float" office:value="12631.3146567382" calcext:value-type="float">
            <text:p>12631.3146567382</text:p>
          </table:table-cell>
          <table:table-cell table:number-columns-repeated="3"/>
          <table:table-cell office:value-type="float" office:value="15860.4689977468" calcext:value-type="float">
            <text:p>15860.4689977468</text:p>
          </table:table-cell>
          <table:table-cell table:number-columns-repeated="2"/>
          <table:table-cell office:value-type="float" office:value="12625.8866727864" calcext:value-type="float">
            <text:p>12625.8866727864</text:p>
          </table:table-cell>
        </table:table-row>
        <table:table-row table:style-name="ro1">
          <table:table-cell table:number-columns-repeated="14"/>
          <table:table-cell office:value-type="float" office:value="656.889545428135" calcext:value-type="float">
            <text:p>656.889545428135</text:p>
          </table:table-cell>
          <table:table-cell table:number-columns-repeated="3"/>
          <table:table-cell office:value-type="float" office:value="823.540918247132" calcext:value-type="float">
            <text:p>823.540918247132</text:p>
          </table:table-cell>
          <table:table-cell table:number-columns-repeated="2"/>
          <table:table-cell office:value-type="float" office:value="984.480060895674" calcext:value-type="float">
            <text:p>984.480060895674</text:p>
          </table:table-cell>
          <table:table-cell table:number-columns-repeated="4"/>
          <table:table-cell office:value-type="float" office:value="1316.03181247384" calcext:value-type="float">
            <text:p>1316.03181247384</text:p>
          </table:table-cell>
          <table:table-cell table:number-columns-repeated="3"/>
          <table:table-cell office:value-type="float" office:value="1650.52207824884" calcext:value-type="float">
            <text:p>1650.52207824884</text:p>
          </table:table-cell>
          <table:table-cell table:number-columns-repeated="2"/>
          <table:table-cell office:value-type="float" office:value="5909.30028055777" calcext:value-type="float">
            <text:p>5909.30028055777</text:p>
          </table:table-cell>
          <table:table-cell table:number-columns-repeated="4"/>
          <table:table-cell office:value-type="float" office:value="2630.69139966273" calcext:value-type="float">
            <text:p>2630.69139966273</text:p>
          </table:table-cell>
          <table:table-cell table:number-columns-repeated="3"/>
          <table:table-cell office:value-type="float" office:value="3300.60892257984" calcext:value-type="float">
            <text:p>3300.60892257984</text:p>
          </table:table-cell>
          <table:table-cell table:number-columns-repeated="2"/>
          <table:table-cell office:value-type="float" office:value="11829.9260002508" calcext:value-type="float">
            <text:p>11829.9260002508</text:p>
          </table:table-cell>
          <table:table-cell table:number-columns-repeated="4"/>
          <table:table-cell office:value-type="float" office:value="15788.1547072091" calcext:value-type="float">
            <text:p>15788.1547072091</text:p>
          </table:table-cell>
          <table:table-cell table:number-columns-repeated="3"/>
          <table:table-cell office:value-type="float" office:value="19830.0926312276" calcext:value-type="float">
            <text:p>19830.0926312276</text:p>
          </table:table-cell>
          <table:table-cell table:number-columns-repeated="2"/>
          <table:table-cell office:value-type="float" office:value="15782.4905641832" calcext:value-type="float">
            <text:p>15782.4905641832</text:p>
          </table:table-cell>
        </table:table-row>
        <table:table-row table:style-name="ro1">
          <table:table-cell table:number-columns-repeated="14"/>
          <table:table-cell office:value-type="float" office:value="788.268587599691" calcext:value-type="float">
            <text:p>788.268587599691</text:p>
          </table:table-cell>
          <table:table-cell table:number-columns-repeated="3"/>
          <table:table-cell office:value-type="float" office:value="989.088500067436" calcext:value-type="float">
            <text:p>989.088500067436</text:p>
          </table:table-cell>
          <table:table-cell table:number-columns-repeated="2"/>
          <table:table-cell office:value-type="float" office:value="1181.27856239872" calcext:value-type="float">
            <text:p>1181.27856239872</text:p>
          </table:table-cell>
          <table:table-cell table:number-columns-repeated="4"/>
          <table:table-cell office:value-type="float" office:value="1579.23817496861" calcext:value-type="float">
            <text:p>1579.23817496861</text:p>
          </table:table-cell>
          <table:table-cell table:number-columns-repeated="3"/>
          <table:table-cell office:value-type="float" office:value="1980.78195866888" calcext:value-type="float">
            <text:p>1980.78195866888</text:p>
          </table:table-cell>
          <table:table-cell table:number-columns-repeated="2"/>
          <table:table-cell office:value-type="float" office:value="7090.55963300485" calcext:value-type="float">
            <text:p>7090.55963300485</text:p>
          </table:table-cell>
          <table:table-cell table:number-columns-repeated="4"/>
          <table:table-cell office:value-type="float" office:value="3157.90885804188" calcext:value-type="float">
            <text:p>3157.90885804188</text:p>
          </table:table-cell>
          <table:table-cell table:number-columns-repeated="3"/>
          <table:table-cell office:value-type="float" office:value="3961.05522478533" calcext:value-type="float">
            <text:p>3961.05522478533</text:p>
          </table:table-cell>
          <table:table-cell table:number-columns-repeated="2"/>
          <table:table-cell office:value-type="float" office:value="14196.2750022679" calcext:value-type="float">
            <text:p>14196.2750022679</text:p>
          </table:table-cell>
          <table:table-cell table:number-columns-repeated="4"/>
          <table:table-cell office:value-type="float" office:value="18945.7856486509" calcext:value-type="float">
            <text:p>18945.7856486509</text:p>
          </table:table-cell>
          <table:table-cell table:number-columns-repeated="3"/>
          <table:table-cell office:value-type="float" office:value="23792.7677652581" calcext:value-type="float">
            <text:p>23792.7677652581</text:p>
          </table:table-cell>
          <table:table-cell table:number-columns-repeated="2"/>
          <table:table-cell office:value-type="float" office:value="18936.0085538653" calcext:value-type="float">
            <text:p>18936.0085538653</text:p>
          </table:table-cell>
        </table:table-row>
        <table:table-row table:style-name="ro1">
          <table:table-cell table:number-columns-repeated="14"/>
          <table:table-cell office:value-type="float" office:value="919.989709287368" calcext:value-type="float">
            <text:p>919.989709287368</text:p>
          </table:table-cell>
          <table:table-cell table:number-columns-repeated="3"/>
          <table:table-cell office:value-type="float" office:value="1153.05729717615" calcext:value-type="float">
            <text:p>1153.05729717615</text:p>
          </table:table-cell>
          <table:table-cell table:number-columns-repeated="2"/>
          <table:table-cell office:value-type="float" office:value="1378.01158679538" calcext:value-type="float">
            <text:p>1378.01158679538</text:p>
          </table:table-cell>
          <table:table-cell table:number-columns-repeated="4"/>
          <table:table-cell office:value-type="float" office:value="1842.55943259836" calcext:value-type="float">
            <text:p>1842.55943259836</text:p>
          </table:table-cell>
          <table:table-cell table:number-columns-repeated="3"/>
          <table:table-cell office:value-type="float" office:value="2310.6428677496" calcext:value-type="float">
            <text:p>2310.6428677496</text:p>
          </table:table-cell>
          <table:table-cell table:number-columns-repeated="2"/>
          <table:table-cell office:value-type="float" office:value="8272.10763712866" calcext:value-type="float">
            <text:p>8272.10763712866</text:p>
          </table:table-cell>
          <table:table-cell table:number-columns-repeated="4"/>
          <table:table-cell office:value-type="float" office:value="3685.12091474061" calcext:value-type="float">
            <text:p>3685.12091474061</text:p>
          </table:table-cell>
          <table:table-cell table:number-columns-repeated="3"/>
          <table:table-cell office:value-type="float" office:value="4621.64679566003" calcext:value-type="float">
            <text:p>4621.64679566003</text:p>
          </table:table-cell>
          <table:table-cell table:number-columns-repeated="2"/>
          <table:table-cell office:value-type="float" office:value="16558.2319938198" calcext:value-type="float">
            <text:p>16558.2319938198</text:p>
          </table:table-cell>
          <table:table-cell table:number-columns-repeated="4"/>
          <table:table-cell office:value-type="float" office:value="22104.9959049983" calcext:value-type="float">
            <text:p>22104.9959049983</text:p>
          </table:table-cell>
          <table:table-cell table:number-columns-repeated="6"/>
          <table:table-cell office:value-type="float" office:value="22097.3045147292" calcext:value-type="float">
            <text:p>22097.3045147292</text:p>
          </table:table-cell>
        </table:table-row>
        <table:table-row table:style-name="ro1">
          <table:table-cell table:number-columns-repeated="14"/>
          <table:table-cell office:value-type="float" office:value="1050.81699191833" calcext:value-type="float">
            <text:p>1050.81699191833</text:p>
          </table:table-cell>
          <table:table-cell table:number-columns-repeated="3"/>
          <table:table-cell office:value-type="float" office:value="1317.83690078639" calcext:value-type="float">
            <text:p>1317.83690078639</text:p>
          </table:table-cell>
          <table:table-cell table:number-columns-repeated="2"/>
          <table:table-cell office:value-type="float" office:value="1575.04554147465" calcext:value-type="float">
            <text:p>1575.04554147465</text:p>
          </table:table-cell>
          <table:table-cell table:number-columns-repeated="4"/>
          <table:table-cell office:value-type="float" office:value="2106.91453590045" calcext:value-type="float">
            <text:p>2106.91453590045</text:p>
          </table:table-cell>
          <table:table-cell table:number-columns-repeated="3"/>
          <table:table-cell office:value-type="float" office:value="2640.89760166218" calcext:value-type="float">
            <text:p>2640.89760166218</text:p>
          </table:table-cell>
          <table:table-cell table:number-columns-repeated="2"/>
          <table:table-cell office:value-type="float" office:value="9454.51253862438" calcext:value-type="float">
            <text:p>9454.51253862438</text:p>
          </table:table-cell>
          <table:table-cell table:number-columns-repeated="4"/>
          <table:table-cell office:value-type="float" office:value="4209.10623946037" calcext:value-type="float">
            <text:p>4209.10623946037</text:p>
          </table:table-cell>
          <table:table-cell table:number-columns-repeated="3"/>
          <table:table-cell office:value-type="float" office:value="5280.97427612775" calcext:value-type="float">
            <text:p>5280.97427612775</text:p>
          </table:table-cell>
          <table:table-cell table:number-columns-repeated="2"/>
          <table:table-cell office:value-type="float" office:value="18929.8883732598" calcext:value-type="float">
            <text:p>18929.888373259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1182.55653972924" calcext:value-type="float">
            <text:p>1182.55653972924</text:p>
          </table:table-cell>
          <table:table-cell table:number-columns-repeated="3"/>
          <table:table-cell office:value-type="float" office:value="1482.66112618905" calcext:value-type="float">
            <text:p>1482.66112618905</text:p>
          </table:table-cell>
          <table:table-cell table:number-columns-repeated="2"/>
          <table:table-cell office:value-type="float" office:value="1771.8143758837" calcext:value-type="float">
            <text:p>1771.8143758837</text:p>
          </table:table-cell>
          <table:table-cell table:number-columns-repeated="4"/>
          <table:table-cell office:value-type="float" office:value="2369.2389779565" calcext:value-type="float">
            <text:p>2369.2389779565</text:p>
          </table:table-cell>
          <table:table-cell table:number-columns-repeated="3"/>
          <table:table-cell office:value-type="float" office:value="2970.93974084791" calcext:value-type="float">
            <text:p>2970.93974084791</text:p>
          </table:table-cell>
          <table:table-cell table:number-columns-repeated="2"/>
          <table:table-cell office:value-type="float" office:value="10636.740505004" calcext:value-type="float">
            <text:p>10636.740505004</text:p>
          </table:table-cell>
          <table:table-cell table:number-columns-repeated="4"/>
          <table:table-cell office:value-type="float" office:value="4736.5169881208" calcext:value-type="float">
            <text:p>4736.5169881208</text:p>
          </table:table-cell>
          <table:table-cell table:number-columns-repeated="3"/>
          <table:table-cell office:value-type="float" office:value="5941.64945193169" calcext:value-type="float">
            <text:p>5941.64945193169</text:p>
          </table:table-cell>
          <table:table-cell table:number-columns-repeated="2"/>
          <table:table-cell office:value-type="float" office:value="21295.8735733099" calcext:value-type="float">
            <text:p>21295.8735733099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1313.16065875845" calcext:value-type="float">
            <text:p>1313.16065875845</text:p>
          </table:table-cell>
          <table:table-cell table:number-columns-repeated="3"/>
          <table:table-cell office:value-type="float" office:value="1647.54702958385" calcext:value-type="float">
            <text:p>1647.54702958385</text:p>
          </table:table-cell>
          <table:table-cell table:number-columns-repeated="2"/>
          <table:table-cell office:value-type="float" office:value="1968.96012179135" calcext:value-type="float">
            <text:p>1968.96012179135</text:p>
          </table:table-cell>
          <table:table-cell table:number-columns-repeated="4"/>
          <table:table-cell office:value-type="float" office:value="2632.06362494768" calcext:value-type="float">
            <text:p>2632.06362494768</text:p>
          </table:table-cell>
          <table:table-cell table:number-columns-repeated="3"/>
          <table:table-cell office:value-type="float" office:value="3301.04415649767" calcext:value-type="float">
            <text:p>3301.04415649767</text:p>
          </table:table-cell>
          <table:table-cell table:number-columns-repeated="2"/>
          <table:table-cell office:value-type="float" office:value="11817.1702102458" calcext:value-type="float">
            <text:p>11817.1702102458</text:p>
          </table:table-cell>
          <table:table-cell table:number-columns-repeated="4"/>
          <table:table-cell office:value-type="float" office:value="5255.1326446033" calcext:value-type="float">
            <text:p>5255.1326446033</text:p>
          </table:table-cell>
          <table:table-cell table:number-columns-repeated="3"/>
          <table:table-cell office:value-type="float" office:value="6601.55113365546" calcext:value-type="float">
            <text:p>6601.55113365546</text:p>
          </table:table-cell>
          <table:table-cell table:number-columns-repeated="2"/>
          <table:table-cell office:value-type="float" office:value="23659.8520005017" calcext:value-type="float">
            <text:p>23659.852000501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1446.03887675647" calcext:value-type="float">
            <text:p>1446.03887675647</text:p>
          </table:table-cell>
          <table:table-cell table:number-columns-repeated="3"/>
          <table:table-cell office:value-type="float" office:value="1812.50609939485" calcext:value-type="float">
            <text:p>1812.50609939485</text:p>
          </table:table-cell>
          <table:table-cell table:number-columns-repeated="2"/>
          <table:table-cell office:value-type="float" office:value="2165.32940586898" calcext:value-type="float">
            <text:p>2165.32940586898</text:p>
          </table:table-cell>
          <table:table-cell table:number-columns-repeated="4"/>
          <table:table-cell office:value-type="float" office:value="2895.32996560498" calcext:value-type="float">
            <text:p>2895.32996560498</text:p>
          </table:table-cell>
          <table:table-cell table:number-columns-repeated="3"/>
          <table:table-cell office:value-type="float" office:value="3631.70611988146" calcext:value-type="float">
            <text:p>3631.70611988146</text:p>
          </table:table-cell>
          <table:table-cell table:number-columns-repeated="2"/>
          <table:table-cell office:value-type="float" office:value="12999.4901347066" calcext:value-type="float">
            <text:p>12999.4901347066</text:p>
          </table:table-cell>
          <table:table-cell table:number-columns-repeated="4"/>
          <table:table-cell office:value-type="float" office:value="5789.25246799559" calcext:value-type="float">
            <text:p>5789.25246799559</text:p>
          </table:table-cell>
          <table:table-cell table:number-columns-repeated="3"/>
          <table:table-cell office:value-type="float" office:value="7261.33962967566" calcext:value-type="float">
            <text:p>7261.3396296756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1576.53717519938" calcext:value-type="float">
            <text:p>1576.53717519938</text:p>
          </table:table-cell>
          <table:table-cell table:number-columns-repeated="3"/>
          <table:table-cell office:value-type="float" office:value="1976.59518837416" calcext:value-type="float">
            <text:p>1976.59518837416</text:p>
          </table:table-cell>
          <table:table-cell table:number-columns-repeated="2"/>
          <table:table-cell office:value-type="float" office:value="2361.72772268311" calcext:value-type="float">
            <text:p>2361.72772268311</text:p>
          </table:table-cell>
          <table:table-cell table:number-columns-repeated="4"/>
          <table:table-cell office:value-type="float" office:value="3158.47634993721" calcext:value-type="float">
            <text:p>3158.47634993721</text:p>
          </table:table-cell>
          <table:table-cell table:number-columns-repeated="3"/>
          <table:table-cell office:value-type="float" office:value="3960.59108058102" calcext:value-type="float">
            <text:p>3960.59108058102</text:p>
          </table:table-cell>
          <table:table-cell table:number-columns-repeated="2"/>
          <table:table-cell office:value-type="float" office:value="14180.643089025" calcext:value-type="float">
            <text:p>14180.643089025</text:p>
          </table:table-cell>
          <table:table-cell table:number-columns-repeated="4"/>
          <table:table-cell office:value-type="float" office:value="6315.07278492759" calcext:value-type="float">
            <text:p>6315.07278492759</text:p>
          </table:table-cell>
          <table:table-cell table:number-columns-repeated="3"/>
          <table:table-cell office:value-type="float" office:value="7920.22318718525" calcext:value-type="float">
            <text:p>7920.22318718525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1707.80828636162" calcext:value-type="float">
            <text:p>1707.80828636162</text:p>
          </table:table-cell>
          <table:table-cell table:number-columns-repeated="3"/>
          <table:table-cell office:value-type="float" office:value="2140.66228697466" calcext:value-type="float">
            <text:p>2140.66228697466</text:p>
          </table:table-cell>
          <table:table-cell table:number-columns-repeated="2"/>
          <table:table-cell office:value-type="float" office:value="2559.11090439009" calcext:value-type="float">
            <text:p>2559.11090439009</text:p>
          </table:table-cell>
          <table:table-cell table:number-columns-repeated="4"/>
          <table:table-cell office:value-type="float" office:value="3421.78480381295" calcext:value-type="float">
            <text:p>3421.78480381295</text:p>
          </table:table-cell>
          <table:table-cell table:number-columns-repeated="3"/>
          <table:table-cell office:value-type="float" office:value="4291.48086302478" calcext:value-type="float">
            <text:p>4291.48086302478</text:p>
          </table:table-cell>
          <table:table-cell table:number-columns-repeated="2"/>
          <table:table-cell office:value-type="float" office:value="15363.0421202271" calcext:value-type="float">
            <text:p>15363.0421202271</text:p>
          </table:table-cell>
          <table:table-cell table:number-columns-repeated="4"/>
          <table:table-cell office:value-type="float" office:value="6845.58104259568" calcext:value-type="float">
            <text:p>6845.58104259568</text:p>
          </table:table-cell>
          <table:table-cell table:number-columns-repeated="3"/>
          <table:table-cell office:value-type="float" office:value="8581.35803068981" calcext:value-type="float">
            <text:p>8581.35803068981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1839.97941857474" calcext:value-type="float">
            <text:p>1839.97941857474</text:p>
          </table:table-cell>
          <table:table-cell table:number-columns-repeated="3"/>
          <table:table-cell office:value-type="float" office:value="2306.92943420216" calcext:value-type="float">
            <text:p>2306.92943420216</text:p>
          </table:table-cell>
          <table:table-cell table:number-columns-repeated="2"/>
          <table:table-cell office:value-type="float" office:value="2755.74307181324" calcext:value-type="float">
            <text:p>2755.74307181324</text:p>
          </table:table-cell>
          <table:table-cell table:number-columns-repeated="4"/>
          <table:table-cell office:value-type="float" office:value="3684.85088134892" calcext:value-type="float">
            <text:p>3684.85088134892</text:p>
          </table:table-cell>
          <table:table-cell table:number-columns-repeated="3"/>
          <table:table-cell office:value-type="float" office:value="4620.94918690622" calcext:value-type="float">
            <text:p>4620.94918690622</text:p>
          </table:table-cell>
          <table:table-cell table:number-columns-repeated="2"/>
          <table:table-cell office:value-type="float" office:value="16546.0407855617" calcext:value-type="float">
            <text:p>16546.0407855617</text:p>
          </table:table-cell>
          <table:table-cell table:number-columns-repeated="4"/>
          <table:table-cell office:value-type="float" office:value="7367.23417083073" calcext:value-type="float">
            <text:p>7367.23417083073</text:p>
          </table:table-cell>
          <table:table-cell table:number-columns-repeated="3"/>
          <table:table-cell office:value-type="float" office:value="9239.7166645955" calcext:value-type="float">
            <text:p>9239.7166645955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1971.61545918679" calcext:value-type="float">
            <text:p>1971.61545918679</text:p>
          </table:table-cell>
          <table:table-cell table:number-columns-repeated="3"/>
          <table:table-cell office:value-type="float" office:value="2470.89664297615" calcext:value-type="float">
            <text:p>2470.89664297615</text:p>
          </table:table-cell>
          <table:table-cell table:number-columns-repeated="2"/>
          <table:table-cell office:value-type="float" office:value="2952.21339414" calcext:value-type="float">
            <text:p>2952.21339414</text:p>
          </table:table-cell>
          <table:table-cell table:number-columns-repeated="4"/>
          <table:table-cell office:value-type="float" office:value="3948.27640862129" calcext:value-type="float">
            <text:p>3948.27640862129</text:p>
          </table:table-cell>
          <table:table-cell table:number-columns-repeated="3"/>
          <table:table-cell office:value-type="float" office:value="4950.29556185419" calcext:value-type="float">
            <text:p>4950.29556185419</text:p>
          </table:table-cell>
          <table:table-cell table:number-columns-repeated="2"/>
          <table:table-cell office:value-type="float" office:value="17727.9008416733" calcext:value-type="float">
            <text:p>17727.9008416733</text:p>
          </table:table-cell>
          <table:table-cell table:number-columns-repeated="4"/>
          <table:table-cell office:value-type="float" office:value="7887.80390894257" calcext:value-type="float">
            <text:p>7887.80390894257</text:p>
          </table:table-cell>
          <table:table-cell table:number-columns-repeated="3"/>
          <table:table-cell office:value-type="float" office:value="9899.83844911147" calcext:value-type="float">
            <text:p>9899.8384491114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103.42166195009" calcext:value-type="float">
            <text:p>2103.42166195009</text:p>
          </table:table-cell>
          <table:table-cell table:number-columns-repeated="3"/>
          <table:table-cell office:value-type="float" office:value="2636.49078194533" calcext:value-type="float">
            <text:p>2636.49078194533</text:p>
          </table:table-cell>
          <table:table-cell table:number-columns-repeated="2"/>
          <table:table-cell office:value-type="float" office:value="3149.89964255877" calcext:value-type="float">
            <text:p>3149.89964255877</text:p>
          </table:table-cell>
          <table:table-cell table:number-columns-repeated="4"/>
          <table:table-cell office:value-type="float" office:value="4211.79451944291" calcext:value-type="float">
            <text:p>4211.79451944291</text:p>
          </table:table-cell>
          <table:table-cell table:number-columns-repeated="3"/>
          <table:table-cell office:value-type="float" office:value="5281.67065039628" calcext:value-type="float">
            <text:p>5281.67065039628</text:p>
          </table:table-cell>
          <table:table-cell table:number-columns-repeated="2"/>
          <table:table-cell office:value-type="float" office:value="18905.7409656212" calcext:value-type="float">
            <text:p>18905.7409656212</text:p>
          </table:table-cell>
          <table:table-cell table:number-columns-repeated="4"/>
          <table:table-cell office:value-type="float" office:value="8421.57413357009" calcext:value-type="float">
            <text:p>8421.57413357009</text:p>
          </table:table-cell>
          <table:table-cell table:number-columns-repeated="3"/>
          <table:table-cell office:value-type="float" office:value="10559.9602336274" calcext:value-type="float">
            <text:p>10559.960233627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235.14278363777" calcext:value-type="float">
            <text:p>2235.14278363777</text:p>
          </table:table-cell>
          <table:table-cell table:number-columns-repeated="3"/>
          <table:table-cell office:value-type="float" office:value="2800.97181814239" calcext:value-type="float">
            <text:p>2800.97181814239</text:p>
          </table:table-cell>
          <table:table-cell table:number-columns-repeated="2"/>
          <table:table-cell office:value-type="float" office:value="3347.56270722495" calcext:value-type="float">
            <text:p>3347.56270722495</text:p>
          </table:table-cell>
          <table:table-cell table:number-columns-repeated="4"/>
          <table:table-cell office:value-type="float" office:value="4473.75858496569" calcext:value-type="float">
            <text:p>4473.75858496569</text:p>
          </table:table-cell>
          <table:table-cell table:number-columns-repeated="3"/>
          <table:table-cell office:value-type="float" office:value="5612.13518383056" calcext:value-type="float">
            <text:p>5612.13518383056</text:p>
          </table:table-cell>
          <table:table-cell table:number-columns-repeated="2"/>
          <table:table-cell office:value-type="float" office:value="20089.6109878146" calcext:value-type="float">
            <text:p>20089.6109878146</text:p>
          </table:table-cell>
          <table:table-cell table:number-columns-repeated="4"/>
          <table:table-cell office:value-type="float" office:value="8944.35075885329" calcext:value-type="float">
            <text:p>8944.35075885329</text:p>
          </table:table-cell>
          <table:table-cell table:number-columns-repeated="3"/>
          <table:table-cell office:value-type="float" office:value="11220.0820181434" calcext:value-type="float">
            <text:p>11220.082018143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364.80576279907" calcext:value-type="float">
            <text:p>2364.80576279907</text:p>
          </table:table-cell>
          <table:table-cell table:number-columns-repeated="3"/>
          <table:table-cell office:value-type="float" office:value="2964.83710997265" calcext:value-type="float">
            <text:p>2964.83710997265</text:p>
          </table:table-cell>
          <table:table-cell table:number-columns-repeated="2"/>
          <table:table-cell office:value-type="float" office:value="3541.40260750504" calcext:value-type="float">
            <text:p>3541.40260750504</text:p>
          </table:table-cell>
          <table:table-cell table:number-columns-repeated="4"/>
          <table:table-cell office:value-type="float" office:value="4737.71452490582" calcext:value-type="float">
            <text:p>4737.71452490582</text:p>
          </table:table-cell>
          <table:table-cell table:number-columns-repeated="3"/>
          <table:table-cell office:value-type="float" office:value="5942.98600568136" calcext:value-type="float">
            <text:p>5942.98600568136</text:p>
          </table:table-cell>
          <table:table-cell table:number-columns-repeated="2"/>
          <table:table-cell office:value-type="float" office:value="21269.4610778443" calcext:value-type="float">
            <text:p>21269.4610778443</text:p>
          </table:table-cell>
          <table:table-cell table:number-columns-repeated="4"/>
          <table:table-cell office:value-type="float" office:value="9483.72825172191" calcext:value-type="float">
            <text:p>9483.72825172191</text:p>
          </table:table-cell>
          <table:table-cell table:number-columns-repeated="3"/>
          <table:table-cell office:value-type="float" office:value="11880.2038026594" calcext:value-type="float">
            <text:p>11880.203802659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495.20848383853" calcext:value-type="float">
            <text:p>2495.20848383853</text:p>
          </table:table-cell>
          <table:table-cell table:number-columns-repeated="3"/>
          <table:table-cell office:value-type="float" office:value="3128.79847425302" calcext:value-type="float">
            <text:p>3128.79847425302</text:p>
          </table:table-cell>
          <table:table-cell table:number-columns-repeated="2"/>
          <table:table-cell office:value-type="float" office:value="3741.02423140356" calcext:value-type="float">
            <text:p>3741.02423140356</text:p>
          </table:table-cell>
          <table:table-cell table:number-columns-repeated="4"/>
          <table:table-cell office:value-type="float" office:value="5002.87408934889" calcext:value-type="float">
            <text:p>5002.87408934889</text:p>
          </table:table-cell>
          <table:table-cell table:number-columns-repeated="3"/>
          <table:table-cell office:value-type="float" office:value="6271.98389734558" calcext:value-type="float">
            <text:p>6271.98389734558</text:p>
          </table:table-cell>
          <table:table-cell table:number-columns-repeated="2"/>
          <table:table-cell office:value-type="float" office:value="22455.3410661195" calcext:value-type="float">
            <text:p>22455.3410661195</text:p>
          </table:table-cell>
          <table:table-cell table:number-columns-repeated="4"/>
          <table:table-cell office:value-type="float" office:value="9986.50927487352" calcext:value-type="float">
            <text:p>9986.50927487352</text:p>
          </table:table-cell>
          <table:table-cell table:number-columns-repeated="3"/>
          <table:table-cell office:value-type="float" office:value="12540.3255871753" calcext:value-type="float">
            <text:p>12540.3255871753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628.24800617443" calcext:value-type="float">
            <text:p>2628.24800617443</text:p>
          </table:table-cell>
          <table:table-cell table:number-columns-repeated="3"/>
          <table:table-cell office:value-type="float" office:value="3291.54481881755" calcext:value-type="float">
            <text:p>3291.54481881755</text:p>
          </table:table-cell>
          <table:table-cell table:number-columns-repeated="2"/>
          <table:table-cell office:value-type="float" office:value="3937.51206858203" calcext:value-type="float">
            <text:p>3937.51206858203</text:p>
          </table:table-cell>
          <table:table-cell table:number-columns-repeated="4"/>
          <table:table-cell office:value-type="float" office:value="5265.43299994892" calcext:value-type="float">
            <text:p>5265.43299994892</text:p>
          </table:table-cell>
          <table:table-cell table:number-columns-repeated="3"/>
          <table:table-cell office:value-type="float" office:value="6600.92092554239" calcext:value-type="float">
            <text:p>6600.92092554239</text:p>
          </table:table-cell>
          <table:table-cell table:number-columns-repeated="2"/>
          <table:table-cell office:value-type="float" office:value="23637.2011222311" calcext:value-type="float">
            <text:p>23637.2011222311</text:p>
          </table:table-cell>
          <table:table-cell table:number-columns-repeated="4"/>
          <table:table-cell office:value-type="float" office:value="10527.0398957936" calcext:value-type="float">
            <text:p>10527.0398957936</text:p>
          </table:table-cell>
          <table:table-cell table:number-columns-repeated="3"/>
          <table:table-cell office:value-type="float" office:value="13200.4473716913" calcext:value-type="float">
            <text:p>13200.4473716913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759.14002791581" calcext:value-type="float">
            <text:p>2759.14002791581</text:p>
          </table:table-cell>
          <table:table-cell table:number-columns-repeated="3"/>
          <table:table-cell office:value-type="float" office:value="3458.50743597376" calcext:value-type="float">
            <text:p>3458.50743597376</text:p>
          </table:table-cell>
          <table:table-cell table:number-columns-repeated="2"/>
          <table:table-cell office:value-type="float" office:value="4134.12057209847" calcext:value-type="float">
            <text:p>4134.12057209847</text:p>
          </table:table-cell>
          <table:table-cell table:number-columns-repeated="4"/>
          <table:table-cell office:value-type="float" office:value="5526.68553946215" calcext:value-type="float">
            <text:p>5526.68553946215</text:p>
          </table:table-cell>
          <table:table-cell table:number-columns-repeated="3"/>
          <table:table-cell office:value-type="float" office:value="6932.17012948443" calcext:value-type="float">
            <text:p>6932.17012948443</text:p>
          </table:table-cell>
          <table:table-cell table:number-columns-repeated="7"/>
          <table:table-cell office:value-type="float" office:value="11059.0219224283" calcext:value-type="float">
            <text:p>11059.0219224283</text:p>
          </table:table-cell>
          <table:table-cell table:number-columns-repeated="3"/>
          <table:table-cell office:value-type="float" office:value="13860.5691562073" calcext:value-type="float">
            <text:p>13860.5691562073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891.69024954978" calcext:value-type="float">
            <text:p>2891.69024954978</text:p>
          </table:table-cell>
          <table:table-cell table:number-columns-repeated="3"/>
          <table:table-cell office:value-type="float" office:value="3622.14733933067" calcext:value-type="float">
            <text:p>3622.14733933067</text:p>
          </table:table-cell>
          <table:table-cell table:number-columns-repeated="2"/>
          <table:table-cell office:value-type="float" office:value="4330.61604505045" calcext:value-type="float">
            <text:p>4330.61604505045</text:p>
          </table:table-cell>
          <table:table-cell table:number-columns-repeated="4"/>
          <table:table-cell office:value-type="float" office:value="5790.53997488489" calcext:value-type="float">
            <text:p>5790.53997488489</text:p>
          </table:table-cell>
          <table:table-cell table:number-columns-repeated="3"/>
          <table:table-cell office:value-type="float" office:value="7262.29714429488" calcext:value-type="float">
            <text:p>7262.29714429488</text:p>
          </table:table-cell>
          <table:table-cell table:number-columns-repeated="7"/>
          <table:table-cell office:value-type="float" office:value="11573.3711070612" calcext:value-type="float">
            <text:p>11573.3711070612</text:p>
          </table:table-cell>
          <table:table-cell table:number-columns-repeated="3"/>
          <table:table-cell office:value-type="float" office:value="14520.6909407233" calcext:value-type="float">
            <text:p>14520.6909407233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023.41137123746" calcext:value-type="float">
            <text:p>3023.41137123746</text:p>
          </table:table-cell>
          <table:table-cell table:number-columns-repeated="3"/>
          <table:table-cell office:value-type="float" office:value="3791.12673168184" calcext:value-type="float">
            <text:p>3791.12673168184</text:p>
          </table:table-cell>
          <table:table-cell table:number-columns-repeated="2"/>
          <table:table-cell office:value-type="float" office:value="4529.49435306644" calcext:value-type="float">
            <text:p>4529.49435306644</text:p>
          </table:table-cell>
          <table:table-cell table:number-columns-repeated="4"/>
          <table:table-cell office:value-type="float" office:value="6053.2991810941" calcext:value-type="float">
            <text:p>6053.2991810941</text:p>
          </table:table-cell>
          <table:table-cell table:number-columns-repeated="3"/>
          <table:table-cell office:value-type="float" office:value="7594.21044215573" calcext:value-type="float">
            <text:p>7594.21044215573</text:p>
          </table:table-cell>
          <table:table-cell table:number-columns-repeated="7"/>
          <table:table-cell office:value-type="float" office:value="12100.0870382537" calcext:value-type="float">
            <text:p>12100.0870382537</text:p>
          </table:table-cell>
          <table:table-cell table:number-columns-repeated="3"/>
          <table:table-cell office:value-type="float" office:value="15178.8244066112" calcext:value-type="float">
            <text:p>15178.8244066112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155.13249292514" calcext:value-type="float">
            <text:p>3155.13249292514</text:p>
          </table:table-cell>
          <table:table-cell table:number-columns-repeated="3"/>
          <table:table-cell office:value-type="float" office:value="3950.66751430388" calcext:value-type="float">
            <text:p>3950.66751430388</text:p>
          </table:table-cell>
          <table:table-cell table:number-columns-repeated="2"/>
          <table:table-cell office:value-type="float" office:value="4724.04220225618" calcext:value-type="float">
            <text:p>4724.04220225618</text:p>
          </table:table-cell>
          <table:table-cell table:number-columns-repeated="4"/>
          <table:table-cell office:value-type="float" office:value="6316.95269987443" calcext:value-type="float">
            <text:p>6316.95269987443</text:p>
          </table:table-cell>
          <table:table-cell table:number-columns-repeated="3"/>
          <table:table-cell office:value-type="float" office:value="7921.66739353284" calcext:value-type="float">
            <text:p>7921.66739353284</text:p>
          </table:table-cell>
          <table:table-cell table:number-columns-repeated="7"/>
          <table:table-cell office:value-type="float" office:value="12634.9626913169" calcext:value-type="float">
            <text:p>12634.9626913169</text:p>
          </table:table-cell>
          <table:table-cell table:number-columns-repeated="3"/>
          <table:table-cell office:value-type="float" office:value="15838.9461911271" calcext:value-type="float">
            <text:p>15838.9461911271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285.99291194342" calcext:value-type="float">
            <text:p>3285.99291194342</text:p>
          </table:table-cell>
          <table:table-cell table:number-columns-repeated="3"/>
          <table:table-cell office:value-type="float" office:value="4119.51684678957" calcext:value-type="float">
            <text:p>4119.51684678957</text:p>
          </table:table-cell>
          <table:table-cell table:number-columns-repeated="2"/>
          <table:table-cell office:value-type="float" office:value="4919.09404960141" calcext:value-type="float">
            <text:p>4919.09404960141</text:p>
          </table:table-cell>
          <table:table-cell table:number-columns-repeated="4"/>
          <table:table-cell office:value-type="float" office:value="6580.79330883016" calcext:value-type="float">
            <text:p>6580.79330883016</text:p>
          </table:table-cell>
          <table:table-cell table:number-columns-repeated="3"/>
          <table:table-cell office:value-type="float" office:value="8255.75765342138" calcext:value-type="float">
            <text:p>8255.75765342138</text:p>
          </table:table-cell>
          <table:table-cell table:number-columns-repeated="7"/>
          <table:table-cell office:value-type="float" office:value="13158.2855687377" calcext:value-type="float">
            <text:p>13158.2855687377</text:p>
          </table:table-cell>
          <table:table-cell table:number-columns-repeated="3"/>
          <table:table-cell office:value-type="float" office:value="16493.1357361554" calcext:value-type="float">
            <text:p>16493.135736155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422.55175993501" calcext:value-type="float">
            <text:p>3422.55175993501</text:p>
          </table:table-cell>
          <table:table-cell table:number-columns-repeated="3"/>
          <table:table-cell office:value-type="float" office:value="4284.29752066116" calcext:value-type="float">
            <text:p>4284.29752066116</text:p>
          </table:table-cell>
          <table:table-cell table:number-columns-repeated="2"/>
          <table:table-cell office:value-type="float" office:value="5115.92405828522" calcext:value-type="float">
            <text:p>5115.92405828522</text:p>
          </table:table-cell>
          <table:table-cell table:number-columns-repeated="4"/>
          <table:table-cell office:value-type="float" office:value="6843.36542486396" calcext:value-type="float">
            <text:p>6843.36542486396</text:p>
          </table:table-cell>
          <table:table-cell table:number-columns-repeated="3"/>
          <table:table-cell office:value-type="float" office:value="8577.91347003061" calcext:value-type="float">
            <text:p>8577.91347003061</text:p>
          </table:table-cell>
          <table:table-cell table:number-columns-repeated="7"/>
          <table:table-cell office:value-type="float" office:value="13666.1850667006" calcext:value-type="float">
            <text:p>13666.1850667006</text:p>
          </table:table-cell>
          <table:table-cell table:number-columns-repeated="3"/>
          <table:table-cell office:value-type="float" office:value="17155.2131229029" calcext:value-type="float">
            <text:p>17155.213122902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553.47757128744" calcext:value-type="float">
            <text:p>3553.47757128744</text:p>
          </table:table-cell>
          <table:table-cell table:number-columns-repeated="3"/>
          <table:table-cell office:value-type="float" office:value="4445.00953591863" calcext:value-type="float">
            <text:p>4445.00953591863</text:p>
          </table:table-cell>
          <table:table-cell table:number-columns-repeated="2"/>
          <table:table-cell office:value-type="float" office:value="5316.19232883664" calcext:value-type="float">
            <text:p>5316.19232883664</text:p>
          </table:table-cell>
          <table:table-cell table:number-columns-repeated="4"/>
          <table:table-cell office:value-type="float" office:value="7108.38435744438" calcext:value-type="float">
            <text:p>7108.38435744438</text:p>
          </table:table-cell>
          <table:table-cell table:number-columns-repeated="3"/>
          <table:table-cell office:value-type="float" office:value="8914.27572868165" calcext:value-type="float">
            <text:p>8914.27572868165</text:p>
          </table:table-cell>
          <table:table-cell table:number-columns-repeated="7"/>
          <table:table-cell office:value-type="float" office:value="14215.8516020236" calcext:value-type="float">
            <text:p>14215.8516020236</text:p>
          </table:table-cell>
          <table:table-cell table:number-columns-repeated="3"/>
          <table:table-cell office:value-type="float" office:value="17815.3349074189" calcext:value-type="float">
            <text:p>17815.334907418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682.00527822667" calcext:value-type="float">
            <text:p>3682.00527822667</text:p>
          </table:table-cell>
          <table:table-cell table:number-columns-repeated="3"/>
          <table:table-cell office:value-type="float" office:value="4609.79020979021" calcext:value-type="float">
            <text:p>4609.79020979021</text:p>
          </table:table-cell>
          <table:table-cell table:number-columns-repeated="2"/>
          <table:table-cell office:value-type="float" office:value="5513.08834101577" calcext:value-type="float">
            <text:p>5513.08834101577</text:p>
          </table:table-cell>
          <table:table-cell table:number-columns-repeated="4"/>
          <table:table-cell office:value-type="float" office:value="7369.71294191175" calcext:value-type="float">
            <text:p>7369.71294191175</text:p>
          </table:table-cell>
          <table:table-cell table:number-columns-repeated="3"/>
          <table:table-cell office:value-type="float" office:value="9242.92363819348" calcext:value-type="float">
            <text:p>9242.92363819348</text:p>
          </table:table-cell>
          <table:table-cell table:number-columns-repeated="7"/>
          <table:table-cell office:value-type="float" office:value="14741.9898819562" calcext:value-type="float">
            <text:p>14741.9898819562</text:p>
          </table:table-cell>
          <table:table-cell table:number-columns-repeated="3"/>
          <table:table-cell office:value-type="float" office:value="18475.9414398232" calcext:value-type="float">
            <text:p>18475.9414398232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813.68375325252" calcext:value-type="float">
            <text:p>3813.68375325252</text:p>
          </table:table-cell>
          <table:table-cell table:number-columns-repeated="3"/>
          <table:table-cell office:value-type="float" office:value="4776.02234301735" calcext:value-type="float">
            <text:p>4776.02234301735</text:p>
          </table:table-cell>
          <table:table-cell table:number-columns-repeated="2"/>
          <table:table-cell office:value-type="float" office:value="5709.62180672589" calcext:value-type="float">
            <text:p>5709.62180672589</text:p>
          </table:table-cell>
          <table:table-cell table:number-columns-repeated="4"/>
          <table:table-cell office:value-type="float" office:value="7633.83956106995" calcext:value-type="float">
            <text:p>7633.83956106995</text:p>
          </table:table-cell>
          <table:table-cell table:number-columns-repeated="3"/>
          <table:table-cell office:value-type="float" office:value="9573.22352693104" calcext:value-type="float">
            <text:p>9573.22352693104</text:p>
          </table:table-cell>
          <table:table-cell table:number-columns-repeated="7"/>
          <table:table-cell office:value-type="float" office:value="15252.3498744489" calcext:value-type="float">
            <text:p>15252.3498744489</text:p>
          </table:table-cell>
          <table:table-cell table:number-columns-repeated="3"/>
          <table:table-cell office:value-type="float" office:value="19137.5667950789" calcext:value-type="float">
            <text:p>19137.566795078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3943.40108052483" calcext:value-type="float">
            <text:p>3943.40108052483</text:p>
          </table:table-cell>
          <table:table-cell table:number-columns-repeated="3"/>
          <table:table-cell office:value-type="float" office:value="4944.25689774557" calcext:value-type="float">
            <text:p>4944.25689774557</text:p>
          </table:table-cell>
          <table:table-cell table:number-columns-repeated="2"/>
          <table:table-cell office:value-type="float" office:value="5908.72901406093" calcext:value-type="float">
            <text:p>5908.72901406093</text:p>
          </table:table-cell>
          <table:table-cell table:number-columns-repeated="4"/>
          <table:table-cell office:value-type="float" office:value="7893.05595542265" calcext:value-type="float">
            <text:p>7893.05595542265</text:p>
          </table:table-cell>
          <table:table-cell table:number-columns-repeated="3"/>
          <table:table-cell office:value-type="float" office:value="9903.57346944414" calcext:value-type="float">
            <text:p>9903.57346944414</text:p>
          </table:table-cell>
          <table:table-cell table:number-columns-repeated="7"/>
          <table:table-cell office:value-type="float" office:value="15774.0303541315" calcext:value-type="float">
            <text:p>15774.0303541315</text:p>
          </table:table-cell>
          <table:table-cell table:number-columns-repeated="3"/>
          <table:table-cell office:value-type="float" office:value="19797.6885795949" calcext:value-type="float">
            <text:p>19797.688579594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075.1222022125" calcext:value-type="float">
            <text:p>4075.1222022125</text:p>
          </table:table-cell>
          <table:table-cell table:number-columns-repeated="3"/>
          <table:table-cell office:value-type="float" office:value="5106.48372591259" calcext:value-type="float">
            <text:p>5106.48372591259</text:p>
          </table:table-cell>
          <table:table-cell table:number-columns-repeated="2"/>
          <table:table-cell office:value-type="float" office:value="6103.77637755318" calcext:value-type="float">
            <text:p>6103.77637755318</text:p>
          </table:table-cell>
          <table:table-cell table:number-columns-repeated="4"/>
          <table:table-cell office:value-type="float" office:value="8159.3972373378" calcext:value-type="float">
            <text:p>8159.3972373378</text:p>
          </table:table-cell>
          <table:table-cell table:number-columns-repeated="3"/>
          <table:table-cell office:value-type="float" office:value="10233.8480520075" calcext:value-type="float">
            <text:p>10233.8480520075</text:p>
          </table:table-cell>
          <table:table-cell table:number-columns-repeated="7"/>
          <table:table-cell office:value-type="float" office:value="16300.1686340641" calcext:value-type="float">
            <text:p>16300.1686340641</text:p>
          </table:table-cell>
          <table:table-cell table:number-columns-repeated="3"/>
          <table:table-cell office:value-type="float" office:value="20458.0025819076" calcext:value-type="float">
            <text:p>20458.002581907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206.84332390018" calcext:value-type="float">
            <text:p>4206.84332390018</text:p>
          </table:table-cell>
          <table:table-cell table:number-columns-repeated="3"/>
          <table:table-cell office:value-type="float" office:value="5273.46052540814" calcext:value-type="float">
            <text:p>5273.46052540814</text:p>
          </table:table-cell>
          <table:table-cell table:number-columns-repeated="2"/>
          <table:table-cell office:value-type="float" office:value="6299.66884538629" calcext:value-type="float">
            <text:p>6299.66884538629</text:p>
          </table:table-cell>
          <table:table-cell table:number-columns-repeated="4"/>
          <table:table-cell office:value-type="float" office:value="8420.56284109351" calcext:value-type="float">
            <text:p>8420.56284109351</text:p>
          </table:table-cell>
          <table:table-cell table:number-columns-repeated="3"/>
          <table:table-cell office:value-type="float" office:value="10563.6984724445" calcext:value-type="float">
            <text:p>10563.6984724445</text:p>
          </table:table-cell>
          <table:table-cell table:number-columns-repeated="7"/>
          <table:table-cell office:value-type="float" office:value="16846.5430016863" calcext:value-type="float">
            <text:p>16846.5430016863</text:p>
          </table:table-cell>
          <table:table-cell table:number-columns-repeated="3"/>
          <table:table-cell office:value-type="float" office:value="21115.9438299988" calcext:value-type="float">
            <text:p>21115.943829998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338.56444558786" calcext:value-type="float">
            <text:p>4338.56444558786</text:p>
          </table:table-cell>
          <table:table-cell table:number-columns-repeated="3"/>
          <table:table-cell office:value-type="float" office:value="5433.87823119962" calcext:value-type="float">
            <text:p>5433.87823119962</text:p>
          </table:table-cell>
          <table:table-cell table:number-columns-repeated="2"/>
          <table:table-cell office:value-type="float" office:value="6497.49934559667" calcext:value-type="float">
            <text:p>6497.49934559667</text:p>
          </table:table-cell>
          <table:table-cell table:number-columns-repeated="4"/>
          <table:table-cell office:value-type="float" office:value="8686.04002083237" calcext:value-type="float">
            <text:p>8686.04002083237</text:p>
          </table:table-cell>
          <table:table-cell table:number-columns-repeated="3"/>
          <table:table-cell office:value-type="float" office:value="10895.0493835861" calcext:value-type="float">
            <text:p>10895.0493835861</text:p>
          </table:table-cell>
          <table:table-cell table:number-columns-repeated="7"/>
          <table:table-cell office:value-type="float" office:value="17372.6812816189" calcext:value-type="float">
            <text:p>17372.6812816189</text:p>
          </table:table-cell>
          <table:table-cell table:number-columns-repeated="3"/>
          <table:table-cell office:value-type="float" office:value="21776.29288464" calcext:value-type="float">
            <text:p>21776.2928846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471.25388740493" calcext:value-type="float">
            <text:p>4471.25388740493</text:p>
          </table:table-cell>
          <table:table-cell table:number-columns-repeated="3"/>
          <table:table-cell office:value-type="float" office:value="5601.35077797844" calcext:value-type="float">
            <text:p>5601.35077797844</text:p>
          </table:table-cell>
          <table:table-cell table:number-columns-repeated="2"/>
          <table:table-cell office:value-type="float" office:value="6695.15113233637" calcext:value-type="float">
            <text:p>6695.15113233637</text:p>
          </table:table-cell>
          <table:table-cell table:number-columns-repeated="4"/>
          <table:table-cell office:value-type="float" office:value="8947.0071159481" calcext:value-type="float">
            <text:p>8947.0071159481</text:p>
          </table:table-cell>
          <table:table-cell table:number-columns-repeated="3"/>
          <table:table-cell office:value-type="float" office:value="11223.6940046664" calcext:value-type="float">
            <text:p>11223.6940046664</text:p>
          </table:table-cell>
          <table:table-cell table:number-columns-repeated="7"/>
          <table:table-cell office:value-type="float" office:value="17898.8195615514" calcext:value-type="float">
            <text:p>17898.8195615514</text:p>
          </table:table-cell>
          <table:table-cell table:number-columns-repeated="3"/>
          <table:table-cell office:value-type="float" office:value="22438.6411126937" calcext:value-type="float">
            <text:p>22438.641112693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606.12297401595" calcext:value-type="float">
            <text:p>4606.12297401595</text:p>
          </table:table-cell>
          <table:table-cell table:number-columns-repeated="3"/>
          <table:table-cell office:value-type="float" office:value="5764.2111309582" calcext:value-type="float">
            <text:p>5764.2111309582</text:p>
          </table:table-cell>
          <table:table-cell table:number-columns-repeated="2"/>
          <table:table-cell office:value-type="float" office:value="6888.42352541642" calcext:value-type="float">
            <text:p>6888.42352541642</text:p>
          </table:table-cell>
          <table:table-cell table:number-columns-repeated="4"/>
          <table:table-cell office:value-type="float" office:value="9211.208998595" calcext:value-type="float">
            <text:p>9211.208998595</text:p>
          </table:table-cell>
          <table:table-cell table:number-columns-repeated="3"/>
          <table:table-cell office:value-type="float" office:value="11554.2898298955" calcext:value-type="float">
            <text:p>11554.2898298955</text:p>
          </table:table-cell>
          <table:table-cell table:number-columns-repeated="7"/>
          <table:table-cell office:value-type="float" office:value="18404.7217537943" calcext:value-type="float">
            <text:p>18404.7217537943</text:p>
          </table:table-cell>
          <table:table-cell table:number-columns-repeated="3"/>
          <table:table-cell office:value-type="float" office:value="23098.2975021747" calcext:value-type="float">
            <text:p>23098.297502174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739.60032684471" calcext:value-type="float">
            <text:p>4739.60032684471</text:p>
          </table:table-cell>
          <table:table-cell table:number-columns-repeated="3"/>
          <table:table-cell office:value-type="float" office:value="5932.10425937699" calcext:value-type="float">
            <text:p>5932.10425937699</text:p>
          </table:table-cell>
          <table:table-cell table:number-columns-repeated="2"/>
          <table:table-cell office:value-type="float" office:value="7087.95892653812" calcext:value-type="float">
            <text:p>7087.95892653812</text:p>
          </table:table-cell>
          <table:table-cell table:number-columns-repeated="4"/>
          <table:table-cell office:value-type="float" office:value="9473.41984093763" calcext:value-type="float">
            <text:p>9473.41984093763</text:p>
          </table:table-cell>
          <table:table-cell table:number-columns-repeated="3"/>
          <table:table-cell office:value-type="float" office:value="11885.6198806327" calcext:value-type="float">
            <text:p>11885.6198806327</text:p>
          </table:table-cell>
          <table:table-cell table:number-columns-repeated="7"/>
          <table:table-cell office:value-type="float" office:value="18951.0961214165" calcext:value-type="float">
            <text:p>18951.0961214165</text:p>
          </table:table-cell>
          <table:table-cell table:number-columns-repeated="3"/>
          <table:table-cell office:value-type="float" office:value="23754.229169034" calcext:value-type="float">
            <text:p>23754.22916903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865.44893233857" calcext:value-type="float">
            <text:p>4865.44893233857</text:p>
          </table:table-cell>
          <table:table-cell table:number-columns-repeated="3"/>
          <table:table-cell office:value-type="float" office:value="6094.64489828493" calcext:value-type="float">
            <text:p>6094.64489828493</text:p>
          </table:table-cell>
          <table:table-cell table:number-columns-repeated="2"/>
          <table:table-cell office:value-type="float" office:value="7283.10879738037" calcext:value-type="float">
            <text:p>7283.10879738037</text:p>
          </table:table-cell>
          <table:table-cell table:number-columns-repeated="4"/>
          <table:table-cell office:value-type="float" office:value="9736.6262034324" calcext:value-type="float">
            <text:p>9736.6262034324</text:p>
          </table:table-cell>
          <table:table-cell table:number-columns-repeated="3"/>
          <table:table-cell office:value-type="float" office:value="12213.8633790414" calcext:value-type="float">
            <text:p>12213.8633790414</text:p>
          </table:table-cell>
          <table:table-cell table:number-columns-repeated="7"/>
          <table:table-cell office:value-type="float" office:value="19477.2344013491" calcext:value-type="float">
            <text:p>19477.2344013491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4997.17005402624" calcext:value-type="float">
            <text:p>4997.17005402624</text:p>
          </table:table-cell>
          <table:table-cell table:number-columns-repeated="3"/>
          <table:table-cell office:value-type="float" office:value="6256.99910451882" calcext:value-type="float">
            <text:p>6256.99910451882</text:p>
          </table:table-cell>
          <table:table-cell table:number-columns-repeated="2"/>
          <table:table-cell office:value-type="float" office:value="7482.8375148497" calcext:value-type="float">
            <text:p>7482.8375148497</text:p>
          </table:table-cell>
          <table:table-cell table:number-columns-repeated="4"/>
          <table:table-cell office:value-type="float" office:value="9992.49171719737" calcext:value-type="float">
            <text:p>9992.49171719737</text:p>
          </table:table-cell>
          <table:table-cell table:number-columns-repeated="3"/>
          <table:table-cell office:value-type="float" office:value="12543.9677946912" calcext:value-type="float">
            <text:p>12543.9677946912</text:p>
          </table:table-cell>
          <table:table-cell table:number-columns-repeated="7"/>
          <table:table-cell office:value-type="float" office:value="20003.3726812816" calcext:value-type="float">
            <text:p>20003.3726812816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128.89117571392" calcext:value-type="float">
            <text:p>5128.89117571392</text:p>
          </table:table-cell>
          <table:table-cell table:number-columns-repeated="3"/>
          <table:table-cell office:value-type="float" office:value="6424.41195168468" calcext:value-type="float">
            <text:p>6424.41195168468</text:p>
          </table:table-cell>
          <table:table-cell table:number-columns-repeated="2"/>
          <table:table-cell office:value-type="float" office:value="7676.9915022967" calcext:value-type="float">
            <text:p>7676.9915022967</text:p>
          </table:table-cell>
          <table:table-cell table:number-columns-repeated="4"/>
          <table:table-cell office:value-type="float" office:value="10255.512891131" calcext:value-type="float">
            <text:p>10255.512891131</text:p>
          </table:table-cell>
          <table:table-cell table:number-columns-repeated="3"/>
          <table:table-cell office:value-type="float" office:value="12873.6925127969" calcext:value-type="float">
            <text:p>12873.6925127969</text:p>
          </table:table-cell>
          <table:table-cell table:number-columns-repeated="7"/>
          <table:table-cell office:value-type="float" office:value="20509.2748735245" calcext:value-type="float">
            <text:p>20509.2748735245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264.72858245434" calcext:value-type="float">
            <text:p>5264.72858245434</text:p>
          </table:table-cell>
          <table:table-cell table:number-columns-repeated="3"/>
          <table:table-cell office:value-type="float" office:value="6587.15829624921" calcext:value-type="float">
            <text:p>6587.15829624921</text:p>
          </table:table-cell>
          <table:table-cell table:number-columns-repeated="2"/>
          <table:table-cell office:value-type="float" office:value="7873.81063136973" calcext:value-type="float">
            <text:p>7873.81063136973</text:p>
          </table:table-cell>
          <table:table-cell table:number-columns-repeated="4"/>
          <table:table-cell office:value-type="float" office:value="10526.2452909167" calcext:value-type="float">
            <text:p>10526.2452909167</text:p>
          </table:table-cell>
          <table:table-cell table:number-columns-repeated="3"/>
          <table:table-cell office:value-type="float" office:value="13205.5458613025" calcext:value-type="float">
            <text:p>13205.5458613025</text:p>
          </table:table-cell>
          <table:table-cell table:number-columns-repeated="7"/>
          <table:table-cell office:value-type="float" office:value="21055.6492411467" calcext:value-type="float">
            <text:p>21055.6492411467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390.2752765629" calcext:value-type="float">
            <text:p>5390.2752765629</text:p>
          </table:table-cell>
          <table:table-cell table:number-columns-repeated="3"/>
          <table:table-cell office:value-type="float" office:value="6756.04524316554" calcext:value-type="float">
            <text:p>6756.04524316554</text:p>
          </table:table-cell>
          <table:table-cell table:number-columns-repeated="2"/>
          <table:table-cell office:value-type="float" office:value="8069.06989929093" calcext:value-type="float">
            <text:p>8069.06989929093</text:p>
          </table:table-cell>
          <table:table-cell table:number-columns-repeated="4"/>
          <table:table-cell office:value-type="float" office:value="10789.4516534115" calcext:value-type="float">
            <text:p>10789.4516534115</text:p>
          </table:table-cell>
          <table:table-cell table:number-columns-repeated="3"/>
          <table:table-cell office:value-type="float" office:value="13536.6267782662" calcext:value-type="float">
            <text:p>13536.6267782662</text:p>
          </table:table-cell>
          <table:table-cell table:number-columns-repeated="7"/>
          <table:table-cell office:value-type="float" office:value="21581.7875210793" calcext:value-type="float">
            <text:p>21581.7875210793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526.11268330332" calcext:value-type="float">
            <text:p>5526.11268330332</text:p>
          </table:table-cell>
          <table:table-cell table:number-columns-repeated="3"/>
          <table:table-cell office:value-type="float" office:value="6918.17300065302" calcext:value-type="float">
            <text:p>6918.17300065302</text:p>
          </table:table-cell>
          <table:table-cell table:number-columns-repeated="2"/>
          <table:table-cell office:value-type="float" office:value="8269.63251152366" calcext:value-type="float">
            <text:p>8269.63251152366</text:p>
          </table:table-cell>
          <table:table-cell table:number-columns-repeated="4"/>
          <table:table-cell office:value-type="float" office:value="11052.6580159062" calcext:value-type="float">
            <text:p>11052.6580159062</text:p>
          </table:table-cell>
          <table:table-cell table:number-columns-repeated="3"/>
          <table:table-cell office:value-type="float" office:value="13866.0912563255" calcext:value-type="float">
            <text:p>13866.0912563255</text:p>
          </table:table-cell>
          <table:table-cell table:number-columns-repeated="7"/>
          <table:table-cell office:value-type="float" office:value="22085.8607143681" calcext:value-type="float">
            <text:p>22085.8607143681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653.67685714257" calcext:value-type="float">
            <text:p>5653.67685714257</text:p>
          </table:table-cell>
          <table:table-cell table:number-columns-repeated="3"/>
          <table:table-cell office:value-type="float" office:value="7081.15350625801" calcext:value-type="float">
            <text:p>7081.15350625801</text:p>
          </table:table-cell>
          <table:table-cell table:number-columns-repeated="2"/>
          <table:table-cell office:value-type="float" office:value="8465.42956504175" calcext:value-type="float">
            <text:p>8465.42956504175</text:p>
          </table:table-cell>
          <table:table-cell table:number-columns-repeated="4"/>
          <table:table-cell office:value-type="float" office:value="11315.864378401" calcext:value-type="float">
            <text:p>11315.864378401</text:p>
          </table:table-cell>
          <table:table-cell table:number-columns-repeated="3"/>
          <table:table-cell office:value-type="float" office:value="14194.48987294" calcext:value-type="float">
            <text:p>14194.48987294</text:p>
          </table:table-cell>
          <table:table-cell table:number-columns-repeated="7"/>
          <table:table-cell office:value-type="float" office:value="22634.0640809444" calcext:value-type="float">
            <text:p>22634.0640809444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789.55492667867" calcext:value-type="float">
            <text:p>5789.55492667867</text:p>
          </table:table-cell>
          <table:table-cell table:number-columns-repeated="3"/>
          <table:table-cell office:value-type="float" office:value="7246.838847289" calcext:value-type="float">
            <text:p>7246.838847289</text:p>
          </table:table-cell>
          <table:table-cell table:number-columns-repeated="2"/>
          <table:table-cell office:value-type="float" office:value="8663.23094749937" calcext:value-type="float">
            <text:p>8663.23094749937</text:p>
          </table:table-cell>
          <table:table-cell table:number-columns-repeated="4"/>
          <table:table-cell office:value-type="float" office:value="11579.0707408958" calcext:value-type="float">
            <text:p>11579.0707408958</text:p>
          </table:table-cell>
          <table:table-cell table:number-columns-repeated="3"/>
          <table:table-cell office:value-type="float" office:value="14524.5942885898" calcext:value-type="float">
            <text:p>14524.5942885898</text:p>
          </table:table-cell>
          <table:table-cell table:number-columns-repeated="7"/>
          <table:table-cell office:value-type="float" office:value="23160.2023608769" calcext:value-type="float">
            <text:p>23160.2023608769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5921.05086058081" calcext:value-type="float">
            <text:p>5921.05086058081</text:p>
          </table:table-cell>
          <table:table-cell table:number-columns-repeated="3"/>
          <table:table-cell office:value-type="float" office:value="7408.06233519936" calcext:value-type="float">
            <text:p>7408.06233519936</text:p>
          </table:table-cell>
          <table:table-cell table:number-columns-repeated="2"/>
          <table:table-cell office:value-type="float" office:value="8860.32054806107" calcext:value-type="float">
            <text:p>8860.32054806107</text:p>
          </table:table-cell>
          <table:table-cell table:number-columns-repeated="4"/>
          <table:table-cell office:value-type="float" office:value="11842.2771033905" calcext:value-type="float">
            <text:p>11842.2771033905</text:p>
          </table:table-cell>
          <table:table-cell table:number-columns-repeated="3"/>
          <table:table-cell office:value-type="float" office:value="14855.9320946475" calcext:value-type="float">
            <text:p>14855.9320946475</text:p>
          </table:table-cell>
          <table:table-cell table:number-columns-repeated="7"/>
          <table:table-cell office:value-type="float" office:value="23682.9840428005" calcext:value-type="float">
            <text:p>23682.9840428005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6048.88088500129" calcext:value-type="float">
            <text:p>6048.88088500129</text:p>
          </table:table-cell>
          <table:table-cell table:number-columns-repeated="3"/>
          <table:table-cell office:value-type="float" office:value="7579.62875850361" calcext:value-type="float">
            <text:p>7579.62875850361</text:p>
          </table:table-cell>
          <table:table-cell table:number-columns-repeated="2"/>
          <table:table-cell office:value-type="float" office:value="9057.04581624871" calcext:value-type="float">
            <text:p>9057.04581624871</text:p>
          </table:table-cell>
          <table:table-cell table:number-columns-repeated="4"/>
          <table:table-cell office:value-type="float" office:value="12105.4834658853" calcext:value-type="float">
            <text:p>12105.4834658853</text:p>
          </table:table-cell>
          <table:table-cell table:number-columns-repeated="3"/>
          <table:table-cell office:value-type="float" office:value="15184.1016832315" calcext:value-type="float">
            <text:p>15184.1016832315</text:p>
          </table:table-cell>
          <table:table-cell table:number-columns-repeated="27"/>
        </table:table-row>
        <table:table-row table:style-name="ro1">
          <table:table-cell table:number-columns-repeated="14"/>
          <table:table-cell office:value-type="float" office:value="6180.60200668896" calcext:value-type="float">
            <text:p>6180.60200668896</text:p>
          </table:table-cell>
          <table:table-cell table:number-columns-repeated="3"/>
          <table:table-cell office:value-type="float" office:value="7739.38460922236" calcext:value-type="float">
            <text:p>7739.38460922236</text:p>
          </table:table-cell>
          <table:table-cell table:number-columns-repeated="2"/>
          <table:table-cell office:value-type="float" office:value="9250.41674887382" calcext:value-type="float">
            <text:p>9250.41674887382</text:p>
          </table:table-cell>
          <table:table-cell table:number-columns-repeated="4"/>
          <table:table-cell office:value-type="float" office:value="12368.6898283801" calcext:value-type="float">
            <text:p>12368.6898283801</text:p>
          </table:table-cell>
          <table:table-cell table:number-columns-repeated="3"/>
          <table:table-cell office:value-type="float" office:value="15514.4423958589" calcext:value-type="float">
            <text:p>15514.4423958589</text:p>
          </table:table-cell>
          <table:table-cell table:number-columns-repeated="27"/>
        </table:table-row>
        <table:table-row table:style-name="ro1">
          <table:table-cell table:number-columns-repeated="14"/>
          <table:table-cell office:value-type="float" office:value="6312.32312837664" calcext:value-type="float">
            <text:p>6312.32312837664</text:p>
          </table:table-cell>
          <table:table-cell table:number-columns-repeated="3"/>
          <table:table-cell office:value-type="float" office:value="7907.44394223705" calcext:value-type="float">
            <text:p>7907.44394223705</text:p>
          </table:table-cell>
          <table:table-cell table:number-columns-repeated="2"/>
          <table:table-cell office:value-type="float" office:value="9446.94887300715" calcext:value-type="float">
            <text:p>9446.94887300715</text:p>
          </table:table-cell>
          <table:table-cell table:number-columns-repeated="4"/>
          <table:table-cell office:value-type="float" office:value="12631.8961908748" calcext:value-type="float">
            <text:p>12631.8961908748</text:p>
          </table:table-cell>
          <table:table-cell table:number-columns-repeated="3"/>
          <table:table-cell office:value-type="float" office:value="15847.0247829916" calcext:value-type="float">
            <text:p>15847.0247829916</text:p>
          </table:table-cell>
          <table:table-cell table:number-columns-repeated="27"/>
        </table:table-row>
        <table:table-row table:style-name="ro1">
          <table:table-cell table:number-columns-repeated="14"/>
          <table:table-cell office:value-type="float" office:value="6448.16053511706" calcext:value-type="float">
            <text:p>6448.16053511706</text:p>
          </table:table-cell>
          <table:table-cell table:number-columns-repeated="3"/>
          <table:table-cell office:value-type="float" office:value="8071.24186262184" calcext:value-type="float">
            <text:p>8071.24186262184</text:p>
          </table:table-cell>
          <table:table-cell table:number-columns-repeated="2"/>
          <table:table-cell office:value-type="float" office:value="9647.9045967776" calcext:value-type="float">
            <text:p>9647.9045967776</text:p>
          </table:table-cell>
          <table:table-cell table:number-columns-repeated="4"/>
          <table:table-cell office:value-type="float" office:value="12895.1025533696" calcext:value-type="float">
            <text:p>12895.1025533696</text:p>
          </table:table-cell>
          <table:table-cell table:number-columns-repeated="3"/>
          <table:table-cell office:value-type="float" office:value="16173.1035350359" calcext:value-type="float">
            <text:p>16173.1035350359</text:p>
          </table:table-cell>
          <table:table-cell table:number-columns-repeated="27"/>
        </table:table-row>
        <table:table-row table:style-name="ro1">
          <table:table-cell table:number-columns-repeated="14"/>
          <table:table-cell office:value-type="float" office:value="6580.55462194126" calcext:value-type="float">
            <text:p>6580.55462194126</text:p>
          </table:table-cell>
          <table:table-cell table:number-columns-repeated="3"/>
          <table:table-cell office:value-type="float" office:value="8236.02401136997" calcext:value-type="float">
            <text:p>8236.02401136997</text:p>
          </table:table-cell>
          <table:table-cell table:number-columns-repeated="2"/>
          <table:table-cell office:value-type="float" office:value="9842.77075316108" calcext:value-type="float">
            <text:p>9842.77075316108</text:p>
          </table:table-cell>
          <table:table-cell table:number-columns-repeated="4"/>
          <table:table-cell office:value-type="float" office:value="13158.3089158644" calcext:value-type="float">
            <text:p>13158.3089158644</text:p>
          </table:table-cell>
          <table:table-cell table:number-columns-repeated="3"/>
          <table:table-cell office:value-type="float" office:value="16503.2079506856" calcext:value-type="float">
            <text:p>16503.2079506856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0:52:43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33:14.780000000</meta:creation-date>
    <dc:date>2018-04-15T23:18:52.840000000</dc:date>
    <meta:editing-duration>PT2H32M7S</meta:editing-duration>
    <meta:editing-cycles>13</meta:editing-cycles>
    <meta:generator>LibreOffice/5.2.4.2$Windows_x86 LibreOffice_project/3d5603e1122f0f102b62521720ab13a38a4e0eb0</meta:generator>
    <meta:document-statistic meta:table-count="3" meta:cell-count="3717" meta:object-count="0"/>
  </office:meta>
</office:document-meta>
</file>